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co2" style:family="table-column">
      <style:table-column-properties fo:break-before="auto" style:column-width="1.404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06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font-name="Verdana" fo:font-size="10pt" style:font-size-asian="10pt" style:font-size-complex="10pt"/>
    </style:style>
    <style:style style:name="ce3" style:family="table-cell" style:parent-style-name="Default">
      <style:text-properties style:font-name="Verdana" fo:font-size="10pt" style:font-size-asian="10pt" style:font-size-complex="10pt"/>
    </style:style>
    <style:style style:name="ce4" style:family="table-cell" style:parent-style-name="Default">
      <style:text-properties fo:color="#000000" style:font-name="Verdan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Verdana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Verdana" fo:font-size="10pt" style:font-size-asian="10pt" style:font-size-complex="10pt"/>
    </style:style>
    <style:style style:name="ce9" style:family="table-cell" style:parent-style-name="Date">
      <style:text-properties style:font-name="Verdana" fo:font-size="10pt" fo:font-weight="bold" style:font-size-asian="10pt" style:font-weight-asian="bold" style:font-size-complex="10pt" style:font-weight-complex="bold"/>
    </style:style>
    <style:style style:name="ce10" style:family="table-cell" style:parent-style-name="Date">
      <style:text-properties style:use-window-font-color="true" style:font-name="Verdana" fo:font-size="10pt" style:font-size-asian="10pt" style:font-size-complex="10pt"/>
    </style:style>
    <style:style style:name="ce11" style:family="table-cell" style:parent-style-name="Date">
      <style:text-properties style:font-name="Verdana" fo:font-size="10pt" style:font-size-asian="10pt" style:font-size-complex="10pt"/>
    </style:style>
    <style:style style:name="ce12" style:family="table-cell" style:parent-style-name="Date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13" style:family="table-cell" style:parent-style-name="Date">
      <style:text-properties fo:color="#000000" style:font-name="Verdana" fo:font-size="10pt" style:font-size-asian="10pt" style:font-size-complex="10pt"/>
    </style:style>
    <style:style style:name="ce14" style:family="table-cell" style:parent-style-name="Date">
      <style:text-properties fo:color="#00ff00" style:font-name="Verdana" fo:font-size="10pt" style:font-size-asian="10pt" style:font-size-complex="10pt"/>
    </style:style>
    <style:style style:name="ce15" style:family="table-cell" style:parent-style-name="Default">
      <style:text-properties fo:color="#666666" style:font-name="Verdan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color="#666666" style:font-name="Verdana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18" style:family="table-cell" style:parent-style-name="Default">
      <style:text-properties fo:color="#ff0000" style:font-name="Verdana" fo:font-size="10pt" style:font-size-asian="10pt" style:font-size-complex="10pt"/>
    </style:style>
    <style:style style:name="ce19" style:family="table-cell" style:parent-style-name="Default">
      <style:text-properties fo:color="#00ff00" style:font-name="Verdana" fo:font-size="10pt" style:font-size-asian="10pt" style:font-size-complex="10pt"/>
    </style:style>
    <style:style style:name="ce20" style:family="table-cell" style:parent-style-name="Integer">
      <style:text-properties style:font-name="Verdana" fo:font-size="10pt" fo:font-weight="bold" style:font-size-asian="10pt" style:font-weight-asian="bold" style:font-size-complex="10pt" style:font-weight-complex="bold"/>
    </style:style>
    <style:style style:name="ce21" style:family="table-cell" style:parent-style-name="Integer">
      <style:text-properties style:use-window-font-color="true" style:font-name="Verdana" fo:font-size="10pt" style:font-size-asian="10pt" style:font-size-complex="10pt"/>
    </style:style>
    <style:style style:name="ce22" style:family="table-cell" style:parent-style-name="Integer">
      <style:text-properties style:font-name="Verdana" fo:font-size="10pt" style:font-size-asian="10pt" style:font-size-complex="10pt"/>
    </style:style>
    <style:style style:name="ce23" style:family="table-cell" style:parent-style-name="Integer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24" style:family="table-cell" style:parent-style-name="Integer">
      <style:text-properties fo:color="#000000" style:font-name="Verdana" fo:font-size="10pt" style:font-size-asian="10pt" style:font-size-complex="10pt"/>
    </style:style>
    <style:style style:name="ce25" style:family="table-cell" style:parent-style-name="Integer">
      <style:text-properties fo:color="#00ff00" style:font-name="Verdana" fo:font-size="10pt" style:font-size-asian="10pt" style:font-size-complex="10pt"/>
    </style:style>
    <style:style style:name="ce26" style:family="table-cell" style:parent-style-name="TwoDecimal">
      <style:text-properties style:font-name="Verdana" fo:font-size="10pt" fo:font-weight="bold" style:font-size-asian="10pt" style:font-weight-asian="bold" style:font-size-complex="10pt" style:font-weight-complex="bold"/>
    </style:style>
    <style:style style:name="ce27" style:family="table-cell" style:parent-style-name="TwoDecimal">
      <style:text-properties style:use-window-font-color="true" style:font-name="Verdana" fo:font-size="10pt" style:font-size-asian="10pt" style:font-size-complex="10pt"/>
    </style:style>
    <style:style style:name="ce28" style:family="table-cell" style:parent-style-name="TwoDecimal">
      <style:text-properties style:font-name="Verdana" fo:font-size="10pt" style:font-size-asian="10pt" style:font-size-complex="10pt"/>
    </style:style>
    <style:style style:name="ce29" style:family="table-cell" style:parent-style-name="Decimal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30" style:family="table-cell" style:parent-style-name="TwoDecimal">
      <style:text-properties fo:color="#000000" style:font-name="Verdana" fo:font-size="10pt" style:font-size-asian="10pt" style:font-size-complex="10pt"/>
    </style:style>
    <style:style style:name="ce31" style:family="table-cell" style:parent-style-name="TwoDecimal">
      <style:text-properties fo:color="#00ff00" style:font-name="Verdana" fo:font-size="10pt" style:font-size-asian="10pt" style:font-size-complex="10pt"/>
    </style:style>
    <style:style style:name="ce32" style:family="table-cell" style:parent-style-name="TwoDecimal">
      <style:text-properties style:use-window-font-color="true" style:font-name="Verdana" fo:font-size="10pt" style:font-name-asian="Tahoma" style:font-size-asian="10pt" style:font-name-complex="Tahoma" style:font-size-complex="10pt"/>
    </style:style>
    <style:style style:name="ce33" style:family="table-cell" style:parent-style-name="TwoDecimal">
      <style:text-properties fo:color="#ff8080" style:font-name="Verdana" fo:font-size="10pt" style:font-name-asian="Tahoma" style:font-size-asian="10pt" style:font-name-complex="Tahoma" style:font-size-complex="10pt"/>
    </style:style>
    <style:style style:name="ce34" style:family="table-cell" style:parent-style-name="TwoDecimal">
      <style:text-properties fo:color="#000000" style:font-name="Verdana" fo:font-size="10pt" style:font-name-asian="Tahoma" style:font-size-asian="10pt" style:font-name-complex="Tahoma" style:font-size-complex="10pt"/>
    </style:style>
    <style:style style:name="ce35" style:family="table-cell" style:parent-style-name="Default">
      <style:text-properties fo:color="#b3b300" style:font-name="Verdana" fo:font-size="10pt" style:font-size-asian="10pt" style:font-size-complex="10pt"/>
    </style:style>
    <style:style style:name="ce36" style:family="table-cell" style:parent-style-name="Default">
      <style:text-properties fo:color="#ff8080" style:font-name="Verdana" fo:font-size="10pt" style:font-size-asian="10pt" style:font-size-complex="10pt"/>
    </style:style>
    <style:style style:name="ce37" style:family="table-cell" style:parent-style-name="Default">
      <style:text-properties fo:color="#ffff00" style:font-name="Verdana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5" table:default-cell-style-name="ce3"/>
        <table:table-column table:style-name="co6" table:number-columns-repeated="5" table:default-cell-style-name="ce3"/>
        <table:table-column table:style-name="co3" table:default-cell-style-name="ce3"/>
        <table:table-column table:style-name="co8" table:default-cell-style-name="ce3"/>
        <table:table-column table:style-name="co6" table:default-cell-style-name="ce22"/>
        <table:table-column table:style-name="co9" table:number-columns-repeated="1007" table:default-cell-style-name="ce3"/>
        <table:table-row table:style-name="ro1">
          <table:table-cell table:style-name="ce1" office:value-type="string">
            <text:p>No.</text:p>
          </table:table-cell>
          <table:table-cell table:style-name="ce5" office:value-type="string">
            <text:p>L/ST?</text:p>
          </table:table-cell>
          <table:table-cell table:style-name="ce9" office:value-type="string">
            <text:p>Date</text:p>
          </table:table-cell>
          <table:table-cell table:style-name="ce15" office:value-type="string">
            <text:p>###</text:p>
          </table:table-cell>
          <table:table-cell table:style-name="ce1" office:value-type="string">
            <text:p>scrip</text:p>
          </table:table-cell>
          <table:table-cell table:style-name="ce20" office:value-type="string">
            <text:p>B/S</text:p>
          </table:table-cell>
          <table:table-cell table:style-name="ce20" office:value-type="string">
            <text:p>ID=0</text:p>
          </table:table-cell>
          <table:table-cell table:style-name="ce20" office:value-type="string">
            <text:p>Buy=1</text:p>
          </table:table-cell>
          <table:table-cell table:style-name="ce26" office:value-type="string">
            <text:p>Gross</text:p>
          </table:table-cell>
          <table:table-cell table:style-name="ce26" office:value-type="string">
            <text:p>brk</text:p>
          </table:table-cell>
          <table:table-cell table:style-name="ce26" office:value-type="string">
            <text:p>_st+ec</text:p>
          </table:table-cell>
          <table:table-cell table:style-name="ce26" office:value-type="string">
            <text:p>_sd</text:p>
          </table:table-cell>
          <table:table-cell table:style-name="ce26" office:value-type="string">
            <text:p>el</text:p>
          </table:table-cell>
          <table:table-cell table:style-name="ce26" office:value-type="string">
            <text:p>_stt</text:p>
          </table:table-cell>
          <table:table-cell table:style-name="ce26" office:value-type="string">
            <text:p>Total</text:p>
          </table:table-cell>
          <table:table-cell table:style-name="ce26" office:value-type="string">
            <text:p>CumAvg</text:p>
          </table:table-cell>
          <table:table-cell table:style-name="ce20" office:value-type="string">
            <text:p>.....</text:p>
          </table:table-cell>
          <table:table-cell table:style-name="ce35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103.75">
            <text:p>5,103.75 </text:p>
          </table:table-cell>
          <table:table-cell table:style-name="ce27" office:value-type="float" office:value="15.25">
            <text:p>15.25 </text:p>
          </table:table-cell>
          <table:table-cell table:style-name="ce27" office:value-type="float" office:value="1.58">
            <text:p>1.58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6.37">
            <text:p>6.37 </text:p>
          </table:table-cell>
          <table:table-cell table:style-name="ce32" table:formula="of:=IF(([.F2]*[.G2]&gt;0);-([.I2]+[.J2]+[.K2]+[.L2]+[.M2]+[.N2]);([.I2]-[.J2]-[.K2]-[.L2]-[.M2]-[.N2]))" office:value-type="float" office:value="-5127.57">
            <text:p>-5,127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3">
            <text:p>13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445">
            <text:p>3,445.00 </text:p>
          </table:table-cell>
          <table:table-cell table:style-name="ce27" office:value-type="float" office:value="10.5">
            <text:p>10.50 </text:p>
          </table:table-cell>
          <table:table-cell table:style-name="ce27" office:value-type="float" office:value="1.08">
            <text:p>1.08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41">
            <text:p>4.41 </text:p>
          </table:table-cell>
          <table:table-cell table:style-name="ce32" table:formula="of:=IF(([.F3]*[.G3]&gt;0);-([.I3]+[.J3]+[.K3]+[.L3]+[.M3]+[.N3]);([.I3]-[.J3]-[.K3]-[.L3]-[.M3]-[.N3]))" office:value-type="float" office:value="-3461.42">
            <text:p>-3,461.4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5">
            <text:p>15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028.75">
            <text:p>5,028.75 </text:p>
          </table:table-cell>
          <table:table-cell table:style-name="ce27" office:value-type="float" office:value="15">
            <text:p>15.00 </text:p>
          </table:table-cell>
          <table:table-cell table:style-name="ce27" office:value-type="float" office:value="1.54">
            <text:p>1.54 </text:p>
          </table:table-cell>
          <table:table-cell table:style-name="ce27" office:value-type="float" office:value="0.5">
            <text:p>0.50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6.4">
            <text:p>6.40 </text:p>
          </table:table-cell>
          <table:table-cell table:style-name="ce32" table:formula="of:=IF(([.F4]*[.G4]&gt;0);-([.I4]+[.J4]+[.K4]+[.L4]+[.M4]+[.N4]);([.I4]-[.J4]-[.K4]-[.L4]-[.M4]-[.N4]))" office:value-type="float" office:value="-5052.33">
            <text:p>-5,052.3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6">
            <text:p>16/12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5.75">
            <text:p>975.75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5">
            <text:p>1.15 </text:p>
          </table:table-cell>
          <table:table-cell table:style-name="ce32" table:formula="of:=IF(([.F5]*[.G5]&gt;0);-([.I5]+[.J5]+[.K5]+[.L5]+[.M5]+[.N5]);([.I5]-[.J5]-[.K5]-[.L5]-[.M5]-[.N5]))" office:value-type="float" office:value="-980.34">
            <text:p>-980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0">
            <text:p>20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49.5">
            <text:p>649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8">
            <text:p>0.78 </text:p>
          </table:table-cell>
          <table:table-cell table:style-name="ce32" table:formula="of:=IF(([.F6]*[.G6]&gt;0);-([.I6]+[.J6]+[.K6]+[.L6]+[.M6]+[.N6]);([.I6]-[.J6]-[.K6]-[.L6]-[.M6]-[.N6]))" office:value-type="float" office:value="-652.46">
            <text:p>-652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3">
            <text:p>23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40.5">
            <text:p>64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82">
            <text:p>0.82 </text:p>
          </table:table-cell>
          <table:table-cell table:style-name="ce32" table:formula="of:=IF(([.F7]*[.G7]&gt;0);-([.I7]+[.J7]+[.K7]+[.L7]+[.M7]+[.N7]);([.I7]-[.J7]-[.K7]-[.L7]-[.M7]-[.N7]))" office:value-type="float" office:value="-643.49">
            <text:p>-643.4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4">
            <text:p>24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30.5">
            <text:p>63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9">
            <text:p>0.79 </text:p>
          </table:table-cell>
          <table:table-cell table:style-name="ce32" table:formula="of:=IF(([.F8]*[.G8]&gt;0);-([.I8]+[.J8]+[.K8]+[.L8]+[.M8]+[.N8]);([.I8]-[.J8]-[.K8]-[.L8]-[.M8]-[.N8]))" office:value-type="float" office:value="-633.47">
            <text:p>-633.4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7">
            <text:p>27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20.5">
            <text:p>62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8">
            <text:p>0.78 </text:p>
          </table:table-cell>
          <table:table-cell table:style-name="ce32" table:formula="of:=IF(([.F9]*[.G9]&gt;0);-([.I9]+[.J9]+[.K9]+[.L9]+[.M9]+[.N9]);([.I9]-[.J9]-[.K9]-[.L9]-[.M9]-[.N9]))" office:value-type="float" office:value="-623.46">
            <text:p>-623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30">
            <text:p>30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20.5">
            <text:p>62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9">
            <text:p>0.79 </text:p>
          </table:table-cell>
          <table:table-cell table:style-name="ce32" table:formula="of:=IF(([.F10]*[.G10]&gt;0);-([.I10]+[.J10]+[.K10]+[.L10]+[.M10]+[.N10]);([.I10]-[.J10]-[.K10]-[.L10]-[.M10]-[.N10]))" office:value-type="float" office:value="-623.47">
            <text:p>-623.4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5">
            <text:p>05/0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59.5">
            <text:p>659.50 </text:p>
          </table:table-cell>
          <table:table-cell table:style-name="ce27" office:value-type="float" office:value="2">
            <text:p>2.00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7">
            <text:p>0.77 </text:p>
          </table:table-cell>
          <table:table-cell table:style-name="ce32" table:formula="of:=IF(([.F11]*[.G11]&gt;0);-([.I11]+[.J11]+[.K11]+[.L11]+[.M11]+[.N11]);([.I11]-[.J11]-[.K11]-[.L11]-[.M11]-[.N11]))" office:value-type="float" office:value="-662.57">
            <text:p>-662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7">
            <text:p>07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20.5">
            <text:p>62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7">
            <text:p>0.77 </text:p>
          </table:table-cell>
          <table:table-cell table:style-name="ce32" table:formula="of:=IF(([.F12]*[.G12]&gt;0);-([.I12]+[.J12]+[.K12]+[.L12]+[.M12]+[.N12]);([.I12]-[.J12]-[.K12]-[.L12]-[.M12]-[.N12]))" office:value-type="float" office:value="-623.45">
            <text:p>-623.4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5.75">
            <text:p>915.75 </text:p>
          </table:table-cell>
          <table:table-cell table:style-name="ce27" office:value-type="float" office:value="2.75">
            <text:p>2.75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7">
            <text:p>1.17 </text:p>
          </table:table-cell>
          <table:table-cell table:style-name="ce32" table:formula="of:=IF(([.F13]*[.G13]&gt;0);-([.I13]+[.J13]+[.K13]+[.L13]+[.M13]+[.N13]);([.I13]-[.J13]-[.K13]-[.L13]-[.M13]-[.N13]))" office:value-type="float" office:value="-920.07">
            <text:p>-920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1">
            <text:p>11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1">
            <text:p>1,191.0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14]*[.G14]&gt;0);-([.I14]+[.J14]+[.K14]+[.L14]+[.M14]+[.N14]);([.I14]-[.J14]-[.K14]-[.L14]-[.M14]-[.N14]))" office:value-type="float" office:value="-1196.63">
            <text:p>-1,196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90">
            <text:p>590.00 </text:p>
          </table:table-cell>
          <table:table-cell table:style-name="ce27" office:value-type="float" office:value="1.8">
            <text:p>1.8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3">
            <text:p>0.73 </text:p>
          </table:table-cell>
          <table:table-cell table:style-name="ce32" table:formula="of:=IF(([.F15]*[.G15]&gt;0);-([.I15]+[.J15]+[.K15]+[.L15]+[.M15]+[.N15]);([.I15]-[.J15]-[.K15]-[.L15]-[.M15]-[.N15]))" office:value-type="float" office:value="-592.79">
            <text:p>-592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8">
            <text:p>18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76">
            <text:p>576.00 </text:p>
          </table:table-cell>
          <table:table-cell table:style-name="ce27" office:value-type="float" office:value="1.7">
            <text:p>1.70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">
            <text:p>0.70 </text:p>
          </table:table-cell>
          <table:table-cell table:style-name="ce32" table:formula="of:=IF(([.F16]*[.G16]&gt;0);-([.I16]+[.J16]+[.K16]+[.L16]+[.M16]+[.N16]);([.I16]-[.J16]-[.K16]-[.L16]-[.M16]-[.N16]))" office:value-type="float" office:value="-578.65">
            <text:p>-578.65 </text:p>
          </table:table-cell>
          <table:table-cell/>
          <table:table-cell table:style-name="ce3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7">
            <text:p>27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42">
            <text:p>2,342.0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83">
            <text:p>2.83 </text:p>
          </table:table-cell>
          <table:table-cell table:style-name="ce32" table:formula="of:=IF(([.F17]*[.G17]&gt;0);-([.I17]+[.J17]+[.K17]+[.L17]+[.M17]+[.N17]);([.I17]-[.J17]-[.K17]-[.L17]-[.M17]-[.N17]))" office:value-type="float" office:value="-2352.83">
            <text:p>-2,352.83 </text:p>
          </table:table-cell>
          <table:table-cell/>
          <table:table-cell table:style-name="ce3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60">
            <text:p>6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243">
            <text:p>3,243.00 </text:p>
          </table:table-cell>
          <table:table-cell table:style-name="ce27" office:value-type="float" office:value="9.8">
            <text:p>9.80 </text:p>
          </table:table-cell>
          <table:table-cell table:style-name="ce27" office:value-type="float" office:value="1.02">
            <text:p>1.0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09">
            <text:p>4.09 </text:p>
          </table:table-cell>
          <table:table-cell table:style-name="ce32" table:formula="of:=IF(([.F18]*[.G18]&gt;0);-([.I18]+[.J18]+[.K18]+[.L18]+[.M18]+[.N18]);([.I18]-[.J18]-[.K18]-[.L18]-[.M18]-[.N18]))" office:value-type="float" office:value="-3258.31">
            <text:p>-3,258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3">
            <text:p>03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85.5">
            <text:p>1,085.5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19]*[.G19]&gt;0);-([.I19]+[.J19]+[.K19]+[.L19]+[.M19]+[.N19]);([.I19]-[.J19]-[.K19]-[.L19]-[.M19]-[.N19]))" office:value-type="float" office:value="-1090.6">
            <text:p>-1,090.6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4">
            <text:p>04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62">
            <text:p>1,062.0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20]*[.G20]&gt;0);-([.I20]+[.J20]+[.K20]+[.L20]+[.M20]+[.N20]);([.I20]-[.J20]-[.K20]-[.L20]-[.M20]-[.N20]))" office:value-type="float" office:value="-1067.63">
            <text:p>-1,067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1">
            <text:p>1,041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2">
            <text:p>1.32 </text:p>
          </table:table-cell>
          <table:table-cell table:style-name="ce32" table:formula="of:=IF(([.F21]*[.G21]&gt;0);-([.I21]+[.J21]+[.K21]+[.L21]+[.M21]+[.N21]);([.I21]-[.J21]-[.K21]-[.L21]-[.M21]-[.N21]))" office:value-type="float" office:value="-1045.98">
            <text:p>-1,045.9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11">
            <text:p>1,011.0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1">
            <text:p>1.31 </text:p>
          </table:table-cell>
          <table:table-cell table:style-name="ce32" table:formula="of:=IF(([.F22]*[.G22]&gt;0);-([.I22]+[.J22]+[.K22]+[.L22]+[.M22]+[.N22]);([.I22]-[.J22]-[.K22]-[.L22]-[.M22]-[.N22]))" office:value-type="float" office:value="-1015.74">
            <text:p>-1,015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87">
            <text:p>487.00 </text:p>
          </table:table-cell>
          <table:table-cell table:style-name="ce27" office:value-type="float" office:value="1.5">
            <text:p>1.50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6">
            <text:p>0.60 </text:p>
          </table:table-cell>
          <table:table-cell table:style-name="ce32" table:formula="of:=IF(([.F23]*[.G23]&gt;0);-([.I23]+[.J23]+[.K23]+[.L23]+[.M23]+[.N23]);([.I23]-[.J23]-[.K23]-[.L23]-[.M23]-[.N23]))" office:value-type="float" office:value="-489.32">
            <text:p>-489.3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2">
            <text:p>22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91">
            <text:p>491.00 </text:p>
          </table:table-cell>
          <table:table-cell table:style-name="ce27" office:value-type="float" office:value="1.5">
            <text:p>1.50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9">
            <text:p>0.59 </text:p>
          </table:table-cell>
          <table:table-cell table:style-name="ce32" table:formula="of:=IF(([.F24]*[.G24]&gt;0);-([.I24]+[.J24]+[.K24]+[.L24]+[.M24]+[.N24]);([.I24]-[.J24]-[.K24]-[.L24]-[.M24]-[.N24]))" office:value-type="float" office:value="-493.31">
            <text:p>-493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9">
            <text:p>919.0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7">
            <text:p>1.17 </text:p>
          </table:table-cell>
          <table:table-cell table:style-name="ce32" table:formula="of:=IF(([.F25]*[.G25]&gt;0);-([.I25]+[.J25]+[.K25]+[.L25]+[.M25]+[.N25]);([.I25]-[.J25]-[.K25]-[.L25]-[.M25]-[.N25]))" office:value-type="float" office:value="-923.38">
            <text:p>-923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07">
            <text:p>07/03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24">
            <text:p>1,024.0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26]*[.G26]&gt;0);-([.I26]+[.J26]+[.K26]+[.L26]+[.M26]+[.N26]);([.I26]-[.J26]-[.K26]-[.L26]-[.M26]-[.N26]))" office:value-type="float" office:value="-1028.74">
            <text:p>-1,028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9">
            <text:p>09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8">
            <text:p>978.0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1">
            <text:p>1.21 </text:p>
          </table:table-cell>
          <table:table-cell table:style-name="ce32" table:formula="of:=IF(([.F27]*[.G27]&gt;0);-([.I27]+[.J27]+[.K27]+[.L27]+[.M27]+[.N27]);([.I27]-[.J27]-[.K27]-[.L27]-[.M27]-[.N27]))" office:value-type="float" office:value="-982.65">
            <text:p>-982.6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1">
            <text:p>961.0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8">
            <text:p>1.18 </text:p>
          </table:table-cell>
          <table:table-cell table:style-name="ce32" table:formula="of:=IF(([.F28]*[.G28]&gt;0);-([.I28]+[.J28]+[.K28]+[.L28]+[.M28]+[.N28]);([.I28]-[.J28]-[.K28]-[.L28]-[.M28]-[.N28]))" office:value-type="float" office:value="-965.4">
            <text:p>-965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8">
            <text:p>18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ASHOKLEY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62">
            <text:p>1,862.00 </text:p>
          </table:table-cell>
          <table:table-cell table:style-name="ce27" office:value-type="float" office:value="5.6">
            <text:p>5.60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38">
            <text:p>2.38 </text:p>
          </table:table-cell>
          <table:table-cell table:style-name="ce32" table:formula="of:=IF(([.F29]*[.G29]&gt;0);-([.I29]+[.J29]+[.K29]+[.L29]+[.M29]+[.N29]);([.I29]-[.J29]-[.K29]-[.L29]-[.M29]-[.N29]))" office:value-type="float" office:value="-1870.79">
            <text:p>-1,870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3">
            <text:p>23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">
            <text:p>1,250.00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30]*[.G30]&gt;0);-([.I30]+[.J30]+[.K30]+[.L30]+[.M30]+[.N30]);([.I30]-[.J30]-[.K30]-[.L30]-[.M30]-[.N30]))" office:value-type="float" office:value="-1255.86">
            <text:p>-1,255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47.75">
            <text:p>747.75 </text:p>
          </table:table-cell>
          <table:table-cell table:style-name="ce27" office:value-type="float" office:value="2.25">
            <text:p>2.25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4">
            <text:p>0.94 </text:p>
          </table:table-cell>
          <table:table-cell table:style-name="ce32" table:formula="of:=IF(([.F31]*[.G31]&gt;0);-([.I31]+[.J31]+[.K31]+[.L31]+[.M31]+[.N31]);([.I31]-[.J31]-[.K31]-[.L31]-[.M31]-[.N31]))" office:value-type="float" office:value="-751.26">
            <text:p>-751.2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0">
            <text:p>20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71.5">
            <text:p>2,371.5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97">
            <text:p>2.97 </text:p>
          </table:table-cell>
          <table:table-cell table:style-name="ce32" table:formula="of:=IF(([.F32]*[.G32]&gt;0);-([.I32]+[.J32]+[.K32]+[.L32]+[.M32]+[.N32]);([.I32]-[.J32]-[.K32]-[.L32]-[.M32]-[.N32]))" office:value-type="float" office:value="-2382.5">
            <text:p>-2,382.5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21">
            <text:p>921.0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4">
            <text:p>1.14 </text:p>
          </table:table-cell>
          <table:table-cell table:style-name="ce32" table:formula="of:=IF(([.F33]*[.G33]&gt;0);-([.I33]+[.J33]+[.K33]+[.L33]+[.M33]+[.N33]);([.I33]-[.J33]-[.K33]-[.L33]-[.M33]-[.N33]))" office:value-type="float" office:value="-925.35">
            <text:p>-925.3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3">
            <text:p>23/06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57.5">
            <text:p>1,157.5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34]*[.G34]&gt;0);-([.I34]+[.J34]+[.K34]+[.L34]+[.M34]+[.N34]);([.I34]-[.J34]-[.K34]-[.L34]-[.M34]-[.N34]))" office:value-type="float" office:value="-1162.95">
            <text:p>-1,162.9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8-03">
            <text:p>03/08/2011 </text:p>
          </table:table-cell>
          <table:table-cell table:style-name="ce16" office:value-type="string">
            <text:p>bonus</text:p>
          </table:table-cell>
          <table:table-cell office:value-type="string">
            <text:p>ASHOKLEY</text:p>
          </table:table-cell>
          <table:table-cell table:style-name="ce22" office:value-type="float" office:value="795">
            <text:p>795 </text:p>
          </table:table-cell>
          <table:table-cell table:style-name="ce22" office:value-type="float" office:value="1">
            <text:p>1 </text:p>
          </table:table-cell>
          <table:table-cell table:style-name="ce22" office:value-type="float" office:value="11">
            <text:p>11 </text:p>
          </table:table-cell>
          <table:table-cell table:number-columns-repeated="6" table:style-name="ce28" office:value-type="float" office:value="0">
            <text:p><text:s/>0.00 </text:p>
          </table:table-cell>
          <table:table-cell table:style-name="ce32" table:formula="of:=IF(([.F35]*[.G35]&gt;0);-([.I35]+[.J35]+[.K35]+[.L35]+[.M35]+[.N35]);([.I35]-[.J35]-[.K35]-[.L35]-[.M35]-[.N35]))" office:value-type="float" office:value="-0">
            <text:p><text:s/>0.00 </text:p>
          </table:table-cell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5">
            <text:p>1,165.0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36]*[.G36]&gt;0);-([.I36]+[.J36]+[.K36]+[.L36]+[.M36]+[.N36]);([.I36]-[.J36]-[.K36]-[.L36]-[.M36]-[.N36]))" office:value-type="float" office:value="-1170.44">
            <text:p>-1,170.4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0">
            <text:p>10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97.5">
            <text:p>2,497.5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11">
            <text:p>3.11 </text:p>
          </table:table-cell>
          <table:table-cell table:style-name="ce32" table:formula="of:=IF(([.F37]*[.G37]&gt;0);-([.I37]+[.J37]+[.K37]+[.L37]+[.M37]+[.N37]);([.I37]-[.J37]-[.K37]-[.L37]-[.M37]-[.N37]))" office:value-type="float" office:value="-2509.2">
            <text:p>-2,509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13">
            <text:p>13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ASHOKLEY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0">
            <text:p>1,230.0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38]*[.G38]&gt;0);-([.I38]+[.J38]+[.K38]+[.L38]+[.M38]+[.N38]);([.I38]-[.J38]-[.K38]-[.L38]-[.M38]-[.N38]))" office:value-type="float" office:value="-1235.57">
            <text:p>-1,235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ASHOKLEY</text:p>
          </table:table-cell>
          <table:table-cell table:style-name="ce21" office:value-type="float" office:value="100">
            <text:p>10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90">
            <text:p>2,190.0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3">
            <text:p>0.73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66">
            <text:p>2.66 </text:p>
          </table:table-cell>
          <table:table-cell table:style-name="ce32" table:formula="of:=IF(([.F39]*[.G39]&gt;0);-([.I39]+[.J39]+[.K39]+[.L39]+[.M39]+[.N39]);([.I39]-[.J39]-[.K39]-[.L39]-[.M39]-[.N39]))" office:value-type="float" office:value="-2200.68">
            <text:p>-2,200.68 </text:p>
          </table:table-cell>
          <table:table-cell table:style-name="ce27" office:value-type="float" office:value="27.8">
            <text:p>27.80 </text:p>
          </table:table-cell>
          <table:table-cell table:style-name="ce21" office:value-type="float" office:value="1890">
            <text:p>1,890 </text:p>
          </table:table-cell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office:value-type="string">
            <text:p>ASHOKLEY</text:p>
          </table:table-cell>
          <table:table-cell table:style-name="ce22" table:number-columns-repeated="3"/>
          <table:table-cell table:style-name="ce28" table:number-columns-repeated="6"/>
          <table:table-cell table:style-name="ce32"/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ASTRO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300">
            <text:p>4,300.00 </text:p>
          </table:table-cell>
          <table:table-cell table:style-name="ce27" office:value-type="float" office:value="12.92">
            <text:p>12.92 </text:p>
          </table:table-cell>
          <table:table-cell table:style-name="ce27" office:value-type="float" office:value="1.34">
            <text:p>1.34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5.37">
            <text:p>5.37 </text:p>
          </table:table-cell>
          <table:table-cell table:style-name="ce32" table:formula="of:=IF(([.F41]*[.G41]&gt;0);-([.I41]+[.J41]+[.K41]+[.L41]+[.M41]+[.N41]);([.I41]-[.J41]-[.K41]-[.L41]-[.M41]-[.N41]))" office:value-type="float" office:value="-4320.18">
            <text:p>-4,320.1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9">
            <text:p>29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77.8">
            <text:p>877.80 </text:p>
          </table:table-cell>
          <table:table-cell table:style-name="ce27" office:value-type="float" office:value="2.66">
            <text:p>2.66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6">
            <text:p>1.06 </text:p>
          </table:table-cell>
          <table:table-cell table:style-name="ce32" table:formula="of:=IF(([.F42]*[.G42]&gt;0);-([.I42]+[.J42]+[.K42]+[.L42]+[.M42]+[.N42]);([.I42]-[.J42]-[.K42]-[.L42]-[.M42]-[.N42]))" office:value-type="float" office:value="-881.91">
            <text:p>-881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30">
            <text:p>30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60.1">
            <text:p>860.10 </text:p>
          </table:table-cell>
          <table:table-cell table:style-name="ce27" office:value-type="float" office:value="2.58">
            <text:p>2.58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7">
            <text:p>1.07 </text:p>
          </table:table-cell>
          <table:table-cell table:style-name="ce32" table:formula="of:=IF(([.F43]*[.G43]&gt;0);-([.I43]+[.J43]+[.K43]+[.L43]+[.M43]+[.N43]);([.I43]-[.J43]-[.K43]-[.L43]-[.M43]-[.N43]))" office:value-type="float" office:value="-864.13">
            <text:p>-864.1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6">
            <text:p>06/0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44">
            <text:p>1,344.00 </text:p>
          </table:table-cell>
          <table:table-cell table:style-name="ce27" office:value-type="float" office:value="4.02">
            <text:p>4.02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1">
            <text:p>1.61 </text:p>
          </table:table-cell>
          <table:table-cell table:style-name="ce32" table:formula="of:=IF(([.F44]*[.G44]&gt;0);-([.I44]+[.J44]+[.K44]+[.L44]+[.M44]+[.N44]);([.I44]-[.J44]-[.K44]-[.L44]-[.M44]-[.N44]))" office:value-type="float" office:value="-1350.22">
            <text:p>-1,350.2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90.1">
            <text:p>890.10 </text:p>
          </table:table-cell>
          <table:table-cell table:style-name="ce27" office:value-type="float" office:value="2.68">
            <text:p>2.68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3">
            <text:p>1.13 </text:p>
          </table:table-cell>
          <table:table-cell table:style-name="ce32" table:formula="of:=IF(([.F45]*[.G45]&gt;0);-([.I45]+[.J45]+[.K45]+[.L45]+[.M45]+[.N45]);([.I45]-[.J45]-[.K45]-[.L45]-[.M45]-[.N45]))" office:value-type="float" office:value="-894.3">
            <text:p>-894.3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1">
            <text:p>11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ASTRO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50.4">
            <text:p>1,750.40 </text:p>
          </table:table-cell>
          <table:table-cell table:style-name="ce27" office:value-type="float" office:value="5.26">
            <text:p>5.26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22">
            <text:p>2.22 </text:p>
          </table:table-cell>
          <table:table-cell table:style-name="ce32" table:formula="of:=IF(([.F46]*[.G46]&gt;0);-([.I46]+[.J46]+[.K46]+[.L46]+[.M46]+[.N46]);([.I46]-[.J46]-[.K46]-[.L46]-[.M46]-[.N46]))" office:value-type="float" office:value="-1758.65">
            <text:p>-1,758.6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30">
            <text:p>1,730.00 </text:p>
          </table:table-cell>
          <table:table-cell table:style-name="ce27" office:value-type="float" office:value="5.2">
            <text:p>5.20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16">
            <text:p>2.16 </text:p>
          </table:table-cell>
          <table:table-cell table:style-name="ce32" table:formula="of:=IF(([.F47]*[.G47]&gt;0);-([.I47]+[.J47]+[.K47]+[.L47]+[.M47]+[.N47]);([.I47]-[.J47]-[.K47]-[.L47]-[.M47]-[.N47]))" office:value-type="float" office:value="-1738.11">
            <text:p>-1,738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ASTRO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6">
            <text:p>1,266.00 </text:p>
          </table:table-cell>
          <table:table-cell table:style-name="ce27" office:value-type="float" office:value="3.81">
            <text:p>3.81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9">
            <text:p>1.59 </text:p>
          </table:table-cell>
          <table:table-cell table:style-name="ce32" table:formula="of:=IF(([.F48]*[.G48]&gt;0);-([.I48]+[.J48]+[.K48]+[.L48]+[.M48]+[.N48]);([.I48]-[.J48]-[.K48]-[.L48]-[.M48]-[.N48]))" office:value-type="float" office:value="-1271.96">
            <text:p>-1,271.9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31">
            <text:p>31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09.9">
            <text:p>809.90 </text:p>
          </table:table-cell>
          <table:table-cell table:style-name="ce27" office:value-type="float" office:value="2.42">
            <text:p>2.42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">
            <text:p>1.00 </text:p>
          </table:table-cell>
          <table:table-cell table:style-name="ce32" table:formula="of:=IF(([.F49]*[.G49]&gt;0);-([.I49]+[.J49]+[.K49]+[.L49]+[.M49]+[.N49]);([.I49]-[.J49]-[.K49]-[.L49]-[.M49]-[.N49]))" office:value-type="float" office:value="-813.67">
            <text:p>-813.6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90.2">
            <text:p>790.20 </text:p>
          </table:table-cell>
          <table:table-cell table:style-name="ce27" office:value-type="float" office:value="2.38">
            <text:p>2.38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1">
            <text:p>1.01 </text:p>
          </table:table-cell>
          <table:table-cell table:style-name="ce32" table:formula="of:=IF(([.F50]*[.G50]&gt;0);-([.I50]+[.J50]+[.K50]+[.L50]+[.M50]+[.N50]);([.I50]-[.J50]-[.K50]-[.L50]-[.M50]-[.N50]))" office:value-type="float" office:value="-793.93">
            <text:p>-793.9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9.9">
            <text:p>1,179.90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51]*[.G51]&gt;0);-([.I51]+[.J51]+[.K51]+[.L51]+[.M51]+[.N51]);([.I51]-[.J51]-[.K51]-[.L51]-[.M51]-[.N51]))" office:value-type="float" office:value="-1185.46">
            <text:p>-1,185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5">
            <text:p>25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0.2">
            <text:p>1,550.20 </text:p>
          </table:table-cell>
          <table:table-cell table:style-name="ce27" office:value-type="float" office:value="4.66">
            <text:p>4.66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3">
            <text:p>1.93 </text:p>
          </table:table-cell>
          <table:table-cell table:style-name="ce32" table:formula="of:=IF(([.F52]*[.G52]&gt;0);-([.I52]+[.J52]+[.K52]+[.L52]+[.M52]+[.N52]);([.I52]-[.J52]-[.K52]-[.L52]-[.M52]-[.N52]))" office:value-type="float" office:value="-1557.47">
            <text:p>-1,557.4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ASTRO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07.25">
            <text:p>2,407.25 </text:p>
          </table:table-cell>
          <table:table-cell table:style-name="ce27" office:value-type="float" office:value="7.2">
            <text:p>7.20 </text:p>
          </table:table-cell>
          <table:table-cell table:style-name="ce27" office:value-type="float" office:value="0.74">
            <text:p>0.74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98">
            <text:p>2.98 </text:p>
          </table:table-cell>
          <table:table-cell table:style-name="ce32" table:formula="of:=IF(([.F53]*[.G53]&gt;0);-([.I53]+[.J53]+[.K53]+[.L53]+[.M53]+[.N53]);([.I53]-[.J53]-[.K53]-[.L53]-[.M53]-[.N53]))" office:value-type="float" office:value="-2418.48">
            <text:p>-2,418.4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2">
            <text:p>12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159.2">
            <text:p>4,159.20 </text:p>
          </table:table-cell>
          <table:table-cell table:style-name="ce27" office:value-type="float" office:value="12.48">
            <text:p>12.48 </text:p>
          </table:table-cell>
          <table:table-cell table:style-name="ce27" office:value-type="float" office:value="1.29">
            <text:p>1.29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5.1">
            <text:p>5.10 </text:p>
          </table:table-cell>
          <table:table-cell table:style-name="ce32" table:formula="of:=IF(([.F54]*[.G54]&gt;0);-([.I54]+[.J54]+[.K54]+[.L54]+[.M54]+[.N54]);([.I54]-[.J54]-[.K54]-[.L54]-[.M54]-[.N54]))" office:value-type="float" office:value="-4178.61">
            <text:p>-4,178.6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90">
            <text:p>990.00 </text:p>
          </table:table-cell>
          <table:table-cell table:style-name="ce27" office:value-type="float" office:value="2.98">
            <text:p>2.98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9">
            <text:p>1.19 </text:p>
          </table:table-cell>
          <table:table-cell table:style-name="ce32" table:formula="of:=IF(([.F55]*[.G55]&gt;0);-([.I55]+[.J55]+[.K55]+[.L55]+[.M55]+[.N55]);([.I55]-[.J55]-[.K55]-[.L55]-[.M55]-[.N55]))" office:value-type="float" office:value="-994.6">
            <text:p>-994.6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9">
            <text:p>29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14.5">
            <text:p>1,914.50 </text:p>
          </table:table-cell>
          <table:table-cell table:style-name="ce27" office:value-type="float" office:value="5.74">
            <text:p>5.74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25">
            <text:p>2.25 </text:p>
          </table:table-cell>
          <table:table-cell table:style-name="ce32" table:formula="of:=IF(([.F56]*[.G56]&gt;0);-([.I56]+[.J56]+[.K56]+[.L56]+[.M56]+[.N56]);([.I56]-[.J56]-[.K56]-[.L56]-[.M56]-[.N56]))" office:value-type="float" office:value="-1923.34">
            <text:p>-1,923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00.25">
            <text:p>1,400.25 </text:p>
          </table:table-cell>
          <table:table-cell table:style-name="ce27" office:value-type="float" office:value="4.2">
            <text:p>4.2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2">
            <text:p>1.82 </text:p>
          </table:table-cell>
          <table:table-cell table:style-name="ce32" table:formula="of:=IF(([.F57]*[.G57]&gt;0);-([.I57]+[.J57]+[.K57]+[.L57]+[.M57]+[.N57]);([.I57]-[.J57]-[.K57]-[.L57]-[.M57]-[.N57]))" office:value-type="float" office:value="-1406.89">
            <text:p>-1,406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5">
            <text:p>05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0.4">
            <text:p>910.40 </text:p>
          </table:table-cell>
          <table:table-cell table:style-name="ce27" office:value-type="float" office:value="2.74">
            <text:p>2.74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5">
            <text:p>1.15 </text:p>
          </table:table-cell>
          <table:table-cell table:style-name="ce32" table:formula="of:=IF(([.F58]*[.G58]&gt;0);-([.I58]+[.J58]+[.K58]+[.L58]+[.M58]+[.N58]);([.I58]-[.J58]-[.K58]-[.L58]-[.M58]-[.N58]))" office:value-type="float" office:value="-914.68">
            <text:p>-914.6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13">
            <text:p>13/10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36.8">
            <text:p>936.80 </text:p>
          </table:table-cell>
          <table:table-cell table:style-name="ce27" office:value-type="float" office:value="2.82">
            <text:p>2.82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8">
            <text:p>1.18 </text:p>
          </table:table-cell>
          <table:table-cell table:style-name="ce32" table:formula="of:=IF(([.F59]*[.G59]&gt;0);-([.I59]+[.J59]+[.K59]+[.L59]+[.M59]+[.N59]);([.I59]-[.J59]-[.K59]-[.L59]-[.M59]-[.N59]))" office:value-type="float" office:value="-941.21">
            <text:p>-941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4">
            <text:p>14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2">
            <text:p>912.00 </text:p>
          </table:table-cell>
          <table:table-cell table:style-name="ce27" office:value-type="float" office:value="2.74">
            <text:p>2.74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60]*[.G60]&gt;0);-([.I60]+[.J60]+[.K60]+[.L60]+[.M60]+[.N60]);([.I60]-[.J60]-[.K60]-[.L60]-[.M60]-[.N60]))" office:value-type="float" office:value="-916.24">
            <text:p>-916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96">
            <text:p>896.00 </text:p>
          </table:table-cell>
          <table:table-cell table:style-name="ce27" office:value-type="float" office:value="2.68">
            <text:p>2.68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3">
            <text:p>1.13 </text:p>
          </table:table-cell>
          <table:table-cell table:style-name="ce32" table:formula="of:=IF(([.F61]*[.G61]&gt;0);-([.I61]+[.J61]+[.K61]+[.L61]+[.M61]+[.N61]);([.I61]-[.J61]-[.K61]-[.L61]-[.M61]-[.N61]))" office:value-type="float" office:value="-900.2">
            <text:p>-900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70">
            <text:p>870.00 </text:p>
          </table:table-cell>
          <table:table-cell table:style-name="ce27" office:value-type="float" office:value="2.62">
            <text:p>2.62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8">
            <text:p>1.08 </text:p>
          </table:table-cell>
          <table:table-cell table:style-name="ce32" table:formula="of:=IF(([.F62]*[.G62]&gt;0);-([.I62]+[.J62]+[.K62]+[.L62]+[.M62]+[.N62]);([.I62]-[.J62]-[.K62]-[.L62]-[.M62]-[.N62]))" office:value-type="float" office:value="-874.08">
            <text:p>-874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50.2">
            <text:p>850.20 </text:p>
          </table:table-cell>
          <table:table-cell table:style-name="ce27" office:value-type="float" office:value="2.56">
            <text:p>2.56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6">
            <text:p>1.06 </text:p>
          </table:table-cell>
          <table:table-cell table:style-name="ce32" table:formula="of:=IF(([.F63]*[.G63]&gt;0);-([.I63]+[.J63]+[.K63]+[.L63]+[.M63]+[.N63]);([.I63]-[.J63]-[.K63]-[.L63]-[.M63]-[.N63]))" office:value-type="float" office:value="-854.2">
            <text:p>-854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9.8">
            <text:p>829.80 </text:p>
          </table:table-cell>
          <table:table-cell table:style-name="ce27" office:value-type="float" office:value="2.48">
            <text:p>2.48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8">
            <text:p>1.08 </text:p>
          </table:table-cell>
          <table:table-cell table:style-name="ce32" table:formula="of:=IF(([.F64]*[.G64]&gt;0);-([.I64]+[.J64]+[.K64]+[.L64]+[.M64]+[.N64]);([.I64]-[.J64]-[.K64]-[.L64]-[.M64]-[.N64]))" office:value-type="float" office:value="-833.72">
            <text:p>-833.7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ASTRO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1.25">
            <text:p>1,181.25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65]*[.G65]&gt;0);-([.I65]+[.J65]+[.K65]+[.L65]+[.M65]+[.N65]);([.I65]-[.J65]-[.K65]-[.L65]-[.M65]-[.N65]))" office:value-type="float" office:value="-1186.8">
            <text:p>-1,186.80 </text:p>
          </table:table-cell>
          <table:table-cell table:style-name="ce27" office:value-type="float" office:value="450.85">
            <text:p>450.85 </text:p>
          </table:table-cell>
          <table:table-cell table:style-name="ce21" office:value-type="float" office:value="98">
            <text:p>98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CASTROL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0-07">
            <text:p>07/10/2009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68.75">
            <text:p>1,768.75 </text:p>
          </table:table-cell>
          <table:table-cell table:style-name="ce27" office:value-type="float" office:value="5.3">
            <text:p>5.30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18">
            <text:p>2.18 </text:p>
          </table:table-cell>
          <table:table-cell table:style-name="ce32" table:formula="of:=IF(([.F67]*[.G67]&gt;0);-([.I67]+[.J67]+[.K67]+[.L67]+[.M67]+[.N67]);([.I67]-[.J67]-[.K67]-[.L67]-[.M67]-[.N67]))" office:value-type="float" office:value="-1777.03">
            <text:p>-1,777.0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0-14">
            <text:p>14/10/2009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65.15">
            <text:p>1,065.15 </text:p>
          </table:table-cell>
          <table:table-cell table:style-name="ce27" office:value-type="float" office:value="3.21">
            <text:p>3.21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35">
            <text:p>1.35 </text:p>
          </table:table-cell>
          <table:table-cell table:style-name="ce32" table:formula="of:=IF(([.F68]*[.G68]&gt;0);-([.I68]+[.J68]+[.K68]+[.L68]+[.M68]+[.N68]);([.I68]-[.J68]-[.K68]-[.L68]-[.M68]-[.N68]))" office:value-type="float" office:value="-1070.19">
            <text:p>-1,070.1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0-28">
            <text:p>28/10/2009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65.15">
            <text:p>1,065.15 </text:p>
          </table:table-cell>
          <table:table-cell table:style-name="ce27" office:value-type="float" office:value="3.21">
            <text:p>3.21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37">
            <text:p>1.37 </text:p>
          </table:table-cell>
          <table:table-cell table:style-name="ce32" table:formula="of:=IF(([.F69]*[.G69]&gt;0);-([.I69]+[.J69]+[.K69]+[.L69]+[.M69]+[.N69]);([.I69]-[.J69]-[.K69]-[.L69]-[.M69]-[.N69]))" office:value-type="float" office:value="-1070.21">
            <text:p>-1,070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1-26">
            <text:p>26/11/2009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0.15">
            <text:p>1,230.15 </text:p>
          </table:table-cell>
          <table:table-cell table:style-name="ce27" office:value-type="float" office:value="3.69">
            <text:p>3.69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70]*[.G70]&gt;0);-([.I70]+[.J70]+[.K70]+[.L70]+[.M70]+[.N70]);([.I70]-[.J70]-[.K70]-[.L70]-[.M70]-[.N70]))" office:value-type="float" office:value="-1235.94">
            <text:p>-1,235.9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1-27">
            <text:p>27/11/2009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15">
            <text:p>1,200.15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71]*[.G71]&gt;0);-([.I71]+[.J71]+[.K71]+[.L71]+[.M71]+[.N71]);([.I71]-[.J71]-[.K71]-[.L71]-[.M71]-[.N71]))" office:value-type="float" office:value="-1205.79">
            <text:p>-1,205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1-30">
            <text:p>30/11/2009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6.6">
            <text:p>1,206.60 </text:p>
          </table:table-cell>
          <table:table-cell table:style-name="ce27" office:value-type="float" office:value="3.63">
            <text:p>3.63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72]*[.G72]&gt;0);-([.I72]+[.J72]+[.K72]+[.L72]+[.M72]+[.N72]);([.I72]-[.J72]-[.K72]-[.L72]-[.M72]-[.N72]))" office:value-type="float" office:value="-1212.24">
            <text:p>-1,212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02">
            <text:p>02/12/2009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0">
            <text:p>1,230.00 </text:p>
          </table:table-cell>
          <table:table-cell table:style-name="ce27" office:value-type="float" office:value="3.69">
            <text:p>3.69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73]*[.G73]&gt;0);-([.I73]+[.J73]+[.K73]+[.L73]+[.M73]+[.N73]);([.I73]-[.J73]-[.K73]-[.L73]-[.M73]-[.N73]))" office:value-type="float" office:value="-1235.74">
            <text:p>-1,235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25">
            <text:p>25/01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90.15">
            <text:p>1,290.15 </text:p>
          </table:table-cell>
          <table:table-cell table:style-name="ce27" office:value-type="float" office:value="5.16">
            <text:p>5.16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74]*[.G74]&gt;0);-([.I74]+[.J74]+[.K74]+[.L74]+[.M74]+[.N74]);([.I74]-[.J74]-[.K74]-[.L74]-[.M74]-[.N74]))" office:value-type="float" office:value="-1297.57">
            <text:p>-1,297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27">
            <text:p>27/01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9">
            <text:p>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780.45">
            <text:p>3,780.45 </text:p>
          </table:table-cell>
          <table:table-cell table:style-name="ce27" office:value-type="float" office:value="11.37">
            <text:p>11.37 </text:p>
          </table:table-cell>
          <table:table-cell table:style-name="ce27" office:value-type="float" office:value="1.17">
            <text:p>1.17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4.74">
            <text:p>4.74 </text:p>
          </table:table-cell>
          <table:table-cell table:style-name="ce32" table:formula="of:=IF(([.F75]*[.G75]&gt;0);-([.I75]+[.J75]+[.K75]+[.L75]+[.M75]+[.N75]);([.I75]-[.J75]-[.K75]-[.L75]-[.M75]-[.N75]))" office:value-type="float" office:value="-3798.25">
            <text:p>-3,798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29">
            <text:p>29/0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45.3">
            <text:p>2,445.30 </text:p>
          </table:table-cell>
          <table:table-cell table:style-name="ce27" office:value-type="float" office:value="7.35">
            <text:p>7.35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07">
            <text:p>3.07 </text:p>
          </table:table-cell>
          <table:table-cell table:style-name="ce32" table:formula="of:=IF(([.F76]*[.G76]&gt;0);-([.I76]+[.J76]+[.K76]+[.L76]+[.M76]+[.N76]);([.I76]-[.J76]-[.K76]-[.L76]-[.M76]-[.N76]))" office:value-type="float" office:value="-2456.8">
            <text:p>-2,456.8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02">
            <text:p>02/0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20.2">
            <text:p>1,720.20 </text:p>
          </table:table-cell>
          <table:table-cell table:style-name="ce27" office:value-type="float" office:value="5.16">
            <text:p>5.16 </text:p>
          </table:table-cell>
          <table:table-cell table:style-name="ce27" office:value-type="float" office:value="0.53">
            <text:p>0.53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14">
            <text:p>2.14 </text:p>
          </table:table-cell>
          <table:table-cell table:style-name="ce32" table:formula="of:=IF(([.F77]*[.G77]&gt;0);-([.I77]+[.J77]+[.K77]+[.L77]+[.M77]+[.N77]);([.I77]-[.J77]-[.K77]-[.L77]-[.M77]-[.N77]))" office:value-type="float" office:value="-1728.27">
            <text:p>-1,728.2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05">
            <text:p>05/02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00.25">
            <text:p>2,100.25 </text:p>
          </table:table-cell>
          <table:table-cell table:style-name="ce27" office:value-type="float" office:value="6.3">
            <text:p>6.30 </text:p>
          </table:table-cell>
          <table:table-cell table:style-name="ce27" office:value-type="float" office:value="0.65">
            <text:p>0.65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2.61">
            <text:p>2.61 </text:p>
          </table:table-cell>
          <table:table-cell table:style-name="ce32" table:formula="of:=IF(([.F78]*[.G78]&gt;0);-([.I78]+[.J78]+[.K78]+[.L78]+[.M78]+[.N78]);([.I78]-[.J78]-[.K78]-[.L78]-[.M78]-[.N78]))" office:value-type="float" office:value="-2110.1">
            <text:p>-2,110.1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01">
            <text:p>01/04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665.5">
            <text:p>5,665.50 </text:p>
          </table:table-cell>
          <table:table-cell table:style-name="ce27" office:value-type="float" office:value="17">
            <text:p>17.00 </text:p>
          </table:table-cell>
          <table:table-cell table:style-name="ce27" office:value-type="float" office:value="1.75">
            <text:p>1.75 </text:p>
          </table:table-cell>
          <table:table-cell table:style-name="ce27" office:value-type="float" office:value="0.57">
            <text:p>0.57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7.09">
            <text:p>7.09 </text:p>
          </table:table-cell>
          <table:table-cell table:style-name="ce32" office:value-type="float" office:value="-5692.11">
            <text:p>-5,692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09">
            <text:p>09/04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LNINDIA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491.5">
            <text:p>5,491.50 </text:p>
          </table:table-cell>
          <table:table-cell table:style-name="ce27" office:value-type="float" office:value="16.5">
            <text:p>16.50 </text:p>
          </table:table-cell>
          <table:table-cell table:style-name="ce27" office:value-type="float" office:value="1.69">
            <text:p>1.69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6.82">
            <text:p>6.82 </text:p>
          </table:table-cell>
          <table:table-cell table:style-name="ce32" table:formula="of:=IF(([.F80]*[.G80]&gt;0);-([.I80]+[.J80]+[.K80]+[.L80]+[.M80]+[.N80]);([.I80]-[.J80]-[.K80]-[.L80]-[.M80]-[.N80]))" office:value-type="float" office:value="-5517.26">
            <text:p>-5,517.2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12">
            <text:p>12/04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00.1">
            <text:p>1,100.10 </text:p>
          </table:table-cell>
          <table:table-cell table:style-name="ce27" office:value-type="float" office:value="3.3">
            <text:p>3.30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39">
            <text:p>1.39 </text:p>
          </table:table-cell>
          <table:table-cell table:style-name="ce32" table:formula="of:=IF(([.F81]*[.G81]&gt;0);-([.I81]+[.J81]+[.K81]+[.L81]+[.M81]+[.N81]);([.I81]-[.J81]-[.K81]-[.L81]-[.M81]-[.N81]))" office:value-type="float" office:value="-1105.28">
            <text:p>-1,105.2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0">
            <text:p>20/04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90.1">
            <text:p>1,090.10 </text:p>
          </table:table-cell>
          <table:table-cell table:style-name="ce27" office:value-type="float" office:value="3.28">
            <text:p>3.28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33">
            <text:p>1.33 </text:p>
          </table:table-cell>
          <table:table-cell table:style-name="ce32" table:formula="of:=IF(([.F82]*[.G82]&gt;0);-([.I82]+[.J82]+[.K82]+[.L82]+[.M82]+[.N82]);([.I82]-[.J82]-[.K82]-[.L82]-[.M82]-[.N82]))" office:value-type="float" office:value="-1095.2">
            <text:p>-1,095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30">
            <text:p>30/04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CLNINDIA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39">
            <text:p>1,939.00 </text:p>
          </table:table-cell>
          <table:table-cell table:style-name="ce27" office:value-type="float" office:value="5.82">
            <text:p>5.82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37">
            <text:p>2.37 </text:p>
          </table:table-cell>
          <table:table-cell table:style-name="ce32" table:formula="of:=IF(([.F83]*[.G83]&gt;0);-([.I83]+[.J83]+[.K83]+[.L83]+[.M83]+[.N83]);([.I83]-[.J83]-[.K83]-[.L83]-[.M83]-[.N83]))" office:value-type="float" office:value="-1948.06">
            <text:p>-1,948.0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3">
            <text:p>03/05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0.1">
            <text:p>1,280.10 </text:p>
          </table:table-cell>
          <table:table-cell table:style-name="ce27" office:value-type="float" office:value="3.84">
            <text:p>3.8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9">
            <text:p>1.59 </text:p>
          </table:table-cell>
          <table:table-cell table:style-name="ce32" table:formula="of:=IF(([.F84]*[.G84]&gt;0);-([.I84]+[.J84]+[.K84]+[.L84]+[.M84]+[.N84]);([.I84]-[.J84]-[.K84]-[.L84]-[.M84]-[.N84]))" office:value-type="float" office:value="-1286.11">
            <text:p>-1,286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4">
            <text:p>04/05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0">
            <text:p>1,270.00 </text:p>
          </table:table-cell>
          <table:table-cell table:style-name="ce27" office:value-type="float" office:value="3.82">
            <text:p>3.82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6">
            <text:p>1.60 </text:p>
          </table:table-cell>
          <table:table-cell table:style-name="ce32" table:formula="of:=IF(([.F85]*[.G85]&gt;0);-([.I85]+[.J85]+[.K85]+[.L85]+[.M85]+[.N85]);([.I85]-[.J85]-[.K85]-[.L85]-[.M85]-[.N85]))" office:value-type="float" office:value="-1275.99">
            <text:p>-1,275.9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5">
            <text:p>05/05/2010 </text:p>
          </table:table-cell>
          <table:table-cell table:style-name="ce16" office:value-type="string">
            <text:p>b10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86">
            <text:p>2,486.00 </text:p>
          </table:table-cell>
          <table:table-cell table:style-name="ce27" office:value-type="float" office:value="7.46">
            <text:p>7.46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13">
            <text:p>3.13 </text:p>
          </table:table-cell>
          <table:table-cell table:style-name="ce32" office:value-type="float" office:value="-2497.7">
            <text:p>-2,497.7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7">
            <text:p>07/05/2010 </text:p>
          </table:table-cell>
          <table:table-cell table:style-name="ce16" office:value-type="string">
            <text:p>b1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.1">
            <text:p>1,250.10 </text:p>
          </table:table-cell>
          <table:table-cell table:style-name="ce27" office:value-type="float" office:value="3.76">
            <text:p>3.76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87]*[.G87]&gt;0);-([.I87]+[.J87]+[.K87]+[.L87]+[.M87]+[.N87]);([.I87]-[.J87]-[.K87]-[.L87]-[.M87]-[.N87]))" office:value-type="float" office:value="-1255.97">
            <text:p>-1,255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1">
            <text:p>11/05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10.2">
            <text:p>2,510.20 </text:p>
          </table:table-cell>
          <table:table-cell table:style-name="ce27" office:value-type="float" office:value="7.54">
            <text:p>7.54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3.12">
            <text:p>3.12 </text:p>
          </table:table-cell>
          <table:table-cell table:style-name="ce32" table:formula="of:=IF(([.F88]*[.G88]&gt;0);-([.I88]+[.J88]+[.K88]+[.L88]+[.M88]+[.N88]);([.I88]-[.J88]-[.K88]-[.L88]-[.M88]-[.N88]))" office:value-type="float" office:value="-2521.99">
            <text:p>-2,521.9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7">
            <text:p>17/05/2010 </text:p>
          </table:table-cell>
          <table:table-cell table:style-name="ce16" office:value-type="string">
            <text:p>b08</text:p>
          </table:table-cell>
          <table:table-cell table:style-name="ce2" office:value-type="string">
            <text:p>CLNINDIA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886.8">
            <text:p>4,886.80 </text:p>
          </table:table-cell>
          <table:table-cell table:style-name="ce27" office:value-type="float" office:value="14.68">
            <text:p>14.68 </text:p>
          </table:table-cell>
          <table:table-cell table:style-name="ce27" office:value-type="float" office:value="1.52">
            <text:p>1.52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6.1">
            <text:p>6.10 </text:p>
          </table:table-cell>
          <table:table-cell table:style-name="ce32" table:formula="of:=IF(([.F89]*[.G89]&gt;0);-([.I89]+[.J89]+[.K89]+[.L89]+[.M89]+[.N89]);([.I89]-[.J89]-[.K89]-[.L89]-[.M89]-[.N89]))" office:value-type="float" office:value="-4909.71">
            <text:p>-4,909.7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8">
            <text:p>18/05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0.1">
            <text:p>1,220.10 </text:p>
          </table:table-cell>
          <table:table-cell table:style-name="ce27" office:value-type="float" office:value="3.66">
            <text:p>3.66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3">
            <text:p>1.53 </text:p>
          </table:table-cell>
          <table:table-cell table:style-name="ce32" table:formula="of:=IF(([.F90]*[.G90]&gt;0);-([.I90]+[.J90]+[.K90]+[.L90]+[.M90]+[.N90]);([.I90]-[.J90]-[.K90]-[.L90]-[.M90]-[.N90]))" office:value-type="float" office:value="-1225.82">
            <text:p>-1,225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0.1">
            <text:p>1,260.10 </text:p>
          </table:table-cell>
          <table:table-cell table:style-name="ce27" office:value-type="float" office:value="3.78">
            <text:p>3.78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91]*[.G91]&gt;0);-([.I91]+[.J91]+[.K91]+[.L91]+[.M91]+[.N91]);([.I91]-[.J91]-[.K91]-[.L91]-[.M91]-[.N91]))" office:value-type="float" office:value="-1266">
            <text:p>-1,266.0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23">
            <text:p>23/06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7.1">
            <text:p>1,277.10 </text:p>
          </table:table-cell>
          <table:table-cell table:style-name="ce27" office:value-type="float" office:value="3.84">
            <text:p>3.8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1.64">
            <text:p>1.64 </text:p>
          </table:table-cell>
          <table:table-cell table:style-name="ce32" table:formula="of:=IF(([.F92]*[.G92]&gt;0);-([.I92]+[.J92]+[.K92]+[.L92]+[.M92]+[.N92]);([.I92]-[.J92]-[.K92]-[.L92]-[.M92]-[.N92]))" office:value-type="float" office:value="-1283.11">
            <text:p>-1,283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28">
            <text:p>28/06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2.6">
            <text:p>1,262.60 </text:p>
          </table:table-cell>
          <table:table-cell table:style-name="ce27" office:value-type="float" office:value="3.78">
            <text:p>3.78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1.58">
            <text:p>1.58 </text:p>
          </table:table-cell>
          <table:table-cell table:style-name="ce32" table:formula="of:=IF(([.F93]*[.G93]&gt;0);-([.I93]+[.J93]+[.K93]+[.L93]+[.M93]+[.N93]);([.I93]-[.J93]-[.K93]-[.L93]-[.M93]-[.N93]))" office:value-type="float" office:value="-1268.48">
            <text:p>-1,268.4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29">
            <text:p>29/06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.5">
            <text:p>1,250.50 </text:p>
          </table:table-cell>
          <table:table-cell table:style-name="ce27" office:value-type="float" office:value="3.76">
            <text:p>3.76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office:value-type="float" office:value="-1256.38">
            <text:p>-1,256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8">
            <text:p>08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0.2">
            <text:p>1,280.20 </text:p>
          </table:table-cell>
          <table:table-cell table:style-name="ce27" office:value-type="float" office:value="3.84">
            <text:p>3.8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1">
            <text:p>1.61 </text:p>
          </table:table-cell>
          <table:table-cell table:style-name="ce32" office:value-type="float" office:value="-1286.21">
            <text:p>-1,286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1">
            <text:p>21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21.9">
            <text:p>1,321.90 </text:p>
          </table:table-cell>
          <table:table-cell table:style-name="ce27" office:value-type="float" office:value="3.96">
            <text:p>3.96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4">
            <text:p>1.64 </text:p>
          </table:table-cell>
          <table:table-cell table:style-name="ce32" table:formula="of:=IF(([.F96]*[.G96]&gt;0);-([.I96]+[.J96]+[.K96]+[.L96]+[.M96]+[.N96]);([.I96]-[.J96]-[.K96]-[.L96]-[.M96]-[.N96]))" office:value-type="float" office:value="-1328.07">
            <text:p>-1,328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6">
            <text:p>26/07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80.2">
            <text:p>2,580.20 </text:p>
          </table:table-cell>
          <table:table-cell table:style-name="ce27" office:value-type="float" office:value="7.74">
            <text:p>7.74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23">
            <text:p>3.23 </text:p>
          </table:table-cell>
          <table:table-cell table:style-name="ce32" table:formula="of:=IF(([.F97]*[.G97]&gt;0);-([.I97]+[.J97]+[.K97]+[.L97]+[.M97]+[.N97]);([.I97]-[.J97]-[.K97]-[.L97]-[.M97]-[.N97]))" office:value-type="float" office:value="-2592.3">
            <text:p>-2,592.3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7">
            <text:p>27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0.2">
            <text:p>1,270.20 </text:p>
          </table:table-cell>
          <table:table-cell table:style-name="ce27" office:value-type="float" office:value="3.82">
            <text:p>3.82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2">
            <text:p>1.62 </text:p>
          </table:table-cell>
          <table:table-cell table:style-name="ce32" table:formula="of:=IF(([.F98]*[.G98]&gt;0);-([.I98]+[.J98]+[.K98]+[.L98]+[.M98]+[.N98]);([.I98]-[.J98]-[.K98]-[.L98]-[.M98]-[.N98]))" office:value-type="float" office:value="-1276.19">
            <text:p>-1,276.1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8">
            <text:p>28/07/2010 </text:p>
          </table:table-cell>
          <table:table-cell table:style-name="ce16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870">
            <text:p>3,870.00 </text:p>
          </table:table-cell>
          <table:table-cell table:style-name="ce27" office:value-type="float" office:value="11.64">
            <text:p>11.64 </text:p>
          </table:table-cell>
          <table:table-cell table:style-name="ce27" office:value-type="float" office:value="1.21">
            <text:p>1.21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02">
            <text:p>5.02 </text:p>
          </table:table-cell>
          <table:table-cell table:style-name="ce32" table:formula="of:=IF(([.F99]*[.G99]&gt;0);-([.I99]+[.J99]+[.K99]+[.L99]+[.M99]+[.N99]);([.I99]-[.J99]-[.K99]-[.L99]-[.M99]-[.N99]))" office:value-type="float" office:value="-3888.37">
            <text:p>-3,888.3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9">
            <text:p>29/07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18">
            <text:p>1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04">
            <text:p>11,704.00 </text:p>
          </table:table-cell>
          <table:table-cell table:style-name="ce27" office:value-type="float" office:value="35.18">
            <text:p>35.18 </text:p>
          </table:table-cell>
          <table:table-cell table:style-name="ce27" office:value-type="float" office:value="3.62">
            <text:p>3.62 </text:p>
          </table:table-cell>
          <table:table-cell table:style-name="ce27" office:value-type="float" office:value="1.17">
            <text:p>1.17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14.57">
            <text:p>14.57 </text:p>
          </table:table-cell>
          <table:table-cell table:style-name="ce32" table:formula="of:=IF(([.F100]*[.G100]&gt;0);-([.I100]+[.J100]+[.K100]+[.L100]+[.M100]+[.N100]);([.I100]-[.J100]-[.K100]-[.L100]-[.M100]-[.N100]))" office:value-type="float" office:value="-11758.89">
            <text:p>-11,758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03">
            <text:p>03/09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51.1">
            <text:p>1,351.10 </text:p>
          </table:table-cell>
          <table:table-cell table:style-name="ce27" office:value-type="float" office:value="4.06">
            <text:p>4.06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1">
            <text:p>1.61 </text:p>
          </table:table-cell>
          <table:table-cell table:style-name="ce32" table:formula="of:=IF(([.F101]*[.G101]&gt;0);-([.I101]+[.J101]+[.K101]+[.L101]+[.M101]+[.N101]);([.I101]-[.J101]-[.K101]-[.L101]-[.M101]-[.N101]))" office:value-type="float" office:value="-1357.36">
            <text:p>-1,357.36 </text:p>
          </table:table-cell>
          <table:table-cell table:number-columns-repeated="2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1">
            <text:p>21/10/2010 </text:p>
          </table:table-cell>
          <table:table-cell table:style-name="ce16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6.7">
            <text:p>1,586.70 </text:p>
          </table:table-cell>
          <table:table-cell table:style-name="ce27" office:value-type="float" office:value="4.76">
            <text:p>4.76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04">
            <text:p>2.04 </text:p>
          </table:table-cell>
          <table:table-cell table:style-name="ce32" table:formula="of:=IF(([.F102]*[.G102]&gt;0);-([.I102]+[.J102]+[.K102]+[.L102]+[.M102]+[.N102]);([.I102]-[.J102]-[.K102]-[.L102]-[.M102]-[.N102]))" office:value-type="float" office:value="-1594.2">
            <text:p>-1,594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5">
            <text:p>25/10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60.1">
            <text:p>1,560.10 </text:p>
          </table:table-cell>
          <table:table-cell table:style-name="ce27" office:value-type="float" office:value="4.68">
            <text:p>4.68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8">
            <text:p>1.98 </text:p>
          </table:table-cell>
          <table:table-cell table:style-name="ce32" table:formula="of:=IF(([.F103]*[.G103]&gt;0);-([.I103]+[.J103]+[.K103]+[.L103]+[.M103]+[.N103]);([.I103]-[.J103]-[.K103]-[.L103]-[.M103]-[.N103]))" office:value-type="float" office:value="-1567.44">
            <text:p>-1,567.4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6">
            <text:p>26/10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620.3">
            <text:p>4,620.30 </text:p>
          </table:table-cell>
          <table:table-cell table:style-name="ce27" office:value-type="float" office:value="13.88">
            <text:p>13.88 </text:p>
          </table:table-cell>
          <table:table-cell table:style-name="ce27" office:value-type="float" office:value="1.44">
            <text:p>1.44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77">
            <text:p>5.77 </text:p>
          </table:table-cell>
          <table:table-cell table:style-name="ce32" table:formula="of:=IF(([.F104]*[.G104]&gt;0);-([.I104]+[.J104]+[.K104]+[.L104]+[.M104]+[.N104]);([.I104]-[.J104]-[.K104]-[.L104]-[.M104]-[.N104]))" office:value-type="float" office:value="-4641.96">
            <text:p>-4,641.9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03">
            <text:p>03/11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00.1">
            <text:p>1,500.10 </text:p>
          </table:table-cell>
          <table:table-cell table:style-name="ce27" office:value-type="float" office:value="4.5">
            <text:p>4.5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9">
            <text:p>1.79 </text:p>
          </table:table-cell>
          <table:table-cell table:style-name="ce32" table:formula="of:=IF(([.F105]*[.G105]&gt;0);-([.I105]+[.J105]+[.K105]+[.L105]+[.M105]+[.N105]);([.I105]-[.J105]-[.K105]-[.L105]-[.M105]-[.N105]))" office:value-type="float" office:value="-1507.03">
            <text:p>-1,507.0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2">
            <text:p>12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80.1">
            <text:p>1,480.10 </text:p>
          </table:table-cell>
          <table:table-cell table:style-name="ce27" office:value-type="float" office:value="4.44">
            <text:p>4.44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6">
            <text:p>1.86 </text:p>
          </table:table-cell>
          <table:table-cell table:style-name="ce32" table:formula="of:=IF(([.F106]*[.G106]&gt;0);-([.I106]+[.J106]+[.K106]+[.L106]+[.M106]+[.N106]);([.I106]-[.J106]-[.K106]-[.L106]-[.M106]-[.N106]))" office:value-type="float" office:value="-1487.04">
            <text:p>-1,487.0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6">
            <text:p>16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900.2">
            <text:p>2,900.20 </text:p>
          </table:table-cell>
          <table:table-cell table:style-name="ce27" office:value-type="float" office:value="8.7">
            <text:p>8.70 </text:p>
          </table:table-cell>
          <table:table-cell table:style-name="ce27" office:value-type="float" office:value="0.9">
            <text:p>0.9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63">
            <text:p>3.63 </text:p>
          </table:table-cell>
          <table:table-cell table:style-name="ce32" table:formula="of:=IF(([.F107]*[.G107]&gt;0);-([.I107]+[.J107]+[.K107]+[.L107]+[.M107]+[.N107]);([.I107]-[.J107]-[.K107]-[.L107]-[.M107]-[.N107]))" office:value-type="float" office:value="-2913.8">
            <text:p>-2,913.8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8">
            <text:p>18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0.1">
            <text:p>1,420.10 </text:p>
          </table:table-cell>
          <table:table-cell table:style-name="ce27" office:value-type="float" office:value="4.26">
            <text:p>4.26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1">
            <text:p>1.81 </text:p>
          </table:table-cell>
          <table:table-cell table:style-name="ce32" table:formula="of:=IF(([.F108]*[.G108]&gt;0);-([.I108]+[.J108]+[.K108]+[.L108]+[.M108]+[.N108]);([.I108]-[.J108]-[.K108]-[.L108]-[.M108]-[.N108]))" office:value-type="float" office:value="-1426.79">
            <text:p>-1,426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900.4">
            <text:p>6,900.40 </text:p>
          </table:table-cell>
          <table:table-cell table:style-name="ce27" office:value-type="float" office:value="20.72">
            <text:p>20.72 </text:p>
          </table:table-cell>
          <table:table-cell table:style-name="ce27" office:value-type="float" office:value="2.14">
            <text:p>2.14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8.61">
            <text:p>8.61 </text:p>
          </table:table-cell>
          <table:table-cell table:style-name="ce32" table:formula="of:=IF(([.F109]*[.G109]&gt;0);-([.I109]+[.J109]+[.K109]+[.L109]+[.M109]+[.N109]);([.I109]-[.J109]-[.K109]-[.L109]-[.M109]-[.N109]))" office:value-type="float" office:value="-6932.75">
            <text:p>-6,932.7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3">
            <text:p>03/12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0.1">
            <text:p>1,420.10 </text:p>
          </table:table-cell>
          <table:table-cell table:style-name="ce27" office:value-type="float" office:value="4.26">
            <text:p>4.26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1">
            <text:p>1.71 </text:p>
          </table:table-cell>
          <table:table-cell table:style-name="ce32" table:formula="of:=IF(([.F110]*[.G110]&gt;0);-([.I110]+[.J110]+[.K110]+[.L110]+[.M110]+[.N110]);([.I110]-[.J110]-[.K110]-[.L110]-[.M110]-[.N110]))" office:value-type="float" office:value="-1426.68">
            <text:p>-1,426.6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8">
            <text:p>08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500.4">
            <text:p>5,500.40 </text:p>
          </table:table-cell>
          <table:table-cell table:style-name="ce27" office:value-type="float" office:value="16.52">
            <text:p>16.52 </text:p>
          </table:table-cell>
          <table:table-cell table:style-name="ce27" office:value-type="float" office:value="1.72">
            <text:p>1.72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6.86">
            <text:p>6.86 </text:p>
          </table:table-cell>
          <table:table-cell table:style-name="ce32" table:formula="of:=IF(([.F111]*[.G111]&gt;0);-([.I111]+[.J111]+[.K111]+[.L111]+[.M111]+[.N111]);([.I111]-[.J111]-[.K111]-[.L111]-[.M111]-[.N111]))" office:value-type="float" office:value="-5526.19">
            <text:p>-5,526.1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70.2">
            <text:p>2,670.20 </text:p>
          </table:table-cell>
          <table:table-cell table:style-name="ce27" office:value-type="float" office:value="8.02">
            <text:p>8.02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33">
            <text:p>3.33 </text:p>
          </table:table-cell>
          <table:table-cell table:style-name="ce32" table:formula="of:=IF(([.F112]*[.G112]&gt;0);-([.I112]+[.J112]+[.K112]+[.L112]+[.M112]+[.N112]);([.I112]-[.J112]-[.K112]-[.L112]-[.M112]-[.N112]))" office:value-type="float" office:value="-2682.71">
            <text:p>-2,682.7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7">
            <text:p>07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50">
            <text:p>750.00 </text:p>
          </table:table-cell>
          <table:table-cell table:style-name="ce27" office:value-type="float" office:value="2.25">
            <text:p>2.25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3">
            <text:p>0.93 </text:p>
          </table:table-cell>
          <table:table-cell table:style-name="ce32" table:formula="of:=IF(([.F113]*[.G113]&gt;0);-([.I113]+[.J113]+[.K113]+[.L113]+[.M113]+[.N113]);([.I113]-[.J113]-[.K113]-[.L113]-[.M113]-[.N113]))" office:value-type="float" office:value="-753.51">
            <text:p>-753.51 </text:p>
          </table:table-cell>
          <table:table-cell table:style-name="ce27"/>
          <table:table-cell table:style-name="ce21"/>
          <table:table-cell table:style-name="ce4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80.1">
            <text:p>1,480.10 </text:p>
          </table:table-cell>
          <table:table-cell table:style-name="ce27" office:value-type="float" office:value="4.44">
            <text:p>4.44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9">
            <text:p>1.89 </text:p>
          </table:table-cell>
          <table:table-cell table:style-name="ce32" table:formula="of:=IF(([.F114]*[.G114]&gt;0);-([.I114]+[.J114]+[.K114]+[.L114]+[.M114]+[.N114]);([.I114]-[.J114]-[.K114]-[.L114]-[.M114]-[.N114]))" office:value-type="float" office:value="-1487.07">
            <text:p>-1,487.07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1">
            <text:p>11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70.2">
            <text:p>1,470.20 </text:p>
          </table:table-cell>
          <table:table-cell table:style-name="ce27" office:value-type="float" office:value="4.42">
            <text:p>4.42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7">
            <text:p>1.87 </text:p>
          </table:table-cell>
          <table:table-cell table:style-name="ce32" table:formula="of:=IF(([.F115]*[.G115]&gt;0);-([.I115]+[.J115]+[.K115]+[.L115]+[.M115]+[.N115]);([.I115]-[.J115]-[.K115]-[.L115]-[.M115]-[.N115]))" office:value-type="float" office:value="-1477.14">
            <text:p>-1,477.14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70.6">
            <text:p>1,470.60 </text:p>
          </table:table-cell>
          <table:table-cell table:style-name="ce27" office:value-type="float" office:value="4.42">
            <text:p>4.42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4">
            <text:p>1.84 </text:p>
          </table:table-cell>
          <table:table-cell table:style-name="ce32" table:formula="of:=IF(([.F116]*[.G116]&gt;0);-([.I116]+[.J116]+[.K116]+[.L116]+[.M116]+[.N116]);([.I116]-[.J116]-[.K116]-[.L116]-[.M116]-[.N116]))" office:value-type="float" office:value="-1477.5">
            <text:p>-1,477.50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50">
            <text:p>1,450.00 </text:p>
          </table:table-cell>
          <table:table-cell table:style-name="ce27" office:value-type="float" office:value="4.36">
            <text:p>4.36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9">
            <text:p>1.79 </text:p>
          </table:table-cell>
          <table:table-cell table:style-name="ce32" table:formula="of:=IF(([.F117]*[.G117]&gt;0);-([.I117]+[.J117]+[.K117]+[.L117]+[.M117]+[.N117]);([.I117]-[.J117]-[.K117]-[.L117]-[.M117]-[.N117]))" office:value-type="float" office:value="-1456.78">
            <text:p>-1,456.78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8">
            <text:p>18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290">
            <text:p>4,290.00 </text:p>
          </table:table-cell>
          <table:table-cell table:style-name="ce27" office:value-type="float" office:value="12.88">
            <text:p>12.88 </text:p>
          </table:table-cell>
          <table:table-cell table:style-name="ce27" office:value-type="float" office:value="1.34">
            <text:p>1.34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25">
            <text:p>5.25 </text:p>
          </table:table-cell>
          <table:table-cell table:style-name="ce32" table:formula="of:=IF(([.F118]*[.G118]&gt;0);-([.I118]+[.J118]+[.K118]+[.L118]+[.M118]+[.N118]);([.I118]-[.J118]-[.K118]-[.L118]-[.M118]-[.N118]))" office:value-type="float" office:value="-4309.99">
            <text:p>-4,309.99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31">
            <text:p>31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70">
            <text:p>1,370.00 </text:p>
          </table:table-cell>
          <table:table-cell table:style-name="ce27" office:value-type="float" office:value="4.12">
            <text:p>4.12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">
            <text:p>1.70 </text:p>
          </table:table-cell>
          <table:table-cell table:style-name="ce32" table:formula="of:=IF(([.F119]*[.G119]&gt;0);-([.I119]+[.J119]+[.K119]+[.L119]+[.M119]+[.N119]);([.I119]-[.J119]-[.K119]-[.L119]-[.M119]-[.N119]))" office:value-type="float" office:value="-1376.41">
            <text:p>-1,376.41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40.4">
            <text:p>2,640.40 </text:p>
          </table:table-cell>
          <table:table-cell table:style-name="ce27" office:value-type="float" office:value="7.94">
            <text:p>7.94 </text:p>
          </table:table-cell>
          <table:table-cell table:style-name="ce27" office:value-type="float" office:value="0.82">
            <text:p>0.82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43">
            <text:p>3.43 </text:p>
          </table:table-cell>
          <table:table-cell table:style-name="ce32" table:formula="of:=IF(([.F120]*[.G120]&gt;0);-([.I120]+[.J120]+[.K120]+[.L120]+[.M120]+[.N120]);([.I120]-[.J120]-[.K120]-[.L120]-[.M120]-[.N120]))" office:value-type="float" office:value="-2652.92">
            <text:p>-2,652.92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810.6">
            <text:p>3,810.60 </text:p>
          </table:table-cell>
          <table:table-cell table:style-name="ce27" office:value-type="float" office:value="11.46">
            <text:p>11.46 </text:p>
          </table:table-cell>
          <table:table-cell table:style-name="ce27" office:value-type="float" office:value="1.19">
            <text:p>1.19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71">
            <text:p>4.71 </text:p>
          </table:table-cell>
          <table:table-cell table:style-name="ce32" table:formula="of:=IF(([.F121]*[.G121]&gt;0);-([.I121]+[.J121]+[.K121]+[.L121]+[.M121]+[.N121]);([.I121]-[.J121]-[.K121]-[.L121]-[.M121]-[.N121]))" office:value-type="float" office:value="-3828.43">
            <text:p>-3,828.43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12">
            <text:p>12,612.00 </text:p>
          </table:table-cell>
          <table:table-cell table:style-name="ce27" office:value-type="float" office:value="37.8">
            <text:p>37.80 </text:p>
          </table:table-cell>
          <table:table-cell table:style-name="ce27" office:value-type="float" office:value="3.89">
            <text:p>3.89 </text:p>
          </table:table-cell>
          <table:table-cell table:style-name="ce27" office:value-type="float" office:value="1.26">
            <text:p>1.26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16.04">
            <text:p>16.04 </text:p>
          </table:table-cell>
          <table:table-cell table:style-name="ce32" table:formula="of:=IF(([.F122]*[.G122]&gt;0);-([.I122]+[.J122]+[.K122]+[.L122]+[.M122]+[.N122]);([.I122]-[.J122]-[.K122]-[.L122]-[.M122]-[.N122]))" office:value-type="float" office:value="-12671.37">
            <text:p>-12,671.37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5">
            <text:p>25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00.5">
            <text:p>3,000.50 </text:p>
          </table:table-cell>
          <table:table-cell table:style-name="ce27" office:value-type="float" office:value="9">
            <text:p>9.00 </text:p>
          </table:table-cell>
          <table:table-cell table:style-name="ce27" office:value-type="float" office:value="0.93">
            <text:p>0.93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73">
            <text:p>3.73 </text:p>
          </table:table-cell>
          <table:table-cell table:style-name="ce32" table:formula="of:=IF(([.F123]*[.G123]&gt;0);-([.I123]+[.J123]+[.K123]+[.L123]+[.M123]+[.N123]);([.I123]-[.J123]-[.K123]-[.L123]-[.M123]-[.N123]))" office:value-type="float" office:value="-3014.53">
            <text:p>-3,014.53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9">
            <text:p>09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80.1">
            <text:p>1,380.10 </text:p>
          </table:table-cell>
          <table:table-cell table:style-name="ce27" office:value-type="float" office:value="4.14">
            <text:p>4.14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1">
            <text:p>1.71 </text:p>
          </table:table-cell>
          <table:table-cell table:style-name="ce32" table:formula="of:=IF(([.F124]*[.G124]&gt;0);-([.I124]+[.J124]+[.K124]+[.L124]+[.M124]+[.N124]);([.I124]-[.J124]-[.K124]-[.L124]-[.M124]-[.N124]))" office:value-type="float" office:value="-1386.56">
            <text:p>-1,386.56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8">
            <text:p>28/07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7">
            <text:p>7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303.5">
            <text:p>5,303.50 </text:p>
          </table:table-cell>
          <table:table-cell table:style-name="ce27" office:value-type="float" office:value="15.92">
            <text:p>15.92 </text:p>
          </table:table-cell>
          <table:table-cell table:style-name="ce27" office:value-type="float" office:value="1.65">
            <text:p>1.65 </text:p>
          </table:table-cell>
          <table:table-cell table:style-name="ce27" office:value-type="float" office:value="0.53">
            <text:p>0.53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6.5">
            <text:p>6.50 </text:p>
          </table:table-cell>
          <table:table-cell table:style-name="ce32" table:formula="of:=IF(([.F125]*[.G125]&gt;0);-([.I125]+[.J125]+[.K125]+[.L125]+[.M125]+[.N125]);([.I125]-[.J125]-[.K125]-[.L125]-[.M125]-[.N125]))" office:value-type="float" office:value="-5328.25">
            <text:p>-5,328.25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94.4">
            <text:p>1,394.40 </text:p>
          </table:table-cell>
          <table:table-cell table:style-name="ce27" office:value-type="float" office:value="4.18">
            <text:p>4.18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9">
            <text:p>1.69 </text:p>
          </table:table-cell>
          <table:table-cell table:style-name="ce32" table:formula="of:=IF(([.F126]*[.G126]&gt;0);-([.I126]+[.J126]+[.K126]+[.L126]+[.M126]+[.N126]);([.I126]-[.J126]-[.K126]-[.L126]-[.M126]-[.N126]))" office:value-type="float" office:value="-1400.87">
            <text:p>-1,400.87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4">
            <text:p>24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13">
            <text:p>1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705.25">
            <text:p>8,705.25 </text:p>
          </table:table-cell>
          <table:table-cell table:style-name="ce27" office:value-type="float" office:value="26.14">
            <text:p>26.14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88">
            <text:p>0.8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11.02">
            <text:p>11.02 </text:p>
          </table:table-cell>
          <table:table-cell table:style-name="ce32" table:formula="of:=IF(([.F127]*[.G127]&gt;0);-([.I127]+[.J127]+[.K127]+[.L127]+[.M127]+[.N127]);([.I127]-[.J127]-[.K127]-[.L127]-[.M127]-[.N127]))" office:value-type="float" office:value="-8746.24">
            <text:p>-8,746.24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1">
            <text:p>01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16">
            <text:p>1,316.00 </text:p>
          </table:table-cell>
          <table:table-cell table:style-name="ce27" office:value-type="float" office:value="3.94">
            <text:p>3.9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2">
            <text:p>1.62 </text:p>
          </table:table-cell>
          <table:table-cell table:style-name="ce32" table:formula="of:=IF(([.F128]*[.G128]&gt;0);-([.I128]+[.J128]+[.K128]+[.L128]+[.M128]+[.N128]);([.I128]-[.J128]-[.K128]-[.L128]-[.M128]-[.N128]))" office:value-type="float" office:value="-1322.13">
            <text:p>-1,322.13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3">
            <text:p>03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98">
            <text:p>1,298.0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129]*[.G129]&gt;0);-([.I129]+[.J129]+[.K129]+[.L129]+[.M129]+[.N129]);([.I129]-[.J129]-[.K129]-[.L129]-[.M129]-[.N129]))" office:value-type="float" office:value="-1304.02">
            <text:p>-1,304.02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4">
            <text:p>14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96.4">
            <text:p>2,596.40 </text:p>
          </table:table-cell>
          <table:table-cell table:style-name="ce27" office:value-type="float" office:value="7.78">
            <text:p>7.78 </text:p>
          </table:table-cell>
          <table:table-cell table:style-name="ce27" office:value-type="float" office:value="0.82">
            <text:p>0.82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14">
            <text:p>3.14 </text:p>
          </table:table-cell>
          <table:table-cell table:style-name="ce32" table:formula="of:=IF(([.F130]*[.G130]&gt;0);-([.I130]+[.J130]+[.K130]+[.L130]+[.M130]+[.N130]);([.I130]-[.J130]-[.K130]-[.L130]-[.M130]-[.N130]))" office:value-type="float" office:value="-2608.48">
            <text:p>-2,608.48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4">
            <text:p>1,244.00 </text:p>
          </table:table-cell>
          <table:table-cell table:style-name="ce27" office:value-type="float" office:value="3.74">
            <text:p>3.74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131]*[.G131]&gt;0);-([.I131]+[.J131]+[.K131]+[.L131]+[.M131]+[.N131]);([.I131]-[.J131]-[.K131]-[.L131]-[.M131]-[.N131]))" office:value-type="float" office:value="-1249.85">
            <text:p>-1,249.85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LNINDIA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59.55">
            <text:p>1,159.55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5">
            <text:p>1.45 </text:p>
          </table:table-cell>
          <table:table-cell table:style-name="ce32" table:formula="of:=IF(([.F132]*[.G132]&gt;0);-([.I132]+[.J132]+[.K132]+[.L132]+[.M132]+[.N132]);([.I132]-[.J132]-[.K132]-[.L132]-[.M132]-[.N132]))" office:value-type="float" office:value="-1164.99">
            <text:p>-1,164.99 </text:p>
          </table:table-cell>
          <table:table-cell table:style-name="ce27" office:value-type="float" office:value="613.05">
            <text:p>613.05 </text:p>
          </table:table-cell>
          <table:table-cell table:style-name="ce21" office:value-type="float" office:value="277">
            <text:p>277 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CLNINDIA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26">
            <text:p>26/0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0">
            <text:p>10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852.5">
            <text:p>13,852.50 </text:p>
          </table:table-cell>
          <table:table-cell table:style-name="ce27" office:value-type="float" office:value="41.5">
            <text:p>41.50 </text:p>
          </table:table-cell>
          <table:table-cell table:style-name="ce27" office:value-type="float" office:value="4.28">
            <text:p>4.28 </text:p>
          </table:table-cell>
          <table:table-cell table:style-name="ce27" office:value-type="float" office:value="1.39">
            <text:p>1.39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17.4">
            <text:p>17.40 </text:p>
          </table:table-cell>
          <table:table-cell table:style-name="ce32" table:formula="of:=IF(([.F134]*[.G134]&gt;0);-([.I134]+[.J134]+[.K134]+[.L134]+[.M134]+[.N134]);([.I134]-[.J134]-[.K134]-[.L134]-[.M134]-[.N134]))" office:value-type="float" office:value="-13917.58">
            <text:p>-13,917.58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17">
            <text:p>17/03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0">
            <text:p>10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936.25">
            <text:p>15,936.25 </text:p>
          </table:table-cell>
          <table:table-cell table:style-name="ce27" office:value-type="float" office:value="48">
            <text:p>48.00 </text:p>
          </table:table-cell>
          <table:table-cell table:style-name="ce27" office:value-type="float" office:value="4.95">
            <text:p>4.95 </text:p>
          </table:table-cell>
          <table:table-cell table:style-name="ce27" office:value-type="float" office:value="1.59">
            <text:p>1.59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19.88">
            <text:p>19.88 </text:p>
          </table:table-cell>
          <table:table-cell table:style-name="ce32" table:formula="of:=IF(([.F135]*[.G135]&gt;0);-([.I135]+[.J135]+[.K135]+[.L135]+[.M135]+[.N135]);([.I135]-[.J135]-[.K135]-[.L135]-[.M135]-[.N135]))" office:value-type="float" office:value="-16011.26">
            <text:p>-16,011.26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22">
            <text:p>22/03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75.25">
            <text:p>1,575.25 </text:p>
          </table:table-cell>
          <table:table-cell table:style-name="ce27" office:value-type="float" office:value="4.75">
            <text:p>4.75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136]*[.G136]&gt;0);-([.I136]+[.J136]+[.K136]+[.L136]+[.M136]+[.N136]);([.I136]-[.J136]-[.K136]-[.L136]-[.M136]-[.N136]))" office:value-type="float" office:value="-1582.66">
            <text:p>-1,582.66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29">
            <text:p>29/03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0.25">
            <text:p>1,550.25 </text:p>
          </table:table-cell>
          <table:table-cell table:style-name="ce27" office:value-type="float" office:value="4.65">
            <text:p>4.65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137]*[.G137]&gt;0);-([.I137]+[.J137]+[.K137]+[.L137]+[.M137]+[.N137]);([.I137]-[.J137]-[.K137]-[.L137]-[.M137]-[.N137]))" office:value-type="float" office:value="-1557.55">
            <text:p>-1,557.55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06">
            <text:p>06/04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0.25">
            <text:p>1,550.25 </text:p>
          </table:table-cell>
          <table:table-cell table:style-name="ce27" office:value-type="float" office:value="4.65">
            <text:p>4.65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138]*[.G138]&gt;0);-([.I138]+[.J138]+[.K138]+[.L138]+[.M138]+[.N138]);([.I138]-[.J138]-[.K138]-[.L138]-[.M138]-[.N138]))" office:value-type="float" office:value="-1557.55">
            <text:p>-1,557.55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08">
            <text:p>08/04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0">
            <text:p>1,580.00 </text:p>
          </table:table-cell>
          <table:table-cell table:style-name="ce27" office:value-type="float" office:value="4.76">
            <text:p>4.76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03">
            <text:p>2.03 </text:p>
          </table:table-cell>
          <table:table-cell table:style-name="ce32" table:formula="of:=IF(([.F139]*[.G139]&gt;0);-([.I139]+[.J139]+[.K139]+[.L139]+[.M139]+[.N139]);([.I139]-[.J139]-[.K139]-[.L139]-[.M139]-[.N139]))" office:value-type="float" office:value="-1587.5">
            <text:p>-1,587.50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2">
            <text:p>22/04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2">
            <text:p>1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17.2">
            <text:p>2,017.20 </text:p>
          </table:table-cell>
          <table:table-cell table:style-name="ce27" office:value-type="float" office:value="6.06">
            <text:p>6.06 </text:p>
          </table:table-cell>
          <table:table-cell table:style-name="ce27" office:value-type="float" office:value="0.63">
            <text:p>0.63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55">
            <text:p>2.55 </text:p>
          </table:table-cell>
          <table:table-cell table:style-name="ce32" table:formula="of:=IF(([.F140]*[.G140]&gt;0);-([.I140]+[.J140]+[.K140]+[.L140]+[.M140]+[.N140]);([.I140]-[.J140]-[.K140]-[.L140]-[.M140]-[.N140]))" office:value-type="float" office:value="-2026.71">
            <text:p>-2,026.71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9">
            <text:p>19/05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80.75">
            <text:p>1,980.75 </text:p>
          </table:table-cell>
          <table:table-cell table:style-name="ce27" office:value-type="float" office:value="5.95">
            <text:p>5.95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46">
            <text:p>2.46 </text:p>
          </table:table-cell>
          <table:table-cell table:style-name="ce32" table:formula="of:=IF(([.F141]*[.G141]&gt;0);-([.I141]+[.J141]+[.K141]+[.L141]+[.M141]+[.N141]);([.I141]-[.J141]-[.K141]-[.L141]-[.M141]-[.N141]))" office:value-type="float" office:value="-1990.03">
            <text:p>-1,990.03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1">
            <text:p>21/05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476">
            <text:p>7,476.00 </text:p>
          </table:table-cell>
          <table:table-cell table:style-name="ce27" office:value-type="float" office:value="22.45">
            <text:p>22.45 </text:p>
          </table:table-cell>
          <table:table-cell table:style-name="ce27" office:value-type="float" office:value="2.32">
            <text:p>2.32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9.35">
            <text:p>9.35 </text:p>
          </table:table-cell>
          <table:table-cell table:style-name="ce32" table:formula="of:=IF(([.F142]*[.G142]&gt;0);-([.I142]+[.J142]+[.K142]+[.L142]+[.M142]+[.N142]);([.I142]-[.J142]-[.K142]-[.L142]-[.M142]-[.N142]))" office:value-type="float" office:value="-7511.08">
            <text:p>-7,511.08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4">
            <text:p>04/06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8">
            <text:p>1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807.9">
            <text:p>3,807.90 </text:p>
          </table:table-cell>
          <table:table-cell table:style-name="ce27" office:value-type="float" office:value="11.43">
            <text:p>11.43 </text:p>
          </table:table-cell>
          <table:table-cell table:style-name="ce27" office:value-type="float" office:value="1.18">
            <text:p>1.18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64">
            <text:p>4.64 </text:p>
          </table:table-cell>
          <table:table-cell table:style-name="ce32" table:formula="of:=IF(([.F143]*[.G143]&gt;0);-([.I143]+[.J143]+[.K143]+[.L143]+[.M143]+[.N143]);([.I143]-[.J143]-[.K143]-[.L143]-[.M143]-[.N143]))" office:value-type="float" office:value="-3825.63">
            <text:p>-3,825.63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7">
            <text:p>07/06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36">
            <text:p>836.00 </text:p>
          </table:table-cell>
          <table:table-cell table:style-name="ce27" office:value-type="float" office:value="2.5">
            <text:p>2.5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1">
            <text:p>1.01 </text:p>
          </table:table-cell>
          <table:table-cell table:style-name="ce32" table:formula="of:=IF(([.F144]*[.G144]&gt;0);-([.I144]+[.J144]+[.K144]+[.L144]+[.M144]+[.N144]);([.I144]-[.J144]-[.K144]-[.L144]-[.M144]-[.N144]))" office:value-type="float" office:value="-839.87">
            <text:p>-839.87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9">
            <text:p>09/06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2">
            <text:p>1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48.6">
            <text:p>2,448.60 </text:p>
          </table:table-cell>
          <table:table-cell table:style-name="ce27" office:value-type="float" office:value="7.34">
            <text:p>7.34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1">
            <text:p>3.11 </text:p>
          </table:table-cell>
          <table:table-cell table:style-name="ce32" table:formula="of:=IF(([.F145]*[.G145]&gt;0);-([.I145]+[.J145]+[.K145]+[.L145]+[.M145]+[.N145]);([.I145]-[.J145]-[.K145]-[.L145]-[.M145]-[.N145]))" office:value-type="float" office:value="-2460.1">
            <text:p>-2,460.10 </text:p>
          </table:table-cell>
          <table:table-cell table:style-name="ce27"/>
          <table:table-cell table:style-name="ce21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5">
            <text:p>15/07/2010 </text:p>
          </table:table-cell>
          <table:table-cell table:style-name="ce16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1.5">
            <text:p>971.50 </text:p>
          </table:table-cell>
          <table:table-cell table:style-name="ce27" office:value-type="float" office:value="2.92">
            <text:p>2.92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1">
            <text:p>1.21 </text:p>
          </table:table-cell>
          <table:table-cell table:style-name="ce32" table:formula="of:=IF(([.F146]*[.G146]&gt;0);-([.I146]+[.J146]+[.K146]+[.L146]+[.M146]+[.N146]);([.I146]-[.J146]-[.K146]-[.L146]-[.M146]-[.N146]))" office:value-type="float" office:value="-976.06">
            <text:p>-976.0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1">
            <text:p>11/08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75.5">
            <text:p>2,575.50 </text:p>
          </table:table-cell>
          <table:table-cell table:style-name="ce27" office:value-type="float" office:value="7.75">
            <text:p>7.75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21">
            <text:p>3.21 </text:p>
          </table:table-cell>
          <table:table-cell table:style-name="ce32" table:formula="of:=IF(([.F147]*[.G147]&gt;0);-([.I147]+[.J147]+[.K147]+[.L147]+[.M147]+[.N147]);([.I147]-[.J147]-[.K147]-[.L147]-[.M147]-[.N147]))" office:value-type="float" office:value="-2587.57">
            <text:p>-2,587.57 </text:p>
          </table:table-cell>
          <table:table-cell table:style-name="ce27"/>
          <table:table-cell table:style-name="ce21"/>
          <table:table-cell table:style-name="ce2"/>
          <table:table-cell table:style-name="ce36" table:number-columns-repeated="1005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14">
            <text:p>14/09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75.5">
            <text:p>3,075.50 </text:p>
          </table:table-cell>
          <table:table-cell table:style-name="ce27" office:value-type="float" office:value="9.25">
            <text:p>9.25 </text:p>
          </table:table-cell>
          <table:table-cell table:style-name="ce27" office:value-type="float" office:value="0.96">
            <text:p>0.96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92">
            <text:p>3.92 </text:p>
          </table:table-cell>
          <table:table-cell table:style-name="ce32" table:formula="of:=IF(([.F148]*[.G148]&gt;0);-([.I148]+[.J148]+[.K148]+[.L148]+[.M148]+[.N148]);([.I148]-[.J148]-[.K148]-[.L148]-[.M148]-[.N148]))" office:value-type="float" office:value="-3090.01">
            <text:p>-3,090.0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15">
            <text:p>15/09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25.5">
            <text:p>3,025.50 </text:p>
          </table:table-cell>
          <table:table-cell table:style-name="ce27" office:value-type="float" office:value="4.96">
            <text:p>4.96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3.69">
            <text:p>3.69 </text:p>
          </table:table-cell>
          <table:table-cell table:style-name="ce32" table:formula="of:=IF(([.F149]*[.G149]&gt;0);-([.I149]+[.J149]+[.K149]+[.L149]+[.M149]+[.N149]);([.I149]-[.J149]-[.K149]-[.L149]-[.M149]-[.N149]))" office:value-type="float" office:value="-3034.88">
            <text:p>-3,034.8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4">
            <text:p>24/09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00">
            <text:p>3,000.00 </text:p>
          </table:table-cell>
          <table:table-cell table:style-name="ce27" office:value-type="float" office:value="9">
            <text:p>9.00 </text:p>
          </table:table-cell>
          <table:table-cell table:style-name="ce27" office:value-type="float" office:value="0.93">
            <text:p>0.93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71">
            <text:p>3.71 </text:p>
          </table:table-cell>
          <table:table-cell table:style-name="ce32" table:formula="of:=IF(([.F150]*[.G150]&gt;0);-([.I150]+[.J150]+[.K150]+[.L150]+[.M150]+[.N150]);([.I150]-[.J150]-[.K150]-[.L150]-[.M150]-[.N150]))" office:value-type="float" office:value="-3014.02">
            <text:p>-3,014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8">
            <text:p>18/10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26">
            <text:p>2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55.9">
            <text:p>8,255.90 </text:p>
          </table:table-cell>
          <table:table-cell table:style-name="ce27" office:value-type="float" office:value="24.78">
            <text:p>24.78 </text:p>
          </table:table-cell>
          <table:table-cell table:style-name="ce27" office:value-type="float" office:value="2.56">
            <text:p>2.56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10.45">
            <text:p>10.45 </text:p>
          </table:table-cell>
          <table:table-cell table:style-name="ce32" table:formula="of:=IF(([.F151]*[.G151]&gt;0);-([.I151]+[.J151]+[.K151]+[.L151]+[.M151]+[.N151]);([.I151]-[.J151]-[.K151]-[.L151]-[.M151]-[.N151]))" office:value-type="float" office:value="-8294.52">
            <text:p>-8,294.52 </text:p>
          </table:table-cell>
          <table:table-cell table:style-name="ce27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1">
            <text:p>21/10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667">
            <text:p>6,667.00 </text:p>
          </table:table-cell>
          <table:table-cell table:style-name="ce27" office:value-type="float" office:value="20">
            <text:p>20.00 </text:p>
          </table:table-cell>
          <table:table-cell table:style-name="ce27" office:value-type="float" office:value="2.04">
            <text:p>2.04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8.57">
            <text:p>8.57 </text:p>
          </table:table-cell>
          <table:table-cell table:style-name="ce32" table:formula="of:=IF(([.F152]*[.G152]&gt;0);-([.I152]+[.J152]+[.K152]+[.L152]+[.M152]+[.N152]);([.I152]-[.J152]-[.K152]-[.L152]-[.M152]-[.N152]))" office:value-type="float" office:value="-6698.47">
            <text:p>-6,698.4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6">
            <text:p>26/10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2">
            <text:p>1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910.3">
            <text:p>3,910.30 </text:p>
          </table:table-cell>
          <table:table-cell table:style-name="ce27" office:value-type="float" office:value="11.74">
            <text:p>11.74 </text:p>
          </table:table-cell>
          <table:table-cell table:style-name="ce27" office:value-type="float" office:value="1.22">
            <text:p>1.22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88">
            <text:p>4.88 </text:p>
          </table:table-cell>
          <table:table-cell table:style-name="ce32" table:formula="of:=IF(([.F153]*[.G153]&gt;0);-([.I153]+[.J153]+[.K153]+[.L153]+[.M153]+[.N153]);([.I153]-[.J153]-[.K153]-[.L153]-[.M153]-[.N153]))" office:value-type="float" office:value="-3928.63">
            <text:p>-3,928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7">
            <text:p>27/10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90.1">
            <text:p>1,290.10 </text:p>
          </table:table-cell>
          <table:table-cell table:style-name="ce27" office:value-type="float" office:value="3.88">
            <text:p>3.88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1">
            <text:p>1.61 </text:p>
          </table:table-cell>
          <table:table-cell table:style-name="ce32" table:formula="of:=IF(([.F154]*[.G154]&gt;0);-([.I154]+[.J154]+[.K154]+[.L154]+[.M154]+[.N154]);([.I154]-[.J154]-[.K154]-[.L154]-[.M154]-[.N154]))" office:value-type="float" office:value="-1296.15">
            <text:p>-1,296.1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9">
            <text:p>29/10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50.2">
            <text:p>2,550.20 </text:p>
          </table:table-cell>
          <table:table-cell table:style-name="ce27" office:value-type="float" office:value="7.66">
            <text:p>7.66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6">
            <text:p>3.16 </text:p>
          </table:table-cell>
          <table:table-cell table:style-name="ce32" table:formula="of:=IF(([.F155]*[.G155]&gt;0);-([.I155]+[.J155]+[.K155]+[.L155]+[.M155]+[.N155]);([.I155]-[.J155]-[.K155]-[.L155]-[.M155]-[.N155]))" office:value-type="float" office:value="-2562.13">
            <text:p>-2,562.1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02">
            <text:p>02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35.25">
            <text:p>3,135.25 </text:p>
          </table:table-cell>
          <table:table-cell table:style-name="ce27" office:value-type="float" office:value="9.42">
            <text:p>9.42 </text:p>
          </table:table-cell>
          <table:table-cell table:style-name="ce27" office:value-type="float" office:value="0.97">
            <text:p>0.97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95">
            <text:p>3.95 </text:p>
          </table:table-cell>
          <table:table-cell table:style-name="ce32" table:formula="of:=IF(([.F156]*[.G156]&gt;0);-([.I156]+[.J156]+[.K156]+[.L156]+[.M156]+[.N156]);([.I156]-[.J156]-[.K156]-[.L156]-[.M156]-[.N156]))" office:value-type="float" office:value="-3149.98">
            <text:p>-3,149.9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2">
            <text:p>22/11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90">
            <text:p>5,890.00 </text:p>
          </table:table-cell>
          <table:table-cell table:style-name="ce27" office:value-type="float" office:value="17.7">
            <text:p>17.70 </text:p>
          </table:table-cell>
          <table:table-cell table:style-name="ce27" office:value-type="float" office:value="1.82">
            <text:p>1.82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7.63">
            <text:p>7.63 </text:p>
          </table:table-cell>
          <table:table-cell table:style-name="ce32" table:formula="of:=IF(([.F157]*[.G157]&gt;0);-([.I157]+[.J157]+[.K157]+[.L157]+[.M157]+[.N157]);([.I157]-[.J157]-[.K157]-[.L157]-[.M157]-[.N157]))" office:value-type="float" office:value="-5917.91">
            <text:p>-5,917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3">
            <text:p>23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875.25">
            <text:p>2,875.25 </text:p>
          </table:table-cell>
          <table:table-cell table:style-name="ce27" office:value-type="float" office:value="9.6">
            <text:p>9.60 </text:p>
          </table:table-cell>
          <table:table-cell table:style-name="ce27" office:value-type="float" office:value="0.99">
            <text:p>0.99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36">
            <text:p>3.36 </text:p>
          </table:table-cell>
          <table:table-cell table:style-name="ce32" table:formula="of:=IF(([.F158]*[.G158]&gt;0);-([.I158]+[.J158]+[.K158]+[.L158]+[.M158]+[.N158]);([.I158]-[.J158]-[.K158]-[.L158]-[.M158]-[.N158]))" office:value-type="float" office:value="-2889.56">
            <text:p>-2,889.5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5">
            <text:p>25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30.2">
            <text:p>2,230.20 </text:p>
          </table:table-cell>
          <table:table-cell table:style-name="ce27" office:value-type="float" office:value="6.7">
            <text:p>6.70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8">
            <text:p>2.78 </text:p>
          </table:table-cell>
          <table:table-cell table:style-name="ce32" table:formula="of:=IF(([.F159]*[.G159]&gt;0);-([.I159]+[.J159]+[.K159]+[.L159]+[.M159]+[.N159]);([.I159]-[.J159]-[.K159]-[.L159]-[.M159]-[.N159]))" office:value-type="float" office:value="-2240.65">
            <text:p>-2,240.6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2">
            <text:p>3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695.7">
            <text:p>8,695.70 </text:p>
          </table:table-cell>
          <table:table-cell table:style-name="ce27" office:value-type="float" office:value="26.13">
            <text:p>26.13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87">
            <text:p>0.87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10.84">
            <text:p>10.84 </text:p>
          </table:table-cell>
          <table:table-cell table:style-name="ce32" table:formula="of:=IF(([.F160]*[.G160]&gt;0);-([.I160]+[.J160]+[.K160]+[.L160]+[.M160]+[.N160]);([.I160]-[.J160]-[.K160]-[.L160]-[.M160]-[.N160]))" office:value-type="float" office:value="-8736.48">
            <text:p>-8,736.4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30">
            <text:p>30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2">
            <text:p>1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30.2">
            <text:p>3,330.20 </text:p>
          </table:table-cell>
          <table:table-cell table:style-name="ce27" office:value-type="float" office:value="10">
            <text:p>10.00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14">
            <text:p>4.14 </text:p>
          </table:table-cell>
          <table:table-cell table:style-name="ce32" table:formula="of:=IF(([.F161]*[.G161]&gt;0);-([.I161]+[.J161]+[.K161]+[.L161]+[.M161]+[.N161]);([.I161]-[.J161]-[.K161]-[.L161]-[.M161]-[.N161]))" office:value-type="float" office:value="-3345.79">
            <text:p>-3,345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5">
            <text:p>05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73.75">
            <text:p>1,473.75 </text:p>
          </table:table-cell>
          <table:table-cell table:style-name="ce27" office:value-type="float" office:value="4.4">
            <text:p>4.4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4">
            <text:p>1.74 </text:p>
          </table:table-cell>
          <table:table-cell table:style-name="ce32" table:formula="of:=IF(([.F162]*[.G162]&gt;0);-([.I162]+[.J162]+[.K162]+[.L162]+[.M162]+[.N162]);([.I162]-[.J162]-[.K162]-[.L162]-[.M162]-[.N162]))" office:value-type="float" office:value="-1480.54">
            <text:p>-1,480.5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10.3">
            <text:p>810.30 </text:p>
          </table:table-cell>
          <table:table-cell table:style-name="ce27" office:value-type="float" office:value="2.43">
            <text:p>2.43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">
            <text:p>1.00 </text:p>
          </table:table-cell>
          <table:table-cell table:style-name="ce32" table:formula="of:=IF(([.F163]*[.G163]&gt;0);-([.I163]+[.J163]+[.K163]+[.L163]+[.M163]+[.N163]);([.I163]-[.J163]-[.K163]-[.L163]-[.M163]-[.N163]))" office:value-type="float" office:value="-814.08">
            <text:p>-814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8">
            <text:p>18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5.3">
            <text:p>765.30 </text:p>
          </table:table-cell>
          <table:table-cell table:style-name="ce27" office:value-type="float" office:value="2.31">
            <text:p>2.31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4">
            <text:p>0.94 </text:p>
          </table:table-cell>
          <table:table-cell table:style-name="ce32" table:formula="of:=IF(([.F164]*[.G164]&gt;0);-([.I164]+[.J164]+[.K164]+[.L164]+[.M164]+[.N164]);([.I164]-[.J164]-[.K164]-[.L164]-[.M164]-[.N164]))" office:value-type="float" office:value="-768.89">
            <text:p>-768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0">
            <text:p>20/0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44">
            <text:p>744.00 </text:p>
          </table:table-cell>
          <table:table-cell table:style-name="ce27" office:value-type="float" office:value="3.36">
            <text:p>3.36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1">
            <text:p>1.01 </text:p>
          </table:table-cell>
          <table:table-cell table:style-name="ce32" table:formula="of:=IF(([.F165]*[.G165]&gt;0);-([.I165]+[.J165]+[.K165]+[.L165]+[.M165]+[.N165]);([.I165]-[.J165]-[.K165]-[.L165]-[.M165]-[.N165]))" office:value-type="float" office:value="-748.81">
            <text:p>-748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4">
            <text:p>24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2">
            <text:p>1,222.00 </text:p>
          </table:table-cell>
          <table:table-cell table:style-name="ce27" office:value-type="float" office:value="3.65">
            <text:p>3.65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166]*[.G166]&gt;0);-([.I166]+[.J166]+[.K166]+[.L166]+[.M166]+[.N166]);([.I166]-[.J166]-[.K166]-[.L166]-[.M166]-[.N166]))" office:value-type="float" office:value="-1227.66">
            <text:p>-1,227.6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7">
            <text:p>27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5">
            <text:p>1,200.5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5">
            <text:p>1.45 </text:p>
          </table:table-cell>
          <table:table-cell table:style-name="ce32" table:formula="of:=IF(([.F167]*[.G167]&gt;0);-([.I167]+[.J167]+[.K167]+[.L167]+[.M167]+[.N167]);([.I167]-[.J167]-[.K167]-[.L167]-[.M167]-[.N167]))" office:value-type="float" office:value="-1206.07">
            <text:p>-1,206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25.5">
            <text:p>1,125.5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2">
            <text:p>1.42 </text:p>
          </table:table-cell>
          <table:table-cell table:style-name="ce32" table:formula="of:=IF(([.F168]*[.G168]&gt;0);-([.I168]+[.J168]+[.K168]+[.L168]+[.M168]+[.N168]);([.I168]-[.J168]-[.K168]-[.L168]-[.M168]-[.N168]))" office:value-type="float" office:value="-1130.81">
            <text:p>-1,130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5">
            <text:p>25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50">
            <text:p>2,550.00 </text:p>
          </table:table-cell>
          <table:table-cell table:style-name="ce27" office:value-type="float" office:value="7.7">
            <text:p>7.70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6">
            <text:p>3.16 </text:p>
          </table:table-cell>
          <table:table-cell table:style-name="ce32" table:formula="of:=IF(([.F169]*[.G169]&gt;0);-([.I169]+[.J169]+[.K169]+[.L169]+[.M169]+[.N169]);([.I169]-[.J169]-[.K169]-[.L169]-[.M169]-[.N169]))" office:value-type="float" office:value="-2561.97">
            <text:p>-2,561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21">
            <text:p>21/04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8">
            <text:p>5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181.85">
            <text:p>19,181.85 </text:p>
          </table:table-cell>
          <table:table-cell table:style-name="ce27" office:value-type="float" office:value="57.46">
            <text:p>57.46 </text:p>
          </table:table-cell>
          <table:table-cell table:style-name="ce27" office:value-type="float" office:value="5.92">
            <text:p>5.92 </text:p>
          </table:table-cell>
          <table:table-cell table:style-name="ce27" office:value-type="float" office:value="1.92">
            <text:p>1.92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24.06">
            <text:p>24.06 </text:p>
          </table:table-cell>
          <table:table-cell table:style-name="ce32" table:formula="of:=IF(([.F170]*[.G170]&gt;0);-([.I170]+[.J170]+[.K170]+[.L170]+[.M170]+[.N170]);([.I170]-[.J170]-[.K170]-[.L170]-[.M170]-[.N170]))" office:value-type="float" office:value="-19271.69">
            <text:p>-19,271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4-26">
            <text:p>26/04/2011 </text:p>
          </table:table-cell>
          <table:table-cell table:style-name="ce16" office:value-type="string">
            <text:p>b02</text:p>
          </table:table-cell>
          <table:table-cell office:value-type="string">
            <text:p>COROMANDEL</text:p>
          </table:table-cell>
          <table:table-cell table:style-name="ce22" office:value-type="float" office:value="23">
            <text:p>23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7140.5">
            <text:p>7,140.50 </text:p>
          </table:table-cell>
          <table:table-cell table:style-name="ce28" office:value-type="float" office:value="21.41">
            <text:p>21.41 </text:p>
          </table:table-cell>
          <table:table-cell table:style-name="ce28" office:value-type="float" office:value="2.22">
            <text:p>2.22 </text:p>
          </table:table-cell>
          <table:table-cell table:style-name="ce28" office:value-type="float" office:value="0.71">
            <text:p>0.71 </text:p>
          </table:table-cell>
          <table:table-cell table:style-name="ce28" office:value-type="float" office:value="0.21">
            <text:p>0.21 </text:p>
          </table:table-cell>
          <table:table-cell table:style-name="ce28" office:value-type="float" office:value="9.08">
            <text:p>9.08 </text:p>
          </table:table-cell>
          <table:table-cell table:style-name="ce32" table:formula="of:=IF(([.F171]*[.G171]&gt;0);-([.I171]+[.J171]+[.K171]+[.L171]+[.M171]+[.N171]);([.I171]-[.J171]-[.K171]-[.L171]-[.M171]-[.N171]))" office:value-type="float" office:value="-7174.13">
            <text:p>-7,174.13 </text:p>
          </table:table-cell>
          <table:table-cell table:style-name="ce27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2">
            <text:p>12/05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90.25">
            <text:p>1,590.25 </text:p>
          </table:table-cell>
          <table:table-cell table:style-name="ce27" office:value-type="float" office:value="4.75">
            <text:p>4.75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8">
            <text:p>2.08 </text:p>
          </table:table-cell>
          <table:table-cell table:style-name="ce32" table:formula="of:=IF(([.F172]*[.G172]&gt;0);-([.I172]+[.J172]+[.K172]+[.L172]+[.M172]+[.N172]);([.I172]-[.J172]-[.K172]-[.L172]-[.M172]-[.N172]))" office:value-type="float" office:value="-1597.77">
            <text:p>-1,597.7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3">
            <text:p>13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75.5">
            <text:p>1,575.50 </text:p>
          </table:table-cell>
          <table:table-cell table:style-name="ce27" office:value-type="float" office:value="4.75">
            <text:p>4.75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93">
            <text:p>1.93 </text:p>
          </table:table-cell>
          <table:table-cell table:style-name="ce32" table:formula="of:=IF(([.F173]*[.G173]&gt;0);-([.I173]+[.J173]+[.K173]+[.L173]+[.M173]+[.N173]);([.I173]-[.J173]-[.K173]-[.L173]-[.M173]-[.N173]))" office:value-type="float" office:value="-1582.88">
            <text:p>-1,582.8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0.5">
            <text:p>1,550.50 </text:p>
          </table:table-cell>
          <table:table-cell table:style-name="ce27" office:value-type="float" office:value="4.65">
            <text:p>4.65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1">
            <text:p>1.91 </text:p>
          </table:table-cell>
          <table:table-cell table:style-name="ce32" table:formula="of:=IF(([.F174]*[.G174]&gt;0);-([.I174]+[.J174]+[.K174]+[.L174]+[.M174]+[.N174]);([.I174]-[.J174]-[.K174]-[.L174]-[.M174]-[.N174]))" office:value-type="float" office:value="-1557.74">
            <text:p>-1,557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5">
            <text:p>25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25.5">
            <text:p>1,525.50 </text:p>
          </table:table-cell>
          <table:table-cell table:style-name="ce27" office:value-type="float" office:value="4.6">
            <text:p>4.60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1">
            <text:p>1.91 </text:p>
          </table:table-cell>
          <table:table-cell table:style-name="ce32" table:formula="of:=IF(([.F175]*[.G175]&gt;0);-([.I175]+[.J175]+[.K175]+[.L175]+[.M175]+[.N175]);([.I175]-[.J175]-[.K175]-[.L175]-[.M175]-[.N175]))" office:value-type="float" office:value="-1532.67">
            <text:p>-1,532.6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05">
            <text:p>05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956">
            <text:p>5,956.00 </text:p>
          </table:table-cell>
          <table:table-cell table:style-name="ce27" office:value-type="float" office:value="17.8">
            <text:p>17.80 </text:p>
          </table:table-cell>
          <table:table-cell table:style-name="ce27" office:value-type="float" office:value="1.83">
            <text:p>1.83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7.81">
            <text:p>7.81 </text:p>
          </table:table-cell>
          <table:table-cell table:style-name="ce32" table:formula="of:=IF(([.F176]*[.G176]&gt;0);-([.I176]+[.J176]+[.K176]+[.L176]+[.M176]+[.N176]);([.I176]-[.J176]-[.K176]-[.L176]-[.M176]-[.N176]))" office:value-type="float" office:value="-5984.23">
            <text:p>-5,984.2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21.5">
            <text:p>1,521.50 </text:p>
          </table:table-cell>
          <table:table-cell table:style-name="ce27" office:value-type="float" office:value="4.55">
            <text:p>4.55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89">
            <text:p>1.89 </text:p>
          </table:table-cell>
          <table:table-cell table:style-name="ce32" table:formula="of:=IF(([.F177]*[.G177]&gt;0);-([.I177]+[.J177]+[.K177]+[.L177]+[.M177]+[.N177]);([.I177]-[.J177]-[.K177]-[.L177]-[.M177]-[.N177]))" office:value-type="float" office:value="-1528.61">
            <text:p>-1,528.6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65">
            <text:p>1,465.00 </text:p>
          </table:table-cell>
          <table:table-cell table:style-name="ce27" office:value-type="float" office:value="4.4">
            <text:p>4.4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6">
            <text:p>1.76 </text:p>
          </table:table-cell>
          <table:table-cell table:style-name="ce32" table:formula="of:=IF(([.F178]*[.G178]&gt;0);-([.I178]+[.J178]+[.K178]+[.L178]+[.M178]+[.N178]);([.I178]-[.J178]-[.K178]-[.L178]-[.M178]-[.N178]))" office:value-type="float" office:value="-1471.81">
            <text:p>-1,471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3">
            <text:p>963.00 </text:p>
          </table:table-cell>
          <table:table-cell table:style-name="ce27" office:value-type="float" office:value="2.88">
            <text:p>2.88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22">
            <text:p>1.22 </text:p>
          </table:table-cell>
          <table:table-cell table:style-name="ce32" table:formula="of:=IF(([.F179]*[.G179]&gt;0);-([.I179]+[.J179]+[.K179]+[.L179]+[.M179]+[.N179]);([.I179]-[.J179]-[.K179]-[.L179]-[.M179]-[.N179]))" office:value-type="float" office:value="-967.52">
            <text:p>-967.5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7">
            <text:p>17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13">
            <text:p>1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039">
            <text:p>4,039.00 </text:p>
          </table:table-cell>
          <table:table-cell table:style-name="ce27" office:value-type="float" office:value="12.12">
            <text:p>12.12 </text:p>
          </table:table-cell>
          <table:table-cell table:style-name="ce27" office:value-type="float" office:value="1.27">
            <text:p>1.27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79">
            <text:p>4.79 </text:p>
          </table:table-cell>
          <table:table-cell table:style-name="ce32" table:formula="of:=IF(([.F180]*[.G180]&gt;0);-([.I180]+[.J180]+[.K180]+[.L180]+[.M180]+[.N180]);([.I180]-[.J180]-[.K180]-[.L180]-[.M180]-[.N180]))" office:value-type="float" office:value="-4057.69">
            <text:p>-4,057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3.5">
            <text:p>913.50 </text:p>
          </table:table-cell>
          <table:table-cell table:style-name="ce27" office:value-type="float" office:value="2.73">
            <text:p>2.73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3">
            <text:p>1.13 </text:p>
          </table:table-cell>
          <table:table-cell table:style-name="ce32" table:formula="of:=IF(([.F181]*[.G181]&gt;0);-([.I181]+[.J181]+[.K181]+[.L181]+[.M181]+[.N181]);([.I181]-[.J181]-[.K181]-[.L181]-[.M181]-[.N181]))" office:value-type="float" office:value="-917.77">
            <text:p>-917.7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2">
            <text:p>22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96">
            <text:p>1,496.00 </text:p>
          </table:table-cell>
          <table:table-cell table:style-name="ce27" office:value-type="float" office:value="4.5">
            <text:p>4.50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182]*[.G182]&gt;0);-([.I182]+[.J182]+[.K182]+[.L182]+[.M182]+[.N182]);([.I182]-[.J182]-[.K182]-[.L182]-[.M182]-[.N182]))" office:value-type="float" office:value="-1503.11">
            <text:p>-1,503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4">
            <text:p>1,164.0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183]*[.G183]&gt;0);-([.I183]+[.J183]+[.K183]+[.L183]+[.M183]+[.N183]);([.I183]-[.J183]-[.K183]-[.L183]-[.M183]-[.N183]))" office:value-type="float" office:value="-1169.52">
            <text:p>-1,169.5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1.05">
            <text:p>1,041.05 </text:p>
          </table:table-cell>
          <table:table-cell table:style-name="ce27" office:value-type="float" office:value="3.12">
            <text:p>3.1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6">
            <text:p>1.26 </text:p>
          </table:table-cell>
          <table:table-cell table:style-name="ce32" table:formula="of:=IF(([.F184]*[.G184]&gt;0);-([.I184]+[.J184]+[.K184]+[.L184]+[.M184]+[.N184]);([.I184]-[.J184]-[.K184]-[.L184]-[.M184]-[.N184]))" office:value-type="float" office:value="-1045.88">
            <text:p>-1,045.8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2">
            <text:p>12/01/2012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10">
            <text:p>1,310.00 </text:p>
          </table:table-cell>
          <table:table-cell table:style-name="ce27" office:value-type="float" office:value="3.95">
            <text:p>3.95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8">
            <text:p>1.58 </text:p>
          </table:table-cell>
          <table:table-cell table:style-name="ce32" table:formula="of:=IF(([.F185]*[.G185]&gt;0);-([.I185]+[.J185]+[.K185]+[.L185]+[.M185]+[.N185]);([.I185]-[.J185]-[.K185]-[.L185]-[.M185]-[.N185]))" office:value-type="float" office:value="-1316.11">
            <text:p>-1,316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9">
            <text:p>19/01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37.5">
            <text:p>1,337.5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186]*[.G186]&gt;0);-([.I186]+[.J186]+[.K186]+[.L186]+[.M186]+[.N186]);([.I186]-[.J186]-[.K186]-[.L186]-[.M186]-[.N186]))" office:value-type="float" office:value="-1343.71">
            <text:p>-1,343.7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2-14">
            <text:p>14/02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OROMAND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07.7">
            <text:p>1,607.70 </text:p>
          </table:table-cell>
          <table:table-cell table:style-name="ce27" office:value-type="float" office:value="4.8">
            <text:p>4.80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3">
            <text:p>2.03 </text:p>
          </table:table-cell>
          <table:table-cell table:style-name="ce32" table:formula="of:=IF(([.F187]*[.G187]&gt;0);-([.I187]+[.J187]+[.K187]+[.L187]+[.M187]+[.N187]);([.I187]-[.J187]-[.K187]-[.L187]-[.M187]-[.N187]))" office:value-type="float" office:value="-1615.22">
            <text:p>-1,615.22 </text:p>
          </table:table-cell>
          <table:table-cell table:style-name="ce27" office:value-type="float" office:value="239.75">
            <text:p>239.75 </text:p>
          </table:table-cell>
          <table:table-cell table:style-name="ce21" office:value-type="float" office:value="760">
            <text:p>760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COROMANDEL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09">
            <text:p>09/12/2009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25">
            <text:p>1,925.00 </text:p>
          </table:table-cell>
          <table:table-cell table:style-name="ce27" office:value-type="float" office:value="5.8">
            <text:p>5.80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46">
            <text:p>2.46 </text:p>
          </table:table-cell>
          <table:table-cell table:style-name="ce32" table:formula="of:=IF(([.F189]*[.G189]&gt;0);-([.I189]+[.J189]+[.K189]+[.L189]+[.M189]+[.N189]);([.I189]-[.J189]-[.K189]-[.L189]-[.M189]-[.N189]))" office:value-type="float" office:value="-1934.12">
            <text:p>-1,934.1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28">
            <text:p>28/0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17.5">
            <text:p>2,117.50 </text:p>
          </table:table-cell>
          <table:table-cell table:style-name="ce27" office:value-type="float" office:value="6.35">
            <text:p>6.35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2.72">
            <text:p>2.72 </text:p>
          </table:table-cell>
          <table:table-cell table:style-name="ce32" table:formula="of:=IF(([.F190]*[.G190]&gt;0);-([.I190]+[.J190]+[.K190]+[.L190]+[.M190]+[.N190]);([.I190]-[.J190]-[.K190]-[.L190]-[.M190]-[.N190]))" office:value-type="float" office:value="-2127.52">
            <text:p>-2,127.5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16">
            <text:p>16/03/2010 </text:p>
          </table:table-cell>
          <table:table-cell table:style-name="ce2" office:value-type="string">
            <text:p>bonus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90">
            <text:p>90 </text:p>
          </table:table-cell>
          <table:table-cell table:number-columns-repeated="2" table:style-name="ce21" office:value-type="float" office:value="1">
            <text:p>1 </text:p>
          </table:table-cell>
          <table:table-cell table:number-columns-repeated="6" table:style-name="ce27" office:value-type="float" office:value="0">
            <text:p><text:s/>0.00 </text:p>
          </table:table-cell>
          <table:table-cell table:style-name="ce32" table:formula="of:=IF(([.F191]*[.G191]&gt;0);-([.I191]+[.J191]+[.K191]+[.L191]+[.M191]+[.N191]);([.I191]-[.J191]-[.K191]-[.L191]-[.M191]-[.N191]))" office:value-type="float" office:value="-0">
            <text:p><text:s/>0.0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7">
            <text:p>07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39">
            <text:p>3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21.3">
            <text:p>9,621.30 </text:p>
          </table:table-cell>
          <table:table-cell table:style-name="ce27" office:value-type="float" office:value="28.86">
            <text:p>28.86 </text:p>
          </table:table-cell>
          <table:table-cell table:style-name="ce27" office:value-type="float" office:value="2.98">
            <text:p>2.98 </text:p>
          </table:table-cell>
          <table:table-cell table:style-name="ce27" office:value-type="float" office:value="0.96">
            <text:p>0.96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11.86">
            <text:p>11.86 </text:p>
          </table:table-cell>
          <table:table-cell table:style-name="ce32" table:formula="of:=IF(([.F192]*[.G192]&gt;0);-([.I192]+[.J192]+[.K192]+[.L192]+[.M192]+[.N192]);([.I192]-[.J192]-[.K192]-[.L192]-[.M192]-[.N192]))" office:value-type="float" office:value="-9666.32">
            <text:p>-9,666.3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3">
            <text:p>13/05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80.5">
            <text:p>2,480.50 </text:p>
          </table:table-cell>
          <table:table-cell table:style-name="ce27" office:value-type="float" office:value="7.4">
            <text:p>7.4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95">
            <text:p>2.95 </text:p>
          </table:table-cell>
          <table:table-cell table:style-name="ce32" table:formula="of:=IF(([.F193]*[.G193]&gt;0);-([.I193]+[.J193]+[.K193]+[.L193]+[.M193]+[.N193]);([.I193]-[.J193]-[.K193]-[.L193]-[.M193]-[.N193]))" office:value-type="float" office:value="-2491.92">
            <text:p>-2,491.9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9">
            <text:p>19/05/2010 </text:p>
          </table:table-cell>
          <table:table-cell table:style-name="ce16" office:value-type="string">
            <text:p>b08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5.25">
            <text:p>1,175.25 </text:p>
          </table:table-cell>
          <table:table-cell table:style-name="ce27" office:value-type="float" office:value="3.55">
            <text:p>3.55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194]*[.G194]&gt;0);-([.I194]+[.J194]+[.K194]+[.L194]+[.M194]+[.N194]);([.I194]-[.J194]-[.K194]-[.L194]-[.M194]-[.N194]))" office:value-type="float" office:value="-1180.78">
            <text:p>-1,180.7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25.75">
            <text:p>2,225.75 </text:p>
          </table:table-cell>
          <table:table-cell table:style-name="ce27" office:value-type="float" office:value="6.7">
            <text:p>6.70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76">
            <text:p>2.76 </text:p>
          </table:table-cell>
          <table:table-cell table:style-name="ce32" table:formula="of:=IF(([.F195]*[.G195]&gt;0);-([.I195]+[.J195]+[.K195]+[.L195]+[.M195]+[.N195]);([.I195]-[.J195]-[.K195]-[.L195]-[.M195]-[.N195]))" office:value-type="float" office:value="-2236.17">
            <text:p>-2,236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5.5">
            <text:p>1,425.5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8">
            <text:p>1.78 </text:p>
          </table:table-cell>
          <table:table-cell table:style-name="ce32" table:formula="of:=IF(([.F196]*[.G196]&gt;0);-([.I196]+[.J196]+[.K196]+[.L196]+[.M196]+[.N196]);([.I196]-[.J196]-[.K196]-[.L196]-[.M196]-[.N196]))" office:value-type="float" office:value="-1432.2">
            <text:p>-1,432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0">
            <text:p>20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35">
            <text:p>2,235.00 </text:p>
          </table:table-cell>
          <table:table-cell table:style-name="ce27" office:value-type="float" office:value="10.05">
            <text:p>10.05 </text:p>
          </table:table-cell>
          <table:table-cell table:style-name="ce27" office:value-type="float" office:value="1.04">
            <text:p>1.04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3.01">
            <text:p>3.01 </text:p>
          </table:table-cell>
          <table:table-cell table:style-name="ce32" table:formula="of:=IF(([.F197]*[.G197]&gt;0);-([.I197]+[.J197]+[.K197]+[.L197]+[.M197]+[.N197]);([.I197]-[.J197]-[.K197]-[.L197]-[.M197]-[.N197]))" office:value-type="float" office:value="-2249.37">
            <text:p>-2,249.3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7">
            <text:p>27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75.5">
            <text:p>1,375.50 </text:p>
          </table:table-cell>
          <table:table-cell table:style-name="ce27" office:value-type="float" office:value="4.15">
            <text:p>4.15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6">
            <text:p>1.66 </text:p>
          </table:table-cell>
          <table:table-cell table:style-name="ce32" table:formula="of:=IF(([.F198]*[.G198]&gt;0);-([.I198]+[.J198]+[.K198]+[.L198]+[.M198]+[.N198]);([.I198]-[.J198]-[.K198]-[.L198]-[.M198]-[.N198]))" office:value-type="float" office:value="-1381.91">
            <text:p>-1,381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54.6">
            <text:p>1,054.60 </text:p>
          </table:table-cell>
          <table:table-cell table:style-name="ce27" office:value-type="float" office:value="3.16">
            <text:p>3.16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4">
            <text:p>1.34 </text:p>
          </table:table-cell>
          <table:table-cell table:style-name="ce32" table:formula="of:=IF(([.F199]*[.G199]&gt;0);-([.I199]+[.J199]+[.K199]+[.L199]+[.M199]+[.N199]);([.I199]-[.J199]-[.K199]-[.L199]-[.M199]-[.N199]))" office:value-type="float" office:value="-1059.57">
            <text:p>-1,059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10.2">
            <text:p>510.20 </text:p>
          </table:table-cell>
          <table:table-cell table:style-name="ce27" office:value-type="float" office:value="1.54">
            <text:p>1.54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63">
            <text:p>0.63 </text:p>
          </table:table-cell>
          <table:table-cell table:style-name="ce32" table:formula="of:=IF(([.F200]*[.G200]&gt;0);-([.I200]+[.J200]+[.K200]+[.L200]+[.M200]+[.N200]);([.I200]-[.J200]-[.K200]-[.L200]-[.M200]-[.N200]))" office:value-type="float" office:value="-512.59">
            <text:p>-512.5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1">
            <text:p>11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5.3">
            <text:p>765.30 </text:p>
          </table:table-cell>
          <table:table-cell table:style-name="ce27" office:value-type="float" office:value="2.31">
            <text:p>2.31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9">
            <text:p>0.99 </text:p>
          </table:table-cell>
          <table:table-cell table:style-name="ce32" table:formula="of:=IF(([.F201]*[.G201]&gt;0);-([.I201]+[.J201]+[.K201]+[.L201]+[.M201]+[.N201]);([.I201]-[.J201]-[.K201]-[.L201]-[.M201]-[.N201]))" office:value-type="float" office:value="-768.94">
            <text:p>-768.9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92.05">
            <text:p>1,992.05 </text:p>
          </table:table-cell>
          <table:table-cell table:style-name="ce27" office:value-type="float" office:value="5.97">
            <text:p>5.97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53">
            <text:p>2.53 </text:p>
          </table:table-cell>
          <table:table-cell table:style-name="ce32" table:formula="of:=IF(([.F202]*[.G202]&gt;0);-([.I202]+[.J202]+[.K202]+[.L202]+[.M202]+[.N202]);([.I202]-[.J202]-[.K202]-[.L202]-[.M202]-[.N202]))" office:value-type="float" office:value="-2001.43">
            <text:p>-2,001.4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19">
            <text:p>19/04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98.75">
            <text:p>7,098.75 </text:p>
          </table:table-cell>
          <table:table-cell table:style-name="ce27" office:value-type="float" office:value="21.25">
            <text:p>21.25 </text:p>
          </table:table-cell>
          <table:table-cell table:style-name="ce27" office:value-type="float" office:value="2.19">
            <text:p>2.19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8.87">
            <text:p>8.87 </text:p>
          </table:table-cell>
          <table:table-cell table:style-name="ce32" table:formula="of:=IF(([.F203]*[.G203]&gt;0);-([.I203]+[.J203]+[.K203]+[.L203]+[.M203]+[.N203]);([.I203]-[.J203]-[.K203]-[.L203]-[.M203]-[.N203]))" office:value-type="float" office:value="-7131.97">
            <text:p>-7,131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20">
            <text:p>20/04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01.25">
            <text:p>7,001.25 </text:p>
          </table:table-cell>
          <table:table-cell table:style-name="ce27" office:value-type="float" office:value="21">
            <text:p>21.00 </text:p>
          </table:table-cell>
          <table:table-cell table:style-name="ce27" office:value-type="float" office:value="2.16">
            <text:p>2.16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8.68">
            <text:p>8.68 </text:p>
          </table:table-cell>
          <table:table-cell table:style-name="ce32" table:formula="of:=IF(([.F204]*[.G204]&gt;0);-([.I204]+[.J204]+[.K204]+[.L204]+[.M204]+[.N204]);([.I204]-[.J204]-[.K204]-[.L204]-[.M204]-[.N204]))" office:value-type="float" office:value="-7033.96">
            <text:p>-7,033.9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29">
            <text:p>29/04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27.5">
            <text:p>12,427.50 </text:p>
          </table:table-cell>
          <table:table-cell table:style-name="ce27" office:value-type="float" office:value="37.25">
            <text:p>37.25 </text:p>
          </table:table-cell>
          <table:table-cell table:style-name="ce27" office:value-type="float" office:value="3.85">
            <text:p>3.85 </text:p>
          </table:table-cell>
          <table:table-cell table:style-name="ce27" office:value-type="float" office:value="1.24">
            <text:p>1.24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16">
            <text:p>16.00 </text:p>
          </table:table-cell>
          <table:table-cell table:style-name="ce32" table:formula="of:=IF(([.F205]*[.G205]&gt;0);-([.I205]+[.J205]+[.K205]+[.L205]+[.M205]+[.N205]);([.I205]-[.J205]-[.K205]-[.L205]-[.M205]-[.N205]))" office:value-type="float" office:value="-12486.12">
            <text:p>-12,486.1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4">
            <text:p>04/05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0">
            <text:p>1,220.00 </text:p>
          </table:table-cell>
          <table:table-cell table:style-name="ce27" office:value-type="float" office:value="3.65">
            <text:p>3.65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206]*[.G206]&gt;0);-([.I206]+[.J206]+[.K206]+[.L206]+[.M206]+[.N206]);([.I206]-[.J206]-[.K206]-[.L206]-[.M206]-[.N206]))" office:value-type="float" office:value="-1225.75">
            <text:p>-1,225.7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9">
            <text:p>09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6.25">
            <text:p>1,196.25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207]*[.G207]&gt;0);-([.I207]+[.J207]+[.K207]+[.L207]+[.M207]+[.N207]);([.I207]-[.J207]-[.K207]-[.L207]-[.M207]-[.N207]))" office:value-type="float" office:value="-1201.86">
            <text:p>-1,201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0">
            <text:p>10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6.75">
            <text:p>1,186.75 </text:p>
          </table:table-cell>
          <table:table-cell table:style-name="ce27" office:value-type="float" office:value="3.55">
            <text:p>3.55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2">
            <text:p>1.42 </text:p>
          </table:table-cell>
          <table:table-cell table:style-name="ce32" table:formula="of:=IF(([.F208]*[.G208]&gt;0);-([.I208]+[.J208]+[.K208]+[.L208]+[.M208]+[.N208]);([.I208]-[.J208]-[.K208]-[.L208]-[.M208]-[.N208]))" office:value-type="float" office:value="-1192.25">
            <text:p>-1,192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6">
            <text:p>16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1">
            <text:p>11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848.45">
            <text:p>2,848.45 </text:p>
          </table:table-cell>
          <table:table-cell table:style-name="ce27" office:value-type="float" office:value="8.58">
            <text:p>8.58 </text:p>
          </table:table-cell>
          <table:table-cell table:style-name="ce27" office:value-type="float" office:value="0.89">
            <text:p>0.89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52">
            <text:p>3.52 </text:p>
          </table:table-cell>
          <table:table-cell table:style-name="ce32" table:formula="of:=IF(([.F209]*[.G209]&gt;0);-([.I209]+[.J209]+[.K209]+[.L209]+[.M209]+[.N209]);([.I209]-[.J209]-[.K209]-[.L209]-[.M209]-[.N209]))" office:value-type="float" office:value="-2861.81">
            <text:p>-2,861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92.25">
            <text:p>1,292.25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210]*[.G210]&gt;0);-([.I210]+[.J210]+[.K210]+[.L210]+[.M210]+[.N210]);([.I210]-[.J210]-[.K210]-[.L210]-[.M210]-[.N210]))" office:value-type="float" office:value="-1298.34">
            <text:p>-1,298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0">
            <text:p>20/06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01">
            <text:p>2,501.0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14">
            <text:p>3.14 </text:p>
          </table:table-cell>
          <table:table-cell table:style-name="ce32" table:formula="of:=IF(([.F211]*[.G211]&gt;0);-([.I211]+[.J211]+[.K211]+[.L211]+[.M211]+[.N211]);([.I211]-[.J211]-[.K211]-[.L211]-[.M211]-[.N211]))" office:value-type="float" office:value="-2512.74">
            <text:p>-2,512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7-20">
            <text:p>20/07/2011 </text:p>
          </table:table-cell>
          <table:table-cell table:style-name="ce16" office:value-type="string">
            <text:p>b01</text:p>
          </table:table-cell>
          <table:table-cell office:value-type="string">
            <text:p>CROMPGREAV</text:p>
          </table:table-cell>
          <table:table-cell table:style-name="ce22" office:value-type="float" office:value="60">
            <text:p>60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11065">
            <text:p>11,065.00 </text:p>
          </table:table-cell>
          <table:table-cell table:style-name="ce28" office:value-type="float" office:value="33.3">
            <text:p>33.30 </text:p>
          </table:table-cell>
          <table:table-cell table:style-name="ce28" office:value-type="float" office:value="3.44">
            <text:p>3.44 </text:p>
          </table:table-cell>
          <table:table-cell table:style-name="ce28" office:value-type="float" office:value="1.11">
            <text:p>1.11 </text:p>
          </table:table-cell>
          <table:table-cell table:style-name="ce28" office:value-type="float" office:value="0.3">
            <text:p>0.30 </text:p>
          </table:table-cell>
          <table:table-cell table:style-name="ce28" office:value-type="float" office:value="14">
            <text:p>14.00 </text:p>
          </table:table-cell>
          <table:table-cell table:style-name="ce33" table:formula="of:=IF(([.F212]*[.G212]&gt;0);-([.I212]+[.J212]+[.K212]+[.L212]+[.M212]+[.N212]);([.I212]-[.J212]-[.K212]-[.L212]-[.M212]-[.N212]))" office:value-type="float" office:value="-11117.15">
            <text:p>-11,117.15 </text:p>
          </table:table-cell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7-21">
            <text:p>21/07/2011 </text:p>
          </table:table-cell>
          <table:table-cell table:style-name="ce16" office:value-type="string">
            <text:p>b01</text:p>
          </table:table-cell>
          <table:table-cell office:value-type="string">
            <text:p>CROMPGREAV</text:p>
          </table:table-cell>
          <table:table-cell table:style-name="ce22" office:value-type="float" office:value="50">
            <text:p>50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9047.5">
            <text:p>9,047.50 </text:p>
          </table:table-cell>
          <table:table-cell table:style-name="ce28" office:value-type="float" office:value="27">
            <text:p>27.00 </text:p>
          </table:table-cell>
          <table:table-cell table:style-name="ce28" office:value-type="float" office:value="2.78">
            <text:p>2.78 </text:p>
          </table:table-cell>
          <table:table-cell table:style-name="ce28" office:value-type="float" office:value="0.9">
            <text:p>0.90 </text:p>
          </table:table-cell>
          <table:table-cell table:style-name="ce28" office:value-type="float" office:value="0.29">
            <text:p>0.29 </text:p>
          </table:table-cell>
          <table:table-cell table:style-name="ce28" office:value-type="float" office:value="11">
            <text:p>11.00 </text:p>
          </table:table-cell>
          <table:table-cell table:style-name="ce32" table:formula="of:=IF(([.F213]*[.G213]&gt;0);-([.I213]+[.J213]+[.K213]+[.L213]+[.M213]+[.N213]);([.I213]-[.J213]-[.K213]-[.L213]-[.M213]-[.N213]))" office:value-type="float" office:value="-9089.47">
            <text:p>-9,089.47 </text:p>
          </table:table-cell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7">
            <text:p>27/07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64">
            <text:p>1,764.00 </text:p>
          </table:table-cell>
          <table:table-cell table:style-name="ce27" office:value-type="float" office:value="5.3">
            <text:p>5.30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25">
            <text:p>2.25 </text:p>
          </table:table-cell>
          <table:table-cell table:style-name="ce32" table:formula="of:=IF(([.F214]*[.G214]&gt;0);-([.I214]+[.J214]+[.K214]+[.L214]+[.M214]+[.N214]);([.I214]-[.J214]-[.K214]-[.L214]-[.M214]-[.N214]))" office:value-type="float" office:value="-1772.33">
            <text:p>-1,772.3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8">
            <text:p>28/07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55">
            <text:p>855.00 </text:p>
          </table:table-cell>
          <table:table-cell table:style-name="ce27" office:value-type="float" office:value="2.55">
            <text:p>2.55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5">
            <text:p>1.05 </text:p>
          </table:table-cell>
          <table:table-cell table:style-name="ce32" table:formula="of:=IF(([.F215]*[.G215]&gt;0);-([.I215]+[.J215]+[.K215]+[.L215]+[.M215]+[.N215]);([.I215]-[.J215]-[.K215]-[.L215]-[.M215]-[.N215]))" office:value-type="float" office:value="-858.97">
            <text:p>-858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1">
            <text:p>01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27.5">
            <text:p>1,627.50 </text:p>
          </table:table-cell>
          <table:table-cell table:style-name="ce27" office:value-type="float" office:value="4.9">
            <text:p>4.90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216]*[.G216]&gt;0);-([.I216]+[.J216]+[.K216]+[.L216]+[.M216]+[.N216]);([.I216]-[.J216]-[.K216]-[.L216]-[.M216]-[.N216]))" office:value-type="float" office:value="-1635.06">
            <text:p>-1,635.0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5">
            <text:p>05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65">
            <text:p>1,565.00 </text:p>
          </table:table-cell>
          <table:table-cell table:style-name="ce27" office:value-type="float" office:value="4.7">
            <text:p>4.70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7">
            <text:p>1.87 </text:p>
          </table:table-cell>
          <table:table-cell table:style-name="ce32" table:formula="of:=IF(([.F217]*[.G217]&gt;0);-([.I217]+[.J217]+[.K217]+[.L217]+[.M217]+[.N217]);([.I217]-[.J217]-[.K217]-[.L217]-[.M217]-[.N217]))" office:value-type="float" office:value="-1572.25">
            <text:p>-1,572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1">
            <text:p>11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24.5">
            <text:p>724.50 </text:p>
          </table:table-cell>
          <table:table-cell table:style-name="ce27" office:value-type="float" office:value="2.15">
            <text:p>2.15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1">
            <text:p>0.91 </text:p>
          </table:table-cell>
          <table:table-cell table:style-name="ce32" table:formula="of:=IF(([.F218]*[.G218]&gt;0);-([.I218]+[.J218]+[.K218]+[.L218]+[.M218]+[.N218]);([.I218]-[.J218]-[.K218]-[.L218]-[.M218]-[.N218]))" office:value-type="float" office:value="-727.87">
            <text:p>-727.8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63">
            <text:p>1,363.00 </text:p>
          </table:table-cell>
          <table:table-cell table:style-name="ce27" office:value-type="float" office:value="4.1">
            <text:p>4.10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5">
            <text:p>1.65 </text:p>
          </table:table-cell>
          <table:table-cell table:style-name="ce32" table:formula="of:=IF(([.F219]*[.G219]&gt;0);-([.I219]+[.J219]+[.K219]+[.L219]+[.M219]+[.N219]);([.I219]-[.J219]-[.K219]-[.L219]-[.M219]-[.N219]))" office:value-type="float" office:value="-1369.34">
            <text:p>-1,369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05">
            <text:p>1,505.00 </text:p>
          </table:table-cell>
          <table:table-cell table:style-name="ce27" office:value-type="float" office:value="4.5">
            <text:p>4.5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7">
            <text:p>1.87 </text:p>
          </table:table-cell>
          <table:table-cell table:style-name="ce32" table:formula="of:=IF(([.F220]*[.G220]&gt;0);-([.I220]+[.J220]+[.K220]+[.L220]+[.M220]+[.N220]);([.I220]-[.J220]-[.K220]-[.L220]-[.M220]-[.N220]))" office:value-type="float" office:value="-1512.02">
            <text:p>-1,512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0">
            <text:p>20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3.5">
            <text:p>1,423.5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4">
            <text:p>1.74 </text:p>
          </table:table-cell>
          <table:table-cell table:style-name="ce32" table:formula="of:=IF(([.F221]*[.G221]&gt;0);-([.I221]+[.J221]+[.K221]+[.L221]+[.M221]+[.N221]);([.I221]-[.J221]-[.K221]-[.L221]-[.M221]-[.N221]))" office:value-type="float" office:value="-1430.15">
            <text:p>-1,430.1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4">
            <text:p>14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80.25">
            <text:p>680.25 </text:p>
          </table:table-cell>
          <table:table-cell table:style-name="ce27" office:value-type="float" office:value="2.05">
            <text:p>2.05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2">
            <text:p>0.82 </text:p>
          </table:table-cell>
          <table:table-cell table:style-name="ce32" table:formula="of:=IF(([.F222]*[.G222]&gt;0);-([.I222]+[.J222]+[.K222]+[.L222]+[.M222]+[.N222]);([.I222]-[.J222]-[.K222]-[.L222]-[.M222]-[.N222]))" office:value-type="float" office:value="-683.43">
            <text:p>-683.4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8">
            <text:p>1,278.0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223]*[.G223]&gt;0);-([.I223]+[.J223]+[.K223]+[.L223]+[.M223]+[.N223]);([.I223]-[.J223]-[.K223]-[.L223]-[.M223]-[.N223]))" office:value-type="float" office:value="-1283.99">
            <text:p>-1,283.9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7">
            <text:p>17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16.5">
            <text:p>616.50 </text:p>
          </table:table-cell>
          <table:table-cell table:style-name="ce27" office:value-type="float" office:value="1.85">
            <text:p>1.85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3">
            <text:p>0.73 </text:p>
          </table:table-cell>
          <table:table-cell table:style-name="ce32" table:formula="of:=IF(([.F224]*[.G224]&gt;0);-([.I224]+[.J224]+[.K224]+[.L224]+[.M224]+[.N224]);([.I224]-[.J224]-[.K224]-[.L224]-[.M224]-[.N224]))" office:value-type="float" office:value="-619.34">
            <text:p>-619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CROMPGREAV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51.5">
            <text:p>1,151.5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225]*[.G225]&gt;0);-([.I225]+[.J225]+[.K225]+[.L225]+[.M225]+[.N225]);([.I225]-[.J225]-[.K225]-[.L225]-[.M225]-[.N225]))" office:value-type="float" office:value="-1156.94">
            <text:p>-1,156.94 </text:p>
          </table:table-cell>
          <table:table-cell table:style-name="ce27" office:value-type="float" office:value="183.3">
            <text:p>183.30 </text:p>
          </table:table-cell>
          <table:table-cell table:style-name="ce21" office:value-type="float" office:value="550">
            <text:p>550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CROMPGREAV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7" office:value-type="string">
            <text:p>L</text:p>
          </table:table-cell>
          <table:table-cell table:style-name="ce10" office:value-type="date" office:date-value="2010-07-05">
            <text:p>05/07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45">
            <text:p>4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828.75">
            <text:p>3,828.75 </text:p>
          </table:table-cell>
          <table:table-cell table:style-name="ce27" office:value-type="float" office:value="11.7">
            <text:p>11.70 </text:p>
          </table:table-cell>
          <table:table-cell table:style-name="ce27" office:value-type="float" office:value="1.22">
            <text:p>1.22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95">
            <text:p>4.95 </text:p>
          </table:table-cell>
          <table:table-cell table:style-name="ce32" table:formula="of:=IF(([.F227]*[.G227]&gt;0);-([.I227]+[.J227]+[.K227]+[.L227]+[.M227]+[.N227]);([.I227]-[.J227]-[.K227]-[.L227]-[.M227]-[.N227]))" office:value-type="float" office:value="-3847.1">
            <text:p>-3,847.1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6">
            <text:p>06/07/2010 </text:p>
          </table:table-cell>
          <table:table-cell table:style-name="ce16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90">
            <text:p>9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44.75">
            <text:p>7,644.75 </text:p>
          </table:table-cell>
          <table:table-cell table:style-name="ce27" office:value-type="float" office:value="22.95">
            <text:p>22.95 </text:p>
          </table:table-cell>
          <table:table-cell table:style-name="ce27" office:value-type="float" office:value="2.43">
            <text:p>2.43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9.88">
            <text:p>9.88 </text:p>
          </table:table-cell>
          <table:table-cell table:style-name="ce32" table:formula="of:=IF(([.F228]*[.G228]&gt;0);-([.I228]+[.J228]+[.K228]+[.L228]+[.M228]+[.N228]);([.I228]-[.J228]-[.K228]-[.L228]-[.M228]-[.N228]))" office:value-type="float" office:value="-7680.95">
            <text:p>-7,680.9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7">
            <text:p>07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324.75">
            <text:p>6,324.75 </text:p>
          </table:table-cell>
          <table:table-cell table:style-name="ce27" office:value-type="float" office:value="18.75">
            <text:p>18.75 </text:p>
          </table:table-cell>
          <table:table-cell table:style-name="ce27" office:value-type="float" office:value="1.95">
            <text:p>1.95 </text:p>
          </table:table-cell>
          <table:table-cell table:style-name="ce27" office:value-type="float" office:value="0.63">
            <text:p>0.63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8.09">
            <text:p>8.09 </text:p>
          </table:table-cell>
          <table:table-cell table:style-name="ce32" office:value-type="float" office:value="-6354.34">
            <text:p>-6,354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8">
            <text:p>08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33.5">
            <text:p>2,533.5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19">
            <text:p>3.19 </text:p>
          </table:table-cell>
          <table:table-cell table:style-name="ce32" office:value-type="float" office:value="-2545.29">
            <text:p>-2,545.2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9">
            <text:p>19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61.25">
            <text:p>1,361.25 </text:p>
          </table:table-cell>
          <table:table-cell table:style-name="ce27" office:value-type="float" office:value="4.05">
            <text:p>4.05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4">
            <text:p>1.74 </text:p>
          </table:table-cell>
          <table:table-cell table:style-name="ce32" table:formula="of:=IF(([.F231]*[.G231]&gt;0);-([.I231]+[.J231]+[.K231]+[.L231]+[.M231]+[.N231]);([.I231]-[.J231]-[.K231]-[.L231]-[.M231]-[.N231]))" office:value-type="float" office:value="-1367.63">
            <text:p>-1,367.63 </text:p>
          </table:table-cell>
          <table:table-cell table:number-columns-repeated="2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0">
            <text:p>20/07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58">
            <text:p>2,658.00 </text:p>
          </table:table-cell>
          <table:table-cell table:style-name="ce27" office:value-type="float" office:value="8.1">
            <text:p>8.10 </text:p>
          </table:table-cell>
          <table:table-cell table:style-name="ce27" office:value-type="float" office:value="0.84">
            <text:p>0.84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23">
            <text:p>3.23 </text:p>
          </table:table-cell>
          <table:table-cell table:style-name="ce32" table:formula="of:=IF(([.F232]*[.G232]&gt;0);-([.I232]+[.J232]+[.K232]+[.L232]+[.M232]+[.N232]);([.I232]-[.J232]-[.K232]-[.L232]-[.M232]-[.N232]))" office:value-type="float" office:value="-2670.51">
            <text:p>-2,670.5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3">
            <text:p>03/08/2010 </text:p>
          </table:table-cell>
          <table:table-cell table:style-name="ce16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3.25">
            <text:p>1,253.25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233]*[.G233]&gt;0);-([.I233]+[.J233]+[.K233]+[.L233]+[.M233]+[.N233]);([.I233]-[.J233]-[.K233]-[.L233]-[.M233]-[.N233]))" office:value-type="float" office:value="-1259.12">
            <text:p>-1,259.1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3">
            <text:p>13/08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98.75">
            <text:p>5,898.75 </text:p>
          </table:table-cell>
          <table:table-cell table:style-name="ce27" office:value-type="float" office:value="17.85">
            <text:p>17.85 </text:p>
          </table:table-cell>
          <table:table-cell table:style-name="ce27" office:value-type="float" office:value="1.84">
            <text:p>1.84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7.42">
            <text:p>7.42 </text:p>
          </table:table-cell>
          <table:table-cell table:style-name="ce32" table:formula="of:=IF(([.F234]*[.G234]&gt;0);-([.I234]+[.J234]+[.K234]+[.L234]+[.M234]+[.N234]);([.I234]-[.J234]-[.K234]-[.L234]-[.M234]-[.N234]))" office:value-type="float" office:value="-5926.62">
            <text:p>-5,926.6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6">
            <text:p>16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15.75">
            <text:p>1,215.75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235]*[.G235]&gt;0);-([.I235]+[.J235]+[.K235]+[.L235]+[.M235]+[.N235]);([.I235]-[.J235]-[.K235]-[.L235]-[.M235]-[.N235]))" office:value-type="float" office:value="-1221.4">
            <text:p>-1,221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7">
            <text:p>17/08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03.5">
            <text:p>803.50 </text:p>
          </table:table-cell>
          <table:table-cell table:style-name="ce27" office:value-type="float" office:value="2.4">
            <text:p>2.4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5">
            <text:p>0.95 </text:p>
          </table:table-cell>
          <table:table-cell table:style-name="ce32" table:formula="of:=IF(([.F236]*[.G236]&gt;0);-([.I236]+[.J236]+[.K236]+[.L236]+[.M236]+[.N236]);([.I236]-[.J236]-[.K236]-[.L236]-[.M236]-[.N236]))" office:value-type="float" office:value="-807.2">
            <text:p>-807.20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8">
            <text:p>18/08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93.5">
            <text:p>793.50 </text:p>
          </table:table-cell>
          <table:table-cell table:style-name="ce27" office:value-type="float" office:value="2.4">
            <text:p>2.4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">
            <text:p>1.00 </text:p>
          </table:table-cell>
          <table:table-cell table:style-name="ce32" table:formula="of:=IF(([.F237]*[.G237]&gt;0);-([.I237]+[.J237]+[.K237]+[.L237]+[.M237]+[.N237]);([.I237]-[.J237]-[.K237]-[.L237]-[.M237]-[.N237]))" office:value-type="float" office:value="-797.25">
            <text:p>-797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0.5">
            <text:p>1,180.5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238]*[.G238]&gt;0);-([.I238]+[.J238]+[.K238]+[.L238]+[.M238]+[.N238]);([.I238]-[.J238]-[.K238]-[.L238]-[.M238]-[.N238]))" office:value-type="float" office:value="-1186.11">
            <text:p>-1,186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0">
            <text:p>20/06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0">
            <text:p>760.00 </text:p>
          </table:table-cell>
          <table:table-cell table:style-name="ce27" office:value-type="float" office:value="2.3">
            <text:p>2.30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5">
            <text:p>0.95 </text:p>
          </table:table-cell>
          <table:table-cell table:style-name="ce32" table:formula="of:=IF(([.F239]*[.G239]&gt;0);-([.I239]+[.J239]+[.K239]+[.L239]+[.M239]+[.N239]);([.I239]-[.J239]-[.K239]-[.L239]-[.M239]-[.N239]))" office:value-type="float" office:value="-763.59">
            <text:p>-763.5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12">
            <text:p>2,212.00 </text:p>
          </table:table-cell>
          <table:table-cell table:style-name="ce27" office:value-type="float" office:value="6.6">
            <text:p>6.60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3">
            <text:p>2.73 </text:p>
          </table:table-cell>
          <table:table-cell table:style-name="ce32" table:formula="of:=IF(([.F240]*[.G240]&gt;0);-([.I240]+[.J240]+[.K240]+[.L240]+[.M240]+[.N240]);([.I240]-[.J240]-[.K240]-[.L240]-[.M240]-[.N240]))" office:value-type="float" office:value="-2222.29">
            <text:p>-2,222.2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9">
            <text:p>29/07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28">
            <text:p>728.00 </text:p>
          </table:table-cell>
          <table:table-cell table:style-name="ce27" office:value-type="float" office:value="2.2">
            <text:p>2.2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3">
            <text:p>0.93 </text:p>
          </table:table-cell>
          <table:table-cell table:style-name="ce32" table:formula="of:=IF(([.F241]*[.G241]&gt;0);-([.I241]+[.J241]+[.K241]+[.L241]+[.M241]+[.N241]);([.I241]-[.J241]-[.K241]-[.L241]-[.M241]-[.N241]))" office:value-type="float" office:value="-731.45">
            <text:p>-731.4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1">
            <text:p>01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11">
            <text:p>711.00 </text:p>
          </table:table-cell>
          <table:table-cell table:style-name="ce27" office:value-type="float" office:value="2.1">
            <text:p>2.10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6">
            <text:p>0.86 </text:p>
          </table:table-cell>
          <table:table-cell table:style-name="ce32" table:formula="of:=IF(([.F242]*[.G242]&gt;0);-([.I242]+[.J242]+[.K242]+[.L242]+[.M242]+[.N242]);([.I242]-[.J242]-[.K242]-[.L242]-[.M242]-[.N242]))" office:value-type="float" office:value="-714.27">
            <text:p>-714.2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3">
            <text:p>03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77.5">
            <text:p>677.50 </text:p>
          </table:table-cell>
          <table:table-cell table:style-name="ce27" office:value-type="float" office:value="2">
            <text:p>2.00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5">
            <text:p>0.85 </text:p>
          </table:table-cell>
          <table:table-cell table:style-name="ce32" table:formula="of:=IF(([.F243]*[.G243]&gt;0);-([.I243]+[.J243]+[.K243]+[.L243]+[.M243]+[.N243]);([.I243]-[.J243]-[.K243]-[.L243]-[.M243]-[.N243]))" office:value-type="float" office:value="-680.65">
            <text:p>-680.6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2">
            <text:p>1,302.0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9">
            <text:p>1.59 </text:p>
          </table:table-cell>
          <table:table-cell table:style-name="ce32" table:formula="of:=IF(([.F244]*[.G244]&gt;0);-([.I244]+[.J244]+[.K244]+[.L244]+[.M244]+[.N244]);([.I244]-[.J244]-[.K244]-[.L244]-[.M244]-[.N244]))" office:value-type="float" office:value="-1308.17">
            <text:p>-1,308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30">
            <text:p>1,330.0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6">
            <text:p>1.66 </text:p>
          </table:table-cell>
          <table:table-cell table:style-name="ce32" table:formula="of:=IF(([.F245]*[.G245]&gt;0);-([.I245]+[.J245]+[.K245]+[.L245]+[.M245]+[.N245]);([.I245]-[.J245]-[.K245]-[.L245]-[.M245]-[.N245]))" office:value-type="float" office:value="-1336.24">
            <text:p>-1,336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15">
            <text:p>1,315.0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246]*[.G246]&gt;0);-([.I246]+[.J246]+[.K246]+[.L246]+[.M246]+[.N246]);([.I246]-[.J246]-[.K246]-[.L246]-[.M246]-[.N246]))" office:value-type="float" office:value="-1321.21">
            <text:p>-1,321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3">
            <text:p>23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40.5">
            <text:p>640.50 </text:p>
          </table:table-cell>
          <table:table-cell table:style-name="ce27" office:value-type="float" office:value="1.9">
            <text:p>1.90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4">
            <text:p>0.84 </text:p>
          </table:table-cell>
          <table:table-cell table:style-name="ce32" table:formula="of:=IF(([.F247]*[.G247]&gt;0);-([.I247]+[.J247]+[.K247]+[.L247]+[.M247]+[.N247]);([.I247]-[.J247]-[.K247]-[.L247]-[.M247]-[.N247]))" office:value-type="float" office:value="-643.52">
            <text:p>-643.5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30">
            <text:p>30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40">
            <text:p>2,540.00 </text:p>
          </table:table-cell>
          <table:table-cell table:style-name="ce27" office:value-type="float" office:value="7.6">
            <text:p>7.60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2">
            <text:p>3.20 </text:p>
          </table:table-cell>
          <table:table-cell table:style-name="ce32" table:formula="of:=IF(([.F248]*[.G248]&gt;0);-([.I248]+[.J248]+[.K248]+[.L248]+[.M248]+[.N248]);([.I248]-[.J248]-[.K248]-[.L248]-[.M248]-[.N248]))" office:value-type="float" office:value="-2551.91">
            <text:p>-2,551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5">
            <text:p>05/10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1">
            <text:p>1,241.0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6">
            <text:p>1.56 </text:p>
          </table:table-cell>
          <table:table-cell table:style-name="ce32" table:formula="of:=IF(([.F249]*[.G249]&gt;0);-([.I249]+[.J249]+[.K249]+[.L249]+[.M249]+[.N249]);([.I249]-[.J249]-[.K249]-[.L249]-[.M249]-[.N249]))" office:value-type="float" office:value="-1246.9">
            <text:p>-1,246.9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1">
            <text:p>01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1">
            <text:p>1,271.0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6">
            <text:p>1.56 </text:p>
          </table:table-cell>
          <table:table-cell table:style-name="ce32" table:formula="of:=IF(([.F250]*[.G250]&gt;0);-([.I250]+[.J250]+[.K250]+[.L250]+[.M250]+[.N250]);([.I250]-[.J250]-[.K250]-[.L250]-[.M250]-[.N250]))" office:value-type="float" office:value="-1276.92">
            <text:p>-1,276.9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4">
            <text:p>14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1">
            <text:p>1,241.0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251]*[.G251]&gt;0);-([.I251]+[.J251]+[.K251]+[.L251]+[.M251]+[.N251]);([.I251]-[.J251]-[.K251]-[.L251]-[.M251]-[.N251]))" office:value-type="float" office:value="-1246.85">
            <text:p>-1,246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3">
            <text:p>1,163.0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252]*[.G252]&gt;0);-([.I252]+[.J252]+[.K252]+[.L252]+[.M252]+[.N252]);([.I252]-[.J252]-[.K252]-[.L252]-[.M252]-[.N252]))" office:value-type="float" office:value="-1168.35">
            <text:p>-1,168.3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7">
            <text:p>17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0.5">
            <text:p>580.50 </text:p>
          </table:table-cell>
          <table:table-cell table:style-name="ce27" office:value-type="float" office:value="1.7">
            <text:p>1.70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69">
            <text:p>0.69 </text:p>
          </table:table-cell>
          <table:table-cell table:style-name="ce32" table:formula="of:=IF(([.F253]*[.G253]&gt;0);-([.I253]+[.J253]+[.K253]+[.L253]+[.M253]+[.N253]);([.I253]-[.J253]-[.K253]-[.L253]-[.M253]-[.N253]))" office:value-type="float" office:value="-583.14">
            <text:p>-583.1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42">
            <text:p>1,142.0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254]*[.G254]&gt;0);-([.I254]+[.J254]+[.K254]+[.L254]+[.M254]+[.N254]);([.I254]-[.J254]-[.K254]-[.L254]-[.M254]-[.N254]))" office:value-type="float" office:value="-1147.33">
            <text:p>-1,147.3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2">
            <text:p>22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78">
            <text:p>1,078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41">
            <text:p>1.41 </text:p>
          </table:table-cell>
          <table:table-cell table:style-name="ce32" table:formula="of:=IF(([.F255]*[.G255]&gt;0);-([.I255]+[.J255]+[.K255]+[.L255]+[.M255]+[.N255]);([.I255]-[.J255]-[.K255]-[.L255]-[.M255]-[.N255]))" office:value-type="float" office:value="-1083.08">
            <text:p>-1,083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0">
            <text:p>1,040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6">
            <text:p>1.36 </text:p>
          </table:table-cell>
          <table:table-cell table:style-name="ce32" table:formula="of:=IF(([.F256]*[.G256]&gt;0);-([.I256]+[.J256]+[.K256]+[.L256]+[.M256]+[.N256]);([.I256]-[.J256]-[.K256]-[.L256]-[.M256]-[.N256]))" office:value-type="float" office:value="-1045.02">
            <text:p>-1,045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05">
            <text:p>05/1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FINOLEXIND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65">
            <text:p>2,465.0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02">
            <text:p>3.02 </text:p>
          </table:table-cell>
          <table:table-cell table:style-name="ce32" table:formula="of:=IF(([.F257]*[.G257]&gt;0);-([.I257]+[.J257]+[.K257]+[.L257]+[.M257]+[.N257]);([.I257]-[.J257]-[.K257]-[.L257]-[.M257]-[.N257]))" office:value-type="float" office:value="-2476.6">
            <text:p>-2,476.60 </text:p>
          </table:table-cell>
          <table:table-cell table:style-name="ce27" office:value-type="float" office:value="73.55">
            <text:p>73.55 </text:p>
          </table:table-cell>
          <table:table-cell table:style-name="ce21" office:value-type="float" office:value="805">
            <text:p>805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FINOLEXIND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2">
            <text:p>02/12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25">
            <text:p>1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633.75">
            <text:p>15,633.75 </text:p>
          </table:table-cell>
          <table:table-cell table:style-name="ce27" office:value-type="float" office:value="47">
            <text:p>47.00 </text:p>
          </table:table-cell>
          <table:table-cell table:style-name="ce27" office:value-type="float" office:value="4.85">
            <text:p>4.85 </text:p>
          </table:table-cell>
          <table:table-cell table:style-name="ce27" office:value-type="float" office:value="1.56">
            <text:p>1.56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20">
            <text:p>20.00 </text:p>
          </table:table-cell>
          <table:table-cell table:style-name="ce32" table:formula="of:=IF(([.F259]*[.G259]&gt;0);-([.I259]+[.J259]+[.K259]+[.L259]+[.M259]+[.N259]);([.I259]-[.J259]-[.K259]-[.L259]-[.M259]-[.N259]))" office:value-type="float" office:value="-15707.51">
            <text:p>-15,707.5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3">
            <text:p>03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862">
            <text:p>4,862.00 </text:p>
          </table:table-cell>
          <table:table-cell table:style-name="ce27" office:value-type="float" office:value="14.6">
            <text:p>14.60 </text:p>
          </table:table-cell>
          <table:table-cell table:style-name="ce27" office:value-type="float" office:value="1.49">
            <text:p>1.49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82">
            <text:p>5.82 </text:p>
          </table:table-cell>
          <table:table-cell table:style-name="ce32" table:formula="of:=IF(([.F260]*[.G260]&gt;0);-([.I260]+[.J260]+[.K260]+[.L260]+[.M260]+[.N260]);([.I260]-[.J260]-[.K260]-[.L260]-[.M260]-[.N260]))" office:value-type="float" office:value="-4884.51">
            <text:p>-4,884.5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7">
            <text:p>07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580">
            <text:p>4,580.00 </text:p>
          </table:table-cell>
          <table:table-cell table:style-name="ce27" office:value-type="float" office:value="13.8">
            <text:p>13.80 </text:p>
          </table:table-cell>
          <table:table-cell table:style-name="ce27" office:value-type="float" office:value="1.42">
            <text:p>1.42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5.77">
            <text:p>5.77 </text:p>
          </table:table-cell>
          <table:table-cell table:style-name="ce32" table:formula="of:=IF(([.F261]*[.G261]&gt;0);-([.I261]+[.J261]+[.K261]+[.L261]+[.M261]+[.N261]);([.I261]-[.J261]-[.K261]-[.L261]-[.M261]-[.N261]))" office:value-type="float" office:value="-4601.58">
            <text:p>-4,601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8">
            <text:p>08/1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36">
            <text:p>2,236.00 </text:p>
          </table:table-cell>
          <table:table-cell table:style-name="ce27" office:value-type="float" office:value="6.7">
            <text:p>6.70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9">
            <text:p>2.79 </text:p>
          </table:table-cell>
          <table:table-cell table:style-name="ce32" table:formula="of:=IF(([.F262]*[.G262]&gt;0);-([.I262]+[.J262]+[.K262]+[.L262]+[.M262]+[.N262]);([.I262]-[.J262]-[.K262]-[.L262]-[.M262]-[.N262]))" office:value-type="float" office:value="-2246.46">
            <text:p>-2,246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450">
            <text:p>5,450.00 </text:p>
          </table:table-cell>
          <table:table-cell table:style-name="ce27" office:value-type="float" office:value="16.3">
            <text:p>16.30 </text:p>
          </table:table-cell>
          <table:table-cell table:style-name="ce27" office:value-type="float" office:value="1.69">
            <text:p>1.69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6.79">
            <text:p>6.79 </text:p>
          </table:table-cell>
          <table:table-cell table:style-name="ce32" table:formula="of:=IF(([.F263]*[.G263]&gt;0);-([.I263]+[.J263]+[.K263]+[.L263]+[.M263]+[.N263]);([.I263]-[.J263]-[.K263]-[.L263]-[.M263]-[.N263]))" office:value-type="float" office:value="-5475.46">
            <text:p>-5,475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0">
            <text:p>20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51">
            <text:p>2,351.0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84">
            <text:p>2.84 </text:p>
          </table:table-cell>
          <table:table-cell table:style-name="ce32" table:formula="of:=IF(([.F264]*[.G264]&gt;0);-([.I264]+[.J264]+[.K264]+[.L264]+[.M264]+[.N264]);([.I264]-[.J264]-[.K264]-[.L264]-[.M264]-[.N264]))" office:value-type="float" office:value="-2361.87">
            <text:p>-2,361.8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3">
            <text:p>23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40.5">
            <text:p>1,140.5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265]*[.G265]&gt;0);-([.I265]+[.J265]+[.K265]+[.L265]+[.M265]+[.N265]);([.I265]-[.J265]-[.K265]-[.L265]-[.M265]-[.N265]))" office:value-type="float" office:value="-1145.85">
            <text:p>-1,145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4">
            <text:p>24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0.5">
            <text:p>1,130.5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">
            <text:p>1.40 </text:p>
          </table:table-cell>
          <table:table-cell table:style-name="ce32" table:formula="of:=IF(([.F266]*[.G266]&gt;0);-([.I266]+[.J266]+[.K266]+[.L266]+[.M266]+[.N266]);([.I266]-[.J266]-[.K266]-[.L266]-[.M266]-[.N266]))" office:value-type="float" office:value="-1135.79">
            <text:p>-1,135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30">
            <text:p>30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0.5">
            <text:p>1,170.5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267]*[.G267]&gt;0);-([.I267]+[.J267]+[.K267]+[.L267]+[.M267]+[.N267]);([.I267]-[.J267]-[.K267]-[.L267]-[.M267]-[.N267]))" office:value-type="float" office:value="-1175.99">
            <text:p>-1,175.9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6">
            <text:p>06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5.5">
            <text:p>585.50 </text:p>
          </table:table-cell>
          <table:table-cell table:style-name="ce27" office:value-type="float" office:value="1.75">
            <text:p>1.7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">
            <text:p>0.70 </text:p>
          </table:table-cell>
          <table:table-cell table:style-name="ce32" table:formula="of:=IF(([.F268]*[.G268]&gt;0);-([.I268]+[.J268]+[.K268]+[.L268]+[.M268]+[.N268]);([.I268]-[.J268]-[.K268]-[.L268]-[.M268]-[.N268]))" office:value-type="float" office:value="-588.2">
            <text:p>-588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7">
            <text:p>07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26">
            <text:p>1,726.00 </text:p>
          </table:table-cell>
          <table:table-cell table:style-name="ce27" office:value-type="float" office:value="5.2">
            <text:p>5.20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5">
            <text:p>2.15 </text:p>
          </table:table-cell>
          <table:table-cell table:style-name="ce32" table:formula="of:=IF(([.F269]*[.G269]&gt;0);-([.I269]+[.J269]+[.K269]+[.L269]+[.M269]+[.N269]);([.I269]-[.J269]-[.K269]-[.L269]-[.M269]-[.N269]))" office:value-type="float" office:value="-1734.11">
            <text:p>-1,734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60.5">
            <text:p>560.50 </text:p>
          </table:table-cell>
          <table:table-cell table:style-name="ce27" office:value-type="float" office:value="1.7">
            <text:p>1.70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2">
            <text:p>0.72 </text:p>
          </table:table-cell>
          <table:table-cell table:style-name="ce32" table:formula="of:=IF(([.F270]*[.G270]&gt;0);-([.I270]+[.J270]+[.K270]+[.L270]+[.M270]+[.N270]);([.I270]-[.J270]-[.K270]-[.L270]-[.M270]-[.N270]))" office:value-type="float" office:value="-563.17">
            <text:p>-563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1">
            <text:p>11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45.5">
            <text:p>545.50 </text:p>
          </table:table-cell>
          <table:table-cell table:style-name="ce27" office:value-type="float" office:value="1.65">
            <text:p>1.65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69">
            <text:p>0.69 </text:p>
          </table:table-cell>
          <table:table-cell table:style-name="ce32" table:formula="of:=IF(([.F271]*[.G271]&gt;0);-([.I271]+[.J271]+[.K271]+[.L271]+[.M271]+[.N271]);([.I271]-[.J271]-[.K271]-[.L271]-[.M271]-[.N271]))" office:value-type="float" office:value="-548.08">
            <text:p>-548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2">
            <text:p>12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75.5">
            <text:p>1,075.5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272]*[.G272]&gt;0);-([.I272]+[.J272]+[.K272]+[.L272]+[.M272]+[.N272]);([.I272]-[.J272]-[.K272]-[.L272]-[.M272]-[.N272]))" office:value-type="float" office:value="-1080.46">
            <text:p>-1,080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40">
            <text:p>540.00 </text:p>
          </table:table-cell>
          <table:table-cell table:style-name="ce27" office:value-type="float" office:value="1.6">
            <text:p>1.60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68">
            <text:p>0.68 </text:p>
          </table:table-cell>
          <table:table-cell table:style-name="ce32" table:formula="of:=IF(([.F273]*[.G273]&gt;0);-([.I273]+[.J273]+[.K273]+[.L273]+[.M273]+[.N273]);([.I273]-[.J273]-[.K273]-[.L273]-[.M273]-[.N273]))" office:value-type="float" office:value="-542.51">
            <text:p>-542.5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55">
            <text:p>1,055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274]*[.G274]&gt;0);-([.I274]+[.J274]+[.K274]+[.L274]+[.M274]+[.N274]);([.I274]-[.J274]-[.K274]-[.L274]-[.M274]-[.N274]))" office:value-type="float" office:value="-1059.96">
            <text:p>-1,059.9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35">
            <text:p>1,035.00 </text:p>
          </table:table-cell>
          <table:table-cell table:style-name="ce27" office:value-type="float" office:value="3.1">
            <text:p>3.10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275]*[.G275]&gt;0);-([.I275]+[.J275]+[.K275]+[.L275]+[.M275]+[.N275]);([.I275]-[.J275]-[.K275]-[.L275]-[.M275]-[.N275]))" office:value-type="float" office:value="-1039.84">
            <text:p>-1,039.8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71.5">
            <text:p>1,471.50 </text:p>
          </table:table-cell>
          <table:table-cell table:style-name="ce27" office:value-type="float" office:value="4.4">
            <text:p>4.4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2">
            <text:p>1.82 </text:p>
          </table:table-cell>
          <table:table-cell table:style-name="ce32" table:formula="of:=IF(([.F276]*[.G276]&gt;0);-([.I276]+[.J276]+[.K276]+[.L276]+[.M276]+[.N276]);([.I276]-[.J276]-[.K276]-[.L276]-[.M276]-[.N276]))" office:value-type="float" office:value="-1478.36">
            <text:p>-1,478.3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0">
            <text:p>10/0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5">
            <text:p>1,425.0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3">
            <text:p>1.73 </text:p>
          </table:table-cell>
          <table:table-cell table:style-name="ce32" table:formula="of:=IF(([.F277]*[.G277]&gt;0);-([.I277]+[.J277]+[.K277]+[.L277]+[.M277]+[.N277]);([.I277]-[.J277]-[.K277]-[.L277]-[.M277]-[.N277]))" office:value-type="float" office:value="-1431.66">
            <text:p>-1,431.6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96.5">
            <text:p>996.5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7">
            <text:p>1.27 </text:p>
          </table:table-cell>
          <table:table-cell table:style-name="ce32" table:formula="of:=IF(([.F278]*[.G278]&gt;0);-([.I278]+[.J278]+[.K278]+[.L278]+[.M278]+[.N278]);([.I278]-[.J278]-[.K278]-[.L278]-[.M278]-[.N278]))" office:value-type="float" office:value="-1001.21">
            <text:p>-1,001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07">
            <text:p>07/03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83.5">
            <text:p>983.5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5">
            <text:p>1.25 </text:p>
          </table:table-cell>
          <table:table-cell table:style-name="ce32" table:formula="of:=IF(([.F279]*[.G279]&gt;0);-([.I279]+[.J279]+[.K279]+[.L279]+[.M279]+[.N279]);([.I279]-[.J279]-[.K279]-[.L279]-[.M279]-[.N279]))" office:value-type="float" office:value="-988.19">
            <text:p>-988.19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10">
            <text:p>10/03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8.5">
            <text:p>978.50 </text:p>
          </table:table-cell>
          <table:table-cell table:style-name="ce27" office:value-type="float" office:value="2.9">
            <text:p>2.90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9">
            <text:p>1.19 </text:p>
          </table:table-cell>
          <table:table-cell table:style-name="ce32" table:formula="of:=IF(([.F280]*[.G280]&gt;0);-([.I280]+[.J280]+[.K280]+[.L280]+[.M280]+[.N280]);([.I280]-[.J280]-[.K280]-[.L280]-[.M280]-[.N280]))" office:value-type="float" office:value="-983.02">
            <text:p>-983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2" office:value-type="date" office:date-value="2011-03-11">
            <text:p>11/03/2011 </text:p>
          </table:table-cell>
          <table:table-cell table:style-name="ce17" office:value-type="string">
            <text:p>b02</text:p>
          </table:table-cell>
          <table:table-cell table:style-name="ce17" office:value-type="string">
            <text:p>GICHSGFIN</text:p>
          </table:table-cell>
          <table:table-cell table:style-name="ce23" office:value-type="float" office:value="20">
            <text:p>20 </text:p>
          </table:table-cell>
          <table:table-cell table:number-columns-repeated="2" table:style-name="ce23" office:value-type="float" office:value="1">
            <text:p>1 </text:p>
          </table:table-cell>
          <table:table-cell table:style-name="ce29" office:value-type="float" office:value="1913">
            <text:p>1,913.00 </text:p>
          </table:table-cell>
          <table:table-cell table:style-name="ce29" office:value-type="float" office:value="5.8">
            <text:p>5.80 </text:p>
          </table:table-cell>
          <table:table-cell table:style-name="ce29" office:value-type="float" office:value="0.6">
            <text:p>0.60 </text:p>
          </table:table-cell>
          <table:table-cell table:style-name="ce29" office:value-type="float" office:value="0.19">
            <text:p>0.19 </text:p>
          </table:table-cell>
          <table:table-cell table:style-name="ce29" office:value-type="float" office:value="0.05">
            <text:p>0.05 </text:p>
          </table:table-cell>
          <table:table-cell table:style-name="ce29" office:value-type="float" office:value="2.33">
            <text:p>2.33 </text:p>
          </table:table-cell>
          <table:table-cell table:style-name="ce32" table:formula="of:=IF(([.F281]*[.G281]&gt;0);-([.I281]+[.J281]+[.K281]+[.L281]+[.M281]+[.N281]);([.I281]-[.J281]-[.K281]-[.L281]-[.M281]-[.N281]))" office:value-type="float" office:value="-1921.97">
            <text:p>-1,921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4-08">
            <text:p>08/04/2011 </text:p>
          </table:table-cell>
          <table:table-cell table:style-name="ce16" office:value-type="string">
            <text:p>b02</text:p>
          </table:table-cell>
          <table:table-cell office:value-type="string">
            <text:p>GICHSGFIN</text:p>
          </table:table-cell>
          <table:table-cell table:style-name="ce22" office:value-type="float" office:value="20">
            <text:p>20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2221">
            <text:p>2,221.00 </text:p>
          </table:table-cell>
          <table:table-cell table:style-name="ce28" office:value-type="float" office:value="6.6">
            <text:p>6.60 </text:p>
          </table:table-cell>
          <table:table-cell table:style-name="ce28" office:value-type="float" office:value="0.68">
            <text:p>0.68 </text:p>
          </table:table-cell>
          <table:table-cell table:style-name="ce28" office:value-type="float" office:value="0.22">
            <text:p>0.22 </text:p>
          </table:table-cell>
          <table:table-cell table:style-name="ce28" office:value-type="float" office:value="0.07">
            <text:p>0.07 </text:p>
          </table:table-cell>
          <table:table-cell table:style-name="ce28" office:value-type="float" office:value="2.7">
            <text:p>2.70 </text:p>
          </table:table-cell>
          <table:table-cell table:style-name="ce32" table:formula="of:=IF(([.F282]*[.G282]&gt;0);-([.I282]+[.J282]+[.K282]+[.L282]+[.M282]+[.N282]);([.I282]-[.J282]-[.K282]-[.L282]-[.M282]-[.N282]))" office:value-type="float" office:value="-2231.27">
            <text:p>-2,231.27 </text:p>
          </table:table-cell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4">
            <text:p>04/05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90">
            <text:p>1,090.00 </text:p>
          </table:table-cell>
          <table:table-cell table:style-name="ce27" office:value-type="float" office:value="3.3">
            <text:p>3.30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">
            <text:p>1.40 </text:p>
          </table:table-cell>
          <table:table-cell table:style-name="ce32" table:formula="of:=IF(([.F283]*[.G283]&gt;0);-([.I283]+[.J283]+[.K283]+[.L283]+[.M283]+[.N283]);([.I283]-[.J283]-[.K283]-[.L283]-[.M283]-[.N283]))" office:value-type="float" office:value="-1095.18">
            <text:p>-1,095.1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4">
            <text:p>14/06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60.5">
            <text:p>2,160.50 </text:p>
          </table:table-cell>
          <table:table-cell table:style-name="ce27" office:value-type="float" office:value="6.4">
            <text:p>6.40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86">
            <text:p>2.86 </text:p>
          </table:table-cell>
          <table:table-cell table:style-name="ce32" table:formula="of:=IF(([.F284]*[.G284]&gt;0);-([.I284]+[.J284]+[.K284]+[.L284]+[.M284]+[.N284]);([.I284]-[.J284]-[.K284]-[.L284]-[.M284]-[.N284]))" office:value-type="float" office:value="-2170.71">
            <text:p>-2,170.7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0">
            <text:p>20/06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61">
            <text:p>1,061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4">
            <text:p>1.34 </text:p>
          </table:table-cell>
          <table:table-cell table:style-name="ce32" table:formula="of:=IF(([.F285]*[.G285]&gt;0);-([.I285]+[.J285]+[.K285]+[.L285]+[.M285]+[.N285]);([.I285]-[.J285]-[.K285]-[.L285]-[.M285]-[.N285]))" office:value-type="float" office:value="-1066.01">
            <text:p>-1,066.0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7">
            <text:p>27/07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28.5">
            <text:p>1,028.50 </text:p>
          </table:table-cell>
          <table:table-cell table:style-name="ce27" office:value-type="float" office:value="3.1">
            <text:p>3.10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1">
            <text:p>1.31 </text:p>
          </table:table-cell>
          <table:table-cell table:style-name="ce32" table:formula="of:=IF(([.F286]*[.G286]&gt;0);-([.I286]+[.J286]+[.K286]+[.L286]+[.M286]+[.N286]);([.I286]-[.J286]-[.K286]-[.L286]-[.M286]-[.N286]))" office:value-type="float" office:value="-1033.36">
            <text:p>-1,033.3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8">
            <text:p>28/07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07.5">
            <text:p>1,007.5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4">
            <text:p>1.24 </text:p>
          </table:table-cell>
          <table:table-cell table:style-name="ce32" table:formula="of:=IF(([.F287]*[.G287]&gt;0);-([.I287]+[.J287]+[.K287]+[.L287]+[.M287]+[.N287]);([.I287]-[.J287]-[.K287]-[.L287]-[.M287]-[.N287]))" office:value-type="float" office:value="-1012.18">
            <text:p>-1,012.1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9">
            <text:p>29/07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98.5">
            <text:p>998.5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27">
            <text:p>1.27 </text:p>
          </table:table-cell>
          <table:table-cell table:style-name="ce32" table:formula="of:=IF(([.F288]*[.G288]&gt;0);-([.I288]+[.J288]+[.K288]+[.L288]+[.M288]+[.N288]);([.I288]-[.J288]-[.K288]-[.L288]-[.M288]-[.N288]))" office:value-type="float" office:value="-1003.2">
            <text:p>-1,003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1">
            <text:p>01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38.5">
            <text:p>1,938.50 </text:p>
          </table:table-cell>
          <table:table-cell table:style-name="ce27" office:value-type="float" office:value="5.8">
            <text:p>5.80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32">
            <text:p>2.32 </text:p>
          </table:table-cell>
          <table:table-cell table:style-name="ce32" table:formula="of:=IF(([.F289]*[.G289]&gt;0);-([.I289]+[.J289]+[.K289]+[.L289]+[.M289]+[.N289]);([.I289]-[.J289]-[.K289]-[.L289]-[.M289]-[.N289]))" office:value-type="float" office:value="-1947.46">
            <text:p>-1,947.4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3">
            <text:p>03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40.5">
            <text:p>940.5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8">
            <text:p>1.18 </text:p>
          </table:table-cell>
          <table:table-cell table:style-name="ce32" table:formula="of:=IF(([.F290]*[.G290]&gt;0);-([.I290]+[.J290]+[.K290]+[.L290]+[.M290]+[.N290]);([.I290]-[.J290]-[.K290]-[.L290]-[.M290]-[.N290]))" office:value-type="float" office:value="-944.88">
            <text:p>-944.8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03">
            <text:p>903.00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291]*[.G291]&gt;0);-([.I291]+[.J291]+[.K291]+[.L291]+[.M291]+[.N291]);([.I291]-[.J291]-[.K291]-[.L291]-[.M291]-[.N291]))" office:value-type="float" office:value="-907.2">
            <text:p>-907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80.5">
            <text:p>880.50 </text:p>
          </table:table-cell>
          <table:table-cell table:style-name="ce27" office:value-type="float" office:value="2.6">
            <text:p>2.60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292]*[.G292]&gt;0);-([.I292]+[.J292]+[.K292]+[.L292]+[.M292]+[.N292]);([.I292]-[.J292]-[.K292]-[.L292]-[.M292]-[.N292]))" office:value-type="float" office:value="-884.58">
            <text:p>-884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/>
          <table:table-cell table:style-name="ce7"/>
          <table:table-cell table:style-name="ce11" office:value-type="date" office:date-value="2011-09-21">
            <text:p>21/09/2011 </text:p>
          </table:table-cell>
          <table:table-cell table:style-name="ce16" office:value-type="string">
            <text:p>b03</text:p>
          </table:table-cell>
          <table:table-cell office:value-type="string">
            <text:p>GICHSGFIN</text:p>
          </table:table-cell>
          <table:table-cell table:style-name="ce22" office:value-type="float" office:value="9">
            <text:p>9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801.45">
            <text:p>801.45 </text:p>
          </table:table-cell>
          <table:table-cell table:style-name="ce28" office:value-type="float" office:value="2.43">
            <text:p>2.43 </text:p>
          </table:table-cell>
          <table:table-cell table:style-name="ce28" office:value-type="float" office:value="0.25">
            <text:p>0.25 </text:p>
          </table:table-cell>
          <table:table-cell table:style-name="ce28" office:value-type="float" office:value="0.08">
            <text:p>0.08 </text:p>
          </table:table-cell>
          <table:table-cell table:style-name="ce28" office:value-type="float" office:value="0.02">
            <text:p>0.02 </text:p>
          </table:table-cell>
          <table:table-cell table:style-name="ce28" office:value-type="float" office:value="1.02">
            <text:p>1.02 </text:p>
          </table:table-cell>
          <table:table-cell table:style-name="ce28" office:value-type="float" office:value="-805.25">
            <text:p>-805.25 </text:p>
          </table:table-cell>
          <table:table-cell table:style-name="ce28"/>
          <table:table-cell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1">
            <text:p>11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9.55">
            <text:p>979.55 </text:p>
          </table:table-cell>
          <table:table-cell table:style-name="ce27" office:value-type="float" office:value="2.97">
            <text:p>2.97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1">
            <text:p>1.21 </text:p>
          </table:table-cell>
          <table:table-cell table:style-name="ce32" table:formula="of:=IF(([.F294]*[.G294]&gt;0);-([.I294]+[.J294]+[.K294]+[.L294]+[.M294]+[.N294]);([.I294]-[.J294]-[.K294]-[.L294]-[.M294]-[.N294]))" office:value-type="float" office:value="-984.17">
            <text:p>-984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4">
            <text:p>24/10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76.5">
            <text:p>876.50 </text:p>
          </table:table-cell>
          <table:table-cell table:style-name="ce27" office:value-type="float" office:value="2.6">
            <text:p>2.60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1">
            <text:p>1.11 </text:p>
          </table:table-cell>
          <table:table-cell table:style-name="ce32" table:formula="of:=IF(([.F295]*[.G295]&gt;0);-([.I295]+[.J295]+[.K295]+[.L295]+[.M295]+[.N295]);([.I295]-[.J295]-[.K295]-[.L295]-[.M295]-[.N295]))" office:value-type="float" office:value="-880.59">
            <text:p>-880.5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1">
            <text:p>11/11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73">
            <text:p>873.00 </text:p>
          </table:table-cell>
          <table:table-cell table:style-name="ce27" office:value-type="float" office:value="2.6">
            <text:p>2.60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4">
            <text:p>1.04 </text:p>
          </table:table-cell>
          <table:table-cell table:style-name="ce32" table:formula="of:=IF(([.F296]*[.G296]&gt;0);-([.I296]+[.J296]+[.K296]+[.L296]+[.M296]+[.N296]);([.I296]-[.J296]-[.K296]-[.L296]-[.M296]-[.N296]))" office:value-type="float" office:value="-877.02">
            <text:p>-877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38.5">
            <text:p>838.50 </text:p>
          </table:table-cell>
          <table:table-cell table:style-name="ce27" office:value-type="float" office:value="2.5">
            <text:p>2.5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6">
            <text:p>1.06 </text:p>
          </table:table-cell>
          <table:table-cell table:style-name="ce32" table:formula="of:=IF(([.F297]*[.G297]&gt;0);-([.I297]+[.J297]+[.K297]+[.L297]+[.M297]+[.N297]);([.I297]-[.J297]-[.K297]-[.L297]-[.M297]-[.N297]))" office:value-type="float" office:value="-842.42">
            <text:p>-842.4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0">
            <text:p>820.00 </text:p>
          </table:table-cell>
          <table:table-cell table:style-name="ce27" office:value-type="float" office:value="2.5">
            <text:p>2.5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2">
            <text:p>1.02 </text:p>
          </table:table-cell>
          <table:table-cell table:style-name="ce32" table:formula="of:=IF(([.F298]*[.G298]&gt;0);-([.I298]+[.J298]+[.K298]+[.L298]+[.M298]+[.N298]);([.I298]-[.J298]-[.K298]-[.L298]-[.M298]-[.N298]))" office:value-type="float" office:value="-823.88">
            <text:p>-823.8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2">
            <text:p>22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99">
            <text:p>1,999.00 </text:p>
          </table:table-cell>
          <table:table-cell table:style-name="ce27" office:value-type="float" office:value="6">
            <text:p>6.00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61">
            <text:p>2.61 </text:p>
          </table:table-cell>
          <table:table-cell table:style-name="ce32" table:formula="of:=IF(([.F299]*[.G299]&gt;0);-([.I299]+[.J299]+[.K299]+[.L299]+[.M299]+[.N299]);([.I299]-[.J299]-[.K299]-[.L299]-[.M299]-[.N299]))" office:value-type="float" office:value="-2008.48">
            <text:p>-2,008.4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85">
            <text:p>785.00 </text:p>
          </table:table-cell>
          <table:table-cell table:style-name="ce27" office:value-type="float" office:value="2.4">
            <text:p>2.4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8">
            <text:p>0.98 </text:p>
          </table:table-cell>
          <table:table-cell table:style-name="ce32" table:formula="of:=IF(([.F300]*[.G300]&gt;0);-([.I300]+[.J300]+[.K300]+[.L300]+[.M300]+[.N300]);([.I300]-[.J300]-[.K300]-[.L300]-[.M300]-[.N300]))" office:value-type="float" office:value="-788.73">
            <text:p>-788.7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43.25">
            <text:p>1,143.25 </text:p>
          </table:table-cell>
          <table:table-cell table:style-name="ce27" office:value-type="float" office:value="3.45">
            <text:p>3.45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301]*[.G301]&gt;0);-([.I301]+[.J301]+[.K301]+[.L301]+[.M301]+[.N301]);([.I301]-[.J301]-[.K301]-[.L301]-[.M301]-[.N301]))" office:value-type="float" office:value="-1148.7">
            <text:p>-1,148.7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05">
            <text:p>05/1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50">
            <text:p>750.00 </text:p>
          </table:table-cell>
          <table:table-cell table:style-name="ce27" office:value-type="float" office:value="2.3">
            <text:p>2.30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2">
            <text:p>0.92 </text:p>
          </table:table-cell>
          <table:table-cell table:style-name="ce32" table:formula="of:=IF(([.F302]*[.G302]&gt;0);-([.I302]+[.J302]+[.K302]+[.L302]+[.M302]+[.N302]);([.I302]-[.J302]-[.K302]-[.L302]-[.M302]-[.N302]))" office:value-type="float" office:value="-753.56">
            <text:p>-753.5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70">
            <text:p>1,370.00 </text:p>
          </table:table-cell>
          <table:table-cell table:style-name="ce27" office:value-type="float" office:value="4.2">
            <text:p>4.2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1">
            <text:p>1.71 </text:p>
          </table:table-cell>
          <table:table-cell table:style-name="ce32" table:formula="of:=IF(([.F303]*[.G303]&gt;0);-([.I303]+[.J303]+[.K303]+[.L303]+[.M303]+[.N303]);([.I303]-[.J303]-[.K303]-[.L303]-[.M303]-[.N303]))" office:value-type="float" office:value="-1376.53">
            <text:p>-1,376.5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9">
            <text:p>29/12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ICHSG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4.5">
            <text:p>704.50 </text:p>
          </table:table-cell>
          <table:table-cell table:style-name="ce27" office:value-type="float" office:value="2.1">
            <text:p>2.10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5">
            <text:p>0.85 </text:p>
          </table:table-cell>
          <table:table-cell table:style-name="ce32" table:formula="of:=IF(([.F304]*[.G304]&gt;0);-([.I304]+[.J304]+[.K304]+[.L304]+[.M304]+[.N304]);([.I304]-[.J304]-[.K304]-[.L304]-[.M304]-[.N304]))" office:value-type="float" office:value="-707.76">
            <text:p>-707.76 </text:p>
          </table:table-cell>
          <table:table-cell table:style-name="ce27" office:value-type="float" office:value="105.25">
            <text:p>105.25 </text:p>
          </table:table-cell>
          <table:table-cell table:style-name="ce21" office:value-type="float" office:value="760">
            <text:p>760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GICHSGFIN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07-14">
            <text:p>14/07/2009 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0">
            <text:p>10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805">
            <text:p>4,805.00 </text:p>
          </table:table-cell>
          <table:table-cell table:style-name="ce27" office:value-type="float" office:value="14">
            <text:p>14.00 </text:p>
          </table:table-cell>
          <table:table-cell table:style-name="ce27" office:value-type="float" office:value="1.44">
            <text:p>1.44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5.89">
            <text:p>5.89 </text:p>
          </table:table-cell>
          <table:table-cell table:style-name="ce32" table:formula="of:=IF(([.F306]*[.G306]&gt;0);-([.I306]+[.J306]+[.K306]+[.L306]+[.M306]+[.N306]);([.I306]-[.J306]-[.K306]-[.L306]-[.M306]-[.N306]))" office:value-type="float" office:value="-4827">
            <text:p>-4,827.0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7">
            <text:p>27/09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917.5">
            <text:p>6,917.50 </text:p>
          </table:table-cell>
          <table:table-cell table:style-name="ce27" office:value-type="float" office:value="20.75">
            <text:p>20.75 </text:p>
          </table:table-cell>
          <table:table-cell table:style-name="ce27" office:value-type="float" office:value="2.14">
            <text:p>2.14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8.58">
            <text:p>8.58 </text:p>
          </table:table-cell>
          <table:table-cell table:style-name="ce32" table:formula="of:=IF(([.F307]*[.G307]&gt;0);-([.I307]+[.J307]+[.K307]+[.L307]+[.M307]+[.N307]);([.I307]-[.J307]-[.K307]-[.L307]-[.M307]-[.N307]))" office:value-type="float" office:value="-6949.85">
            <text:p>-6,949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08">
            <text:p>08/10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75">
            <text:p>7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20">
            <text:p>7,020.00 </text:p>
          </table:table-cell>
          <table:table-cell table:style-name="ce27" office:value-type="float" office:value="21">
            <text:p>21.00 </text:p>
          </table:table-cell>
          <table:table-cell table:style-name="ce27" office:value-type="float" office:value="2.18">
            <text:p>2.18 </text:p>
          </table:table-cell>
          <table:table-cell table:style-name="ce27" office:value-type="float" office:value="0.7">
            <text:p>0.70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8.76">
            <text:p>8.76 </text:p>
          </table:table-cell>
          <table:table-cell table:style-name="ce32" table:formula="of:=IF(([.F308]*[.G308]&gt;0);-([.I308]+[.J308]+[.K308]+[.L308]+[.M308]+[.N308]);([.I308]-[.J308]-[.K308]-[.L308]-[.M308]-[.N308]))" office:value-type="float" office:value="-7052.82">
            <text:p>-7,052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5">
            <text:p>15/10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GRAPHITE</text:p>
          </table:table-cell>
          <table:table-cell table:style-name="ce21" office:value-type="float" office:value="49">
            <text:p>4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644.25">
            <text:p>4,644.25 </text:p>
          </table:table-cell>
          <table:table-cell table:style-name="ce27" office:value-type="float" office:value="13.97">
            <text:p>13.97 </text:p>
          </table:table-cell>
          <table:table-cell table:style-name="ce27" office:value-type="float" office:value="1.44">
            <text:p>1.44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5.86">
            <text:p>5.86 </text:p>
          </table:table-cell>
          <table:table-cell table:style-name="ce32" table:formula="of:=IF(([.F309]*[.G309]&gt;0);-([.I309]+[.J309]+[.K309]+[.L309]+[.M309]+[.N309]);([.I309]-[.J309]-[.K309]-[.L309]-[.M309]-[.N309]))" office:value-type="float" office:value="-4666.11">
            <text:p>-4,666.11 </text:p>
          </table:table-cell>
          <table:table-cell table:number-columns-repeated="2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8">
            <text:p>18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26.25">
            <text:p>2,326.25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2.95">
            <text:p>2.95 </text:p>
          </table:table-cell>
          <table:table-cell table:style-name="ce32" table:formula="of:=IF(([.F310]*[.G310]&gt;0);-([.I310]+[.J310]+[.K310]+[.L310]+[.M310]+[.N310]);([.I310]-[.J310]-[.K310]-[.L310]-[.M310]-[.N310]))" office:value-type="float" office:value="-2337.15">
            <text:p>-2,337.1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8">
            <text:p>28/10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3">
            <text:p>1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2.65">
            <text:p>1,222.65 </text:p>
          </table:table-cell>
          <table:table-cell table:style-name="ce27" office:value-type="float" office:value="3.64">
            <text:p>3.6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311]*[.G311]&gt;0);-([.I311]+[.J311]+[.K311]+[.L311]+[.M311]+[.N311]);([.I311]-[.J311]-[.K311]-[.L311]-[.M311]-[.N311]))" office:value-type="float" office:value="-1228.31">
            <text:p>-1,228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9">
            <text:p>29/10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38">
            <text:p>3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510.9">
            <text:p>3,510.90 </text:p>
          </table:table-cell>
          <table:table-cell table:style-name="ce27" office:value-type="float" office:value="10.64">
            <text:p>10.64 </text:p>
          </table:table-cell>
          <table:table-cell table:style-name="ce27" office:value-type="float" office:value="1.1">
            <text:p>1.1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35">
            <text:p>4.35 </text:p>
          </table:table-cell>
          <table:table-cell table:style-name="ce32" table:formula="of:=IF(([.F312]*[.G312]&gt;0);-([.I312]+[.J312]+[.K312]+[.L312]+[.M312]+[.N312]);([.I312]-[.J312]-[.K312]-[.L312]-[.M312]-[.N312]))" office:value-type="float" office:value="-3527.43">
            <text:p>-3,527.4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5">
            <text:p>15/11/2010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01.25">
            <text:p>2,301.25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3">
            <text:p>0.73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82">
            <text:p>2.82 </text:p>
          </table:table-cell>
          <table:table-cell table:style-name="ce32" table:formula="of:=IF(([.F313]*[.G313]&gt;0);-([.I313]+[.J313]+[.K313]+[.L313]+[.M313]+[.N313]);([.I313]-[.J313]-[.K313]-[.L313]-[.M313]-[.N313]))" office:value-type="float" office:value="-2312.08">
            <text:p>-2,312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2">
            <text:p>22/11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50.25">
            <text:p>450.25 </text:p>
          </table:table-cell>
          <table:table-cell table:style-name="ce27" office:value-type="float" office:value="1.35">
            <text:p>1.3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8">
            <text:p>0.58 </text:p>
          </table:table-cell>
          <table:table-cell table:style-name="ce32" table:formula="of:=IF(([.F314]*[.G314]&gt;0);-([.I314]+[.J314]+[.K314]+[.L314]+[.M314]+[.N314]);([.I314]-[.J314]-[.K314]-[.L314]-[.M314]-[.N314]))" office:value-type="float" office:value="-452.38">
            <text:p>-452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5">
            <text:p>25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RAPHITE</text:p>
          </table:table-cell>
          <table:table-cell table:style-name="ce21" office:value-type="float" office:value="70">
            <text:p>7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178.5">
            <text:p>6,178.50 </text:p>
          </table:table-cell>
          <table:table-cell table:style-name="ce27" office:value-type="float" office:value="18.65">
            <text:p>18.65 </text:p>
          </table:table-cell>
          <table:table-cell table:style-name="ce27" office:value-type="float" office:value="1.93">
            <text:p>1.93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7.7">
            <text:p>7.70 </text:p>
          </table:table-cell>
          <table:table-cell table:style-name="ce32" table:formula="of:=IF(([.F315]*[.G315]&gt;0);-([.I315]+[.J315]+[.K315]+[.L315]+[.M315]+[.N315]);([.I315]-[.J315]-[.K315]-[.L315]-[.M315]-[.N315]))" office:value-type="float" office:value="-6207.58">
            <text:p>-6,207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6">
            <text:p>2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05.3">
            <text:p>2,205.30 </text:p>
          </table:table-cell>
          <table:table-cell table:style-name="ce27" office:value-type="float" office:value="6.7">
            <text:p>6.70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5">
            <text:p>2.75 </text:p>
          </table:table-cell>
          <table:table-cell table:style-name="ce32" table:formula="of:=IF(([.F316]*[.G316]&gt;0);-([.I316]+[.J316]+[.K316]+[.L316]+[.M316]+[.N316]);([.I316]-[.J316]-[.K316]-[.L316]-[.M316]-[.N316]))" office:value-type="float" office:value="-2215.72">
            <text:p>-2,215.7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69">
            <text:p>6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397.2">
            <text:p>6,397.20 </text:p>
          </table:table-cell>
          <table:table-cell table:style-name="ce27" office:value-type="float" office:value="19.12">
            <text:p>19.12 </text:p>
          </table:table-cell>
          <table:table-cell table:style-name="ce27" office:value-type="float" office:value="1.99">
            <text:p>1.99 </text:p>
          </table:table-cell>
          <table:table-cell table:style-name="ce27" office:value-type="float" office:value="0.64">
            <text:p>0.6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7.98">
            <text:p>7.98 </text:p>
          </table:table-cell>
          <table:table-cell table:style-name="ce32" table:formula="of:=IF(([.F317]*[.G317]&gt;0);-([.I317]+[.J317]+[.K317]+[.L317]+[.M317]+[.N317]);([.I317]-[.J317]-[.K317]-[.L317]-[.M317]-[.N317]))" office:value-type="float" office:value="-6427.07">
            <text:p>-6,427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GRAPHITE</text:p>
          </table:table-cell>
          <table:table-cell table:style-name="ce21" office:value-type="float" office:value="35">
            <text:p>3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02.5">
            <text:p>3,302.50 </text:p>
          </table:table-cell>
          <table:table-cell table:style-name="ce27" office:value-type="float" office:value="10.05">
            <text:p>10.05 </text:p>
          </table:table-cell>
          <table:table-cell table:style-name="ce27" office:value-type="float" office:value="1.04">
            <text:p>1.04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17">
            <text:p>4.17 </text:p>
          </table:table-cell>
          <table:table-cell table:style-name="ce32" table:formula="of:=IF(([.F318]*[.G318]&gt;0);-([.I318]+[.J318]+[.K318]+[.L318]+[.M318]+[.N318]);([.I318]-[.J318]-[.K318]-[.L318]-[.M318]-[.N318]))" office:value-type="float" office:value="-3318.17">
            <text:p>-3,318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4">
            <text:p>04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55">
            <text:p>1,755.00 </text:p>
          </table:table-cell>
          <table:table-cell table:style-name="ce27" office:value-type="float" office:value="6.2">
            <text:p>6.20 </text:p>
          </table:table-cell>
          <table:table-cell table:style-name="ce27" office:value-type="float" office:value="0.64">
            <text:p>0.64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14">
            <text:p>2.14 </text:p>
          </table:table-cell>
          <table:table-cell table:style-name="ce32" table:formula="of:=IF(([.F319]*[.G319]&gt;0);-([.I319]+[.J319]+[.K319]+[.L319]+[.M319]+[.N319]);([.I319]-[.J319]-[.K319]-[.L319]-[.M319]-[.N319]))" office:value-type="float" office:value="-1764.2">
            <text:p>-1,764.2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66.5">
            <text:p>2,566.50 </text:p>
          </table:table-cell>
          <table:table-cell table:style-name="ce27" office:value-type="float" office:value="7.8">
            <text:p>7.80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3.27">
            <text:p>3.27 </text:p>
          </table:table-cell>
          <table:table-cell table:style-name="ce32" table:formula="of:=IF(([.F320]*[.G320]&gt;0);-([.I320]+[.J320]+[.K320]+[.L320]+[.M320]+[.N320]);([.I320]-[.J320]-[.K320]-[.L320]-[.M320]-[.N320]))" office:value-type="float" office:value="-2578.66">
            <text:p>-2,578.6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5">
            <text:p>25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54">
            <text:p>1,654.00 </text:p>
          </table:table-cell>
          <table:table-cell table:style-name="ce27" office:value-type="float" office:value="5">
            <text:p>5.00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6">
            <text:p>2.06 </text:p>
          </table:table-cell>
          <table:table-cell table:style-name="ce32" table:formula="of:=IF(([.F321]*[.G321]&gt;0);-([.I321]+[.J321]+[.K321]+[.L321]+[.M321]+[.N321]);([.I321]-[.J321]-[.K321]-[.L321]-[.M321]-[.N321]))" office:value-type="float" office:value="-1661.79">
            <text:p>-1,661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3-16">
            <text:p>16/03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61">
            <text:p>1,661.00 </text:p>
          </table:table-cell>
          <table:table-cell table:style-name="ce27" office:value-type="float" office:value="5">
            <text:p>5.00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6">
            <text:p>1.96 </text:p>
          </table:table-cell>
          <table:table-cell table:style-name="ce32" table:formula="of:=IF(([.F322]*[.G322]&gt;0);-([.I322]+[.J322]+[.K322]+[.L322]+[.M322]+[.N322]);([.I322]-[.J322]-[.K322]-[.L322]-[.M322]-[.N322]))" office:value-type="float" office:value="-1668.69">
            <text:p>-1,668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31">
            <text:p>31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78">
            <text:p>1,878.00 </text:p>
          </table:table-cell>
          <table:table-cell table:style-name="ce27" office:value-type="float" office:value="5.6">
            <text:p>5.60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28">
            <text:p>2.28 </text:p>
          </table:table-cell>
          <table:table-cell table:style-name="ce32" table:formula="of:=IF(([.F323]*[.G323]&gt;0);-([.I323]+[.J323]+[.K323]+[.L323]+[.M323]+[.N323]);([.I323]-[.J323]-[.K323]-[.L323]-[.M323]-[.N323]))" office:value-type="float" office:value="-1886.71">
            <text:p>-1,886.7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9">
            <text:p>919.0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6">
            <text:p>1.16 </text:p>
          </table:table-cell>
          <table:table-cell table:style-name="ce32" table:formula="of:=IF(([.F324]*[.G324]&gt;0);-([.I324]+[.J324]+[.K324]+[.L324]+[.M324]+[.N324]);([.I324]-[.J324]-[.K324]-[.L324]-[.M324]-[.N324]))" office:value-type="float" office:value="-923.36">
            <text:p>-923.3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90.5">
            <text:p>890.50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325]*[.G325]&gt;0);-([.I325]+[.J325]+[.K325]+[.L325]+[.M325]+[.N325]);([.I325]-[.J325]-[.K325]-[.L325]-[.M325]-[.N325]))" office:value-type="float" office:value="-894.7">
            <text:p>-894.7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3">
            <text:p>23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80.5">
            <text:p>880.50 </text:p>
          </table:table-cell>
          <table:table-cell table:style-name="ce27" office:value-type="float" office:value="2.6">
            <text:p>2.60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09">
            <text:p>1.09 </text:p>
          </table:table-cell>
          <table:table-cell table:style-name="ce32" table:formula="of:=IF(([.F326]*[.G326]&gt;0);-([.I326]+[.J326]+[.K326]+[.L326]+[.M326]+[.N326]);([.I326]-[.J326]-[.K326]-[.L326]-[.M326]-[.N326]))" office:value-type="float" office:value="-884.58">
            <text:p>-884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1">
            <text:p>01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65">
            <text:p>865.00 </text:p>
          </table:table-cell>
          <table:table-cell table:style-name="ce27" office:value-type="float" office:value="2.6">
            <text:p>2.60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4">
            <text:p>1.04 </text:p>
          </table:table-cell>
          <table:table-cell table:style-name="ce32" table:formula="of:=IF(([.F327]*[.G327]&gt;0);-([.I327]+[.J327]+[.K327]+[.L327]+[.M327]+[.N327]);([.I327]-[.J327]-[.K327]-[.L327]-[.M327]-[.N327]))" office:value-type="float" office:value="-869.02">
            <text:p>-869.0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5">
            <text:p>05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85">
            <text:p>1,685.00 </text:p>
          </table:table-cell>
          <table:table-cell table:style-name="ce27" office:value-type="float" office:value="5">
            <text:p>5.00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2">
            <text:p>2.02 </text:p>
          </table:table-cell>
          <table:table-cell table:style-name="ce32" table:formula="of:=IF(([.F328]*[.G328]&gt;0);-([.I328]+[.J328]+[.K328]+[.L328]+[.M328]+[.N328]);([.I328]-[.J328]-[.K328]-[.L328]-[.M328]-[.N328]))" office:value-type="float" office:value="-1692.74">
            <text:p>-1,692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63">
            <text:p>2,463.00 </text:p>
          </table:table-cell>
          <table:table-cell table:style-name="ce27" office:value-type="float" office:value="7.4">
            <text:p>7.40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02">
            <text:p>3.02 </text:p>
          </table:table-cell>
          <table:table-cell table:style-name="ce32" table:formula="of:=IF(([.F329]*[.G329]&gt;0);-([.I329]+[.J329]+[.K329]+[.L329]+[.M329]+[.N329]);([.I329]-[.J329]-[.K329]-[.L329]-[.M329]-[.N329]))" office:value-type="float" office:value="-2474.48">
            <text:p>-2,474.4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9">
            <text:p>09/08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RAPHIT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95">
            <text:p>395.00 </text:p>
          </table:table-cell>
          <table:table-cell table:style-name="ce27" office:value-type="float" office:value="1.2">
            <text:p>1.2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48">
            <text:p>0.48 </text:p>
          </table:table-cell>
          <table:table-cell table:style-name="ce32" table:formula="of:=IF(([.F330]*[.G330]&gt;0);-([.I330]+[.J330]+[.K330]+[.L330]+[.M330]+[.N330]);([.I330]-[.J330]-[.K330]-[.L330]-[.M330]-[.N330]))" office:value-type="float" office:value="-396.86">
            <text:p>-396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1">
            <text:p>11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GRAPHIT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93.75">
            <text:p>393.75 </text:p>
          </table:table-cell>
          <table:table-cell table:style-name="ce27" office:value-type="float" office:value="1.2">
            <text:p>1.20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49">
            <text:p>0.49 </text:p>
          </table:table-cell>
          <table:table-cell table:style-name="ce32" table:formula="of:=IF(([.F331]*[.G331]&gt;0);-([.I331]+[.J331]+[.K331]+[.L331]+[.M331]+[.N331]);([.I331]-[.J331]-[.K331]-[.L331]-[.M331]-[.N331]))" office:value-type="float" office:value="-395.61">
            <text:p>-395.6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77">
            <text:p>777.00 </text:p>
          </table:table-cell>
          <table:table-cell table:style-name="ce27" office:value-type="float" office:value="2.3">
            <text:p>2.30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7">
            <text:p>0.97 </text:p>
          </table:table-cell>
          <table:table-cell table:style-name="ce32" table:formula="of:=IF(([.F332]*[.G332]&gt;0);-([.I332]+[.J332]+[.K332]+[.L332]+[.M332]+[.N332]);([.I332]-[.J332]-[.K332]-[.L332]-[.M332]-[.N332]))" office:value-type="float" office:value="-780.61">
            <text:p>-780.6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4">
            <text:p>14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39">
            <text:p>1,539.00 </text:p>
          </table:table-cell>
          <table:table-cell table:style-name="ce27" office:value-type="float" office:value="4.6">
            <text:p>4.60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2.01">
            <text:p>2.01 </text:p>
          </table:table-cell>
          <table:table-cell table:style-name="ce32" table:formula="of:=IF(([.F333]*[.G333]&gt;0);-([.I333]+[.J333]+[.K333]+[.L333]+[.M333]+[.N333]);([.I333]-[.J333]-[.K333]-[.L333]-[.M333]-[.N333]))" office:value-type="float" office:value="-1546.27">
            <text:p>-1,546.2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7.5">
            <text:p>767.50 </text:p>
          </table:table-cell>
          <table:table-cell table:style-name="ce27" office:value-type="float" office:value="2.3">
            <text:p>2.30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5">
            <text:p>0.95 </text:p>
          </table:table-cell>
          <table:table-cell table:style-name="ce32" table:formula="of:=IF(([.F334]*[.G334]&gt;0);-([.I334]+[.J334]+[.K334]+[.L334]+[.M334]+[.N334]);([.I334]-[.J334]-[.K334]-[.L334]-[.M334]-[.N334]))" office:value-type="float" office:value="-771.09">
            <text:p>-771.0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9">
            <text:p>29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40.5">
            <text:p>740.50 </text:p>
          </table:table-cell>
          <table:table-cell table:style-name="ce27" office:value-type="float" office:value="2.2">
            <text:p>2.2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8">
            <text:p>0.88 </text:p>
          </table:table-cell>
          <table:table-cell table:style-name="ce32" table:formula="of:=IF(([.F335]*[.G335]&gt;0);-([.I335]+[.J335]+[.K335]+[.L335]+[.M335]+[.N335]);([.I335]-[.J335]-[.K335]-[.L335]-[.M335]-[.N335]))" office:value-type="float" office:value="-743.9">
            <text:p>-743.9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5">
            <text:p>05/10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33.5">
            <text:p>733.50 </text:p>
          </table:table-cell>
          <table:table-cell table:style-name="ce27" office:value-type="float" office:value="2.2">
            <text:p>2.2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3">
            <text:p>0.93 </text:p>
          </table:table-cell>
          <table:table-cell table:style-name="ce32" table:formula="of:=IF(([.F336]*[.G336]&gt;0);-([.I336]+[.J336]+[.K336]+[.L336]+[.M336]+[.N336]);([.I336]-[.J336]-[.K336]-[.L336]-[.M336]-[.N336]))" office:value-type="float" office:value="-736.95">
            <text:p>-736.9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4">
            <text:p>24/10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31">
            <text:p>731.00 </text:p>
          </table:table-cell>
          <table:table-cell table:style-name="ce27" office:value-type="float" office:value="2.2">
            <text:p>2.2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2">
            <text:p>0.92 </text:p>
          </table:table-cell>
          <table:table-cell table:style-name="ce32" table:formula="of:=IF(([.F337]*[.G337]&gt;0);-([.I337]+[.J337]+[.K337]+[.L337]+[.M337]+[.N337]);([.I337]-[.J337]-[.K337]-[.L337]-[.M337]-[.N337]))" office:value-type="float" office:value="-734.44">
            <text:p>-734.4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3">
            <text:p>03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55">
            <text:p>1,455.00 </text:p>
          </table:table-cell>
          <table:table-cell table:style-name="ce27" office:value-type="float" office:value="4.4">
            <text:p>4.40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4">
            <text:p>1.74 </text:p>
          </table:table-cell>
          <table:table-cell table:style-name="ce32" table:formula="of:=IF(([.F338]*[.G338]&gt;0);-([.I338]+[.J338]+[.K338]+[.L338]+[.M338]+[.N338]);([.I338]-[.J338]-[.K338]-[.L338]-[.M338]-[.N338]))" office:value-type="float" office:value="-1461.78">
            <text:p>-1,461.7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7">
            <text:p>17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13">
            <text:p>713.00 </text:p>
          </table:table-cell>
          <table:table-cell table:style-name="ce27" office:value-type="float" office:value="2.1">
            <text:p>2.10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4">
            <text:p>0.84 </text:p>
          </table:table-cell>
          <table:table-cell table:style-name="ce32" table:formula="of:=IF(([.F339]*[.G339]&gt;0);-([.I339]+[.J339]+[.K339]+[.L339]+[.M339]+[.N339]);([.I339]-[.J339]-[.K339]-[.L339]-[.M339]-[.N339]))" office:value-type="float" office:value="-716.25">
            <text:p>-716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15">
            <text:p>715.00 </text:p>
          </table:table-cell>
          <table:table-cell table:style-name="ce27" office:value-type="float" office:value="2.1">
            <text:p>2.10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89">
            <text:p>0.89 </text:p>
          </table:table-cell>
          <table:table-cell table:style-name="ce32" table:formula="of:=IF(([.F340]*[.G340]&gt;0);-([.I340]+[.J340]+[.K340]+[.L340]+[.M340]+[.N340]);([.I340]-[.J340]-[.K340]-[.L340]-[.M340]-[.N340]))" office:value-type="float" office:value="-718.29">
            <text:p>-718.29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7.5">
            <text:p>707.50 </text:p>
          </table:table-cell>
          <table:table-cell table:style-name="ce27" office:value-type="float" office:value="2.1">
            <text:p>2.10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2">
            <text:p>0.92 </text:p>
          </table:table-cell>
          <table:table-cell table:style-name="ce32" table:formula="of:=IF(([.F341]*[.G341]&gt;0);-([.I341]+[.J341]+[.K341]+[.L341]+[.M341]+[.N341]);([.I341]-[.J341]-[.K341]-[.L341]-[.M341]-[.N341]))" office:value-type="float" office:value="-710.82">
            <text:p>-710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16">
            <text:p>16/1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75">
            <text:p>675.00 </text:p>
          </table:table-cell>
          <table:table-cell table:style-name="ce27" office:value-type="float" office:value="2">
            <text:p>2.00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6">
            <text:p>0.86 </text:p>
          </table:table-cell>
          <table:table-cell table:style-name="ce32" table:formula="of:=IF(([.F342]*[.G342]&gt;0);-([.I342]+[.J342]+[.K342]+[.L342]+[.M342]+[.N342]);([.I342]-[.J342]-[.K342]-[.L342]-[.M342]-[.N342]))" office:value-type="float" office:value="-678.16">
            <text:p>-678.1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27">
            <text:p>27/01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GRAPHITE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14">
            <text:p>1,514.00 </text:p>
          </table:table-cell>
          <table:table-cell table:style-name="ce27" office:value-type="float" office:value="4.6">
            <text:p>4.60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87">
            <text:p>1.87 </text:p>
          </table:table-cell>
          <table:table-cell table:style-name="ce32" table:formula="of:=IF(([.F343]*[.G343]&gt;0);-([.I343]+[.J343]+[.K343]+[.L343]+[.M343]+[.N343]);([.I343]-[.J343]-[.K343]-[.L343]-[.M343]-[.N343]))" office:value-type="float" office:value="-1521.14">
            <text:p>-1,521.14 </text:p>
          </table:table-cell>
          <table:table-cell table:style-name="ce27" office:value-type="float" office:value="83.66">
            <text:p>83.66 </text:p>
          </table:table-cell>
          <table:table-cell table:style-name="ce21" office:value-type="float" office:value="965">
            <text:p>965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GRAPHITE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JUBLFOOD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00.15">
            <text:p>1,000.15 </text:p>
          </table:table-cell>
          <table:table-cell table:style-name="ce27" office:value-type="float" office:value="3.01">
            <text:p>3.01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345]*[.G345]&gt;0);-([.I345]+[.J345]+[.K345]+[.L345]+[.M345]+[.N345]);([.I345]-[.J345]-[.K345]-[.L345]-[.M345]-[.N345]))" office:value-type="float" office:value="-1004.89">
            <text:p>-1,004.89 </text:p>
          </table:table-cell>
          <table:table-cell table:style-name="ce27"/>
          <table:table-cell table:style-name="ce21"/>
          <table:table-cell table:style-name="ce2"/>
          <table:table-cell table:style-name="ce27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1">
            <text:p>11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JUBLFOOD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81">
            <text:p>981.00 </text:p>
          </table:table-cell>
          <table:table-cell table:style-name="ce27" office:value-type="float" office:value="2.94">
            <text:p>2.94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6">
            <text:p>1.26 </text:p>
          </table:table-cell>
          <table:table-cell table:style-name="ce32" table:formula="of:=IF(([.F346]*[.G346]&gt;0);-([.I346]+[.J346]+[.K346]+[.L346]+[.M346]+[.N346]);([.I346]-[.J346]-[.K346]-[.L346]-[.M346]-[.N346]))" office:value-type="float" office:value="-985.63">
            <text:p>-985.63 </text:p>
          </table:table-cell>
          <table:table-cell table:style-name="ce27"/>
          <table:table-cell table:style-name="ce21"/>
          <table:table-cell table:style-name="ce2"/>
          <table:table-cell table:style-name="ce27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9">
            <text:p>29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JUBLFOOD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79.65">
            <text:p>1,679.65 </text:p>
          </table:table-cell>
          <table:table-cell table:style-name="ce27" office:value-type="float" office:value="5.04">
            <text:p>5.04 </text:p>
          </table:table-cell>
          <table:table-cell table:style-name="ce27" office:value-type="float" office:value="0.53">
            <text:p>0.53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8">
            <text:p>1.98 </text:p>
          </table:table-cell>
          <table:table-cell table:style-name="ce32" table:formula="of:=IF(([.F347]*[.G347]&gt;0);-([.I347]+[.J347]+[.K347]+[.L347]+[.M347]+[.N347]);([.I347]-[.J347]-[.K347]-[.L347]-[.M347]-[.N347]))" office:value-type="float" office:value="-1687.41">
            <text:p>-1,687.41 </text:p>
          </table:table-cell>
          <table:table-cell table:style-name="ce27"/>
          <table:table-cell table:style-name="ce21"/>
          <table:table-cell table:style-name="ce2"/>
          <table:table-cell table:style-name="ce27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30">
            <text:p>30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JUBLFOOD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79.7">
            <text:p>1,579.70 </text:p>
          </table:table-cell>
          <table:table-cell table:style-name="ce27" office:value-type="float" office:value="4.74">
            <text:p>4.74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98">
            <text:p>1.98 </text:p>
          </table:table-cell>
          <table:table-cell table:style-name="ce32" table:formula="of:=IF(([.F348]*[.G348]&gt;0);-([.I348]+[.J348]+[.K348]+[.L348]+[.M348]+[.N348]);([.I348]-[.J348]-[.K348]-[.L348]-[.M348]-[.N348]))" office:value-type="float" office:value="-1587.12">
            <text:p>-1,587.12 </text:p>
          </table:table-cell>
          <table:table-cell table:style-name="ce27"/>
          <table:table-cell table:style-name="ce21"/>
          <table:table-cell table:style-name="ce2"/>
          <table:table-cell table:style-name="ce27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JUBLFOOD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53">
            <text:p>753.00 </text:p>
          </table:table-cell>
          <table:table-cell table:style-name="ce27" office:value-type="float" office:value="2.26">
            <text:p>2.26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8">
            <text:p>0.98 </text:p>
          </table:table-cell>
          <table:table-cell table:style-name="ce32" table:formula="of:=IF(([.F349]*[.G349]&gt;0);-([.I349]+[.J349]+[.K349]+[.L349]+[.M349]+[.N349]);([.I349]-[.J349]-[.K349]-[.L349]-[.M349]-[.N349]))" office:value-type="float" office:value="-756.57">
            <text:p>-756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0">
            <text:p>20/10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JUBLFOOD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861.8">
            <text:p>861.80 </text:p>
          </table:table-cell>
          <table:table-cell table:style-name="ce27" office:value-type="float" office:value="2.59">
            <text:p>2.59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5">
            <text:p>1.05 </text:p>
          </table:table-cell>
          <table:table-cell table:style-name="ce32" table:formula="of:=IF(([.F350]*[.G350]&gt;0);-([.I350]+[.J350]+[.K350]+[.L350]+[.M350]+[.N350]);([.I350]-[.J350]-[.K350]-[.L350]-[.M350]-[.N350]))" office:value-type="float" office:value="-865.82">
            <text:p>-865.82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4"/>
          <table:table-cell table:style-name="ce8"/>
          <table:table-cell table:style-name="ce13" office:value-type="date" office:date-value="2011-10-31">
            <text:p>31/10/2011 </text:p>
          </table:table-cell>
          <table:table-cell table:style-name="ce4" office:value-type="string">
            <text:p>b02</text:p>
          </table:table-cell>
          <table:table-cell table:style-name="ce4" office:value-type="string">
            <text:p>JUBLFOOD</text:p>
          </table:table-cell>
          <table:table-cell table:number-columns-repeated="3" table:style-name="ce24" office:value-type="float" office:value="1">
            <text:p>1 </text:p>
          </table:table-cell>
          <table:table-cell table:style-name="ce30" office:value-type="float" office:value="825.1">
            <text:p>825.10 </text:p>
          </table:table-cell>
          <table:table-cell table:style-name="ce30" office:value-type="float" office:value="2.48">
            <text:p>2.48 </text:p>
          </table:table-cell>
          <table:table-cell table:style-name="ce30" office:value-type="float" office:value="0.26">
            <text:p>0.26 </text:p>
          </table:table-cell>
          <table:table-cell table:style-name="ce30" office:value-type="float" office:value="0.08">
            <text:p>0.08 </text:p>
          </table:table-cell>
          <table:table-cell table:style-name="ce30" office:value-type="float" office:value="0.03">
            <text:p>0.03 </text:p>
          </table:table-cell>
          <table:table-cell table:style-name="ce30" office:value-type="float" office:value="1.04">
            <text:p>1.04 </text:p>
          </table:table-cell>
          <table:table-cell table:style-name="ce34" table:formula="of:=IF(([.F351]*[.G351]&gt;0);-([.I351]+[.J351]+[.K351]+[.L351]+[.M351]+[.N351]);([.I351]-[.J351]-[.K351]-[.L351]-[.M351]-[.N351]))" office:value-type="float" office:value="-828.99">
            <text:p>-828.99 </text:p>
          </table:table-cell>
          <table:table-cell table:style-name="ce27"/>
          <table:table-cell table:style-name="ce24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1">
            <text:p>11/1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JUBLFOOD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74.6">
            <text:p>774.60 </text:p>
          </table:table-cell>
          <table:table-cell table:style-name="ce27" office:value-type="float" office:value="2.32">
            <text:p>2.32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3">
            <text:p>0.93 </text:p>
          </table:table-cell>
          <table:table-cell table:style-name="ce32" table:formula="of:=IF(([.F352]*[.G352]&gt;0);-([.I352]+[.J352]+[.K352]+[.L352]+[.M352]+[.N352]);([.I352]-[.J352]-[.K352]-[.L352]-[.M352]-[.N352]))" office:value-type="float" office:value="-778.19">
            <text:p>-778.19 </text:p>
          </table:table-cell>
          <table:table-cell table:style-name="ce27" office:value-type="float" office:value="707.89">
            <text:p>707.89 </text:p>
          </table:table-cell>
          <table:table-cell table:style-name="ce21" office:value-type="float" office:value="12">
            <text:p>12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JUBLFOOD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6">
            <text:p>16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948.2">
            <text:p>9,948.20 </text:p>
          </table:table-cell>
          <table:table-cell table:style-name="ce27" office:value-type="float" office:value="29.8">
            <text:p>29.80 </text:p>
          </table:table-cell>
          <table:table-cell table:style-name="ce27" office:value-type="float" office:value="3.08">
            <text:p>3.08 </text:p>
          </table:table-cell>
          <table:table-cell table:style-name="ce27" office:value-type="float" office:value="0.99">
            <text:p>0.99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12.27">
            <text:p>12.27 </text:p>
          </table:table-cell>
          <table:table-cell table:style-name="ce32" table:formula="of:=IF(([.F354]*[.G354]&gt;0);-([.I354]+[.J354]+[.K354]+[.L354]+[.M354]+[.N354]);([.I354]-[.J354]-[.K354]-[.L354]-[.M354]-[.N354]))" office:value-type="float" office:value="-9994.62">
            <text:p>-9,994.6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0">
            <text:p>20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922">
            <text:p>4,922.00 </text:p>
          </table:table-cell>
          <table:table-cell table:style-name="ce27" office:value-type="float" office:value="14.75">
            <text:p>14.75 </text:p>
          </table:table-cell>
          <table:table-cell table:style-name="ce27" office:value-type="float" office:value="1.53">
            <text:p>1.53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5.99">
            <text:p>5.99 </text:p>
          </table:table-cell>
          <table:table-cell table:style-name="ce32" table:formula="of:=IF(([.F355]*[.G355]&gt;0);-([.I355]+[.J355]+[.K355]+[.L355]+[.M355]+[.N355]);([.I355]-[.J355]-[.K355]-[.L355]-[.M355]-[.N355]))" office:value-type="float" office:value="-4944.89">
            <text:p>-4,944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3">
            <text:p>23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11">
            <text:p>11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679">
            <text:p>5,679.00 </text:p>
          </table:table-cell>
          <table:table-cell table:style-name="ce27" office:value-type="float" office:value="17.02">
            <text:p>17.02 </text:p>
          </table:table-cell>
          <table:table-cell table:style-name="ce27" office:value-type="float" office:value="1.78">
            <text:p>1.78 </text:p>
          </table:table-cell>
          <table:table-cell table:style-name="ce27" office:value-type="float" office:value="0.56">
            <text:p>0.56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7.18">
            <text:p>7.18 </text:p>
          </table:table-cell>
          <table:table-cell table:style-name="ce32" table:formula="of:=IF(([.F356]*[.G356]&gt;0);-([.I356]+[.J356]+[.K356]+[.L356]+[.M356]+[.N356]);([.I356]-[.J356]-[.K356]-[.L356]-[.M356]-[.N356]))" office:value-type="float" office:value="-5705.68">
            <text:p>-5,705.6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5">
            <text:p>05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M&amp;MFIN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581.5">
            <text:p>581.50 </text:p>
          </table:table-cell>
          <table:table-cell table:style-name="ce27" office:value-type="float" office:value="1.74">
            <text:p>1.74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4">
            <text:p>0.74 </text:p>
          </table:table-cell>
          <table:table-cell table:style-name="ce32" table:formula="of:=IF(([.F357]*[.G357]&gt;0);-([.I357]+[.J357]+[.K357]+[.L357]+[.M357]+[.N357]);([.I357]-[.J357]-[.K357]-[.L357]-[.M357]-[.N357]))" office:value-type="float" office:value="-584.24">
            <text:p>-584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9">
            <text:p>09/08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M&amp;MFIN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605.8">
            <text:p>605.80 </text:p>
          </table:table-cell>
          <table:table-cell table:style-name="ce27" office:value-type="float" office:value="1.82">
            <text:p>1.82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7">
            <text:p>0.77 </text:p>
          </table:table-cell>
          <table:table-cell table:style-name="ce32" table:formula="of:=IF(([.F358]*[.G358]&gt;0);-([.I358]+[.J358]+[.K358]+[.L358]+[.M358]+[.N358]);([.I358]-[.J358]-[.K358]-[.L358]-[.M358]-[.N358]))" office:value-type="float" office:value="-608.66">
            <text:p>-608.6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6">
            <text:p>16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9.7">
            <text:p>1,169.70 </text:p>
          </table:table-cell>
          <table:table-cell table:style-name="ce27" office:value-type="float" office:value="3.51">
            <text:p>3.51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359]*[.G359]&gt;0);-([.I359]+[.J359]+[.K359]+[.L359]+[.M359]+[.N359]);([.I359]-[.J359]-[.K359]-[.L359]-[.M359]-[.N359]))" office:value-type="float" office:value="-1175.19">
            <text:p>-1,175.1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31">
            <text:p>31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09.9">
            <text:p>3,309.90 </text:p>
          </table:table-cell>
          <table:table-cell table:style-name="ce27" office:value-type="float" office:value="9.94">
            <text:p>9.94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11">
            <text:p>4.11 </text:p>
          </table:table-cell>
          <table:table-cell table:style-name="ce32" table:formula="of:=IF(([.F360]*[.G360]&gt;0);-([.I360]+[.J360]+[.K360]+[.L360]+[.M360]+[.N360]);([.I360]-[.J360]-[.K360]-[.L360]-[.M360]-[.N360]))" office:value-type="float" office:value="-3325.39">
            <text:p>-3,325.3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01">
            <text:p>01/09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0.2">
            <text:p>1,160.2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5">
            <text:p>1.45 </text:p>
          </table:table-cell>
          <table:table-cell table:style-name="ce32" table:formula="of:=IF(([.F361]*[.G361]&gt;0);-([.I361]+[.J361]+[.K361]+[.L361]+[.M361]+[.N361]);([.I361]-[.J361]-[.K361]-[.L361]-[.M361]-[.N361]))" office:value-type="float" office:value="-1165.64">
            <text:p>-1,165.6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2">
            <text:p>22/10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01">
            <text:p>2,601.00 </text:p>
          </table:table-cell>
          <table:table-cell table:style-name="ce27" office:value-type="float" office:value="7.8">
            <text:p>7.80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32">
            <text:p>3.32 </text:p>
          </table:table-cell>
          <table:table-cell table:style-name="ce32" table:formula="of:=IF(([.F362]*[.G362]&gt;0);-([.I362]+[.J362]+[.K362]+[.L362]+[.M362]+[.N362]);([.I362]-[.J362]-[.K362]-[.L362]-[.M362]-[.N362]))" office:value-type="float" office:value="-2613.24">
            <text:p>-2,613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5">
            <text:p>25/11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20.2">
            <text:p>3,020.20 </text:p>
          </table:table-cell>
          <table:table-cell table:style-name="ce27" office:value-type="float" office:value="9.06">
            <text:p>9.06 </text:p>
          </table:table-cell>
          <table:table-cell table:style-name="ce27" office:value-type="float" office:value="0.94">
            <text:p>0.94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77">
            <text:p>3.77 </text:p>
          </table:table-cell>
          <table:table-cell table:style-name="ce32" table:formula="of:=IF(([.F363]*[.G363]&gt;0);-([.I363]+[.J363]+[.K363]+[.L363]+[.M363]+[.N363]);([.I363]-[.J363]-[.K363]-[.L363]-[.M363]-[.N363]))" office:value-type="float" office:value="-3034.36">
            <text:p>-3,034.3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11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900.3">
            <text:p>2,900.30 </text:p>
          </table:table-cell>
          <table:table-cell table:style-name="ce27" office:value-type="float" office:value="8.7">
            <text:p>8.70 </text:p>
          </table:table-cell>
          <table:table-cell table:style-name="ce27" office:value-type="float" office:value="0.9">
            <text:p>0.9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62">
            <text:p>3.62 </text:p>
          </table:table-cell>
          <table:table-cell table:style-name="ce32" table:formula="of:=IF(([.F364]*[.G364]&gt;0);-([.I364]+[.J364]+[.K364]+[.L364]+[.M364]+[.N364]);([.I364]-[.J364]-[.K364]-[.L364]-[.M364]-[.N364]))" office:value-type="float" office:value="-2913.89">
            <text:p>-2,913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4">
            <text:p>14/1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M&amp;MFIN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10.05">
            <text:p>710.05 </text:p>
          </table:table-cell>
          <table:table-cell table:style-name="ce27" office:value-type="float" office:value="2.13">
            <text:p>2.13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91">
            <text:p>0.91 </text:p>
          </table:table-cell>
          <table:table-cell table:style-name="ce32" table:formula="of:=IF(([.F365]*[.G365]&gt;0);-([.I365]+[.J365]+[.K365]+[.L365]+[.M365]+[.N365]);([.I365]-[.J365]-[.K365]-[.L365]-[.M365]-[.N365]))" office:value-type="float" office:value="-713.4">
            <text:p>-713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7">
            <text:p>07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90.4">
            <text:p>2,690.40 </text:p>
          </table:table-cell>
          <table:table-cell table:style-name="ce27" office:value-type="float" office:value="8.08">
            <text:p>8.08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34">
            <text:p>3.34 </text:p>
          </table:table-cell>
          <table:table-cell table:style-name="ce32" table:formula="of:=IF(([.F366]*[.G366]&gt;0);-([.I366]+[.J366]+[.K366]+[.L366]+[.M366]+[.N366]);([.I366]-[.J366]-[.K366]-[.L366]-[.M366]-[.N366]))" office:value-type="float" office:value="-2702.99">
            <text:p>-2,702.9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80.4">
            <text:p>2,580.40 </text:p>
          </table:table-cell>
          <table:table-cell table:style-name="ce27" office:value-type="float" office:value="7.74">
            <text:p>7.74 </text:p>
          </table:table-cell>
          <table:table-cell table:style-name="ce27" office:value-type="float" office:value="0.81">
            <text:p>0.81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3">
            <text:p>3.30 </text:p>
          </table:table-cell>
          <table:table-cell table:style-name="ce32" table:formula="of:=IF(([.F367]*[.G367]&gt;0);-([.I367]+[.J367]+[.K367]+[.L367]+[.M367]+[.N367]);([.I367]-[.J367]-[.K367]-[.L367]-[.M367]-[.N367]))" office:value-type="float" office:value="-2592.57">
            <text:p>-2,592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990.4">
            <text:p>4,990.40 </text:p>
          </table:table-cell>
          <table:table-cell table:style-name="ce27" office:value-type="float" office:value="14.98">
            <text:p>14.98 </text:p>
          </table:table-cell>
          <table:table-cell table:style-name="ce27" office:value-type="float" office:value="1.55">
            <text:p>1.55 </text:p>
          </table:table-cell>
          <table:table-cell table:style-name="ce27" office:value-type="float" office:value="0.5">
            <text:p>0.50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6.22">
            <text:p>6.22 </text:p>
          </table:table-cell>
          <table:table-cell table:style-name="ce32" table:formula="of:=IF(([.F368]*[.G368]&gt;0);-([.I368]+[.J368]+[.K368]+[.L368]+[.M368]+[.N368]);([.I368]-[.J368]-[.K368]-[.L368]-[.M368]-[.N368]))" office:value-type="float" office:value="-5013.77">
            <text:p>-5,013.7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720.6">
            <text:p>3,720.60 </text:p>
          </table:table-cell>
          <table:table-cell table:style-name="ce27" office:value-type="float" office:value="11.18">
            <text:p>11.18 </text:p>
          </table:table-cell>
          <table:table-cell table:style-name="ce27" office:value-type="float" office:value="1.15">
            <text:p>1.15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61">
            <text:p>4.61 </text:p>
          </table:table-cell>
          <table:table-cell table:style-name="ce32" table:formula="of:=IF(([.F369]*[.G369]&gt;0);-([.I369]+[.J369]+[.K369]+[.L369]+[.M369]+[.N369]);([.I369]-[.J369]-[.K369]-[.L369]-[.M369]-[.N369]))" office:value-type="float" office:value="-3738.01">
            <text:p>-3,738.0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5">
            <text:p>05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10">
            <text:p>2,010.00 </text:p>
          </table:table-cell>
          <table:table-cell table:style-name="ce27" office:value-type="float" office:value="6.03">
            <text:p>6.03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54">
            <text:p>2.54 </text:p>
          </table:table-cell>
          <table:table-cell table:style-name="ce32" table:formula="of:=IF(([.F370]*[.G370]&gt;0);-([.I370]+[.J370]+[.K370]+[.L370]+[.M370]+[.N370]);([.I370]-[.J370]-[.K370]-[.L370]-[.M370]-[.N370]))" office:value-type="float" office:value="-2019.45">
            <text:p>-2,019.4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6">
            <text:p>16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620.5">
            <text:p>6,620.50 </text:p>
          </table:table-cell>
          <table:table-cell table:style-name="ce27" office:value-type="float" office:value="19.88">
            <text:p>19.88 </text:p>
          </table:table-cell>
          <table:table-cell table:style-name="ce27" office:value-type="float" office:value="2.05">
            <text:p>2.05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8.34">
            <text:p>8.34 </text:p>
          </table:table-cell>
          <table:table-cell table:style-name="ce32" table:formula="of:=IF(([.F371]*[.G371]&gt;0);-([.I371]+[.J371]+[.K371]+[.L371]+[.M371]+[.N371]);([.I371]-[.J371]-[.K371]-[.L371]-[.M371]-[.N371]))" office:value-type="float" office:value="-6651.63">
            <text:p>-6,651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8">
            <text:p>18/05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50.4">
            <text:p>2,550.40 </text:p>
          </table:table-cell>
          <table:table-cell table:style-name="ce27" office:value-type="float" office:value="7.66">
            <text:p>7.66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27">
            <text:p>3.27 </text:p>
          </table:table-cell>
          <table:table-cell table:style-name="ce32" table:formula="of:=IF(([.F372]*[.G372]&gt;0);-([.I372]+[.J372]+[.K372]+[.L372]+[.M372]+[.N372]);([.I372]-[.J372]-[.K372]-[.L372]-[.M372]-[.N372]))" office:value-type="float" office:value="-2562.44">
            <text:p>-2,562.4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31">
            <text:p>31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9.6">
            <text:p>1,289.60 </text:p>
          </table:table-cell>
          <table:table-cell table:style-name="ce27" office:value-type="float" office:value="3.86">
            <text:p>3.86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373]*[.G373]&gt;0);-([.I373]+[.J373]+[.K373]+[.L373]+[.M373]+[.N373]);([.I373]-[.J373]-[.K373]-[.L373]-[.M373]-[.N373]))" office:value-type="float" office:value="-1295.6">
            <text:p>-1,295.6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4">
            <text:p>14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3.7">
            <text:p>1,263.7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7">
            <text:p>1.67 </text:p>
          </table:table-cell>
          <table:table-cell table:style-name="ce32" table:formula="of:=IF(([.F374]*[.G374]&gt;0);-([.I374]+[.J374]+[.K374]+[.L374]+[.M374]+[.N374]);([.I374]-[.J374]-[.K374]-[.L374]-[.M374]-[.N374]))" office:value-type="float" office:value="-1269.73">
            <text:p>-1,269.7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5">
            <text:p>15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0">
            <text:p>1,230.00 </text:p>
          </table:table-cell>
          <table:table-cell table:style-name="ce27" office:value-type="float" office:value="3.7">
            <text:p>3.70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375]*[.G375]&gt;0);-([.I375]+[.J375]+[.K375]+[.L375]+[.M375]+[.N375]);([.I375]-[.J375]-[.K375]-[.L375]-[.M375]-[.N375]))" office:value-type="float" office:value="-1235.79">
            <text:p>-1,235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6">
            <text:p>16/06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0.2">
            <text:p>1,220.20 </text:p>
          </table:table-cell>
          <table:table-cell table:style-name="ce27" office:value-type="float" office:value="3.66">
            <text:p>3.66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376]*[.G376]&gt;0);-([.I376]+[.J376]+[.K376]+[.L376]+[.M376]+[.N376]);([.I376]-[.J376]-[.K376]-[.L376]-[.M376]-[.N376]))" office:value-type="float" office:value="-1225.91">
            <text:p>-1,225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9">
            <text:p>29/07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M&amp;MFIN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0">
            <text:p>1,280.00 </text:p>
          </table:table-cell>
          <table:table-cell table:style-name="ce27" office:value-type="float" office:value="3.84">
            <text:p>3.8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377]*[.G377]&gt;0);-([.I377]+[.J377]+[.K377]+[.L377]+[.M377]+[.N377]);([.I377]-[.J377]-[.K377]-[.L377]-[.M377]-[.N377]))" office:value-type="float" office:value="-1286.03">
            <text:p>-1,286.03 </text:p>
          </table:table-cell>
          <table:table-cell table:style-name="ce27" office:value-type="float" office:value="594.51">
            <text:p>594.51 </text:p>
          </table:table-cell>
          <table:table-cell table:style-name="ce21" office:value-type="float" office:value="115">
            <text:p>115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M&amp;MFIN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16">
            <text:p>16/12/2009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550.05">
            <text:p>2,550.05 </text:p>
          </table:table-cell>
          <table:table-cell table:style-name="ce27" office:value-type="float" office:value="7.65">
            <text:p>7.65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33">
            <text:p>3.33 </text:p>
          </table:table-cell>
          <table:table-cell table:style-name="ce32" table:formula="of:=IF(([.F379]*[.G379]&gt;0);-([.I379]+[.J379]+[.K379]+[.L379]+[.M379]+[.N379]);([.I379]-[.J379]-[.K379]-[.L379]-[.M379]-[.N379]))" office:value-type="float" office:value="-2562.17">
            <text:p>-2,562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18">
            <text:p>18/12/2009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525.05">
            <text:p>2,525.05 </text:p>
          </table:table-cell>
          <table:table-cell table:style-name="ce27" office:value-type="float" office:value="7.58">
            <text:p>7.58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14">
            <text:p>3.14 </text:p>
          </table:table-cell>
          <table:table-cell table:style-name="ce32" table:formula="of:=IF(([.F380]*[.G380]&gt;0);-([.I380]+[.J380]+[.K380]+[.L380]+[.M380]+[.N380]);([.I380]-[.J380]-[.K380]-[.L380]-[.M380]-[.N380]))" office:value-type="float" office:value="-2536.89">
            <text:p>-2,536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24">
            <text:p>24/12/2009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498.95">
            <text:p>2,498.95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13">
            <text:p>3.13 </text:p>
          </table:table-cell>
          <table:table-cell table:style-name="ce32" table:formula="of:=IF(([.F381]*[.G381]&gt;0);-([.I381]+[.J381]+[.K381]+[.L381]+[.M381]+[.N381]);([.I381]-[.J381]-[.K381]-[.L381]-[.M381]-[.N381]))" office:value-type="float" office:value="-2510.69">
            <text:p>-2,510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22">
            <text:p>22/0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612">
            <text:p>2,612.00 </text:p>
          </table:table-cell>
          <table:table-cell table:style-name="ce27" office:value-type="float" office:value="7.84">
            <text:p>7.84 </text:p>
          </table:table-cell>
          <table:table-cell table:style-name="ce27" office:value-type="float" office:value="0.81">
            <text:p>0.81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3.23">
            <text:p>3.23 </text:p>
          </table:table-cell>
          <table:table-cell table:style-name="ce32" table:formula="of:=IF(([.F382]*[.G382]&gt;0);-([.I382]+[.J382]+[.K382]+[.L382]+[.M382]+[.N382]);([.I382]-[.J382]-[.K382]-[.L382]-[.M382]-[.N382]))" office:value-type="float" office:value="-2624.24">
            <text:p>-2,624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23">
            <text:p>23/0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550.05">
            <text:p>2,550.05 </text:p>
          </table:table-cell>
          <table:table-cell table:style-name="ce27" office:value-type="float" office:value="10.15">
            <text:p>10.15 </text:p>
          </table:table-cell>
          <table:table-cell table:style-name="ce27" office:value-type="float" office:value="1.05">
            <text:p>1.05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04">
            <text:p>3.04 </text:p>
          </table:table-cell>
          <table:table-cell table:style-name="ce32" table:formula="of:=IF(([.F383]*[.G383]&gt;0);-([.I383]+[.J383]+[.K383]+[.L383]+[.M383]+[.N383]);([.I383]-[.J383]-[.K383]-[.L383]-[.M383]-[.N383]))" office:value-type="float" office:value="-2564.63">
            <text:p>-2,564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1">
            <text:p>21/05/2010 </text:p>
          </table:table-cell>
          <table:table-cell table:style-name="ce16" office:value-type="string">
            <text:p>b10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747">
            <text:p>2,747.00 </text:p>
          </table:table-cell>
          <table:table-cell table:style-name="ce27" office:value-type="float" office:value="8.24">
            <text:p>8.24 </text:p>
          </table:table-cell>
          <table:table-cell table:style-name="ce27" office:value-type="float" office:value="0.85">
            <text:p>0.85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43">
            <text:p>3.43 </text:p>
          </table:table-cell>
          <table:table-cell table:style-name="ce32" table:formula="of:=IF(([.F384]*[.G384]&gt;0);-([.I384]+[.J384]+[.K384]+[.L384]+[.M384]+[.N384]);([.I384]-[.J384]-[.K384]-[.L384]-[.M384]-[.N384]))" office:value-type="float" office:value="-2759.87">
            <text:p>-2,759.8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9">
            <text:p>09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987.7">
            <text:p>2,987.70 </text:p>
          </table:table-cell>
          <table:table-cell table:style-name="ce27" office:value-type="float" office:value="8.96">
            <text:p>8.96 </text:p>
          </table:table-cell>
          <table:table-cell table:style-name="ce27" office:value-type="float" office:value="0.92">
            <text:p>0.92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69">
            <text:p>3.69 </text:p>
          </table:table-cell>
          <table:table-cell table:style-name="ce32" table:formula="of:=IF(([.F385]*[.G385]&gt;0);-([.I385]+[.J385]+[.K385]+[.L385]+[.M385]+[.N385]);([.I385]-[.J385]-[.K385]-[.L385]-[.M385]-[.N385]))" office:value-type="float" office:value="-3001.66">
            <text:p>-3,001.6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4">
            <text:p>04/08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NESTL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32.4">
            <text:p>5,832.40 </text:p>
          </table:table-cell>
          <table:table-cell table:style-name="ce27" office:value-type="float" office:value="17.49">
            <text:p>17.49 </text:p>
          </table:table-cell>
          <table:table-cell table:style-name="ce27" office:value-type="float" office:value="1.81">
            <text:p>1.81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7.1">
            <text:p>7.10 </text:p>
          </table:table-cell>
          <table:table-cell table:style-name="ce32" table:formula="of:=IF(([.F386]*[.G386]&gt;0);-([.I386]+[.J386]+[.K386]+[.L386]+[.M386]+[.N386]);([.I386]-[.J386]-[.K386]-[.L386]-[.M386]-[.N386]))" office:value-type="float" office:value="-5859.56">
            <text:p>-5,859.5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5">
            <text:p>05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851.1">
            <text:p>2,851.10 </text:p>
          </table:table-cell>
          <table:table-cell table:style-name="ce27" office:value-type="float" office:value="8.55">
            <text:p>8.55 </text:p>
          </table:table-cell>
          <table:table-cell table:style-name="ce27" office:value-type="float" office:value="0.88">
            <text:p>0.88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59">
            <text:p>3.59 </text:p>
          </table:table-cell>
          <table:table-cell table:style-name="ce32" table:formula="of:=IF(([.F387]*[.G387]&gt;0);-([.I387]+[.J387]+[.K387]+[.L387]+[.M387]+[.N387]);([.I387]-[.J387]-[.K387]-[.L387]-[.M387]-[.N387]))" office:value-type="float" office:value="-2864.49">
            <text:p>-2,864.4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6">
            <text:p>06/08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769">
            <text:p>2,769.00 </text:p>
          </table:table-cell>
          <table:table-cell table:style-name="ce27" office:value-type="float" office:value="8.31">
            <text:p>8.31 </text:p>
          </table:table-cell>
          <table:table-cell table:style-name="ce27" office:value-type="float" office:value="0.86">
            <text:p>0.86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47">
            <text:p>3.47 </text:p>
          </table:table-cell>
          <table:table-cell table:style-name="ce32" table:formula="of:=IF(([.F388]*[.G388]&gt;0);-([.I388]+[.J388]+[.K388]+[.L388]+[.M388]+[.N388]);([.I388]-[.J388]-[.K388]-[.L388]-[.M388]-[.N388]))" office:value-type="float" office:value="-2782">
            <text:p>-2,782.0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9">
            <text:p>19/11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3629.95">
            <text:p>3,629.95 </text:p>
          </table:table-cell>
          <table:table-cell table:style-name="ce27" office:value-type="float" office:value="10.89">
            <text:p>10.89 </text:p>
          </table:table-cell>
          <table:table-cell table:style-name="ce27" office:value-type="float" office:value="1.13">
            <text:p>1.13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4.48">
            <text:p>4.48 </text:p>
          </table:table-cell>
          <table:table-cell table:style-name="ce32" table:formula="of:=IF(([.F389]*[.G389]&gt;0);-([.I389]+[.J389]+[.K389]+[.L389]+[.M389]+[.N389]);([.I389]-[.J389]-[.K389]-[.L389]-[.M389]-[.N389]))" office:value-type="float" office:value="-3646.92">
            <text:p>-3,646.9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13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3550.1">
            <text:p>3,550.10 </text:p>
          </table:table-cell>
          <table:table-cell table:style-name="ce27" office:value-type="float" office:value="10.65">
            <text:p>10.65 </text:p>
          </table:table-cell>
          <table:table-cell table:style-name="ce27" office:value-type="float" office:value="1.1">
            <text:p>1.1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43">
            <text:p>4.43 </text:p>
          </table:table-cell>
          <table:table-cell table:style-name="ce32" table:formula="of:=IF(([.F390]*[.G390]&gt;0);-([.I390]+[.J390]+[.K390]+[.L390]+[.M390]+[.N390]);([.I390]-[.J390]-[.K390]-[.L390]-[.M390]-[.N390]))" office:value-type="float" office:value="-3566.74">
            <text:p>-3,566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NESTL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855.2">
            <text:p>7,855.20 </text:p>
          </table:table-cell>
          <table:table-cell table:style-name="ce27" office:value-type="float" office:value="23.57">
            <text:p>23.57 </text:p>
          </table:table-cell>
          <table:table-cell table:style-name="ce27" office:value-type="float" office:value="2.44">
            <text:p>2.44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9.92">
            <text:p>9.92 </text:p>
          </table:table-cell>
          <table:table-cell table:style-name="ce32" table:formula="of:=IF(([.F391]*[.G391]&gt;0);-([.I391]+[.J391]+[.K391]+[.L391]+[.M391]+[.N391]);([.I391]-[.J391]-[.K391]-[.L391]-[.M391]-[.N391]))" office:value-type="float" office:value="-7892.12">
            <text:p>-7,892.1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0">
            <text:p>10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NESTL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87">
            <text:p>8,287.00 </text:p>
          </table:table-cell>
          <table:table-cell table:style-name="ce27" office:value-type="float" office:value="24.86">
            <text:p>24.86 </text:p>
          </table:table-cell>
          <table:table-cell table:style-name="ce27" office:value-type="float" office:value="2.55">
            <text:p>2.55 </text:p>
          </table:table-cell>
          <table:table-cell table:style-name="ce27" office:value-type="float" office:value="0.82">
            <text:p>0.82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10.14">
            <text:p>10.14 </text:p>
          </table:table-cell>
          <table:table-cell table:style-name="ce32" table:formula="of:=IF(([.F392]*[.G392]&gt;0);-([.I392]+[.J392]+[.K392]+[.L392]+[.M392]+[.N392]);([.I392]-[.J392]-[.K392]-[.L392]-[.M392]-[.N392]))" office:value-type="float" office:value="-8325.63">
            <text:p>-8,325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2">
            <text:p>12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4116.5">
            <text:p>4,116.50 </text:p>
          </table:table-cell>
          <table:table-cell table:style-name="ce27" office:value-type="float" office:value="12.35">
            <text:p>12.35 </text:p>
          </table:table-cell>
          <table:table-cell table:style-name="ce27" office:value-type="float" office:value="1.27">
            <text:p>1.27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5.06">
            <text:p>5.06 </text:p>
          </table:table-cell>
          <table:table-cell table:style-name="ce32" table:formula="of:=IF(([.F393]*[.G393]&gt;0);-([.I393]+[.J393]+[.K393]+[.L393]+[.M393]+[.N393]);([.I393]-[.J393]-[.K393]-[.L393]-[.M393]-[.N393]))" office:value-type="float" office:value="-4135.7">
            <text:p>-4,135.7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4">
            <text:p>14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4212.1">
            <text:p>4,212.10 </text:p>
          </table:table-cell>
          <table:table-cell table:style-name="ce27" office:value-type="float" office:value="12.64">
            <text:p>12.64 </text:p>
          </table:table-cell>
          <table:table-cell table:style-name="ce27" office:value-type="float" office:value="1.31">
            <text:p>1.31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5.5">
            <text:p>5.50 </text:p>
          </table:table-cell>
          <table:table-cell table:style-name="ce32" table:formula="of:=IF(([.F394]*[.G394]&gt;0);-([.I394]+[.J394]+[.K394]+[.L394]+[.M394]+[.N394]);([.I394]-[.J394]-[.K394]-[.L394]-[.M394]-[.N394]))" office:value-type="float" office:value="-4232.07">
            <text:p>-4,232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3">
            <text:p>13/01/2012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NESTLE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3950">
            <text:p>3,950.00 </text:p>
          </table:table-cell>
          <table:table-cell table:style-name="ce27" office:value-type="float" office:value="11.85">
            <text:p>11.85 </text:p>
          </table:table-cell>
          <table:table-cell table:style-name="ce27" office:value-type="float" office:value="1.23">
            <text:p>1.23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4.84">
            <text:p>4.84 </text:p>
          </table:table-cell>
          <table:table-cell table:style-name="ce32" table:formula="of:=IF(([.F395]*[.G395]&gt;0);-([.I395]+[.J395]+[.K395]+[.L395]+[.M395]+[.N395]);([.I395]-[.J395]-[.K395]-[.L395]-[.M395]-[.N395]))" office:value-type="float" office:value="-3968.43">
            <text:p>-3,968.43 </text:p>
          </table:table-cell>
          <table:table-cell table:style-name="ce27" office:value-type="float" office:value="3291.69">
            <text:p>3,291.69 </text:p>
          </table:table-cell>
          <table:table-cell table:style-name="ce21" office:value-type="float" office:value="20">
            <text:p>20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NESTLE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2">
            <text:p>22/07/2010 </text:p>
          </table:table-cell>
          <table:table-cell table:style-name="ce16" office:value-type="string">
            <text:p>b05split</text:p>
          </table:table-cell>
          <table:table-cell table:style-name="ce2" office:value-type="string">
            <text:p>SKF</text:p>
          </table:table-cell>
          <table:table-cell table:style-name="ce21" office:value-type="float" office:value="25">
            <text:p>2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347.63">
            <text:p>13,347.63 </text:p>
          </table:table-cell>
          <table:table-cell table:style-name="ce27" office:value-type="float" office:value="40.05">
            <text:p>40.05 </text:p>
          </table:table-cell>
          <table:table-cell table:style-name="ce27" office:value-type="float" office:value="4.12">
            <text:p>4.12 </text:p>
          </table:table-cell>
          <table:table-cell table:style-name="ce27" office:value-type="float" office:value="1.34">
            <text:p>1.34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16.74">
            <text:p>16.74 </text:p>
          </table:table-cell>
          <table:table-cell table:style-name="ce32" table:formula="of:=IF(([.F397]*[.G397]&gt;0);-([.I397]+[.J397]+[.K397]+[.L397]+[.M397]+[.N397]);([.I397]-[.J397]-[.K397]-[.L397]-[.M397]-[.N397]))" office:value-type="float" office:value="-13410.24">
            <text:p>-13,410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3">
            <text:p>23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50.6">
            <text:p>1,050.60 </text:p>
          </table:table-cell>
          <table:table-cell table:style-name="ce27" office:value-type="float" office:value="3.16">
            <text:p>3.16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3">
            <text:p>1.33 </text:p>
          </table:table-cell>
          <table:table-cell table:style-name="ce32" table:formula="of:=IF(([.F398]*[.G398]&gt;0);-([.I398]+[.J398]+[.K398]+[.L398]+[.M398]+[.N398]);([.I398]-[.J398]-[.K398]-[.L398]-[.M398]-[.N398]))" office:value-type="float" office:value="-1055.55">
            <text:p>-1,055.5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8">
            <text:p>28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97.4">
            <text:p>2,097.40 </text:p>
          </table:table-cell>
          <table:table-cell table:style-name="ce27" office:value-type="float" office:value="6.3">
            <text:p>6.30 </text:p>
          </table:table-cell>
          <table:table-cell table:style-name="ce27" office:value-type="float" office:value="0.65">
            <text:p>0.65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2">
            <text:p>2.72 </text:p>
          </table:table-cell>
          <table:table-cell table:style-name="ce32" table:formula="of:=IF(([.F399]*[.G399]&gt;0);-([.I399]+[.J399]+[.K399]+[.L399]+[.M399]+[.N399]);([.I399]-[.J399]-[.K399]-[.L399]-[.M399]-[.N399]))" office:value-type="float" office:value="-2107.34">
            <text:p>-2,107.3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4">
            <text:p>04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77.1">
            <text:p>2,177.10 </text:p>
          </table:table-cell>
          <table:table-cell table:style-name="ce27" office:value-type="float" office:value="6.54">
            <text:p>6.54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65">
            <text:p>2.65 </text:p>
          </table:table-cell>
          <table:table-cell table:style-name="ce32" table:formula="of:=IF(([.F400]*[.G400]&gt;0);-([.I400]+[.J400]+[.K400]+[.L400]+[.M400]+[.N400]);([.I400]-[.J400]-[.K400]-[.L400]-[.M400]-[.N400]))" office:value-type="float" office:value="-2187.26">
            <text:p>-2,187.2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5">
            <text:p>05/08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7.9">
            <text:p>1,137.90 </text:p>
          </table:table-cell>
          <table:table-cell table:style-name="ce27" office:value-type="float" office:value="3.42">
            <text:p>3.42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401]*[.G401]&gt;0);-([.I401]+[.J401]+[.K401]+[.L401]+[.M401]+[.N401]);([.I401]-[.J401]-[.K401]-[.L401]-[.M401]-[.N401]))" office:value-type="float" office:value="-1143.24">
            <text:p>-1,143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6">
            <text:p>06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40.2">
            <text:p>1,140.20 </text:p>
          </table:table-cell>
          <table:table-cell table:style-name="ce27" office:value-type="float" office:value="3.42">
            <text:p>3.42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402]*[.G402]&gt;0);-([.I402]+[.J402]+[.K402]+[.L402]+[.M402]+[.N402]);([.I402]-[.J402]-[.K402]-[.L402]-[.M402]-[.N402]))" office:value-type="float" office:value="-1145.55">
            <text:p>-1,145.5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9">
            <text:p>09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29">
            <text:p>1,129.00 </text:p>
          </table:table-cell>
          <table:table-cell table:style-name="ce27" office:value-type="float" office:value="3.38">
            <text:p>3.38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1">
            <text:p>1.41 </text:p>
          </table:table-cell>
          <table:table-cell table:style-name="ce32" table:formula="of:=IF(([.F403]*[.G403]&gt;0);-([.I403]+[.J403]+[.K403]+[.L403]+[.M403]+[.N403]);([.I403]-[.J403]-[.K403]-[.L403]-[.M403]-[.N403]))" office:value-type="float" office:value="-1134.28">
            <text:p>-1,134.2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01">
            <text:p>01/09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2">
            <text:p>1,132.0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2">
            <text:p>1.42 </text:p>
          </table:table-cell>
          <table:table-cell table:style-name="ce32" table:formula="of:=IF(([.F404]*[.G404]&gt;0);-([.I404]+[.J404]+[.K404]+[.L404]+[.M404]+[.N404]);([.I404]-[.J404]-[.K404]-[.L404]-[.M404]-[.N404]))" office:value-type="float" office:value="-1137.31">
            <text:p>-1,137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16">
            <text:p>16/09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88.2">
            <text:p>2,388.20 </text:p>
          </table:table-cell>
          <table:table-cell table:style-name="ce27" office:value-type="float" office:value="7.18">
            <text:p>7.18 </text:p>
          </table:table-cell>
          <table:table-cell table:style-name="ce27" office:value-type="float" office:value="0.74">
            <text:p>0.74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99">
            <text:p>2.99 </text:p>
          </table:table-cell>
          <table:table-cell table:style-name="ce32" table:formula="of:=IF(([.F405]*[.G405]&gt;0);-([.I405]+[.J405]+[.K405]+[.L405]+[.M405]+[.N405]);([.I405]-[.J405]-[.K405]-[.L405]-[.M405]-[.N405]))" office:value-type="float" office:value="-2399.4">
            <text:p>-2,399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1">
            <text:p>21/09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5.8">
            <text:p>1,185.80 </text:p>
          </table:table-cell>
          <table:table-cell table:style-name="ce27" office:value-type="float" office:value="3.56">
            <text:p>3.56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406]*[.G406]&gt;0);-([.I406]+[.J406]+[.K406]+[.L406]+[.M406]+[.N406]);([.I406]-[.J406]-[.K406]-[.L406]-[.M406]-[.N406]))" office:value-type="float" office:value="-1191.36">
            <text:p>-1,191.3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2">
            <text:p>22/09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90.4">
            <text:p>2,290.40 </text:p>
          </table:table-cell>
          <table:table-cell table:style-name="ce27" office:value-type="float" office:value="6.88">
            <text:p>6.88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3">
            <text:p>2.73 </text:p>
          </table:table-cell>
          <table:table-cell table:style-name="ce32" table:formula="of:=IF(([.F407]*[.G407]&gt;0);-([.I407]+[.J407]+[.K407]+[.L407]+[.M407]+[.N407]);([.I407]-[.J407]-[.K407]-[.L407]-[.M407]-[.N407]))" office:value-type="float" office:value="-2301.01">
            <text:p>-2,301.0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7">
            <text:p>27/09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1">
            <text:p>1,191.0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408]*[.G408]&gt;0);-([.I408]+[.J408]+[.K408]+[.L408]+[.M408]+[.N408]);([.I408]-[.J408]-[.K408]-[.L408]-[.M408]-[.N408]))" office:value-type="float" office:value="-1196.58">
            <text:p>-1,196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29">
            <text:p>29/09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0">
            <text:p>1,190.0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3">
            <text:p>1.53 </text:p>
          </table:table-cell>
          <table:table-cell table:style-name="ce32" table:formula="of:=IF(([.F409]*[.G409]&gt;0);-([.I409]+[.J409]+[.K409]+[.L409]+[.M409]+[.N409]);([.I409]-[.J409]-[.K409]-[.L409]-[.M409]-[.N409]))" office:value-type="float" office:value="-1195.63">
            <text:p>-1,195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30">
            <text:p>30/09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0.1">
            <text:p>1,170.10 </text:p>
          </table:table-cell>
          <table:table-cell table:style-name="ce27" office:value-type="float" office:value="3.52">
            <text:p>3.52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410]*[.G410]&gt;0);-([.I410]+[.J410]+[.K410]+[.L410]+[.M410]+[.N410]);([.I410]-[.J410]-[.K410]-[.L410]-[.M410]-[.N410]))" office:value-type="float" office:value="-1175.57">
            <text:p>-1,175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04">
            <text:p>04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0.1">
            <text:p>1,190.1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411]*[.G411]&gt;0);-([.I411]+[.J411]+[.K411]+[.L411]+[.M411]+[.N411]);([.I411]-[.J411]-[.K411]-[.L411]-[.M411]-[.N411]))" office:value-type="float" office:value="-1195.74">
            <text:p>-1,195.7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05">
            <text:p>05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0.1">
            <text:p>1,180.10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412]*[.G412]&gt;0);-([.I412]+[.J412]+[.K412]+[.L412]+[.M412]+[.N412]);([.I412]-[.J412]-[.K412]-[.L412]-[.M412]-[.N412]))" office:value-type="float" office:value="-1185.63">
            <text:p>-1,185.6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06">
            <text:p>06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0.1">
            <text:p>1,190.1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413]*[.G413]&gt;0);-([.I413]+[.J413]+[.K413]+[.L413]+[.M413]+[.N413]);([.I413]-[.J413]-[.K413]-[.L413]-[.M413]-[.N413]))" office:value-type="float" office:value="-1195.64">
            <text:p>-1,195.6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08">
            <text:p>08/10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0.1">
            <text:p>1,170.10 </text:p>
          </table:table-cell>
          <table:table-cell table:style-name="ce27" office:value-type="float" office:value="3.52">
            <text:p>3.52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414]*[.G414]&gt;0);-([.I414]+[.J414]+[.K414]+[.L414]+[.M414]+[.N414]);([.I414]-[.J414]-[.K414]-[.L414]-[.M414]-[.N414]))" office:value-type="float" office:value="-1175.59">
            <text:p>-1,175.5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1">
            <text:p>11/10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8.1">
            <text:p>1,178.10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415]*[.G415]&gt;0);-([.I415]+[.J415]+[.K415]+[.L415]+[.M415]+[.N415]);([.I415]-[.J415]-[.K415]-[.L415]-[.M415]-[.N415]))" office:value-type="float" office:value="-1183.64">
            <text:p>-1,183.6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3">
            <text:p>13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10.2">
            <text:p>2,310.20 </text:p>
          </table:table-cell>
          <table:table-cell table:style-name="ce27" office:value-type="float" office:value="6.94">
            <text:p>6.94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96">
            <text:p>2.96 </text:p>
          </table:table-cell>
          <table:table-cell table:style-name="ce32" table:formula="of:=IF(([.F416]*[.G416]&gt;0);-([.I416]+[.J416]+[.K416]+[.L416]+[.M416]+[.N416]);([.I416]-[.J416]-[.K416]-[.L416]-[.M416]-[.N416]))" office:value-type="float" office:value="-2321.09">
            <text:p>-2,321.0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4">
            <text:p>14/10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3.6">
            <text:p>1,163.6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417]*[.G417]&gt;0);-([.I417]+[.J417]+[.K417]+[.L417]+[.M417]+[.N417]);([.I417]-[.J417]-[.K417]-[.L417]-[.M417]-[.N417]))" office:value-type="float" office:value="-1169.08">
            <text:p>-1,169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15">
            <text:p>15/10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80.1">
            <text:p>2,280.10 </text:p>
          </table:table-cell>
          <table:table-cell table:style-name="ce27" office:value-type="float" office:value="6.84">
            <text:p>6.84 </text:p>
          </table:table-cell>
          <table:table-cell table:style-name="ce27" office:value-type="float" office:value="0.7">
            <text:p>0.7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88">
            <text:p>2.88 </text:p>
          </table:table-cell>
          <table:table-cell table:style-name="ce32" table:formula="of:=IF(([.F418]*[.G418]&gt;0);-([.I418]+[.J418]+[.K418]+[.L418]+[.M418]+[.N418]);([.I418]-[.J418]-[.K418]-[.L418]-[.M418]-[.N418]))" office:value-type="float" office:value="-2290.81">
            <text:p>-2,290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2">
            <text:p>22/10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50.2">
            <text:p>2,250.20 </text:p>
          </table:table-cell>
          <table:table-cell table:style-name="ce27" office:value-type="float" office:value="6.76">
            <text:p>6.76 </text:p>
          </table:table-cell>
          <table:table-cell table:style-name="ce27" office:value-type="float" office:value="0.7">
            <text:p>0.7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87">
            <text:p>2.87 </text:p>
          </table:table-cell>
          <table:table-cell table:style-name="ce32" table:formula="of:=IF(([.F419]*[.G419]&gt;0);-([.I419]+[.J419]+[.K419]+[.L419]+[.M419]+[.N419]);([.I419]-[.J419]-[.K419]-[.L419]-[.M419]-[.N419]))" office:value-type="float" office:value="-2260.81">
            <text:p>-2,260.8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2">
            <text:p>22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50.2">
            <text:p>2,150.20 </text:p>
          </table:table-cell>
          <table:table-cell table:style-name="ce27" office:value-type="float" office:value="6.46">
            <text:p>6.46 </text:p>
          </table:table-cell>
          <table:table-cell table:style-name="ce27" office:value-type="float" office:value="0.67">
            <text:p>0.67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9">
            <text:p>2.79 </text:p>
          </table:table-cell>
          <table:table-cell table:style-name="ce32" table:formula="of:=IF(([.F420]*[.G420]&gt;0);-([.I420]+[.J420]+[.K420]+[.L420]+[.M420]+[.N420]);([.I420]-[.J420]-[.K420]-[.L420]-[.M420]-[.N420]))" office:value-type="float" office:value="-2160.4">
            <text:p>-2,160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15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10.2">
            <text:p>2,110.20 </text:p>
          </table:table-cell>
          <table:table-cell table:style-name="ce27" office:value-type="float" office:value="6.34">
            <text:p>6.34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63">
            <text:p>2.63 </text:p>
          </table:table-cell>
          <table:table-cell table:style-name="ce32" table:formula="of:=IF(([.F421]*[.G421]&gt;0);-([.I421]+[.J421]+[.K421]+[.L421]+[.M421]+[.N421]);([.I421]-[.J421]-[.K421]-[.L421]-[.M421]-[.N421]))" office:value-type="float" office:value="-2120.1">
            <text:p>-2,120.1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9">
            <text:p>29/11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34.2">
            <text:p>3,134.20 </text:p>
          </table:table-cell>
          <table:table-cell table:style-name="ce27" office:value-type="float" office:value="9.48">
            <text:p>9.48 </text:p>
          </table:table-cell>
          <table:table-cell table:style-name="ce27" office:value-type="float" office:value="0.98">
            <text:p>0.98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79">
            <text:p>3.79 </text:p>
          </table:table-cell>
          <table:table-cell table:style-name="ce32" table:formula="of:=IF(([.F422]*[.G422]&gt;0);-([.I422]+[.J422]+[.K422]+[.L422]+[.M422]+[.N422]);([.I422]-[.J422]-[.K422]-[.L422]-[.M422]-[.N422]))" office:value-type="float" office:value="-3148.85">
            <text:p>-3,148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0">
            <text:p>1,040.00 </text:p>
          </table:table-cell>
          <table:table-cell table:style-name="ce27" office:value-type="float" office:value="3.12">
            <text:p>3.1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423]*[.G423]&gt;0);-([.I423]+[.J423]+[.K423]+[.L423]+[.M423]+[.N423]);([.I423]-[.J423]-[.K423]-[.L423]-[.M423]-[.N423]))" office:value-type="float" office:value="-1044.86">
            <text:p>-1,044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0">
            <text:p>1,040.00 </text:p>
          </table:table-cell>
          <table:table-cell table:style-name="ce27" office:value-type="float" office:value="3.12">
            <text:p>3.1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424]*[.G424]&gt;0);-([.I424]+[.J424]+[.K424]+[.L424]+[.M424]+[.N424]);([.I424]-[.J424]-[.K424]-[.L424]-[.M424]-[.N424]))" office:value-type="float" office:value="-1044.86">
            <text:p>-1,044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30.4">
            <text:p>2,030.40 </text:p>
          </table:table-cell>
          <table:table-cell table:style-name="ce27" office:value-type="float" office:value="6.1">
            <text:p>6.10 </text:p>
          </table:table-cell>
          <table:table-cell table:style-name="ce27" office:value-type="float" office:value="0.63">
            <text:p>0.63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51">
            <text:p>2.51 </text:p>
          </table:table-cell>
          <table:table-cell table:style-name="ce32" table:formula="of:=IF(([.F425]*[.G425]&gt;0);-([.I425]+[.J425]+[.K425]+[.L425]+[.M425]+[.N425]);([.I425]-[.J425]-[.K425]-[.L425]-[.M425]-[.N425]))" office:value-type="float" office:value="-2039.89">
            <text:p>-2,039.8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8">
            <text:p>18/0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90">
            <text:p>1,990.00 </text:p>
          </table:table-cell>
          <table:table-cell table:style-name="ce27" office:value-type="float" office:value="5.98">
            <text:p>5.98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43">
            <text:p>2.43 </text:p>
          </table:table-cell>
          <table:table-cell table:style-name="ce32" table:formula="of:=IF(([.F426]*[.G426]&gt;0);-([.I426]+[.J426]+[.K426]+[.L426]+[.M426]+[.N426]);([.I426]-[.J426]-[.K426]-[.L426]-[.M426]-[.N426]))" office:value-type="float" office:value="-1999.28">
            <text:p>-1,999.2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22">
            <text:p>2,522.00 </text:p>
          </table:table-cell>
          <table:table-cell table:style-name="ce27" office:value-type="float" office:value="7.58">
            <text:p>7.58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4">
            <text:p>3.14 </text:p>
          </table:table-cell>
          <table:table-cell table:style-name="ce32" table:formula="of:=IF(([.F427]*[.G427]&gt;0);-([.I427]+[.J427]+[.K427]+[.L427]+[.M427]+[.N427]);([.I427]-[.J427]-[.K427]-[.L427]-[.M427]-[.N427]))" office:value-type="float" office:value="-2533.82">
            <text:p>-2,533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4">
            <text:p>1,244.00 </text:p>
          </table:table-cell>
          <table:table-cell table:style-name="ce27" office:value-type="float" office:value="3.74">
            <text:p>3.74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428]*[.G428]&gt;0);-([.I428]+[.J428]+[.K428]+[.L428]+[.M428]+[.N428]);([.I428]-[.J428]-[.K428]-[.L428]-[.M428]-[.N428]))" office:value-type="float" office:value="-1249.85">
            <text:p>-1,249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5.1">
            <text:p>1,195.1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429]*[.G429]&gt;0);-([.I429]+[.J429]+[.K429]+[.L429]+[.M429]+[.N429]);([.I429]-[.J429]-[.K429]-[.L429]-[.M429]-[.N429]))" office:value-type="float" office:value="-1200.68">
            <text:p>-1,200.6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K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00.2">
            <text:p>1,100.20 </text:p>
          </table:table-cell>
          <table:table-cell table:style-name="ce27" office:value-type="float" office:value="3.3">
            <text:p>3.30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8">
            <text:p>1.38 </text:p>
          </table:table-cell>
          <table:table-cell table:style-name="ce32" table:formula="of:=IF(([.F430]*[.G430]&gt;0);-([.I430]+[.J430]+[.K430]+[.L430]+[.M430]+[.N430]);([.I430]-[.J430]-[.K430]-[.L430]-[.M430]-[.N430]))" office:value-type="float" office:value="-1105.36">
            <text:p>-1,105.36 </text:p>
          </table:table-cell>
          <table:table-cell table:style-name="ce27" office:value-type="float" office:value="558.04">
            <text:p>558.04 </text:p>
          </table:table-cell>
          <table:table-cell table:style-name="ce21" office:value-type="float" office:value="119">
            <text:p>119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SKF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4">
            <text:p>14/05/2010 </text:p>
          </table:table-cell>
          <table:table-cell table:style-name="ce16" office:value-type="string">
            <text:p>b10</text:p>
          </table:table-cell>
          <table:table-cell table:style-name="ce2" office:value-type="string">
            <text:p>SRF</text:p>
          </table:table-cell>
          <table:table-cell table:style-name="ce21" office:value-type="float" office:value="18">
            <text:p>1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194.9">
            <text:p>4,194.90 </text:p>
          </table:table-cell>
          <table:table-cell table:style-name="ce27" office:value-type="float" office:value="12.6">
            <text:p>12.60 </text:p>
          </table:table-cell>
          <table:table-cell table:style-name="ce27" office:value-type="float" office:value="1.3">
            <text:p>1.30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5.25">
            <text:p>5.25 </text:p>
          </table:table-cell>
          <table:table-cell table:style-name="ce32" table:formula="of:=IF(([.F432]*[.G432]&gt;0);-([.I432]+[.J432]+[.K432]+[.L432]+[.M432]+[.N432]);([.I432]-[.J432]-[.K432]-[.L432]-[.M432]-[.N432]))" office:value-type="float" office:value="-4214.47">
            <text:p>-4,214.4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7">
            <text:p>17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SRF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17">
            <text:p>2,317.00 </text:p>
          </table:table-cell>
          <table:table-cell table:style-name="ce27" office:value-type="float" office:value="6.95">
            <text:p>6.95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9">
            <text:p>2.90 </text:p>
          </table:table-cell>
          <table:table-cell table:style-name="ce32" table:formula="of:=IF(([.F433]*[.G433]&gt;0);-([.I433]+[.J433]+[.K433]+[.L433]+[.M433]+[.N433]);([.I433]-[.J433]-[.K433]-[.L433]-[.M433]-[.N433]))" office:value-type="float" office:value="-2327.86">
            <text:p>-2,327.8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9">
            <text:p>19/05/2010 </text:p>
          </table:table-cell>
          <table:table-cell table:style-name="ce16" office:value-type="string">
            <text:p>b14</text:p>
          </table:table-cell>
          <table:table-cell table:style-name="ce2" office:value-type="string">
            <text:p>SRF</text:p>
          </table:table-cell>
          <table:table-cell table:style-name="ce21" office:value-type="float" office:value="12">
            <text:p>1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751.4">
            <text:p>2,751.40 </text:p>
          </table:table-cell>
          <table:table-cell table:style-name="ce27" office:value-type="float" office:value="8.26">
            <text:p>8.26 </text:p>
          </table:table-cell>
          <table:table-cell table:style-name="ce27" office:value-type="float" office:value="0.85">
            <text:p>0.85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41">
            <text:p>3.41 </text:p>
          </table:table-cell>
          <table:table-cell table:style-name="ce32" table:formula="of:=IF(([.F434]*[.G434]&gt;0);-([.I434]+[.J434]+[.K434]+[.L434]+[.M434]+[.N434]);([.I434]-[.J434]-[.K434]-[.L434]-[.M434]-[.N434]))" office:value-type="float" office:value="-2764.27">
            <text:p>-2,764.2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0">
            <text:p>20/05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SRF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50">
            <text:p>2,250.00 </text:p>
          </table:table-cell>
          <table:table-cell table:style-name="ce27" office:value-type="float" office:value="6.76">
            <text:p>6.76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84">
            <text:p>2.84 </text:p>
          </table:table-cell>
          <table:table-cell table:style-name="ce32" table:formula="of:=IF(([.F435]*[.G435]&gt;0);-([.I435]+[.J435]+[.K435]+[.L435]+[.M435]+[.N435]);([.I435]-[.J435]-[.K435]-[.L435]-[.M435]-[.N435]))" office:value-type="float" office:value="-2260.57">
            <text:p>-2,260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1">
            <text:p>21/05/2010 </text:p>
          </table:table-cell>
          <table:table-cell table:style-name="ce16" office:value-type="string">
            <text:p>b11</text:p>
          </table:table-cell>
          <table:table-cell table:style-name="ce2" office:value-type="string">
            <text:p>SR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36">
            <text:p>436.00 </text:p>
          </table:table-cell>
          <table:table-cell table:style-name="ce27" office:value-type="float" office:value="1.3">
            <text:p>1.3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5">
            <text:p>0.55 </text:p>
          </table:table-cell>
          <table:table-cell table:style-name="ce32" table:formula="of:=IF(([.F436]*[.G436]&gt;0);-([.I436]+[.J436]+[.K436]+[.L436]+[.M436]+[.N436]);([.I436]-[.J436]-[.K436]-[.L436]-[.M436]-[.N436]))" office:value-type="float" office:value="-438.03">
            <text:p>-438.0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10</text:p>
          </table:table-cell>
          <table:table-cell table:style-name="ce2" office:value-type="string">
            <text:p>SRF</text:p>
          </table:table-cell>
          <table:table-cell table:style-name="ce21" office:value-type="float" office:value="16">
            <text:p>1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416.7">
            <text:p>3,416.70 </text:p>
          </table:table-cell>
          <table:table-cell table:style-name="ce27" office:value-type="float" office:value="10.26">
            <text:p>10.26 </text:p>
          </table:table-cell>
          <table:table-cell table:style-name="ce27" office:value-type="float" office:value="1.06">
            <text:p>1.06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25">
            <text:p>4.25 </text:p>
          </table:table-cell>
          <table:table-cell table:style-name="ce32" table:formula="of:=IF(([.F437]*[.G437]&gt;0);-([.I437]+[.J437]+[.K437]+[.L437]+[.M437]+[.N437]);([.I437]-[.J437]-[.K437]-[.L437]-[.M437]-[.N437]))" office:value-type="float" office:value="-3432.69">
            <text:p>-3,432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8">
            <text:p>28/05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49">
            <text:p>449.00 </text:p>
          </table:table-cell>
          <table:table-cell table:style-name="ce27" office:value-type="float" office:value="1.35">
            <text:p>1.3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7">
            <text:p>0.57 </text:p>
          </table:table-cell>
          <table:table-cell table:style-name="ce32" table:formula="of:=IF(([.F438]*[.G438]&gt;0);-([.I438]+[.J438]+[.K438]+[.L438]+[.M438]+[.N438]);([.I438]-[.J438]-[.K438]-[.L438]-[.M438]-[.N438]))" office:value-type="float" office:value="-451.11">
            <text:p>-451.1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1">
            <text:p>01/06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SR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38">
            <text:p>438.00 </text:p>
          </table:table-cell>
          <table:table-cell table:style-name="ce27" office:value-type="float" office:value="1.32">
            <text:p>1.3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5">
            <text:p>0.55 </text:p>
          </table:table-cell>
          <table:table-cell table:style-name="ce32" table:formula="of:=IF(([.F439]*[.G439]&gt;0);-([.I439]+[.J439]+[.K439]+[.L439]+[.M439]+[.N439]);([.I439]-[.J439]-[.K439]-[.L439]-[.M439]-[.N439]))" office:value-type="float" office:value="-440.06">
            <text:p>-440.0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7">
            <text:p>07/06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36">
            <text:p>436.00 </text:p>
          </table:table-cell>
          <table:table-cell table:style-name="ce27" office:value-type="float" office:value="1.3">
            <text:p>1.3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53">
            <text:p>0.53 </text:p>
          </table:table-cell>
          <table:table-cell table:style-name="ce32" table:formula="of:=IF(([.F440]*[.G440]&gt;0);-([.I440]+[.J440]+[.K440]+[.L440]+[.M440]+[.N440]);([.I440]-[.J440]-[.K440]-[.L440]-[.M440]-[.N440]))" office:value-type="float" office:value="-438.01">
            <text:p>-438.01 </text:p>
          </table:table-cell>
          <table:table-cell table:number-columns-repeated="2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11">
            <text:p>11/06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SR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96.2">
            <text:p>896.20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9">
            <text:p>1.09 </text:p>
          </table:table-cell>
          <table:table-cell table:style-name="ce32" office:value-type="float" office:value="-900.38">
            <text:p>-900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6">
            <text:p>16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04.8">
            <text:p>2,004.80 </text:p>
          </table:table-cell>
          <table:table-cell table:style-name="ce27" office:value-type="float" office:value="6">
            <text:p>6.00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48">
            <text:p>2.48 </text:p>
          </table:table-cell>
          <table:table-cell table:style-name="ce32" table:formula="of:=IF(([.F442]*[.G442]&gt;0);-([.I442]+[.J442]+[.K442]+[.L442]+[.M442]+[.N442]);([.I442]-[.J442]-[.K442]-[.L442]-[.M442]-[.N442]))" office:value-type="float" office:value="-2014.16">
            <text:p>-2,014.1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23">
            <text:p>23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71">
            <text:p>1,071.00 </text:p>
          </table:table-cell>
          <table:table-cell table:style-name="ce27" office:value-type="float" office:value="3.2">
            <text:p>3.20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9">
            <text:p>1.29 </text:p>
          </table:table-cell>
          <table:table-cell table:style-name="ce32" table:formula="of:=IF(([.F443]*[.G443]&gt;0);-([.I443]+[.J443]+[.K443]+[.L443]+[.M443]+[.N443]);([.I443]-[.J443]-[.K443]-[.L443]-[.M443]-[.N443]))" office:value-type="float" office:value="-1075.97">
            <text:p>-1,075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7">
            <text:p>07/1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40.65">
            <text:p>3,340.65 </text:p>
          </table:table-cell>
          <table:table-cell table:style-name="ce27" office:value-type="float" office:value="10">
            <text:p>10.00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21">
            <text:p>4.21 </text:p>
          </table:table-cell>
          <table:table-cell table:style-name="ce32" table:formula="of:=IF(([.F444]*[.G444]&gt;0);-([.I444]+[.J444]+[.K444]+[.L444]+[.M444]+[.N444]);([.I444]-[.J444]-[.K444]-[.L444]-[.M444]-[.N444]))" office:value-type="float" office:value="-3356.31">
            <text:p>-3,356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SRF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5.5">
            <text:p>1,425.5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6">
            <text:p>1.76 </text:p>
          </table:table-cell>
          <table:table-cell table:style-name="ce32" table:formula="of:=IF(([.F445]*[.G445]&gt;0);-([.I445]+[.J445]+[.K445]+[.L445]+[.M445]+[.N445]);([.I445]-[.J445]-[.K445]-[.L445]-[.M445]-[.N445]))" office:value-type="float" office:value="-1432.18">
            <text:p>-1,432.1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0">
            <text:p>10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RF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10">
            <text:p>1,510.00 </text:p>
          </table:table-cell>
          <table:table-cell table:style-name="ce27" office:value-type="float" office:value="4.55">
            <text:p>4.55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85">
            <text:p>1.85 </text:p>
          </table:table-cell>
          <table:table-cell table:style-name="ce32" table:formula="of:=IF(([.F446]*[.G446]&gt;0);-([.I446]+[.J446]+[.K446]+[.L446]+[.M446]+[.N446]);([.I446]-[.J446]-[.K446]-[.L446]-[.M446]-[.N446]))" office:value-type="float" office:value="-1517.07">
            <text:p>-1,517.0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RF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8.25">
            <text:p>1,428.25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4">
            <text:p>1.74 </text:p>
          </table:table-cell>
          <table:table-cell table:style-name="ce32" table:formula="of:=IF(([.F447]*[.G447]&gt;0);-([.I447]+[.J447]+[.K447]+[.L447]+[.M447]+[.N447]);([.I447]-[.J447]-[.K447]-[.L447]-[.M447]-[.N447]))" office:value-type="float" office:value="-1434.91">
            <text:p>-1,434.9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RF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2.4">
            <text:p>1,172.4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448]*[.G448]&gt;0);-([.I448]+[.J448]+[.K448]+[.L448]+[.M448]+[.N448]);([.I448]-[.J448]-[.K448]-[.L448]-[.M448]-[.N448]))" office:value-type="float" office:value="-1177.85">
            <text:p>-1,177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2">
            <text:p>12/01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SRF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8.25">
            <text:p>1,308.25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8">
            <text:p>1.58 </text:p>
          </table:table-cell>
          <table:table-cell table:style-name="ce32" table:formula="of:=IF(([.F449]*[.G449]&gt;0);-([.I449]+[.J449]+[.K449]+[.L449]+[.M449]+[.N449]);([.I449]-[.J449]-[.K449]-[.L449]-[.M449]-[.N449]))" office:value-type="float" office:value="-1314.3">
            <text:p>-1,314.30 </text:p>
          </table:table-cell>
          <table:table-cell table:style-name="ce27" office:value-type="float" office:value="247.92">
            <text:p>247.92 </text:p>
          </table:table-cell>
          <table:table-cell table:style-name="ce21" office:value-type="float" office:value="125">
            <text:p>125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SRF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14">
            <text:p>14/01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250">
            <text:p>2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160">
            <text:p>20,160.00 </text:p>
          </table:table-cell>
          <table:table-cell table:style-name="ce27" office:value-type="float" office:value="60.4">
            <text:p>60.40 </text:p>
          </table:table-cell>
          <table:table-cell table:style-name="ce27" office:value-type="float" office:value="6.22">
            <text:p>6.22 </text:p>
          </table:table-cell>
          <table:table-cell table:style-name="ce27" office:value-type="float" office:value="2.02">
            <text:p>2.02 </text:p>
          </table:table-cell>
          <table:table-cell table:style-name="ce27" office:value-type="float" office:value="0.74">
            <text:p>0.74 </text:p>
          </table:table-cell>
          <table:table-cell table:style-name="ce27" office:value-type="float" office:value="25.04">
            <text:p>25.04 </text:p>
          </table:table-cell>
          <table:table-cell table:style-name="ce32" table:formula="of:=IF(([.F451]*[.G451]&gt;0);-([.I451]+[.J451]+[.K451]+[.L451]+[.M451]+[.N451]);([.I451]-[.J451]-[.K451]-[.L451]-[.M451]-[.N451]))" office:value-type="float" office:value="-20254.42">
            <text:p>-20,254.4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15">
            <text:p>15/01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0">
            <text:p>5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001.5">
            <text:p>4,001.50 </text:p>
          </table:table-cell>
          <table:table-cell table:style-name="ce27" office:value-type="float" office:value="12">
            <text:p>12.00 </text:p>
          </table:table-cell>
          <table:table-cell table:style-name="ce27" office:value-type="float" office:value="1.23">
            <text:p>1.23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5.04">
            <text:p>5.04 </text:p>
          </table:table-cell>
          <table:table-cell table:style-name="ce32" table:formula="of:=IF(([.F452]*[.G452]&gt;0);-([.I452]+[.J452]+[.K452]+[.L452]+[.M452]+[.N452]);([.I452]-[.J452]-[.K452]-[.L452]-[.M452]-[.N452]))" office:value-type="float" office:value="-4020.31">
            <text:p>-4,020.3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18">
            <text:p>18/01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5.15">
            <text:p>1,185.15 </text:p>
          </table:table-cell>
          <table:table-cell table:style-name="ce27" office:value-type="float" office:value="3.57">
            <text:p>3.57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453]*[.G453]&gt;0);-([.I453]+[.J453]+[.K453]+[.L453]+[.M453]+[.N453]);([.I453]-[.J453]-[.K453]-[.L453]-[.M453]-[.N453]))" office:value-type="float" office:value="-1190.75">
            <text:p>-1,190.7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16">
            <text:p>16/03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35">
            <text:p>3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296.9">
            <text:p>3,296.90 </text:p>
          </table:table-cell>
          <table:table-cell table:style-name="ce27" office:value-type="float" office:value="9.89">
            <text:p>9.89 </text:p>
          </table:table-cell>
          <table:table-cell table:style-name="ce27" office:value-type="float" office:value="1.02">
            <text:p>1.02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4.14">
            <text:p>4.14 </text:p>
          </table:table-cell>
          <table:table-cell table:style-name="ce32" table:formula="of:=IF(([.F454]*[.G454]&gt;0);-([.I454]+[.J454]+[.K454]+[.L454]+[.M454]+[.N454]);([.I454]-[.J454]-[.K454]-[.L454]-[.M454]-[.N454]))" office:value-type="float" office:value="-3312.4">
            <text:p>-3,312.4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7">
            <text:p>27/10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33.5">
            <text:p>1,433.5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9">
            <text:p>1.79 </text:p>
          </table:table-cell>
          <table:table-cell table:style-name="ce32" table:formula="of:=IF(([.F455]*[.G455]&gt;0);-([.I455]+[.J455]+[.K455]+[.L455]+[.M455]+[.N455]);([.I455]-[.J455]-[.K455]-[.L455]-[.M455]-[.N455]))" office:value-type="float" office:value="-1440.21">
            <text:p>-1,440.2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3">
            <text:p>13/01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SUPREMEIND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45.1">
            <text:p>145.1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0.19">
            <text:p>0.19 </text:p>
          </table:table-cell>
          <table:table-cell table:style-name="ce32" table:formula="of:=IF(([.F456]*[.G456]&gt;0);-([.I456]+[.J456]+[.K456]+[.L456]+[.M456]+[.N456]);([.I456]-[.J456]-[.K456]-[.L456]-[.M456]-[.N456]))" office:value-type="float" office:value="-145.79">
            <text:p>-145.7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07">
            <text:p>07/03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40">
            <text:p>1,440.00 </text:p>
          </table:table-cell>
          <table:table-cell table:style-name="ce27" office:value-type="float" office:value="4.3">
            <text:p>4.30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3">
            <text:p>1.83 </text:p>
          </table:table-cell>
          <table:table-cell table:style-name="ce32" table:formula="of:=IF(([.F457]*[.G457]&gt;0);-([.I457]+[.J457]+[.K457]+[.L457]+[.M457]+[.N457]);([.I457]-[.J457]-[.K457]-[.L457]-[.M457]-[.N457]))" office:value-type="float" office:value="-1446.75">
            <text:p>-1,446.7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10">
            <text:p>10/03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74.6">
            <text:p>574.60 </text:p>
          </table:table-cell>
          <table:table-cell table:style-name="ce27" office:value-type="float" office:value="1.72">
            <text:p>1.72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">
            <text:p>0.70 </text:p>
          </table:table-cell>
          <table:table-cell table:style-name="ce32" table:formula="of:=IF(([.F458]*[.G458]&gt;0);-([.I458]+[.J458]+[.K458]+[.L458]+[.M458]+[.N458]);([.I458]-[.J458]-[.K458]-[.L458]-[.M458]-[.N458]))" office:value-type="float" office:value="-577.28">
            <text:p>-577.2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84.5">
            <text:p>1,984.50 </text:p>
          </table:table-cell>
          <table:table-cell table:style-name="ce27" office:value-type="float" office:value="6">
            <text:p>6.00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42">
            <text:p>2.42 </text:p>
          </table:table-cell>
          <table:table-cell table:style-name="ce32" table:formula="of:=IF(([.F459]*[.G459]&gt;0);-([.I459]+[.J459]+[.K459]+[.L459]+[.M459]+[.N459]);([.I459]-[.J459]-[.K459]-[.L459]-[.M459]-[.N459]))" office:value-type="float" office:value="-1993.8">
            <text:p>-1,993.8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9">
            <text:p>09/08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7.5">
            <text:p>977.50 </text:p>
          </table:table-cell>
          <table:table-cell table:style-name="ce27" office:value-type="float" office:value="2.95">
            <text:p>2.95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9">
            <text:p>1.19 </text:p>
          </table:table-cell>
          <table:table-cell table:style-name="ce32" table:formula="of:=IF(([.F460]*[.G460]&gt;0);-([.I460]+[.J460]+[.K460]+[.L460]+[.M460]+[.N460]);([.I460]-[.J460]-[.K460]-[.L460]-[.M460]-[.N460]))" office:value-type="float" office:value="-982.08">
            <text:p>-982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92.5">
            <text:p>1,992.50 </text:p>
          </table:table-cell>
          <table:table-cell table:style-name="ce27" office:value-type="float" office:value="6">
            <text:p>6.00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47">
            <text:p>2.47 </text:p>
          </table:table-cell>
          <table:table-cell table:style-name="ce32" table:formula="of:=IF(([.F461]*[.G461]&gt;0);-([.I461]+[.J461]+[.K461]+[.L461]+[.M461]+[.N461]);([.I461]-[.J461]-[.K461]-[.L461]-[.M461]-[.N461]))" office:value-type="float" office:value="-2001.85">
            <text:p>-2,001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3">
            <text:p>23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19">
            <text:p>1,919.00 </text:p>
          </table:table-cell>
          <table:table-cell table:style-name="ce27" office:value-type="float" office:value="5.75">
            <text:p>5.75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52">
            <text:p>2.52 </text:p>
          </table:table-cell>
          <table:table-cell table:style-name="ce32" table:formula="of:=IF(([.F462]*[.G462]&gt;0);-([.I462]+[.J462]+[.K462]+[.L462]+[.M462]+[.N462]);([.I462]-[.J462]-[.K462]-[.L462]-[.M462]-[.N462]))" office:value-type="float" office:value="-1928.09">
            <text:p>-1,928.0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25.5">
            <text:p>925.50 </text:p>
          </table:table-cell>
          <table:table-cell table:style-name="ce27" office:value-type="float" office:value="2.8">
            <text:p>2.8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2">
            <text:p>1.12 </text:p>
          </table:table-cell>
          <table:table-cell table:style-name="ce32" table:formula="of:=IF(([.F463]*[.G463]&gt;0);-([.I463]+[.J463]+[.K463]+[.L463]+[.M463]+[.N463]);([.I463]-[.J463]-[.K463]-[.L463]-[.M463]-[.N463]))" office:value-type="float" office:value="-929.82">
            <text:p>-929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00">
            <text:p>900.00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4">
            <text:p>1.14 </text:p>
          </table:table-cell>
          <table:table-cell table:style-name="ce32" table:formula="of:=IF(([.F464]*[.G464]&gt;0);-([.I464]+[.J464]+[.K464]+[.L464]+[.M464]+[.N464]);([.I464]-[.J464]-[.K464]-[.L464]-[.M464]-[.N464]))" office:value-type="float" office:value="-904.23">
            <text:p>-904.2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93.75">
            <text:p>893.75 </text:p>
          </table:table-cell>
          <table:table-cell table:style-name="ce27" office:value-type="float" office:value="2.7">
            <text:p>2.70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1">
            <text:p>1.11 </text:p>
          </table:table-cell>
          <table:table-cell table:style-name="ce32" table:formula="of:=IF(([.F465]*[.G465]&gt;0);-([.I465]+[.J465]+[.K465]+[.L465]+[.M465]+[.N465]);([.I465]-[.J465]-[.K465]-[.L465]-[.M465]-[.N465]))" office:value-type="float" office:value="-897.95">
            <text:p>-897.9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85">
            <text:p>885.00 </text:p>
          </table:table-cell>
          <table:table-cell table:style-name="ce27" office:value-type="float" office:value="2.65">
            <text:p>2.65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2">
            <text:p>1.12 </text:p>
          </table:table-cell>
          <table:table-cell table:style-name="ce32" table:formula="of:=IF(([.F466]*[.G466]&gt;0);-([.I466]+[.J466]+[.K466]+[.L466]+[.M466]+[.N466]);([.I466]-[.J466]-[.K466]-[.L466]-[.M466]-[.N466]))" office:value-type="float" office:value="-889.15">
            <text:p>-889.1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52.5">
            <text:p>852.50 </text:p>
          </table:table-cell>
          <table:table-cell table:style-name="ce27" office:value-type="float" office:value="2.55">
            <text:p>2.55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7">
            <text:p>1.07 </text:p>
          </table:table-cell>
          <table:table-cell table:style-name="ce32" table:formula="of:=IF(([.F467]*[.G467]&gt;0);-([.I467]+[.J467]+[.K467]+[.L467]+[.M467]+[.N467]);([.I467]-[.J467]-[.K467]-[.L467]-[.M467]-[.N467]))" office:value-type="float" office:value="-856.49">
            <text:p>-856.4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04.7">
            <text:p>804.70 </text:p>
          </table:table-cell>
          <table:table-cell table:style-name="ce27" office:value-type="float" office:value="2.4">
            <text:p>2.40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1">
            <text:p>1.01 </text:p>
          </table:table-cell>
          <table:table-cell table:style-name="ce32" table:formula="of:=IF(([.F468]*[.G468]&gt;0);-([.I468]+[.J468]+[.K468]+[.L468]+[.M468]+[.N468]);([.I468]-[.J468]-[.K468]-[.L468]-[.M468]-[.N468]))" office:value-type="float" office:value="-808.45">
            <text:p>-808.4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30">
            <text:p>30/01/2012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SUPREMEIND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510.5">
            <text:p>3,510.50 </text:p>
          </table:table-cell>
          <table:table-cell table:style-name="ce27" office:value-type="float" office:value="10.6">
            <text:p>10.60 </text:p>
          </table:table-cell>
          <table:table-cell table:style-name="ce27" office:value-type="float" office:value="1.1">
            <text:p>1.1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47">
            <text:p>4.47 </text:p>
          </table:table-cell>
          <table:table-cell table:style-name="ce32" table:formula="of:=IF(([.F469]*[.G469]&gt;0);-([.I469]+[.J469]+[.K469]+[.L469]+[.M469]+[.N469]);([.I469]-[.J469]-[.K469]-[.L469]-[.M469]-[.N469]))" office:value-type="float" office:value="-3527.1">
            <text:p>-3,527.10 </text:p>
          </table:table-cell>
          <table:table-cell table:style-name="ce27" office:value-type="float" office:value="104.58">
            <text:p>104.58 </text:p>
          </table:table-cell>
          <table:table-cell table:style-name="ce21" office:value-type="float" office:value="460">
            <text:p>460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SUPREMEIND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04-16">
            <text:p>16/04/2009 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TATACHEM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831.8">
            <text:p>6,831.80 </text:p>
          </table:table-cell>
          <table:table-cell table:style-name="ce27" office:value-type="float" office:value="20.4">
            <text:p>20.40 </text:p>
          </table:table-cell>
          <table:table-cell table:style-name="ce27" office:value-type="float" office:value="2.11">
            <text:p>2.11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8.54">
            <text:p>8.54 </text:p>
          </table:table-cell>
          <table:table-cell table:style-name="ce32" table:formula="of:=IF(([.F471]*[.G471]&gt;0);-([.I471]+[.J471]+[.K471]+[.L471]+[.M471]+[.N471]);([.I471]-[.J471]-[.K471]-[.L471]-[.M471]-[.N471]))" office:value-type="float" office:value="-6863.82">
            <text:p>-6,863.8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06-25">
            <text:p>25/06/2009 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26.25">
            <text:p>1,126.25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472]*[.G472]&gt;0);-([.I472]+[.J472]+[.K472]+[.L472]+[.M472]+[.N472]);([.I472]-[.J472]-[.K472]-[.L472]-[.M472]-[.N472]))" office:value-type="float" office:value="-1131.6">
            <text:p>-1,131.6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07-07">
            <text:p>07/07/2009 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534">
            <text:p>8,534.00 </text:p>
          </table:table-cell>
          <table:table-cell table:style-name="ce27" office:value-type="float" office:value="25.6">
            <text:p>25.60 </text:p>
          </table:table-cell>
          <table:table-cell table:style-name="ce27" office:value-type="float" office:value="2.64">
            <text:p>2.64 </text:p>
          </table:table-cell>
          <table:table-cell table:style-name="ce27" office:value-type="float" office:value="0.85">
            <text:p>0.85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10.7">
            <text:p>10.70 </text:p>
          </table:table-cell>
          <table:table-cell table:style-name="ce32" table:formula="of:=IF(([.F473]*[.G473]&gt;0);-([.I473]+[.J473]+[.K473]+[.L473]+[.M473]+[.N473]);([.I473]-[.J473]-[.K473]-[.L473]-[.M473]-[.N473]))" office:value-type="float" office:value="-8574.13">
            <text:p>-8,574.1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09-14">
            <text:p>14/09/2009 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40">
            <text:p>4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162">
            <text:p>10,162.00 </text:p>
          </table:table-cell>
          <table:table-cell table:style-name="ce27" office:value-type="float" office:value="30.4">
            <text:p>30.40 </text:p>
          </table:table-cell>
          <table:table-cell table:style-name="ce27" office:value-type="float" office:value="3.13">
            <text:p>3.13 </text:p>
          </table:table-cell>
          <table:table-cell table:style-name="ce27" office:value-type="float" office:value="1.02">
            <text:p>1.02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12.32">
            <text:p>12.32 </text:p>
          </table:table-cell>
          <table:table-cell table:style-name="ce32" table:formula="of:=IF(([.F474]*[.G474]&gt;0);-([.I474]+[.J474]+[.K474]+[.L474]+[.M474]+[.N474]);([.I474]-[.J474]-[.K474]-[.L474]-[.M474]-[.N474]))" office:value-type="float" office:value="-10209.27">
            <text:p>-10,209.2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0-29">
            <text:p>29/10/2009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CHEM</text:p>
          </table:table-cell>
          <table:table-cell table:style-name="ce21" office:value-type="float" office:value="13">
            <text:p>1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15.65">
            <text:p>3,315.65 </text:p>
          </table:table-cell>
          <table:table-cell table:style-name="ce27" office:value-type="float" office:value="9.97">
            <text:p>9.97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4.14">
            <text:p>4.14 </text:p>
          </table:table-cell>
          <table:table-cell table:style-name="ce32" table:formula="of:=IF(([.F475]*[.G475]&gt;0);-([.I475]+[.J475]+[.K475]+[.L475]+[.M475]+[.N475]);([.I475]-[.J475]-[.K475]-[.L475]-[.M475]-[.N475]))" office:value-type="float" office:value="-3331.24">
            <text:p>-3,331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1-03">
            <text:p>03/11/2009 </text:p>
          </table:table-cell>
          <table:table-cell table:style-name="ce2" office:value-type="string">
            <text:p>b11</text:p>
          </table:table-cell>
          <table:table-cell table:style-name="ce2" office:value-type="string">
            <text:p>TATACHEM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61.2">
            <text:p>1,561.20 </text:p>
          </table:table-cell>
          <table:table-cell table:style-name="ce27" office:value-type="float" office:value="4.68">
            <text:p>4.68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6">
            <text:p>1.96 </text:p>
          </table:table-cell>
          <table:table-cell table:style-name="ce32" table:formula="of:=IF(([.F476]*[.G476]&gt;0);-([.I476]+[.J476]+[.K476]+[.L476]+[.M476]+[.N476]);([.I476]-[.J476]-[.K476]-[.L476]-[.M476]-[.N476]))" office:value-type="float" office:value="-1568.54">
            <text:p>-1,568.5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09-12-21">
            <text:p>21/12/2009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CHEM</text:p>
          </table:table-cell>
          <table:table-cell table:style-name="ce21" office:value-type="float" office:value="24">
            <text:p>2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525.2">
            <text:p>7,525.20 </text:p>
          </table:table-cell>
          <table:table-cell table:style-name="ce27" office:value-type="float" office:value="22.56">
            <text:p>22.56 </text:p>
          </table:table-cell>
          <table:table-cell table:style-name="ce27" office:value-type="float" office:value="2.35">
            <text:p>2.35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8">
            <text:p>0.28 </text:p>
          </table:table-cell>
          <table:table-cell table:style-name="ce27" office:value-type="float" office:value="9.55">
            <text:p>9.55 </text:p>
          </table:table-cell>
          <table:table-cell table:style-name="ce32" table:formula="of:=IF(([.F477]*[.G477]&gt;0);-([.I477]+[.J477]+[.K477]+[.L477]+[.M477]+[.N477]);([.I477]-[.J477]-[.K477]-[.L477]-[.M477]-[.N477]))" office:value-type="float" office:value="-7560.69">
            <text:p>-7,560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12">
            <text:p>12/01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CHEM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96.4">
            <text:p>2,496.40 </text:p>
          </table:table-cell>
          <table:table-cell table:style-name="ce27" office:value-type="float" office:value="7.52">
            <text:p>7.52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1">
            <text:p>3.10 </text:p>
          </table:table-cell>
          <table:table-cell table:style-name="ce32" table:formula="of:=IF(([.F478]*[.G478]&gt;0);-([.I478]+[.J478]+[.K478]+[.L478]+[.M478]+[.N478]);([.I478]-[.J478]-[.K478]-[.L478]-[.M478]-[.N478]))" office:value-type="float" office:value="-2508.13">
            <text:p>-2,508.1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19">
            <text:p>19/03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90">
            <text:p>3,090.00 </text:p>
          </table:table-cell>
          <table:table-cell table:style-name="ce27" office:value-type="float" office:value="7.4">
            <text:p>7.40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3.91">
            <text:p>3.91 </text:p>
          </table:table-cell>
          <table:table-cell table:style-name="ce32" table:formula="of:=IF(([.F479]*[.G479]&gt;0);-([.I479]+[.J479]+[.K479]+[.L479]+[.M479]+[.N479]);([.I479]-[.J479]-[.K479]-[.L479]-[.M479]-[.N479]))" office:value-type="float" office:value="-3102.51">
            <text:p>-3,102.51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2">
            <text:p>02/06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19">
            <text:p>1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66.65">
            <text:p>5,866.65 </text:p>
          </table:table-cell>
          <table:table-cell table:style-name="ce27" office:value-type="float" office:value="17.63">
            <text:p>17.63 </text:p>
          </table:table-cell>
          <table:table-cell table:style-name="ce27" office:value-type="float" office:value="1.82">
            <text:p>1.82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7.32">
            <text:p>7.32 </text:p>
          </table:table-cell>
          <table:table-cell table:style-name="ce32" table:formula="of:=IF(([.F480]*[.G480]&gt;0);-([.I480]+[.J480]+[.K480]+[.L480]+[.M480]+[.N480]);([.I480]-[.J480]-[.K480]-[.L480]-[.M480]-[.N480]))" office:value-type="float" office:value="-5894.15">
            <text:p>-5,894.1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8">
            <text:p>08/06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ATACHEM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16">
            <text:p>616.00 </text:p>
          </table:table-cell>
          <table:table-cell table:style-name="ce27" office:value-type="float" office:value="2.06">
            <text:p>2.06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2">
            <text:p>0.72 </text:p>
          </table:table-cell>
          <table:table-cell table:style-name="ce32" table:formula="of:=IF(([.F481]*[.G481]&gt;0);-([.I481]+[.J481]+[.K481]+[.L481]+[.M481]+[.N481]);([.I481]-[.J481]-[.K481]-[.L481]-[.M481]-[.N481]))" office:value-type="float" office:value="-619.06">
            <text:p>-619.0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5">
            <text:p>05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0.65">
            <text:p>970.65 </text:p>
          </table:table-cell>
          <table:table-cell table:style-name="ce27" office:value-type="float" office:value="2.91">
            <text:p>2.91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5">
            <text:p>1.25 </text:p>
          </table:table-cell>
          <table:table-cell table:style-name="ce32" table:formula="of:=IF(([.F482]*[.G482]&gt;0);-([.I482]+[.J482]+[.K482]+[.L482]+[.M482]+[.N482]);([.I482]-[.J482]-[.K482]-[.L482]-[.M482]-[.N482]))" office:value-type="float" office:value="-975.24">
            <text:p>-975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9">
            <text:p>29/10/2010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ATACHEM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879">
            <text:p>3,879.00 </text:p>
          </table:table-cell>
          <table:table-cell table:style-name="ce27" office:value-type="float" office:value="11.6">
            <text:p>11.60 </text:p>
          </table:table-cell>
          <table:table-cell table:style-name="ce27" office:value-type="float" office:value="1.2">
            <text:p>1.2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81">
            <text:p>4.81 </text:p>
          </table:table-cell>
          <table:table-cell table:style-name="ce32" table:formula="of:=IF(([.F483]*[.G483]&gt;0);-([.I483]+[.J483]+[.K483]+[.L483]+[.M483]+[.N483]);([.I483]-[.J483]-[.K483]-[.L483]-[.M483]-[.N483]))" office:value-type="float" office:value="-3897.09">
            <text:p>-3,897.0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24">
            <text:p>24/1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2.7">
            <text:p>1,162.7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484]*[.G484]&gt;0);-([.I484]+[.J484]+[.K484]+[.L484]+[.M484]+[.N484]);([.I484]-[.J484]-[.K484]-[.L484]-[.M484]-[.N484]))" office:value-type="float" office:value="-1168.13">
            <text:p>-1,168.1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07">
            <text:p>07/0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CHEM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10.3">
            <text:p>1,510.30 </text:p>
          </table:table-cell>
          <table:table-cell table:style-name="ce27" office:value-type="float" office:value="4.54">
            <text:p>4.54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8">
            <text:p>1.88 </text:p>
          </table:table-cell>
          <table:table-cell table:style-name="ce32" table:formula="of:=IF(([.F485]*[.G485]&gt;0);-([.I485]+[.J485]+[.K485]+[.L485]+[.M485]+[.N485]);([.I485]-[.J485]-[.K485]-[.L485]-[.M485]-[.N485]))" office:value-type="float" office:value="-1517.38">
            <text:p>-1,517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0">
            <text:p>10/01/2011 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60.5">
            <text:p>1,860.50 </text:p>
          </table:table-cell>
          <table:table-cell table:style-name="ce27" office:value-type="float" office:value="5.6">
            <text:p>5.60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38">
            <text:p>2.38 </text:p>
          </table:table-cell>
          <table:table-cell table:style-name="ce32" table:formula="of:=IF(([.F486]*[.G486]&gt;0);-([.I486]+[.J486]+[.K486]+[.L486]+[.M486]+[.N486]);([.I486]-[.J486]-[.K486]-[.L486]-[.M486]-[.N486]))" office:value-type="float" office:value="-1869.29">
            <text:p>-1,869.2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7">
            <text:p>27/0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CHEM</text:p>
          </table:table-cell>
          <table:table-cell table:style-name="ce21" office:value-type="float" office:value="9">
            <text:p>9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210.9">
            <text:p>3,210.90 </text:p>
          </table:table-cell>
          <table:table-cell table:style-name="ce27" office:value-type="float" office:value="9.66">
            <text:p>9.66 </text:p>
          </table:table-cell>
          <table:table-cell table:style-name="ce27" office:value-type="float" office:value="1">
            <text:p>1.00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88">
            <text:p>3.88 </text:p>
          </table:table-cell>
          <table:table-cell table:style-name="ce32" table:formula="of:=IF(([.F487]*[.G487]&gt;0);-([.I487]+[.J487]+[.K487]+[.L487]+[.M487]+[.N487]);([.I487]-[.J487]-[.K487]-[.L487]-[.M487]-[.N487]))" office:value-type="float" office:value="-3225.83">
            <text:p>-3,225.8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05.3">
            <text:p>1,005.30 </text:p>
          </table:table-cell>
          <table:table-cell table:style-name="ce27" office:value-type="float" office:value="3.03">
            <text:p>3.03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27">
            <text:p>1.27 </text:p>
          </table:table-cell>
          <table:table-cell table:style-name="ce32" table:formula="of:=IF(([.F488]*[.G488]&gt;0);-([.I488]+[.J488]+[.K488]+[.L488]+[.M488]+[.N488]);([.I488]-[.J488]-[.K488]-[.L488]-[.M488]-[.N488]))" office:value-type="float" office:value="-1010.03">
            <text:p>-1,010.0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CHEM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40.2">
            <text:p>640.20 </text:p>
          </table:table-cell>
          <table:table-cell table:style-name="ce27" office:value-type="float" office:value="1.92">
            <text:p>1.92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9">
            <text:p>0.79 </text:p>
          </table:table-cell>
          <table:table-cell table:style-name="ce32" table:formula="of:=IF(([.F489]*[.G489]&gt;0);-([.I489]+[.J489]+[.K489]+[.L489]+[.M489]+[.N489]);([.I489]-[.J489]-[.K489]-[.L489]-[.M489]-[.N489]))" office:value-type="float" office:value="-643.18">
            <text:p>-643.1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0">
            <text:p>10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5.3">
            <text:p>915.30 </text:p>
          </table:table-cell>
          <table:table-cell table:style-name="ce27" office:value-type="float" office:value="2.76">
            <text:p>2.76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490]*[.G490]&gt;0);-([.I490]+[.J490]+[.K490]+[.L490]+[.M490]+[.N490]);([.I490]-[.J490]-[.K490]-[.L490]-[.M490]-[.N490]))" office:value-type="float" office:value="-919.56">
            <text:p>-919.5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3">
            <text:p>23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49.55">
            <text:p>1,749.55 </text:p>
          </table:table-cell>
          <table:table-cell table:style-name="ce27" office:value-type="float" office:value="5.23">
            <text:p>5.23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8">
            <text:p>2.18 </text:p>
          </table:table-cell>
          <table:table-cell table:style-name="ce32" table:formula="of:=IF(([.F491]*[.G491]&gt;0);-([.I491]+[.J491]+[.K491]+[.L491]+[.M491]+[.N491]);([.I491]-[.J491]-[.K491]-[.L491]-[.M491]-[.N491]))" office:value-type="float" office:value="-1757.72">
            <text:p>-1,757.7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02">
            <text:p>02/06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CHEM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46.7">
            <text:p>2,246.70 </text:p>
          </table:table-cell>
          <table:table-cell table:style-name="ce27" office:value-type="float" office:value="6.72">
            <text:p>6.72 </text:p>
          </table:table-cell>
          <table:table-cell table:style-name="ce27" office:value-type="float" office:value="0.69">
            <text:p>0.6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82">
            <text:p>2.82 </text:p>
          </table:table-cell>
          <table:table-cell table:style-name="ce32" table:formula="of:=IF(([.F492]*[.G492]&gt;0);-([.I492]+[.J492]+[.K492]+[.L492]+[.M492]+[.N492]);([.I492]-[.J492]-[.K492]-[.L492]-[.M492]-[.N492]))" office:value-type="float" office:value="-2257.22">
            <text:p>-2,257.22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05">
            <text:p>05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68.25">
            <text:p>1,668.25 </text:p>
          </table:table-cell>
          <table:table-cell table:style-name="ce27" office:value-type="float" office:value="5">
            <text:p>5.00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9">
            <text:p>2.19 </text:p>
          </table:table-cell>
          <table:table-cell table:style-name="ce32" table:formula="of:=IF(([.F493]*[.G493]&gt;0);-([.I493]+[.J493]+[.K493]+[.L493]+[.M493]+[.N493]);([.I493]-[.J493]-[.K493]-[.L493]-[.M493]-[.N493]))" office:value-type="float" office:value="-1676.18">
            <text:p>-1,676.18 </text:p>
          </table:table-cell>
          <table:table-cell table:style-name="ce27"/>
          <table:table-cell table:style-name="ce21"/>
          <table:table-cell table:number-columns-repeated="2"/>
          <table:table-cell table:style-name="ce36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8">
            <text:p>28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11.25">
            <text:p>1,611.25 </text:p>
          </table:table-cell>
          <table:table-cell table:style-name="ce27" office:value-type="float" office:value="4.85">
            <text:p>4.85 </text:p>
          </table:table-cell>
          <table:table-cell table:style-name="ce27" office:value-type="float" office:value="0.5">
            <text:p>0.50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7">
            <text:p>1.97 </text:p>
          </table:table-cell>
          <table:table-cell table:style-name="ce32" table:formula="of:=IF(([.F494]*[.G494]&gt;0);-([.I494]+[.J494]+[.K494]+[.L494]+[.M494]+[.N494]);([.I494]-[.J494]-[.K494]-[.L494]-[.M494]-[.N494]))" office:value-type="float" office:value="-1618.77">
            <text:p>-1,618.77 </text:p>
          </table:table-cell>
          <table:table-cell table:style-name="ce27"/>
          <table:table-cell table:style-name="ce21"/>
          <table:table-cell table:number-columns-repeated="2"/>
          <table:table-cell table:style-name="ce36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25.35">
            <text:p>925.35 </text:p>
          </table:table-cell>
          <table:table-cell table:style-name="ce27" office:value-type="float" office:value="2.79">
            <text:p>2.79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21">
            <text:p>1.21 </text:p>
          </table:table-cell>
          <table:table-cell table:style-name="ce32" table:formula="of:=IF(([.F495]*[.G495]&gt;0);-([.I495]+[.J495]+[.K495]+[.L495]+[.M495]+[.N495]);([.I495]-[.J495]-[.K495]-[.L495]-[.M495]-[.N495]))" office:value-type="float" office:value="-929.75">
            <text:p>-929.75 </text:p>
          </table:table-cell>
          <table:table-cell table:style-name="ce27"/>
          <table:table-cell table:style-name="ce21"/>
          <table:table-cell table:number-columns-repeated="2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7">
            <text:p>17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39">
            <text:p>1,639.00 </text:p>
          </table:table-cell>
          <table:table-cell table:style-name="ce27" office:value-type="float" office:value="4.9">
            <text:p>4.90 </text:p>
          </table:table-cell>
          <table:table-cell table:style-name="ce27" office:value-type="float" office:value="0.51">
            <text:p>0.51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5">
            <text:p>1.95 </text:p>
          </table:table-cell>
          <table:table-cell table:style-name="ce32" table:formula="of:=IF(([.F496]*[.G496]&gt;0);-([.I496]+[.J496]+[.K496]+[.L496]+[.M496]+[.N496]);([.I496]-[.J496]-[.K496]-[.L496]-[.M496]-[.N496]))" office:value-type="float" office:value="-1646.56">
            <text:p>-1,646.56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CHEM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48">
            <text:p>948.00 </text:p>
          </table:table-cell>
          <table:table-cell table:style-name="ce27" office:value-type="float" office:value="2.85">
            <text:p>2.85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5">
            <text:p>1.15 </text:p>
          </table:table-cell>
          <table:table-cell table:style-name="ce32" table:formula="of:=IF(([.F497]*[.G497]&gt;0);-([.I497]+[.J497]+[.K497]+[.L497]+[.M497]+[.N497]);([.I497]-[.J497]-[.K497]-[.L497]-[.M497]-[.N497]))" office:value-type="float" office:value="-952.41">
            <text:p>-952.41 </text:p>
          </table:table-cell>
          <table:table-cell table:style-name="ce27"/>
          <table:table-cell table:style-name="ce21"/>
          <table:table-cell table:number-columns-repeated="2"/>
          <table:table-cell table:style-name="ce36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2">
            <text:p>22/12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CHEM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6.6">
            <text:p>1,556.60 </text:p>
          </table:table-cell>
          <table:table-cell table:style-name="ce27" office:value-type="float" office:value="4.67">
            <text:p>4.67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6">
            <text:p>1.96 </text:p>
          </table:table-cell>
          <table:table-cell table:style-name="ce32" table:formula="of:=IF(([.F498]*[.G498]&gt;0);-([.I498]+[.J498]+[.K498]+[.L498]+[.M498]+[.N498]);([.I498]-[.J498]-[.K498]-[.L498]-[.M498]-[.N498]))" office:value-type="float" office:value="-1563.91">
            <text:p>-1,563.91 </text:p>
          </table:table-cell>
          <table:table-cell table:style-name="ce27"/>
          <table:table-cell table:style-name="ce21"/>
          <table:table-cell table:number-columns-repeated="2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9">
            <text:p>29/1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CHEM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2">
            <text:p>1,232.00 </text:p>
          </table:table-cell>
          <table:table-cell table:style-name="ce27" office:value-type="float" office:value="3.72">
            <text:p>3.72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499]*[.G499]&gt;0);-([.I499]+[.J499]+[.K499]+[.L499]+[.M499]+[.N499]);([.I499]-[.J499]-[.K499]-[.L499]-[.M499]-[.N499]))" office:value-type="float" office:value="-1237.75">
            <text:p>-1,237.75 </text:p>
          </table:table-cell>
          <table:table-cell table:style-name="ce27"/>
          <table:table-cell table:style-name="ce21"/>
          <table:table-cell table:number-columns-repeated="2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3">
            <text:p>13/01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CHEM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42.5">
            <text:p>3,142.50 </text:p>
          </table:table-cell>
          <table:table-cell table:style-name="ce27" office:value-type="float" office:value="9.45">
            <text:p>9.45 </text:p>
          </table:table-cell>
          <table:table-cell table:style-name="ce27" office:value-type="float" office:value="0.98">
            <text:p>0.98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85">
            <text:p>3.85 </text:p>
          </table:table-cell>
          <table:table-cell table:style-name="ce32" table:formula="of:=IF(([.F500]*[.G500]&gt;0);-([.I500]+[.J500]+[.K500]+[.L500]+[.M500]+[.N500]);([.I500]-[.J500]-[.K500]-[.L500]-[.M500]-[.N500]))" office:value-type="float" office:value="-3157.18">
            <text:p>-3,157.18 </text:p>
          </table:table-cell>
          <table:table-cell table:style-name="ce27" office:value-type="float" office:value="277.95">
            <text:p>277.95 </text:p>
          </table:table-cell>
          <table:table-cell table:style-name="ce21" office:value-type="float" office:value="300">
            <text:p>300 </text:p>
          </table:table-cell>
          <table:table-cell table:number-columns-repeated="2"/>
          <table:table-cell table:style-name="ce2" table:number-columns-repeated="1004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ATACHEM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18">
            <text:p>18/01/2010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40.05">
            <text:p>1,440.05 </text:p>
          </table:table-cell>
          <table:table-cell table:style-name="ce27" office:value-type="float" office:value="4.32">
            <text:p>4.32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83">
            <text:p>1.83 </text:p>
          </table:table-cell>
          <table:table-cell table:style-name="ce32" table:formula="of:=IF(([.F502]*[.G502]&gt;0);-([.I502]+[.J502]+[.K502]+[.L502]+[.M502]+[.N502]);([.I502]-[.J502]-[.K502]-[.L502]-[.M502]-[.N502]))" office:value-type="float" office:value="-1446.84">
            <text:p>-1,446.8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1-21">
            <text:p>21/01/2010 </text:p>
          </table:table-cell>
          <table:table-cell table:style-name="ce2" office:value-type="string">
            <text:p>b1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84.85">
            <text:p>1,384.85 </text:p>
          </table:table-cell>
          <table:table-cell table:style-name="ce27" office:value-type="float" office:value="4.15">
            <text:p>4.15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73">
            <text:p>1.73 </text:p>
          </table:table-cell>
          <table:table-cell table:style-name="ce32" table:formula="of:=IF(([.F503]*[.G503]&gt;0);-([.I503]+[.J503]+[.K503]+[.L503]+[.M503]+[.N503]);([.I503]-[.J503]-[.K503]-[.L503]-[.M503]-[.N503]))" office:value-type="float" office:value="-1391.35">
            <text:p>-1,391.3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15">
            <text:p>15/0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6">
            <text:p>1,246.00 </text:p>
          </table:table-cell>
          <table:table-cell table:style-name="ce27" office:value-type="float" office:value="3.74">
            <text:p>3.74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504]*[.G504]&gt;0);-([.I504]+[.J504]+[.K504]+[.L504]+[.M504]+[.N504]);([.I504]-[.J504]-[.K504]-[.L504]-[.M504]-[.N504]))" office:value-type="float" office:value="-1251.79">
            <text:p>-1,251.7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18">
            <text:p>18/02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.05">
            <text:p>1,250.05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6">
            <text:p>1.56 </text:p>
          </table:table-cell>
          <table:table-cell table:style-name="ce32" table:formula="of:=IF(([.F505]*[.G505]&gt;0);-([.I505]+[.J505]+[.K505]+[.L505]+[.M505]+[.N505]);([.I505]-[.J505]-[.K505]-[.L505]-[.M505]-[.N505]))" office:value-type="float" office:value="-1255.93">
            <text:p>-1,255.9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26">
            <text:p>26/02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05">
            <text:p>1,200.05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506]*[.G506]&gt;0);-([.I506]+[.J506]+[.K506]+[.L506]+[.M506]+[.N506]);([.I506]-[.J506]-[.K506]-[.L506]-[.M506]-[.N506]))" office:value-type="float" office:value="-1205.69">
            <text:p>-1,205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12">
            <text:p>12/04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45.05">
            <text:p>1,345.05 </text:p>
          </table:table-cell>
          <table:table-cell table:style-name="ce27" office:value-type="float" office:value="4.04">
            <text:p>4.04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69">
            <text:p>1.69 </text:p>
          </table:table-cell>
          <table:table-cell table:style-name="ce32" table:formula="of:=IF(([.F507]*[.G507]&gt;0);-([.I507]+[.J507]+[.K507]+[.L507]+[.M507]+[.N507]);([.I507]-[.J507]-[.K507]-[.L507]-[.M507]-[.N507]))" office:value-type="float" office:value="-1351.37">
            <text:p>-1,351.3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19">
            <text:p>19/04/2010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10.05">
            <text:p>1,310.05 </text:p>
          </table:table-cell>
          <table:table-cell table:style-name="ce27" office:value-type="float" office:value="3.93">
            <text:p>3.93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61">
            <text:p>1.61 </text:p>
          </table:table-cell>
          <table:table-cell table:style-name="ce32" table:formula="of:=IF(([.F508]*[.G508]&gt;0);-([.I508]+[.J508]+[.K508]+[.L508]+[.M508]+[.N508]);([.I508]-[.J508]-[.K508]-[.L508]-[.M508]-[.N508]))" office:value-type="float" office:value="-1316.17">
            <text:p>-1,316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7">
            <text:p>07/05/2010 </text:p>
          </table:table-cell>
          <table:table-cell table:style-name="ce16" office:value-type="string">
            <text:p>b19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6.45">
            <text:p>1,266.45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56">
            <text:p>1.56 </text:p>
          </table:table-cell>
          <table:table-cell table:style-name="ce32" table:formula="of:=IF(([.F509]*[.G509]&gt;0);-([.I509]+[.J509]+[.K509]+[.L509]+[.M509]+[.N509]);([.I509]-[.J509]-[.K509]-[.L509]-[.M509]-[.N509]))" office:value-type="float" office:value="-1272.38">
            <text:p>-1,272.3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4">
            <text:p>24/05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1.2">
            <text:p>1,251.20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510]*[.G510]&gt;0);-([.I510]+[.J510]+[.K510]+[.L510]+[.M510]+[.N510]);([.I510]-[.J510]-[.K510]-[.L510]-[.M510]-[.N510]))" office:value-type="float" office:value="-1257.04">
            <text:p>-1,257.0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7">
            <text:p>07/06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1">
            <text:p>1,200.1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511]*[.G511]&gt;0);-([.I511]+[.J511]+[.K511]+[.L511]+[.M511]+[.N511]);([.I511]-[.J511]-[.K511]-[.L511]-[.M511]-[.N511]))" office:value-type="float" office:value="-1205.66">
            <text:p>-1,205.66 </text:p>
          </table:table-cell>
          <table:table-cell table:style-name="ce27"/>
          <table:table-cell table:style-name="ce21"/>
          <table:table-cell table:style-name="ce36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2">
            <text:p>02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08.2">
            <text:p>2,608.20 </text:p>
          </table:table-cell>
          <table:table-cell table:style-name="ce27" office:value-type="float" office:value="7.83">
            <text:p>7.83 </text:p>
          </table:table-cell>
          <table:table-cell table:style-name="ce27" office:value-type="float" office:value="0.8">
            <text:p>0.8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23">
            <text:p>3.23 </text:p>
          </table:table-cell>
          <table:table-cell table:style-name="ce32" table:formula="of:=IF(([.F512]*[.G512]&gt;0);-([.I512]+[.J512]+[.K512]+[.L512]+[.M512]+[.N512]);([.I512]-[.J512]-[.K512]-[.L512]-[.M512]-[.N512]))" office:value-type="float" office:value="-2620.39">
            <text:p>-2,620.39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5">
            <text:p>05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0.4">
            <text:p>1,300.4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8">
            <text:p>1.68 </text:p>
          </table:table-cell>
          <table:table-cell table:style-name="ce32" table:formula="of:=IF(([.F513]*[.G513]&gt;0);-([.I513]+[.J513]+[.K513]+[.L513]+[.M513]+[.N513]);([.I513]-[.J513]-[.K513]-[.L513]-[.M513]-[.N513]))" office:value-type="float" office:value="-1306.55">
            <text:p>-1,306.5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7">
            <text:p>07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0.1">
            <text:p>1,300.1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7">
            <text:p>1.67 </text:p>
          </table:table-cell>
          <table:table-cell table:style-name="ce32" office:value-type="float" office:value="-1306.23">
            <text:p>-1,306.2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6">
            <text:p>16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55.2">
            <text:p>2,655.20 </text:p>
          </table:table-cell>
          <table:table-cell table:style-name="ce27" office:value-type="float" office:value="7.97">
            <text:p>7.97 </text:p>
          </table:table-cell>
          <table:table-cell table:style-name="ce27" office:value-type="float" office:value="0.82">
            <text:p>0.82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28">
            <text:p>3.28 </text:p>
          </table:table-cell>
          <table:table-cell table:style-name="ce32" table:formula="of:=IF(([.F515]*[.G515]&gt;0);-([.I515]+[.J515]+[.K515]+[.L515]+[.M515]+[.N515]);([.I515]-[.J515]-[.K515]-[.L515]-[.M515]-[.N515]))" office:value-type="float" office:value="-2667.62">
            <text:p>-2,667.62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20">
            <text:p>20/08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5.1">
            <text:p>1,285.10 </text:p>
          </table:table-cell>
          <table:table-cell table:style-name="ce27" office:value-type="float" office:value="3.86">
            <text:p>3.86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516]*[.G516]&gt;0);-([.I516]+[.J516]+[.K516]+[.L516]+[.M516]+[.N516]);([.I516]-[.J516]-[.K516]-[.L516]-[.M516]-[.N516]))" office:value-type="float" office:value="-1291.16">
            <text:p>-1,291.1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26">
            <text:p>26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">
            <text:p>1,250.00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517]*[.G517]&gt;0);-([.I517]+[.J517]+[.K517]+[.L517]+[.M517]+[.N517]);([.I517]-[.J517]-[.K517]-[.L517]-[.M517]-[.N517]))" office:value-type="float" office:value="-1255.88">
            <text:p>-1,255.8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27">
            <text:p>27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0">
            <text:p>1,240.00 </text:p>
          </table:table-cell>
          <table:table-cell table:style-name="ce27" office:value-type="float" office:value="3.72">
            <text:p>3.72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518]*[.G518]&gt;0);-([.I518]+[.J518]+[.K518]+[.L518]+[.M518]+[.N518]);([.I518]-[.J518]-[.K518]-[.L518]-[.M518]-[.N518]))" office:value-type="float" office:value="-1245.8">
            <text:p>-1,245.8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9-03">
            <text:p>03/09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50.9">
            <text:p>1,250.90 </text:p>
          </table:table-cell>
          <table:table-cell table:style-name="ce27" office:value-type="float" office:value="3.75">
            <text:p>3.75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519]*[.G519]&gt;0);-([.I519]+[.J519]+[.K519]+[.L519]+[.M519]+[.N519]);([.I519]-[.J519]-[.K519]-[.L519]-[.M519]-[.N519]))" office:value-type="float" office:value="-1256.69">
            <text:p>-1,256.6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3">
            <text:p>23/11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0.1">
            <text:p>1,300.10 </text:p>
          </table:table-cell>
          <table:table-cell table:style-name="ce27" office:value-type="float" office:value="4.34">
            <text:p>4.34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520]*[.G520]&gt;0);-([.I520]+[.J520]+[.K520]+[.L520]+[.M520]+[.N520]);([.I520]-[.J520]-[.K520]-[.L520]-[.M520]-[.N520]))" office:value-type="float" office:value="-1306.57">
            <text:p>-1,306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5">
            <text:p>25/11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5.1">
            <text:p>1,275.10 </text:p>
          </table:table-cell>
          <table:table-cell table:style-name="ce27" office:value-type="float" office:value="3.83">
            <text:p>3.83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9">
            <text:p>1.59 </text:p>
          </table:table-cell>
          <table:table-cell table:style-name="ce32" table:formula="of:=IF(([.F521]*[.G521]&gt;0);-([.I521]+[.J521]+[.K521]+[.L521]+[.M521]+[.N521]);([.I521]-[.J521]-[.K521]-[.L521]-[.M521]-[.N521]))" office:value-type="float" office:value="-1281.09">
            <text:p>-1,281.0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31">
            <text:p>31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5.2">
            <text:p>1,225.20 </text:p>
          </table:table-cell>
          <table:table-cell table:style-name="ce27" office:value-type="float" office:value="3.68">
            <text:p>3.68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522]*[.G522]&gt;0);-([.I522]+[.J522]+[.K522]+[.L522]+[.M522]+[.N522]);([.I522]-[.J522]-[.K522]-[.L522]-[.M522]-[.N522]))" office:value-type="float" office:value="-1230.93">
            <text:p>-1,230.93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4">
            <text:p>04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1">
            <text:p>1,200.10 </text:p>
          </table:table-cell>
          <table:table-cell table:style-name="ce27" office:value-type="float" office:value="4.2">
            <text:p>4.20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523]*[.G523]&gt;0);-([.I523]+[.J523]+[.K523]+[.L523]+[.M523]+[.N523]);([.I523]-[.J523]-[.K523]-[.L523]-[.M523]-[.N523]))" office:value-type="float" office:value="-1206.35">
            <text:p>-1,206.3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5.1">
            <text:p>1,165.1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524]*[.G524]&gt;0);-([.I524]+[.J524]+[.K524]+[.L524]+[.M524]+[.N524]);([.I524]-[.J524]-[.K524]-[.L524]-[.M524]-[.N524]))" office:value-type="float" office:value="-1170.59">
            <text:p>-1,170.59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5">
            <text:p>05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42">
            <text:p>1,242.00 </text:p>
          </table:table-cell>
          <table:table-cell table:style-name="ce27" office:value-type="float" office:value="3.73">
            <text:p>3.73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7">
            <text:p>1.57 </text:p>
          </table:table-cell>
          <table:table-cell table:style-name="ce32" table:formula="of:=IF(([.F525]*[.G525]&gt;0);-([.I525]+[.J525]+[.K525]+[.L525]+[.M525]+[.N525]);([.I525]-[.J525]-[.K525]-[.L525]-[.M525]-[.N525]))" office:value-type="float" office:value="-1247.85">
            <text:p>-1,247.8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2">
            <text:p>12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3">
            <text:p>1,223.00 </text:p>
          </table:table-cell>
          <table:table-cell table:style-name="ce27" office:value-type="float" office:value="3.67">
            <text:p>3.67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">
            <text:p>1.60 </text:p>
          </table:table-cell>
          <table:table-cell table:style-name="ce32" table:formula="of:=IF(([.F526]*[.G526]&gt;0);-([.I526]+[.J526]+[.K526]+[.L526]+[.M526]+[.N526]);([.I526]-[.J526]-[.K526]-[.L526]-[.M526]-[.N526]))" office:value-type="float" office:value="-1228.8">
            <text:p>-1,228.8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5">
            <text:p>25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8">
            <text:p>1,188.00 </text:p>
          </table:table-cell>
          <table:table-cell table:style-name="ce27" office:value-type="float" office:value="3.56">
            <text:p>3.56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9">
            <text:p>1.49 </text:p>
          </table:table-cell>
          <table:table-cell table:style-name="ce32" table:formula="of:=IF(([.F527]*[.G527]&gt;0);-([.I527]+[.J527]+[.K527]+[.L527]+[.M527]+[.N527]);([.I527]-[.J527]-[.K527]-[.L527]-[.M527]-[.N527]))" office:value-type="float" office:value="-1193.57">
            <text:p>-1,193.5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1">
            <text:p>11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0">
            <text:p>1,130.00 </text:p>
          </table:table-cell>
          <table:table-cell table:style-name="ce27" office:value-type="float" office:value="3.39">
            <text:p>3.39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1">
            <text:p>1.41 </text:p>
          </table:table-cell>
          <table:table-cell table:style-name="ce32" table:formula="of:=IF(([.F528]*[.G528]&gt;0);-([.I528]+[.J528]+[.K528]+[.L528]+[.M528]+[.N528]);([.I528]-[.J528]-[.K528]-[.L528]-[.M528]-[.N528]))" office:value-type="float" office:value="-1135.3">
            <text:p>-1,135.3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2">
            <text:p>12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88">
            <text:p>1,088.00 </text:p>
          </table:table-cell>
          <table:table-cell table:style-name="ce27" office:value-type="float" office:value="3.26">
            <text:p>3.26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4">
            <text:p>1.34 </text:p>
          </table:table-cell>
          <table:table-cell table:style-name="ce32" table:formula="of:=IF(([.F529]*[.G529]&gt;0);-([.I529]+[.J529]+[.K529]+[.L529]+[.M529]+[.N529]);([.I529]-[.J529]-[.K529]-[.L529]-[.M529]-[.N529]))" office:value-type="float" office:value="-1093.08">
            <text:p>-1,093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4">
            <text:p>14/09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14.6">
            <text:p>1,914.60 </text:p>
          </table:table-cell>
          <table:table-cell table:style-name="ce27" office:value-type="float" office:value="5.74">
            <text:p>5.74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49">
            <text:p>2.49 </text:p>
          </table:table-cell>
          <table:table-cell table:style-name="ce32" table:formula="of:=IF(([.F530]*[.G530]&gt;0);-([.I530]+[.J530]+[.K530]+[.L530]+[.M530]+[.N530]);([.I530]-[.J530]-[.K530]-[.L530]-[.M530]-[.N530]))" office:value-type="float" office:value="-1923.67">
            <text:p>-1,923.6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2">
            <text:p>22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POWER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70">
            <text:p>470.00 </text:p>
          </table:table-cell>
          <table:table-cell table:style-name="ce27" office:value-type="float" office:value="1.4">
            <text:p>1.40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62">
            <text:p>0.62 </text:p>
          </table:table-cell>
          <table:table-cell table:style-name="ce32" table:formula="of:=IF(([.F531]*[.G531]&gt;0);-([.I531]+[.J531]+[.K531]+[.L531]+[.M531]+[.N531]);([.I531]-[.J531]-[.K531]-[.L531]-[.M531]-[.N531]))" office:value-type="float" office:value="-472.23">
            <text:p>-472.23 </text:p>
          </table:table-cell>
          <table:table-cell table:style-name="ce27" office:value-type="float" office:value="124.29">
            <text:p>124.29 </text:p>
          </table:table-cell>
          <table:table-cell table:style-name="ce21" office:value-type="float" office:value="325">
            <text:p>325 </text:p>
          </table:table-cell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ATAPOWER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0">
            <text:p>20/05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76.1">
            <text:p>676.10 </text:p>
          </table:table-cell>
          <table:table-cell table:style-name="ce27" office:value-type="float" office:value="2.02">
            <text:p>2.02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86">
            <text:p>0.86 </text:p>
          </table:table-cell>
          <table:table-cell table:style-name="ce32" table:formula="of:=IF(([.F533]*[.G533]&gt;0);-([.I533]+[.J533]+[.K533]+[.L533]+[.M533]+[.N533]);([.I533]-[.J533]-[.K533]-[.L533]-[.M533]-[.N533]))" office:value-type="float" office:value="-679.28">
            <text:p>-679.2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1">
            <text:p>21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2">
            <text:p>2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076">
            <text:p>7,076.00 </text:p>
          </table:table-cell>
          <table:table-cell table:style-name="ce27" office:value-type="float" office:value="21.22">
            <text:p>21.22 </text:p>
          </table:table-cell>
          <table:table-cell table:style-name="ce27" office:value-type="float" office:value="2.19">
            <text:p>2.19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8.85">
            <text:p>8.85 </text:p>
          </table:table-cell>
          <table:table-cell table:style-name="ce32" table:formula="of:=IF(([.F534]*[.G534]&gt;0);-([.I534]+[.J534]+[.K534]+[.L534]+[.M534]+[.N534]);([.I534]-[.J534]-[.K534]-[.L534]-[.M534]-[.N534]))" office:value-type="float" office:value="-7109.17">
            <text:p>-7,109.1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4">
            <text:p>24/05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4">
            <text:p>2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698.2">
            <text:p>7,698.20 </text:p>
          </table:table-cell>
          <table:table-cell table:style-name="ce27" office:value-type="float" office:value="23.1">
            <text:p>23.10 </text:p>
          </table:table-cell>
          <table:table-cell table:style-name="ce27" office:value-type="float" office:value="2.38">
            <text:p>2.38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9.48">
            <text:p>9.48 </text:p>
          </table:table-cell>
          <table:table-cell table:style-name="ce32" table:formula="of:=IF(([.F535]*[.G535]&gt;0);-([.I535]+[.J535]+[.K535]+[.L535]+[.M535]+[.N535]);([.I535]-[.J535]-[.K535]-[.L535]-[.M535]-[.N535]))" office:value-type="float" office:value="-7734.1">
            <text:p>-7,734.1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4">
            <text:p>1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228.2">
            <text:p>4,228.20 </text:p>
          </table:table-cell>
          <table:table-cell table:style-name="ce27" office:value-type="float" office:value="12.68">
            <text:p>12.68 </text:p>
          </table:table-cell>
          <table:table-cell table:style-name="ce27" office:value-type="float" office:value="1.31">
            <text:p>1.31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27">
            <text:p>5.27 </text:p>
          </table:table-cell>
          <table:table-cell table:style-name="ce32" table:formula="of:=IF(([.F536]*[.G536]&gt;0);-([.I536]+[.J536]+[.K536]+[.L536]+[.M536]+[.N536]);([.I536]-[.J536]-[.K536]-[.L536]-[.M536]-[.N536]))" office:value-type="float" office:value="-4247.98">
            <text:p>-4,247.9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8">
            <text:p>28/05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9.5">
            <text:p>1,589.50 </text:p>
          </table:table-cell>
          <table:table-cell table:style-name="ce27" office:value-type="float" office:value="4.75">
            <text:p>4.75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02">
            <text:p>2.02 </text:p>
          </table:table-cell>
          <table:table-cell table:style-name="ce32" table:formula="of:=IF(([.F537]*[.G537]&gt;0);-([.I537]+[.J537]+[.K537]+[.L537]+[.M537]+[.N537]);([.I537]-[.J537]-[.K537]-[.L537]-[.M537]-[.N537]))" office:value-type="float" office:value="-1596.97">
            <text:p>-1,596.97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2">
            <text:p>02/06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45">
            <text:p>1,545.00 </text:p>
          </table:table-cell>
          <table:table-cell table:style-name="ce27" office:value-type="float" office:value="4.65">
            <text:p>4.65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3">
            <text:p>1.93 </text:p>
          </table:table-cell>
          <table:table-cell table:style-name="ce32" table:formula="of:=IF(([.F538]*[.G538]&gt;0);-([.I538]+[.J538]+[.K538]+[.L538]+[.M538]+[.N538]);([.I538]-[.J538]-[.K538]-[.L538]-[.M538]-[.N538]))" office:value-type="float" office:value="-1552.25">
            <text:p>-1,552.25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4">
            <text:p>04/06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20.2">
            <text:p>620.20 </text:p>
          </table:table-cell>
          <table:table-cell table:style-name="ce27" office:value-type="float" office:value="1.86">
            <text:p>1.86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6">
            <text:p>0.76 </text:p>
          </table:table-cell>
          <table:table-cell table:style-name="ce32" table:formula="of:=IF(([.F539]*[.G539]&gt;0);-([.I539]+[.J539]+[.K539]+[.L539]+[.M539]+[.N539]);([.I539]-[.J539]-[.K539]-[.L539]-[.M539]-[.N539]))" office:value-type="float" office:value="-623.08">
            <text:p>-623.0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8">
            <text:p>08/06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14.2">
            <text:p>614.20 </text:p>
          </table:table-cell>
          <table:table-cell table:style-name="ce27" office:value-type="float" office:value="2.06">
            <text:p>2.06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2">
            <text:p>0.72 </text:p>
          </table:table-cell>
          <table:table-cell table:style-name="ce32" table:formula="of:=IF(([.F540]*[.G540]&gt;0);-([.I540]+[.J540]+[.K540]+[.L540]+[.M540]+[.N540]);([.I540]-[.J540]-[.K540]-[.L540]-[.M540]-[.N540]))" office:value-type="float" office:value="-617.26">
            <text:p>-617.26 </text:p>
          </table:table-cell>
          <table:table-cell table:number-columns-repeated="2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11">
            <text:p>11/06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45">
            <text:p>645.00 </text:p>
          </table:table-cell>
          <table:table-cell table:style-name="ce27" office:value-type="float" office:value="1.94">
            <text:p>1.94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9">
            <text:p>0.79 </text:p>
          </table:table-cell>
          <table:table-cell table:style-name="ce32" office:value-type="float" office:value="-648">
            <text:p>-648.00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5">
            <text:p>05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06">
            <text:p>1,606.00 </text:p>
          </table:table-cell>
          <table:table-cell table:style-name="ce27" office:value-type="float" office:value="4.8">
            <text:p>4.80 </text:p>
          </table:table-cell>
          <table:table-cell table:style-name="ce27" office:value-type="float" office:value="0.5">
            <text:p>0.50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8">
            <text:p>2.08 </text:p>
          </table:table-cell>
          <table:table-cell table:style-name="ce32" table:formula="of:=IF(([.F542]*[.G542]&gt;0);-([.I542]+[.J542]+[.K542]+[.L542]+[.M542]+[.N542]);([.I542]-[.J542]-[.K542]-[.L542]-[.M542]-[.N542]))" office:value-type="float" office:value="-1613.58">
            <text:p>-1,613.58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8">
            <text:p>08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91">
            <text:p>3,191.00 </text:p>
          </table:table-cell>
          <table:table-cell table:style-name="ce27" office:value-type="float" office:value="9.55">
            <text:p>9.55 </text:p>
          </table:table-cell>
          <table:table-cell table:style-name="ce27" office:value-type="float" office:value="0.99">
            <text:p>0.99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02">
            <text:p>4.02 </text:p>
          </table:table-cell>
          <table:table-cell table:style-name="ce32" office:value-type="float" office:value="-3205.96">
            <text:p>-3,205.96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2">
            <text:p>12/07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04.75">
            <text:p>1,604.75 </text:p>
          </table:table-cell>
          <table:table-cell table:style-name="ce27" office:value-type="float" office:value="4.8">
            <text:p>4.80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">
            <text:p>2.00 </text:p>
          </table:table-cell>
          <table:table-cell table:style-name="ce32" table:formula="of:=IF(([.F544]*[.G544]&gt;0);-([.I544]+[.J544]+[.K544]+[.L544]+[.M544]+[.N544]);([.I544]-[.J544]-[.K544]-[.L544]-[.M544]-[.N544]))" office:value-type="float" office:value="-1612.24">
            <text:p>-1,612.24 </text:p>
          </table:table-cell>
          <table:table-cell table:style-name="ce27"/>
          <table:table-cell table:style-name="ce21"/>
          <table:table-cell table:style-name="ce2" table:number-columns-repeated="1006"/>
          <table:table-cell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3">
            <text:p>13/07/2010 </text:p>
          </table:table-cell>
          <table:table-cell table:style-name="ce16" office:value-type="string">
            <text:p>b02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74.5">
            <text:p>3,174.50 </text:p>
          </table:table-cell>
          <table:table-cell table:style-name="ce27" office:value-type="float" office:value="9.55">
            <text:p>9.55 </text:p>
          </table:table-cell>
          <table:table-cell table:style-name="ce27" office:value-type="float" office:value="0.98">
            <text:p>0.98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12">
            <text:p>4.12 </text:p>
          </table:table-cell>
          <table:table-cell table:style-name="ce32" table:formula="of:=IF(([.F545]*[.G545]&gt;0);-([.I545]+[.J545]+[.K545]+[.L545]+[.M545]+[.N545]);([.I545]-[.J545]-[.K545]-[.L545]-[.M545]-[.N545]))" office:value-type="float" office:value="-3189.54">
            <text:p>-3,189.5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5">
            <text:p>15/07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5">
            <text:p>1,585.00 </text:p>
          </table:table-cell>
          <table:table-cell table:style-name="ce27" office:value-type="float" office:value="4.75">
            <text:p>4.75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98">
            <text:p>1.98 </text:p>
          </table:table-cell>
          <table:table-cell table:style-name="ce32" table:formula="of:=IF(([.F546]*[.G546]&gt;0);-([.I546]+[.J546]+[.K546]+[.L546]+[.M546]+[.N546]);([.I546]-[.J546]-[.K546]-[.L546]-[.M546]-[.N546]))" office:value-type="float" office:value="-1592.43">
            <text:p>-1,592.4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04">
            <text:p>04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677">
            <text:p>3,677.00 </text:p>
          </table:table-cell>
          <table:table-cell table:style-name="ce27" office:value-type="float" office:value="11">
            <text:p>11.00 </text:p>
          </table:table-cell>
          <table:table-cell table:style-name="ce27" office:value-type="float" office:value="1.13">
            <text:p>1.13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68">
            <text:p>4.68 </text:p>
          </table:table-cell>
          <table:table-cell table:style-name="ce32" table:formula="of:=IF(([.F547]*[.G547]&gt;0);-([.I547]+[.J547]+[.K547]+[.L547]+[.M547]+[.N547]);([.I547]-[.J547]-[.K547]-[.L547]-[.M547]-[.N547]))" office:value-type="float" office:value="-3694.28">
            <text:p>-3,694.2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09">
            <text:p>09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37.75">
            <text:p>1,837.75 </text:p>
          </table:table-cell>
          <table:table-cell table:style-name="ce27" office:value-type="float" office:value="5.5">
            <text:p>5.50 </text:p>
          </table:table-cell>
          <table:table-cell table:style-name="ce27" office:value-type="float" office:value="0.57">
            <text:p>0.57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34">
            <text:p>2.34 </text:p>
          </table:table-cell>
          <table:table-cell table:style-name="ce32" table:formula="of:=IF(([.F548]*[.G548]&gt;0);-([.I548]+[.J548]+[.K548]+[.L548]+[.M548]+[.N548]);([.I548]-[.J548]-[.K548]-[.L548]-[.M548]-[.N548]))" office:value-type="float" office:value="-1846.39">
            <text:p>-1,846.3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16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499.5">
            <text:p>3,499.50 </text:p>
          </table:table-cell>
          <table:table-cell table:style-name="ce27" office:value-type="float" office:value="10.5">
            <text:p>10.50 </text:p>
          </table:table-cell>
          <table:table-cell table:style-name="ce27" office:value-type="float" office:value="1.09">
            <text:p>1.09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4.36">
            <text:p>4.36 </text:p>
          </table:table-cell>
          <table:table-cell table:style-name="ce32" table:formula="of:=IF(([.F549]*[.G549]&gt;0);-([.I549]+[.J549]+[.K549]+[.L549]+[.M549]+[.N549]);([.I549]-[.J549]-[.K549]-[.L549]-[.M549]-[.N549]))" office:value-type="float" office:value="-3515.9">
            <text:p>-3,515.90 </text:p>
          </table:table-cell>
          <table:table-cell table:style-name="ce27"/>
          <table:table-cell table:style-name="ce21"/>
          <table:table-cell table:style-name="ce36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2">
            <text:p>12/0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530.5">
            <text:p>3,530.50 </text:p>
          </table:table-cell>
          <table:table-cell table:style-name="ce27" office:value-type="float" office:value="10.6">
            <text:p>10.60 </text:p>
          </table:table-cell>
          <table:table-cell table:style-name="ce27" office:value-type="float" office:value="1.1">
            <text:p>1.1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28">
            <text:p>4.28 </text:p>
          </table:table-cell>
          <table:table-cell table:style-name="ce32" table:formula="of:=IF(([.F550]*[.G550]&gt;0);-([.I550]+[.J550]+[.K550]+[.L550]+[.M550]+[.N550]);([.I550]-[.J550]-[.K550]-[.L550]-[.M550]-[.N550]))" office:value-type="float" office:value="-3546.92">
            <text:p>-3,546.92 </text:p>
          </table:table-cell>
          <table:table-cell table:style-name="ce27"/>
          <table:table-cell table:style-name="ce21"/>
          <table:table-cell table:style-name="ce36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7">
            <text:p>17/01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25.5">
            <text:p>1,725.50 </text:p>
          </table:table-cell>
          <table:table-cell table:style-name="ce27" office:value-type="float" office:value="5.2">
            <text:p>5.20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13">
            <text:p>2.13 </text:p>
          </table:table-cell>
          <table:table-cell table:style-name="ce32" table:formula="of:=IF(([.F551]*[.G551]&gt;0);-([.I551]+[.J551]+[.K551]+[.L551]+[.M551]+[.N551]);([.I551]-[.J551]-[.K551]-[.L551]-[.M551]-[.N551]))" office:value-type="float" office:value="-1733.58">
            <text:p>-1,733.5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5.15">
            <text:p>975.15 </text:p>
          </table:table-cell>
          <table:table-cell table:style-name="ce27" office:value-type="float" office:value="2.94">
            <text:p>2.94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27">
            <text:p>1.27 </text:p>
          </table:table-cell>
          <table:table-cell table:style-name="ce32" table:formula="of:=IF(([.F552]*[.G552]&gt;0);-([.I552]+[.J552]+[.K552]+[.L552]+[.M552]+[.N552]);([.I552]-[.J552]-[.K552]-[.L552]-[.M552]-[.N552]))" office:value-type="float" office:value="-979.78">
            <text:p>-979.7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30.3">
            <text:p>930.30 </text:p>
          </table:table-cell>
          <table:table-cell table:style-name="ce27" office:value-type="float" office:value="2.79">
            <text:p>2.79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5">
            <text:p>1.15 </text:p>
          </table:table-cell>
          <table:table-cell table:style-name="ce32" table:formula="of:=IF(([.F553]*[.G553]&gt;0);-([.I553]+[.J553]+[.K553]+[.L553]+[.M553]+[.N553]);([.I553]-[.J553]-[.K553]-[.L553]-[.M553]-[.N553]))" office:value-type="float" office:value="-934.64">
            <text:p>-934.6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0">
            <text:p>10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5.3">
            <text:p>915.30 </text:p>
          </table:table-cell>
          <table:table-cell table:style-name="ce27" office:value-type="float" office:value="2.76">
            <text:p>2.76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">
            <text:p>1.10 </text:p>
          </table:table-cell>
          <table:table-cell table:style-name="ce32" table:formula="of:=IF(([.F554]*[.G554]&gt;0);-([.I554]+[.J554]+[.K554]+[.L554]+[.M554]+[.N554]);([.I554]-[.J554]-[.K554]-[.L554]-[.M554]-[.N554]))" office:value-type="float" office:value="-919.56">
            <text:p>-919.5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0.3">
            <text:p>960.30 </text:p>
          </table:table-cell>
          <table:table-cell table:style-name="ce27" office:value-type="float" office:value="2.88">
            <text:p>2.88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2">
            <text:p>1.22 </text:p>
          </table:table-cell>
          <table:table-cell table:style-name="ce32" table:formula="of:=IF(([.F555]*[.G555]&gt;0);-([.I555]+[.J555]+[.K555]+[.L555]+[.M555]+[.N555]);([.I555]-[.J555]-[.K555]-[.L555]-[.M555]-[.N555]))" office:value-type="float" office:value="-964.83">
            <text:p>-964.8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11">
            <text:p>11/04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244.75">
            <text:p>5,244.75 </text:p>
          </table:table-cell>
          <table:table-cell table:style-name="ce27" office:value-type="float" office:value="15.75">
            <text:p>15.75 </text:p>
          </table:table-cell>
          <table:table-cell table:style-name="ce27" office:value-type="float" office:value="1.63">
            <text:p>1.63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6.25">
            <text:p>6.25 </text:p>
          </table:table-cell>
          <table:table-cell table:style-name="ce32" table:formula="of:=IF(([.F556]*[.G556]&gt;0);-([.I556]+[.J556]+[.K556]+[.L556]+[.M556]+[.N556]);([.I556]-[.J556]-[.K556]-[.L556]-[.M556]-[.N556]))" office:value-type="float" office:value="-5269.05">
            <text:p>-5,269.0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75.5">
            <text:p>1,775.50 </text:p>
          </table:table-cell>
          <table:table-cell table:style-name="ce27" office:value-type="float" office:value="5.35">
            <text:p>5.35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9">
            <text:p>2.19 </text:p>
          </table:table-cell>
          <table:table-cell table:style-name="ce32" table:formula="of:=IF(([.F557]*[.G557]&gt;0);-([.I557]+[.J557]+[.K557]+[.L557]+[.M557]+[.N557]);([.I557]-[.J557]-[.K557]-[.L557]-[.M557]-[.N557]))" office:value-type="float" office:value="-1783.82">
            <text:p>-1,783.8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8">
            <text:p>18/05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50.5">
            <text:p>1,750.50 </text:p>
          </table:table-cell>
          <table:table-cell table:style-name="ce27" office:value-type="float" office:value="5.25">
            <text:p>5.25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24">
            <text:p>2.24 </text:p>
          </table:table-cell>
          <table:table-cell table:style-name="ce32" table:formula="of:=IF(([.F558]*[.G558]&gt;0);-([.I558]+[.J558]+[.K558]+[.L558]+[.M558]+[.N558]);([.I558]-[.J558]-[.K558]-[.L558]-[.M558]-[.N558]))" office:value-type="float" office:value="-1758.76">
            <text:p>-1,758.7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9">
            <text:p>19/05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34.75">
            <text:p>1,734.75 </text:p>
          </table:table-cell>
          <table:table-cell table:style-name="ce27" office:value-type="float" office:value="5.2">
            <text:p>5.20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26">
            <text:p>2.26 </text:p>
          </table:table-cell>
          <table:table-cell table:style-name="ce32" table:formula="of:=IF(([.F559]*[.G559]&gt;0);-([.I559]+[.J559]+[.K559]+[.L559]+[.M559]+[.N559]);([.I559]-[.J559]-[.K559]-[.L559]-[.M559]-[.N559]))" office:value-type="float" office:value="-1742.98">
            <text:p>-1,742.9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35.75">
            <text:p>1,035.75 </text:p>
          </table:table-cell>
          <table:table-cell table:style-name="ce27" office:value-type="float" office:value="3.12">
            <text:p>3.1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560]*[.G560]&gt;0);-([.I560]+[.J560]+[.K560]+[.L560]+[.M560]+[.N560]);([.I560]-[.J560]-[.K560]-[.L560]-[.M560]-[.N560]))" office:value-type="float" office:value="-1040.62">
            <text:p>-1,040.6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90.3">
            <text:p>990.30 </text:p>
          </table:table-cell>
          <table:table-cell table:style-name="ce27" office:value-type="float" office:value="2.97">
            <text:p>2.97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3">
            <text:p>1.23 </text:p>
          </table:table-cell>
          <table:table-cell table:style-name="ce32" table:formula="of:=IF(([.F561]*[.G561]&gt;0);-([.I561]+[.J561]+[.K561]+[.L561]+[.M561]+[.N561]);([.I561]-[.J561]-[.K561]-[.L561]-[.M561]-[.N561]))" office:value-type="float" office:value="-994.94">
            <text:p>-994.9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3">
            <text:p>23/06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51.35">
            <text:p>1,951.35 </text:p>
          </table:table-cell>
          <table:table-cell table:style-name="ce27" office:value-type="float" office:value="5.88">
            <text:p>5.88 </text:p>
          </table:table-cell>
          <table:table-cell table:style-name="ce27" office:value-type="float" office:value="0.61">
            <text:p>0.61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41">
            <text:p>2.41 </text:p>
          </table:table-cell>
          <table:table-cell table:style-name="ce32" table:formula="of:=IF(([.F562]*[.G562]&gt;0);-([.I562]+[.J562]+[.K562]+[.L562]+[.M562]+[.N562]);([.I562]-[.J562]-[.K562]-[.L562]-[.M562]-[.N562]))" office:value-type="float" office:value="-1960.5">
            <text:p>-1,960.5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9">
            <text:p>29/1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PONGE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96">
            <text:p>2,496.0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">
            <text:p>3.00 </text:p>
          </table:table-cell>
          <table:table-cell table:style-name="ce32" table:formula="of:=IF(([.F563]*[.G563]&gt;0);-([.I563]+[.J563]+[.K563]+[.L563]+[.M563]+[.N563]);([.I563]-[.J563]-[.K563]-[.L563]-[.M563]-[.N563]))" office:value-type="float" office:value="-2507.6">
            <text:p>-2,507.60 </text:p>
          </table:table-cell>
          <table:table-cell table:style-name="ce27" office:value-type="float" office:value="328.18">
            <text:p>328.18 </text:p>
          </table:table-cell>
          <table:table-cell table:style-name="ce21" office:value-type="float" office:value="217">
            <text:p>217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ATASPONGE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3">
            <text:p>03/05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30.2">
            <text:p>2,430.20 </text:p>
          </table:table-cell>
          <table:table-cell table:style-name="ce27" office:value-type="float" office:value="7.3">
            <text:p>7.30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3.01">
            <text:p>3.01 </text:p>
          </table:table-cell>
          <table:table-cell table:style-name="ce32" table:formula="of:=IF(([.F565]*[.G565]&gt;0);-([.I565]+[.J565]+[.K565]+[.L565]+[.M565]+[.N565]);([.I565]-[.J565]-[.K565]-[.L565]-[.M565]-[.N565]))" office:value-type="float" office:value="-2441.6">
            <text:p>-2,441.6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4">
            <text:p>04/05/2010 </text:p>
          </table:table-cell>
          <table:table-cell table:style-name="ce16" office:value-type="string">
            <text:p>b11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875.4">
            <text:p>5,875.40 </text:p>
          </table:table-cell>
          <table:table-cell table:style-name="ce27" office:value-type="float" office:value="17.64">
            <text:p>17.64 </text:p>
          </table:table-cell>
          <table:table-cell table:style-name="ce27" office:value-type="float" office:value="1.82">
            <text:p>1.82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7.37">
            <text:p>7.37 </text:p>
          </table:table-cell>
          <table:table-cell table:style-name="ce32" table:formula="of:=IF(([.F566]*[.G566]&gt;0);-([.I566]+[.J566]+[.K566]+[.L566]+[.M566]+[.N566]);([.I566]-[.J566]-[.K566]-[.L566]-[.M566]-[.N566]))" office:value-type="float" office:value="-5903.04">
            <text:p>-5,903.0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5">
            <text:p>05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49">
            <text:p>2,249.00 </text:p>
          </table:table-cell>
          <table:table-cell table:style-name="ce27" office:value-type="float" office:value="6.76">
            <text:p>6.76 </text:p>
          </table:table-cell>
          <table:table-cell table:style-name="ce27" office:value-type="float" office:value="0.7">
            <text:p>0.70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2.83">
            <text:p>2.83 </text:p>
          </table:table-cell>
          <table:table-cell table:style-name="ce32" office:value-type="float" office:value="-2259.59">
            <text:p>-2,259.5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4">
            <text:p>14/05/2010 </text:p>
          </table:table-cell>
          <table:table-cell table:style-name="ce16" office:value-type="string">
            <text:p>b11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30.3">
            <text:p>3,330.30 </text:p>
          </table:table-cell>
          <table:table-cell table:style-name="ce27" office:value-type="float" office:value="10">
            <text:p>10.00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4.17">
            <text:p>4.17 </text:p>
          </table:table-cell>
          <table:table-cell table:style-name="ce32" table:formula="of:=IF(([.F568]*[.G568]&gt;0);-([.I568]+[.J568]+[.K568]+[.L568]+[.M568]+[.N568]);([.I568]-[.J568]-[.K568]-[.L568]-[.M568]-[.N568]))" office:value-type="float" office:value="-3345.83">
            <text:p>-3,345.8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7">
            <text:p>17/05/2010 </text:p>
          </table:table-cell>
          <table:table-cell table:style-name="ce16" office:value-type="string">
            <text:p>b1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50.1">
            <text:p>1,050.10 </text:p>
          </table:table-cell>
          <table:table-cell table:style-name="ce27" office:value-type="float" office:value="3.16">
            <text:p>3.16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1">
            <text:p>1.31 </text:p>
          </table:table-cell>
          <table:table-cell table:style-name="ce32" table:formula="of:=IF(([.F569]*[.G569]&gt;0);-([.I569]+[.J569]+[.K569]+[.L569]+[.M569]+[.N569]);([.I569]-[.J569]-[.K569]-[.L569]-[.M569]-[.N569]))" office:value-type="float" office:value="-1055.04">
            <text:p>-1,055.0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9">
            <text:p>19/05/2010 </text:p>
          </table:table-cell>
          <table:table-cell table:style-name="ce16" office:value-type="string">
            <text:p>b1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115.1">
            <text:p>4,115.10 </text:p>
          </table:table-cell>
          <table:table-cell table:style-name="ce27" office:value-type="float" office:value="12.34">
            <text:p>12.34 </text:p>
          </table:table-cell>
          <table:table-cell table:style-name="ce27" office:value-type="float" office:value="1.28">
            <text:p>1.28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37">
            <text:p>5.37 </text:p>
          </table:table-cell>
          <table:table-cell table:style-name="ce32" table:formula="of:=IF(([.F570]*[.G570]&gt;0);-([.I570]+[.J570]+[.K570]+[.L570]+[.M570]+[.N570]);([.I570]-[.J570]-[.K570]-[.L570]-[.M570]-[.N570]))" office:value-type="float" office:value="-4134.6">
            <text:p>-4,134.6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0">
            <text:p>20/05/2010 </text:p>
          </table:table-cell>
          <table:table-cell table:style-name="ce16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040.3">
            <text:p>3,040.30 </text:p>
          </table:table-cell>
          <table:table-cell table:style-name="ce27" office:value-type="float" office:value="9.14">
            <text:p>9.14 </text:p>
          </table:table-cell>
          <table:table-cell table:style-name="ce27" office:value-type="float" office:value="0.94">
            <text:p>0.94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83">
            <text:p>3.83 </text:p>
          </table:table-cell>
          <table:table-cell table:style-name="ce32" table:formula="of:=IF(([.F571]*[.G571]&gt;0);-([.I571]+[.J571]+[.K571]+[.L571]+[.M571]+[.N571]);([.I571]-[.J571]-[.K571]-[.L571]-[.M571]-[.N571]))" office:value-type="float" office:value="-3054.58">
            <text:p>-3,054.5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1">
            <text:p>21/05/2010 </text:p>
          </table:table-cell>
          <table:table-cell table:style-name="ce16" office:value-type="string">
            <text:p>b1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16.8">
            <text:p>1,016.80 </text:p>
          </table:table-cell>
          <table:table-cell table:style-name="ce27" office:value-type="float" office:value="3.06">
            <text:p>3.06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5">
            <text:p>1.25 </text:p>
          </table:table-cell>
          <table:table-cell table:style-name="ce32" table:formula="of:=IF(([.F572]*[.G572]&gt;0);-([.I572]+[.J572]+[.K572]+[.L572]+[.M572]+[.N572]);([.I572]-[.J572]-[.K572]-[.L572]-[.M572]-[.N572]))" office:value-type="float" office:value="-1021.56">
            <text:p>-1,021.5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1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903.4">
            <text:p>2,903.40 </text:p>
          </table:table-cell>
          <table:table-cell table:style-name="ce27" office:value-type="float" office:value="8.7">
            <text:p>8.70 </text:p>
          </table:table-cell>
          <table:table-cell table:style-name="ce27" office:value-type="float" office:value="0.9">
            <text:p>0.90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61">
            <text:p>3.61 </text:p>
          </table:table-cell>
          <table:table-cell table:style-name="ce32" table:formula="of:=IF(([.F573]*[.G573]&gt;0);-([.I573]+[.J573]+[.K573]+[.L573]+[.M573]+[.N573]);([.I573]-[.J573]-[.K573]-[.L573]-[.M573]-[.N573]))" office:value-type="float" office:value="-2916.97">
            <text:p>-2,916.9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1">
            <text:p>01/06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28.2">
            <text:p>1,928.20 </text:p>
          </table:table-cell>
          <table:table-cell table:style-name="ce27" office:value-type="float" office:value="5.78">
            <text:p>5.78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41">
            <text:p>2.41 </text:p>
          </table:table-cell>
          <table:table-cell table:style-name="ce32" table:formula="of:=IF(([.F574]*[.G574]&gt;0);-([.I574]+[.J574]+[.K574]+[.L574]+[.M574]+[.N574]);([.I574]-[.J574]-[.K574]-[.L574]-[.M574]-[.N574]))" office:value-type="float" office:value="-1937.24">
            <text:p>-1,937.2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7">
            <text:p>07/06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50.4">
            <text:p>1,850.40 </text:p>
          </table:table-cell>
          <table:table-cell table:style-name="ce27" office:value-type="float" office:value="5.56">
            <text:p>5.56 </text:p>
          </table:table-cell>
          <table:table-cell table:style-name="ce27" office:value-type="float" office:value="0.59">
            <text:p>0.59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22">
            <text:p>2.22 </text:p>
          </table:table-cell>
          <table:table-cell table:style-name="ce32" table:formula="of:=IF(([.F575]*[.G575]&gt;0);-([.I575]+[.J575]+[.K575]+[.L575]+[.M575]+[.N575]);([.I575]-[.J575]-[.K575]-[.L575]-[.M575]-[.N575]))" office:value-type="float" office:value="-1859.01">
            <text:p>-1,859.0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08">
            <text:p>08/06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10.7">
            <text:p>1,810.70 </text:p>
          </table:table-cell>
          <table:table-cell table:style-name="ce27" office:value-type="float" office:value="6.04">
            <text:p>6.04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1">
            <text:p>2.11 </text:p>
          </table:table-cell>
          <table:table-cell table:style-name="ce32" table:formula="of:=IF(([.F576]*[.G576]&gt;0);-([.I576]+[.J576]+[.K576]+[.L576]+[.M576]+[.N576]);([.I576]-[.J576]-[.K576]-[.L576]-[.M576]-[.N576]))" office:value-type="float" office:value="-1819.7">
            <text:p>-1,819.7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29">
            <text:p>29/06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42.7">
            <text:p>1,442.70 </text:p>
          </table:table-cell>
          <table:table-cell table:style-name="ce27" office:value-type="float" office:value="4.32">
            <text:p>4.32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2">
            <text:p>1.82 </text:p>
          </table:table-cell>
          <table:table-cell table:style-name="ce32" office:value-type="float" office:value="-1449.46">
            <text:p>-1,449.4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1">
            <text:p>01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25.3">
            <text:p>1,425.30 </text:p>
          </table:table-cell>
          <table:table-cell table:style-name="ce27" office:value-type="float" office:value="4.29">
            <text:p>4.29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81">
            <text:p>1.81 </text:p>
          </table:table-cell>
          <table:table-cell table:style-name="ce32" table:formula="of:=IF(([.F578]*[.G578]&gt;0);-([.I578]+[.J578]+[.K578]+[.L578]+[.M578]+[.N578]);([.I578]-[.J578]-[.K578]-[.L578]-[.M578]-[.N578]))" office:value-type="float" office:value="-1432.01">
            <text:p>-1,432.0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02">
            <text:p>02/07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35.2">
            <text:p>1,435.20 </text:p>
          </table:table-cell>
          <table:table-cell table:style-name="ce27" office:value-type="float" office:value="4.32">
            <text:p>4.32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7">
            <text:p>1.77 </text:p>
          </table:table-cell>
          <table:table-cell table:style-name="ce32" table:formula="of:=IF(([.F579]*[.G579]&gt;0);-([.I579]+[.J579]+[.K579]+[.L579]+[.M579]+[.N579]);([.I579]-[.J579]-[.K579]-[.L579]-[.M579]-[.N579]))" office:value-type="float" office:value="-1441.91">
            <text:p>-1,441.9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1">
            <text:p>11/08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226">
            <text:p>5,226.00 </text:p>
          </table:table-cell>
          <table:table-cell table:style-name="ce27" office:value-type="float" office:value="15.7">
            <text:p>15.70 </text:p>
          </table:table-cell>
          <table:table-cell table:style-name="ce27" office:value-type="float" office:value="1.61">
            <text:p>1.61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6.5">
            <text:p>6.50 </text:p>
          </table:table-cell>
          <table:table-cell table:style-name="ce32" table:formula="of:=IF(([.F580]*[.G580]&gt;0);-([.I580]+[.J580]+[.K580]+[.L580]+[.M580]+[.N580]);([.I580]-[.J580]-[.K580]-[.L580]-[.M580]-[.N580]))" office:value-type="float" office:value="-5250.45">
            <text:p>-5,250.4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2">
            <text:p>12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75.5">
            <text:p>2,575.50 </text:p>
          </table:table-cell>
          <table:table-cell table:style-name="ce27" office:value-type="float" office:value="7.75">
            <text:p>7.75 </text:p>
          </table:table-cell>
          <table:table-cell table:style-name="ce27" office:value-type="float" office:value="0.81">
            <text:p>0.81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26">
            <text:p>3.26 </text:p>
          </table:table-cell>
          <table:table-cell table:style-name="ce32" table:formula="of:=IF(([.F581]*[.G581]&gt;0);-([.I581]+[.J581]+[.K581]+[.L581]+[.M581]+[.N581]);([.I581]-[.J581]-[.K581]-[.L581]-[.M581]-[.N581]))" office:value-type="float" office:value="-2587.66">
            <text:p>-2,587.6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25">
            <text:p>25/08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998">
            <text:p>4,998.00 </text:p>
          </table:table-cell>
          <table:table-cell table:style-name="ce27" office:value-type="float" office:value="15">
            <text:p>15.00 </text:p>
          </table:table-cell>
          <table:table-cell table:style-name="ce27" office:value-type="float" office:value="1.56">
            <text:p>1.56 </text:p>
          </table:table-cell>
          <table:table-cell table:style-name="ce27" office:value-type="float" office:value="0.5">
            <text:p>0.5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6.26">
            <text:p>6.26 </text:p>
          </table:table-cell>
          <table:table-cell table:style-name="ce32" table:formula="of:=IF(([.F582]*[.G582]&gt;0);-([.I582]+[.J582]+[.K582]+[.L582]+[.M582]+[.N582]);([.I582]-[.J582]-[.K582]-[.L582]-[.M582]-[.N582]))" office:value-type="float" office:value="-5021.45">
            <text:p>-5,021.4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0">
            <text:p>20/10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70.2">
            <text:p>2,470.20 </text:p>
          </table:table-cell>
          <table:table-cell table:style-name="ce27" office:value-type="float" office:value="7.42">
            <text:p>7.42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09">
            <text:p>3.09 </text:p>
          </table:table-cell>
          <table:table-cell table:style-name="ce32" table:formula="of:=IF(([.F583]*[.G583]&gt;0);-([.I583]+[.J583]+[.K583]+[.L583]+[.M583]+[.N583]);([.I583]-[.J583]-[.K583]-[.L583]-[.M583]-[.N583]))" office:value-type="float" office:value="-2481.79">
            <text:p>-2,481.7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2">
            <text:p>22/10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8.2">
            <text:p>1,238.20 </text:p>
          </table:table-cell>
          <table:table-cell table:style-name="ce27" office:value-type="float" office:value="3.71">
            <text:p>3.71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8">
            <text:p>1.58 </text:p>
          </table:table-cell>
          <table:table-cell table:style-name="ce32" table:formula="of:=IF(([.F584]*[.G584]&gt;0);-([.I584]+[.J584]+[.K584]+[.L584]+[.M584]+[.N584]);([.I584]-[.J584]-[.K584]-[.L584]-[.M584]-[.N584]))" office:value-type="float" office:value="-1244.02">
            <text:p>-1,244.0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6">
            <text:p>26/10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30.2">
            <text:p>2,430.20 </text:p>
          </table:table-cell>
          <table:table-cell table:style-name="ce27" office:value-type="float" office:value="7.3">
            <text:p>7.30 </text:p>
          </table:table-cell>
          <table:table-cell table:style-name="ce27" office:value-type="float" office:value="0.76">
            <text:p>0.76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03">
            <text:p>3.03 </text:p>
          </table:table-cell>
          <table:table-cell table:style-name="ce32" table:formula="of:=IF(([.F585]*[.G585]&gt;0);-([.I585]+[.J585]+[.K585]+[.L585]+[.M585]+[.N585]);([.I585]-[.J585]-[.K585]-[.L585]-[.M585]-[.N585]))" office:value-type="float" office:value="-2441.59">
            <text:p>-2,441.5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9">
            <text:p>29/10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703.7">
            <text:p>4,703.70 </text:p>
          </table:table-cell>
          <table:table-cell table:style-name="ce27" office:value-type="float" office:value="14.14">
            <text:p>14.14 </text:p>
          </table:table-cell>
          <table:table-cell table:style-name="ce27" office:value-type="float" office:value="1.46">
            <text:p>1.46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83">
            <text:p>5.83 </text:p>
          </table:table-cell>
          <table:table-cell table:style-name="ce32" table:formula="of:=IF(([.F586]*[.G586]&gt;0);-([.I586]+[.J586]+[.K586]+[.L586]+[.M586]+[.N586]);([.I586]-[.J586]-[.K586]-[.L586]-[.M586]-[.N586]))" office:value-type="float" office:value="-4725.71">
            <text:p>-4,725.7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2">
            <text:p>12/11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650.6">
            <text:p>3,650.60 </text:p>
          </table:table-cell>
          <table:table-cell table:style-name="ce27" office:value-type="float" office:value="10.96">
            <text:p>10.96 </text:p>
          </table:table-cell>
          <table:table-cell table:style-name="ce27" office:value-type="float" office:value="1.13">
            <text:p>1.13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6">
            <text:p>4.60 </text:p>
          </table:table-cell>
          <table:table-cell table:style-name="ce32" table:formula="of:=IF(([.F587]*[.G587]&gt;0);-([.I587]+[.J587]+[.K587]+[.L587]+[.M587]+[.N587]);([.I587]-[.J587]-[.K587]-[.L587]-[.M587]-[.N587]))" office:value-type="float" office:value="-3667.73">
            <text:p>-3,667.7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6">
            <text:p>16/11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1">
            <text:p>1,200.1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588]*[.G588]&gt;0);-([.I588]+[.J588]+[.K588]+[.L588]+[.M588]+[.N588]);([.I588]-[.J588]-[.K588]-[.L588]-[.M588]-[.N588]))" office:value-type="float" office:value="-1205.72">
            <text:p>-1,205.7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6">
            <text:p>26/11/2010 </text:p>
          </table:table-cell>
          <table:table-cell table:style-name="ce2" office:value-type="string">
            <text:p>b1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50.4">
            <text:p>2,350.40 </text:p>
          </table:table-cell>
          <table:table-cell table:style-name="ce27" office:value-type="float" office:value="7.06">
            <text:p>7.06 </text:p>
          </table:table-cell>
          <table:table-cell table:style-name="ce27" office:value-type="float" office:value="0.73">
            <text:p>0.73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93">
            <text:p>2.93 </text:p>
          </table:table-cell>
          <table:table-cell table:style-name="ce32" table:formula="of:=IF(([.F589]*[.G589]&gt;0);-([.I589]+[.J589]+[.K589]+[.L589]+[.M589]+[.N589]);([.I589]-[.J589]-[.K589]-[.L589]-[.M589]-[.N589]))" office:value-type="float" office:value="-2361.43">
            <text:p>-2,361.4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29">
            <text:p>29/11/2010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7.5">
            <text:p>1,187.5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590]*[.G590]&gt;0);-([.I590]+[.J590]+[.K590]+[.L590]+[.M590]+[.N590]);([.I590]-[.J590]-[.K590]-[.L590]-[.M590]-[.N590]))" office:value-type="float" office:value="-1193.03">
            <text:p>-1,193.0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30">
            <text:p>30/11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15.9">
            <text:p>2,315.90 </text:p>
          </table:table-cell>
          <table:table-cell table:style-name="ce27" office:value-type="float" office:value="6.96">
            <text:p>6.96 </text:p>
          </table:table-cell>
          <table:table-cell table:style-name="ce27" office:value-type="float" office:value="0.72">
            <text:p>0.72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88">
            <text:p>2.88 </text:p>
          </table:table-cell>
          <table:table-cell table:style-name="ce32" table:formula="of:=IF(([.F591]*[.G591]&gt;0);-([.I591]+[.J591]+[.K591]+[.L591]+[.M591]+[.N591]);([.I591]-[.J591]-[.K591]-[.L591]-[.M591]-[.N591]))" office:value-type="float" office:value="-2326.75">
            <text:p>-2,326.7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3">
            <text:p>03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0.1">
            <text:p>1,220.10 </text:p>
          </table:table-cell>
          <table:table-cell table:style-name="ce27" office:value-type="float" office:value="3.66">
            <text:p>3.66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7">
            <text:p>1.47 </text:p>
          </table:table-cell>
          <table:table-cell table:style-name="ce32" table:formula="of:=IF(([.F592]*[.G592]&gt;0);-([.I592]+[.J592]+[.K592]+[.L592]+[.M592]+[.N592]);([.I592]-[.J592]-[.K592]-[.L592]-[.M592]-[.N592]))" office:value-type="float" office:value="-1225.76">
            <text:p>-1,225.7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3">
            <text:p>13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7">
            <text:p>7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474.5">
            <text:p>4,474.50 </text:p>
          </table:table-cell>
          <table:table-cell table:style-name="ce27" office:value-type="float" office:value="13.42">
            <text:p>13.42 </text:p>
          </table:table-cell>
          <table:table-cell table:style-name="ce27" office:value-type="float" office:value="1.39">
            <text:p>1.39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5.77">
            <text:p>5.77 </text:p>
          </table:table-cell>
          <table:table-cell table:style-name="ce32" table:formula="of:=IF(([.F593]*[.G593]&gt;0);-([.I593]+[.J593]+[.K593]+[.L593]+[.M593]+[.N593]);([.I593]-[.J593]-[.K593]-[.L593]-[.M593]-[.N593]))" office:value-type="float" office:value="-4495.67">
            <text:p>-4,495.6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14">
            <text:p>14/01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90">
            <text:p>2,490.00 </text:p>
          </table:table-cell>
          <table:table-cell table:style-name="ce27" office:value-type="float" office:value="7.48">
            <text:p>7.48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1">
            <text:p>3.11 </text:p>
          </table:table-cell>
          <table:table-cell table:style-name="ce32" table:formula="of:=IF(([.F594]*[.G594]&gt;0);-([.I594]+[.J594]+[.K594]+[.L594]+[.M594]+[.N594]);([.I594]-[.J594]-[.K594]-[.L594]-[.M594]-[.N594]))" office:value-type="float" office:value="-2501.68">
            <text:p>-2,501.6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1">
            <text:p>01/02/2011 </text:p>
          </table:table-cell>
          <table:table-cell table:style-name="ce18" office:value-type="string">
            <text:p>FPO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200">
            <text:p>12,200.00 </text:p>
          </table:table-cell>
          <table:table-cell table:number-columns-repeated="5" table:style-name="ce27" office:value-type="float" office:value="0">
            <text:p><text:s/>0.00 </text:p>
          </table:table-cell>
          <table:table-cell table:style-name="ce32" table:formula="of:=IF(([.F595]*[.G595]&gt;0);-([.I595]+[.J595]+[.K595]+[.L595]+[.M595]+[.N595]);([.I595]-[.J595]-[.K595]-[.L595]-[.M595]-[.N595]))" office:value-type="float" office:value="-12200">
            <text:p>-12,200.0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1">
            <text:p>11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7">
            <text:p>7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093.6">
            <text:p>4,093.60 </text:p>
          </table:table-cell>
          <table:table-cell table:style-name="ce27" office:value-type="float" office:value="12.29">
            <text:p>12.29 </text:p>
          </table:table-cell>
          <table:table-cell table:style-name="ce27" office:value-type="float" office:value="1.27">
            <text:p>1.27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25">
            <text:p>5.25 </text:p>
          </table:table-cell>
          <table:table-cell table:style-name="ce32" table:formula="of:=IF(([.F596]*[.G596]&gt;0);-([.I596]+[.J596]+[.K596]+[.L596]+[.M596]+[.N596]);([.I596]-[.J596]-[.K596]-[.L596]-[.M596]-[.N596]))" office:value-type="float" office:value="-4112.92">
            <text:p>-4,112.9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4">
            <text:p>24/02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3.3">
            <text:p>1,193.3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597]*[.G597]&gt;0);-([.I597]+[.J597]+[.K597]+[.L597]+[.M597]+[.N597]);([.I597]-[.J597]-[.K597]-[.L597]-[.M597]-[.N597]))" office:value-type="float" office:value="-1198.92">
            <text:p>-1,198.9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3-10">
            <text:p>10/03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597.8">
            <text:p>597.80 </text:p>
          </table:table-cell>
          <table:table-cell table:style-name="ce27" office:value-type="float" office:value="1.79">
            <text:p>1.79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3">
            <text:p>0.73 </text:p>
          </table:table-cell>
          <table:table-cell table:style-name="ce32" table:formula="of:=IF(([.F598]*[.G598]&gt;0);-([.I598]+[.J598]+[.K598]+[.L598]+[.M598]+[.N598]);([.I598]-[.J598]-[.K598]-[.L598]-[.M598]-[.N598]))" office:value-type="float" office:value="-600.59">
            <text:p>-600.5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2" office:value-type="date" office:date-value="2011-03-11">
            <text:p>11/03/2011 </text:p>
          </table:table-cell>
          <table:table-cell table:style-name="ce17" office:value-type="string">
            <text:p>b03</text:p>
          </table:table-cell>
          <table:table-cell table:style-name="ce17" office:value-type="string">
            <text:p>TATASTEEL</text:p>
          </table:table-cell>
          <table:table-cell table:style-name="ce23" office:value-type="float" office:value="2">
            <text:p>2 </text:p>
          </table:table-cell>
          <table:table-cell table:number-columns-repeated="2" table:style-name="ce23" office:value-type="float" office:value="1">
            <text:p>1 </text:p>
          </table:table-cell>
          <table:table-cell table:style-name="ce29" office:value-type="float" office:value="1167.1">
            <text:p>1,167.10 </text:p>
          </table:table-cell>
          <table:table-cell table:style-name="ce29" office:value-type="float" office:value="3.56">
            <text:p>3.56 </text:p>
          </table:table-cell>
          <table:table-cell table:style-name="ce29" office:value-type="float" office:value="0.37">
            <text:p>0.37 </text:p>
          </table:table-cell>
          <table:table-cell table:style-name="ce29" office:value-type="float" office:value="0.12">
            <text:p>0.12 </text:p>
          </table:table-cell>
          <table:table-cell table:style-name="ce29" office:value-type="float" office:value="0.03">
            <text:p>0.03 </text:p>
          </table:table-cell>
          <table:table-cell table:style-name="ce29" office:value-type="float" office:value="1.42">
            <text:p>1.42 </text:p>
          </table:table-cell>
          <table:table-cell table:style-name="ce32" table:formula="of:=IF(([.F599]*[.G599]&gt;0);-([.I599]+[.J599]+[.K599]+[.L599]+[.M599]+[.N599]);([.I599]-[.J599]-[.K599]-[.L599]-[.M599]-[.N599]))" office:value-type="float" office:value="-1172.6">
            <text:p>-1,172.6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4">
            <text:p>04/05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0">
            <text:p>1,180.00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600]*[.G600]&gt;0);-([.I600]+[.J600]+[.K600]+[.L600]+[.M600]+[.N600]);([.I600]-[.J600]-[.K600]-[.L600]-[.M600]-[.N600]))" office:value-type="float" office:value="-1185.58">
            <text:p>-1,185.5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2">
            <text:p>12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1.5">
            <text:p>1,171.50 </text:p>
          </table:table-cell>
          <table:table-cell table:style-name="ce27" office:value-type="float" office:value="3.52">
            <text:p>3.52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3">
            <text:p>1.53 </text:p>
          </table:table-cell>
          <table:table-cell table:style-name="ce32" table:formula="of:=IF(([.F601]*[.G601]&gt;0);-([.I601]+[.J601]+[.K601]+[.L601]+[.M601]+[.N601]);([.I601]-[.J601]-[.K601]-[.L601]-[.M601]-[.N601]))" office:value-type="float" office:value="-1177.06">
            <text:p>-1,177.0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6">
            <text:p>16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0.2">
            <text:p>1,160.2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602]*[.G602]&gt;0);-([.I602]+[.J602]+[.K602]+[.L602]+[.M602]+[.N602]);([.I602]-[.J602]-[.K602]-[.L602]-[.M602]-[.N602]))" office:value-type="float" office:value="-1165.66">
            <text:p>-1,165.6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90.4">
            <text:p>2,290.40 </text:p>
          </table:table-cell>
          <table:table-cell table:style-name="ce27" office:value-type="float" office:value="6.88">
            <text:p>6.88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82">
            <text:p>2.82 </text:p>
          </table:table-cell>
          <table:table-cell table:style-name="ce32" table:formula="of:=IF(([.F603]*[.G603]&gt;0);-([.I603]+[.J603]+[.K603]+[.L603]+[.M603]+[.N603]);([.I603]-[.J603]-[.K603]-[.L603]-[.M603]-[.N603]))" office:value-type="float" office:value="-2301.11">
            <text:p>-2,301.1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9">
            <text:p>19/05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0.2">
            <text:p>1,130.20 </text:p>
          </table:table-cell>
          <table:table-cell table:style-name="ce27" office:value-type="float" office:value="3.4">
            <text:p>3.40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604]*[.G604]&gt;0);-([.I604]+[.J604]+[.K604]+[.L604]+[.M604]+[.N604]);([.I604]-[.J604]-[.K604]-[.L604]-[.M604]-[.N604]))" office:value-type="float" office:value="-1135.57">
            <text:p>-1,135.5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3">
            <text:p>23/05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50.4">
            <text:p>2,250.40 </text:p>
          </table:table-cell>
          <table:table-cell table:style-name="ce27" office:value-type="float" office:value="6.76">
            <text:p>6.76 </text:p>
          </table:table-cell>
          <table:table-cell table:style-name="ce27" office:value-type="float" office:value="0.7">
            <text:p>0.70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8">
            <text:p>2.80 </text:p>
          </table:table-cell>
          <table:table-cell table:style-name="ce32" table:formula="of:=IF(([.F605]*[.G605]&gt;0);-([.I605]+[.J605]+[.K605]+[.L605]+[.M605]+[.N605]);([.I605]-[.J605]-[.K605]-[.L605]-[.M605]-[.N605]))" office:value-type="float" office:value="-2260.95">
            <text:p>-2,260.9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4">
            <text:p>14/06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81.35">
            <text:p>3,381.35 </text:p>
          </table:table-cell>
          <table:table-cell table:style-name="ce27" office:value-type="float" office:value="10.14">
            <text:p>10.14 </text:p>
          </table:table-cell>
          <table:table-cell table:style-name="ce27" office:value-type="float" office:value="1.05">
            <text:p>1.05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4.47">
            <text:p>4.47 </text:p>
          </table:table-cell>
          <table:table-cell table:style-name="ce32" table:formula="of:=IF(([.F606]*[.G606]&gt;0);-([.I606]+[.J606]+[.K606]+[.L606]+[.M606]+[.N606]);([.I606]-[.J606]-[.K606]-[.L606]-[.M606]-[.N606]))" office:value-type="float" office:value="-3397.45">
            <text:p>-3,397.4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6">
            <text:p>16/06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665.3">
            <text:p>1,665.30 </text:p>
          </table:table-cell>
          <table:table-cell table:style-name="ce27" office:value-type="float" office:value="5.01">
            <text:p>5.01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06">
            <text:p>2.06 </text:p>
          </table:table-cell>
          <table:table-cell table:style-name="ce32" table:formula="of:=IF(([.F607]*[.G607]&gt;0);-([.I607]+[.J607]+[.K607]+[.L607]+[.M607]+[.N607]);([.I607]-[.J607]-[.K607]-[.L607]-[.M607]-[.N607]))" office:value-type="float" office:value="-1673.11">
            <text:p>-1,673.1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3">
            <text:p>23/06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24.3">
            <text:p>2,224.30 </text:p>
          </table:table-cell>
          <table:table-cell table:style-name="ce27" office:value-type="float" office:value="6.66">
            <text:p>6.66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74">
            <text:p>2.74 </text:p>
          </table:table-cell>
          <table:table-cell table:style-name="ce32" table:formula="of:=IF(([.F608]*[.G608]&gt;0);-([.I608]+[.J608]+[.K608]+[.L608]+[.M608]+[.N608]);([.I608]-[.J608]-[.K608]-[.L608]-[.M608]-[.N608]))" office:value-type="float" office:value="-2234.67">
            <text:p>-2,234.6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7-28">
            <text:p>28/07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37.7">
            <text:p>1,137.70 </text:p>
          </table:table-cell>
          <table:table-cell table:style-name="ce27" office:value-type="float" office:value="3.42">
            <text:p>3.42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9">
            <text:p>1.39 </text:p>
          </table:table-cell>
          <table:table-cell table:style-name="ce32" table:formula="of:=IF(([.F609]*[.G609]&gt;0);-([.I609]+[.J609]+[.K609]+[.L609]+[.M609]+[.N609]);([.I609]-[.J609]-[.K609]-[.L609]-[.M609]-[.N609]))" office:value-type="float" office:value="-1143">
            <text:p>-1,143.0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5">
            <text:p>05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65.75">
            <text:p>2,665.75 </text:p>
          </table:table-cell>
          <table:table-cell table:style-name="ce27" office:value-type="float" office:value="8">
            <text:p>8.00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19">
            <text:p>3.19 </text:p>
          </table:table-cell>
          <table:table-cell table:style-name="ce32" table:formula="of:=IF(([.F610]*[.G610]&gt;0);-([.I610]+[.J610]+[.K610]+[.L610]+[.M610]+[.N610]);([.I610]-[.J610]-[.K610]-[.L610]-[.M610]-[.N610]))" office:value-type="float" office:value="-2678.1">
            <text:p>-2,678.1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18">
            <text:p>1,518.00 </text:p>
          </table:table-cell>
          <table:table-cell table:style-name="ce27" office:value-type="float" office:value="4.56">
            <text:p>4.56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6">
            <text:p>1.86 </text:p>
          </table:table-cell>
          <table:table-cell table:style-name="ce32" table:formula="of:=IF(([.F611]*[.G611]&gt;0);-([.I611]+[.J611]+[.K611]+[.L611]+[.M611]+[.N611]);([.I611]-[.J611]-[.K611]-[.L611]-[.M611]-[.N611]))" office:value-type="float" office:value="-1525.08">
            <text:p>-1,525.0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9">
            <text:p>09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54.1">
            <text:p>1,954.10 </text:p>
          </table:table-cell>
          <table:table-cell table:style-name="ce27" office:value-type="float" office:value="5.88">
            <text:p>5.88 </text:p>
          </table:table-cell>
          <table:table-cell table:style-name="ce27" office:value-type="float" office:value="0.61">
            <text:p>0.61 </text:p>
          </table:table-cell>
          <table:table-cell table:style-name="ce27" office:value-type="float" office:value="0.2">
            <text:p>0.20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38">
            <text:p>2.38 </text:p>
          </table:table-cell>
          <table:table-cell table:style-name="ce32" table:formula="of:=IF(([.F612]*[.G612]&gt;0);-([.I612]+[.J612]+[.K612]+[.L612]+[.M612]+[.N612]);([.I612]-[.J612]-[.K612]-[.L612]-[.M612]-[.N612]))" office:value-type="float" office:value="-1963.23">
            <text:p>-1,963.2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0">
            <text:p>10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2">
            <text:p>972.00 </text:p>
          </table:table-cell>
          <table:table-cell table:style-name="ce27" office:value-type="float" office:value="2.92">
            <text:p>2.92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9">
            <text:p>1.19 </text:p>
          </table:table-cell>
          <table:table-cell table:style-name="ce32" table:formula="of:=IF(([.F613]*[.G613]&gt;0);-([.I613]+[.J613]+[.K613]+[.L613]+[.M613]+[.N613]);([.I613]-[.J613]-[.K613]-[.L613]-[.M613]-[.N613]))" office:value-type="float" office:value="-976.54">
            <text:p>-976.5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1">
            <text:p>11/08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6">
            <text:p>976.00 </text:p>
          </table:table-cell>
          <table:table-cell table:style-name="ce27" office:value-type="float" office:value="2.92">
            <text:p>2.92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2">
            <text:p>1.22 </text:p>
          </table:table-cell>
          <table:table-cell table:style-name="ce32" table:formula="of:=IF(([.F614]*[.G614]&gt;0);-([.I614]+[.J614]+[.K614]+[.L614]+[.M614]+[.N614]);([.I614]-[.J614]-[.K614]-[.L614]-[.M614]-[.N614]))" office:value-type="float" office:value="-980.57">
            <text:p>-980.5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2">
            <text:p>12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3.1">
            <text:p>963.10 </text:p>
          </table:table-cell>
          <table:table-cell table:style-name="ce27" office:value-type="float" office:value="2.88">
            <text:p>2.88 </text:p>
          </table:table-cell>
          <table:table-cell table:style-name="ce27" office:value-type="float" office:value="0.3">
            <text:p>0.3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18">
            <text:p>1.18 </text:p>
          </table:table-cell>
          <table:table-cell table:style-name="ce32" table:formula="of:=IF(([.F615]*[.G615]&gt;0);-([.I615]+[.J615]+[.K615]+[.L615]+[.M615]+[.N615]);([.I615]-[.J615]-[.K615]-[.L615]-[.M615]-[.N615]))" office:value-type="float" office:value="-967.59">
            <text:p>-967.5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08">
            <text:p>08/09/2011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7458.75">
            <text:p>7,458.75 </text:p>
          </table:table-cell>
          <table:table-cell table:style-name="ce27" office:value-type="float" office:value="22.35">
            <text:p>22.35 </text:p>
          </table:table-cell>
          <table:table-cell table:style-name="ce27" office:value-type="float" office:value="2.31">
            <text:p>2.31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9">
            <text:p>9.00 </text:p>
          </table:table-cell>
          <table:table-cell table:style-name="ce32" table:formula="of:=IF(([.F616]*[.G616]&gt;0);-([.I616]+[.J616]+[.K616]+[.L616]+[.M616]+[.N616]);([.I616]-[.J616]-[.K616]-[.L616]-[.M616]-[.N616]))" office:value-type="float" office:value="-7493.4">
            <text:p>-7,493.40 </text:p>
          </table:table-cell>
          <table:table-cell/>
          <table:table-cell table:style-name="ce3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09">
            <text:p>09/09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654.25">
            <text:p>9,654.25 </text:p>
          </table:table-cell>
          <table:table-cell table:style-name="ce27" office:value-type="float" office:value="28.95">
            <text:p>28.95 </text:p>
          </table:table-cell>
          <table:table-cell table:style-name="ce27" office:value-type="float" office:value="2.99">
            <text:p>2.99 </text:p>
          </table:table-cell>
          <table:table-cell table:style-name="ce27" office:value-type="float" office:value="0.97">
            <text:p>0.9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12.14">
            <text:p>12.14 </text:p>
          </table:table-cell>
          <table:table-cell table:style-name="ce32" table:formula="of:=IF(([.F617]*[.G617]&gt;0);-([.I617]+[.J617]+[.K617]+[.L617]+[.M617]+[.N617]);([.I617]-[.J617]-[.K617]-[.L617]-[.M617]-[.N617]))" office:value-type="float" office:value="-9699.55">
            <text:p>-9,699.5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75.5">
            <text:p>2,275.50 </text:p>
          </table:table-cell>
          <table:table-cell table:style-name="ce27" office:value-type="float" office:value="6.85">
            <text:p>6.85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83">
            <text:p>2.83 </text:p>
          </table:table-cell>
          <table:table-cell table:style-name="ce32" table:formula="of:=IF(([.F618]*[.G618]&gt;0);-([.I618]+[.J618]+[.K618]+[.L618]+[.M618]+[.N618]);([.I618]-[.J618]-[.K618]-[.L618]-[.M618]-[.N618]))" office:value-type="float" office:value="-2286.18">
            <text:p>-2,286.1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08.5">
            <text:p>2,208.50 </text:p>
          </table:table-cell>
          <table:table-cell table:style-name="ce27" office:value-type="float" office:value="6.65">
            <text:p>6.65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74">
            <text:p>2.74 </text:p>
          </table:table-cell>
          <table:table-cell table:style-name="ce32" table:formula="of:=IF(([.F619]*[.G619]&gt;0);-([.I619]+[.J619]+[.K619]+[.L619]+[.M619]+[.N619]);([.I619]-[.J619]-[.K619]-[.L619]-[.M619]-[.N619]))" office:value-type="float" office:value="-2218.86">
            <text:p>-2,218.86 </text:p>
          </table:table-cell>
          <table:table-cell table:style-name="ce27"/>
          <table:table-cell table:style-name="ce21"/>
          <table:table-cell table:style-name="ce37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3">
            <text:p>23/09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8.65">
            <text:p>1,288.65 </text:p>
          </table:table-cell>
          <table:table-cell table:style-name="ce27" office:value-type="float" office:value="3.87">
            <text:p>3.87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9">
            <text:p>1.69 </text:p>
          </table:table-cell>
          <table:table-cell table:style-name="ce32" table:formula="of:=IF(([.F620]*[.G620]&gt;0);-([.I620]+[.J620]+[.K620]+[.L620]+[.M620]+[.N620]);([.I620]-[.J620]-[.K620]-[.L620]-[.M620]-[.N620]))" office:value-type="float" office:value="-1294.77">
            <text:p>-1,294.7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30">
            <text:p>30/09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31.2">
            <text:p>831.20 </text:p>
          </table:table-cell>
          <table:table-cell table:style-name="ce27" office:value-type="float" office:value="2.5">
            <text:p>2.50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4">
            <text:p>1.04 </text:p>
          </table:table-cell>
          <table:table-cell table:style-name="ce32" table:formula="of:=IF(([.F621]*[.G621]&gt;0);-([.I621]+[.J621]+[.K621]+[.L621]+[.M621]+[.N621]);([.I621]-[.J621]-[.K621]-[.L621]-[.M621]-[.N621]))" office:value-type="float" office:value="-835.1">
            <text:p>-835.1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5.35">
            <text:p>1,195.35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5">
            <text:p>1.55 </text:p>
          </table:table-cell>
          <table:table-cell table:style-name="ce32" table:formula="of:=IF(([.F622]*[.G622]&gt;0);-([.I622]+[.J622]+[.K622]+[.L622]+[.M622]+[.N622]);([.I622]-[.J622]-[.K622]-[.L622]-[.M622]-[.N622]))" office:value-type="float" office:value="-1201.02">
            <text:p>-1,201.0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3">
            <text:p>03/1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295.75">
            <text:p>2,295.75 </text:p>
          </table:table-cell>
          <table:table-cell table:style-name="ce27" office:value-type="float" office:value="6.9">
            <text:p>6.90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74">
            <text:p>2.74 </text:p>
          </table:table-cell>
          <table:table-cell table:style-name="ce32" table:formula="of:=IF(([.F623]*[.G623]&gt;0);-([.I623]+[.J623]+[.K623]+[.L623]+[.M623]+[.N623]);([.I623]-[.J623]-[.K623]-[.L623]-[.M623]-[.N623]))" office:value-type="float" office:value="-2306.39">
            <text:p>-2,306.3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1">
            <text:p>11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40">
            <text:p>2,140.00 </text:p>
          </table:table-cell>
          <table:table-cell table:style-name="ce27" office:value-type="float" office:value="6.4">
            <text:p>6.40 </text:p>
          </table:table-cell>
          <table:table-cell table:style-name="ce27" office:value-type="float" office:value="0.66">
            <text:p>0.66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55">
            <text:p>2.55 </text:p>
          </table:table-cell>
          <table:table-cell table:style-name="ce32" table:formula="of:=IF(([.F624]*[.G624]&gt;0);-([.I624]+[.J624]+[.K624]+[.L624]+[.M624]+[.N624]);([.I624]-[.J624]-[.K624]-[.L624]-[.M624]-[.N624]))" office:value-type="float" office:value="-2149.87">
            <text:p>-2,149.8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4">
            <text:p>14/1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507.95">
            <text:p>2,507.95 </text:p>
          </table:table-cell>
          <table:table-cell table:style-name="ce27" office:value-type="float" office:value="7.53">
            <text:p>7.53 </text:p>
          </table:table-cell>
          <table:table-cell table:style-name="ce27" office:value-type="float" office:value="0.79">
            <text:p>0.79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03">
            <text:p>3.03 </text:p>
          </table:table-cell>
          <table:table-cell table:style-name="ce32" table:formula="of:=IF(([.F625]*[.G625]&gt;0);-([.I625]+[.J625]+[.K625]+[.L625]+[.M625]+[.N625]);([.I625]-[.J625]-[.K625]-[.L625]-[.M625]-[.N625]))" office:value-type="float" office:value="-2519.62">
            <text:p>-2,519.6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6">
            <text:p>16/1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9.7">
            <text:p>1,199.7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626]*[.G626]&gt;0);-([.I626]+[.J626]+[.K626]+[.L626]+[.M626]+[.N626]);([.I626]-[.J626]-[.K626]-[.L626]-[.M626]-[.N626]))" office:value-type="float" office:value="-1205.34">
            <text:p>-1,205.3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55">
            <text:p>1,155.0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5">
            <text:p>1.45 </text:p>
          </table:table-cell>
          <table:table-cell table:style-name="ce32" table:formula="of:=IF(([.F627]*[.G627]&gt;0);-([.I627]+[.J627]+[.K627]+[.L627]+[.M627]+[.N627]);([.I627]-[.J627]-[.K627]-[.L627]-[.M627]-[.N627]))" office:value-type="float" office:value="-1160.44">
            <text:p>-1,160.4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3">
            <text:p>23/11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41.5">
            <text:p>1,141.50 </text:p>
          </table:table-cell>
          <table:table-cell table:style-name="ce27" office:value-type="float" office:value="3.42">
            <text:p>3.42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3">
            <text:p>1.43 </text:p>
          </table:table-cell>
          <table:table-cell table:style-name="ce32" table:formula="of:=IF(([.F628]*[.G628]&gt;0);-([.I628]+[.J628]+[.K628]+[.L628]+[.M628]+[.N628]);([.I628]-[.J628]-[.K628]-[.L628]-[.M628]-[.N628]))" office:value-type="float" office:value="-1146.84">
            <text:p>-1,146.8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4">
            <text:p>24/11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19">
            <text:p>1,119.00 </text:p>
          </table:table-cell>
          <table:table-cell table:style-name="ce27" office:value-type="float" office:value="3.36">
            <text:p>3.36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629]*[.G629]&gt;0);-([.I629]+[.J629]+[.K629]+[.L629]+[.M629]+[.N629]);([.I629]-[.J629]-[.K629]-[.L629]-[.M629]-[.N629]))" office:value-type="float" office:value="-1124.31">
            <text:p>-1,124.31 </text:p>
          </table:table-cell>
          <table:table-cell table:style-name="ce27"/>
          <table:table-cell table:style-name="ce21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05">
            <text:p>05/1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0.2">
            <text:p>820.20 </text:p>
          </table:table-cell>
          <table:table-cell table:style-name="ce27" office:value-type="float" office:value="2.46">
            <text:p>2.46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1">
            <text:p>1.01 </text:p>
          </table:table-cell>
          <table:table-cell table:style-name="ce32" table:formula="of:=IF(([.F630]*[.G630]&gt;0);-([.I630]+[.J630]+[.K630]+[.L630]+[.M630]+[.N630]);([.I630]-[.J630]-[.K630]-[.L630]-[.M630]-[.N630]))" office:value-type="float" office:value="-824.02">
            <text:p>-824.02 </text:p>
          </table:table-cell>
          <table:table-cell table:style-name="ce27"/>
          <table:table-cell table:style-name="ce21"/>
          <table:table-cell table:style-name="ce37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16">
            <text:p>16/1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99.6">
            <text:p>1,499.60 </text:p>
          </table:table-cell>
          <table:table-cell table:style-name="ce27" office:value-type="float" office:value="4.5">
            <text:p>4.50 </text:p>
          </table:table-cell>
          <table:table-cell table:style-name="ce27" office:value-type="float" office:value="0.47">
            <text:p>0.47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91">
            <text:p>1.91 </text:p>
          </table:table-cell>
          <table:table-cell table:style-name="ce32" table:formula="of:=IF(([.F631]*[.G631]&gt;0);-([.I631]+[.J631]+[.K631]+[.L631]+[.M631]+[.N631]);([.I631]-[.J631]-[.K631]-[.L631]-[.M631]-[.N631]))" office:value-type="float" office:value="-1506.68">
            <text:p>-1,506.6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39.5">
            <text:p>1,039.50 </text:p>
          </table:table-cell>
          <table:table-cell table:style-name="ce27" office:value-type="float" office:value="3.12">
            <text:p>3.12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6">
            <text:p>1.26 </text:p>
          </table:table-cell>
          <table:table-cell table:style-name="ce32" table:formula="of:=IF(([.F632]*[.G632]&gt;0);-([.I632]+[.J632]+[.K632]+[.L632]+[.M632]+[.N632]);([.I632]-[.J632]-[.K632]-[.L632]-[.M632]-[.N632]))" office:value-type="float" office:value="-1044.33">
            <text:p>-1,044.3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9">
            <text:p>29/1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3">
            <text:p>3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26.6">
            <text:p>1,026.60 </text:p>
          </table:table-cell>
          <table:table-cell table:style-name="ce27" office:value-type="float" office:value="3.09">
            <text:p>3.09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4">
            <text:p>1.24 </text:p>
          </table:table-cell>
          <table:table-cell table:style-name="ce32" table:formula="of:=IF(([.F633]*[.G633]&gt;0);-([.I633]+[.J633]+[.K633]+[.L633]+[.M633]+[.N633]);([.I633]-[.J633]-[.K633]-[.L633]-[.M633]-[.N633]))" office:value-type="float" office:value="-1031.38">
            <text:p>-1,031.3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30">
            <text:p>30/01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553.4">
            <text:p>3,553.40 </text:p>
          </table:table-cell>
          <table:table-cell table:style-name="ce27" office:value-type="float" office:value="10.69">
            <text:p>10.69 </text:p>
          </table:table-cell>
          <table:table-cell table:style-name="ce27" office:value-type="float" office:value="1.11">
            <text:p>1.11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53">
            <text:p>4.53 </text:p>
          </table:table-cell>
          <table:table-cell table:style-name="ce32" table:formula="of:=IF(([.F634]*[.G634]&gt;0);-([.I634]+[.J634]+[.K634]+[.L634]+[.M634]+[.N634]);([.I634]-[.J634]-[.K634]-[.L634]-[.M634]-[.N634]))" office:value-type="float" office:value="-3570.17">
            <text:p>-3,570.1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2-27">
            <text:p>27/02/2012 </text:p>
          </table:table-cell>
          <table:table-cell table:style-name="ce2" office:value-type="string">
            <text:p>b01</text:p>
          </table:table-cell>
          <table:table-cell table:style-name="ce2" office:value-type="string">
            <text:p>TATASTEEL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505">
            <text:p>4,505.00 </text:p>
          </table:table-cell>
          <table:table-cell table:style-name="ce27" office:value-type="float" office:value="13.52">
            <text:p>13.52 </text:p>
          </table:table-cell>
          <table:table-cell table:style-name="ce27" office:value-type="float" office:value="1.4">
            <text:p>1.40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85">
            <text:p>5.85 </text:p>
          </table:table-cell>
          <table:table-cell table:style-name="ce32" table:formula="of:=IF(([.F635]*[.G635]&gt;0);-([.I635]+[.J635]+[.K635]+[.L635]+[.M635]+[.N635]);([.I635]-[.J635]-[.K635]-[.L635]-[.M635]-[.N635]))" office:value-type="float" office:value="-4526.32">
            <text:p>-4,526.32 </text:p>
          </table:table-cell>
          <table:table-cell table:style-name="ce27" office:value-type="float" office:value="519.4">
            <text:p>519.40 </text:p>
          </table:table-cell>
          <table:table-cell table:style-name="ce21" office:value-type="float" office:value="335">
            <text:p>335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ATASTEEL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31">
            <text:p>31/03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CS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30.2">
            <text:p>3,130.20 </text:p>
          </table:table-cell>
          <table:table-cell table:style-name="ce27" office:value-type="float" office:value="9.4">
            <text:p>9.40 </text:p>
          </table:table-cell>
          <table:table-cell table:style-name="ce27" office:value-type="float" office:value="0.97">
            <text:p>0.97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4.08">
            <text:p>4.08 </text:p>
          </table:table-cell>
          <table:table-cell table:style-name="ce32" table:formula="of:=IF(([.F637]*[.G637]&gt;0);-([.I637]+[.J637]+[.K637]+[.L637]+[.M637]+[.N637]);([.I637]-[.J637]-[.K637]-[.L637]-[.M637]-[.N637]))" office:value-type="float" office:value="-3145.07">
            <text:p>-3,145.0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07">
            <text:p>07/04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0.1">
            <text:p>1,580.10 </text:p>
          </table:table-cell>
          <table:table-cell table:style-name="ce27" office:value-type="float" office:value="4.74">
            <text:p>4.74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04">
            <text:p>2.04 </text:p>
          </table:table-cell>
          <table:table-cell table:style-name="ce32" table:formula="of:=IF(([.F638]*[.G638]&gt;0);-([.I638]+[.J638]+[.K638]+[.L638]+[.M638]+[.N638]);([.I638]-[.J638]-[.K638]-[.L638]-[.M638]-[.N638]))" office:value-type="float" office:value="-1587.58">
            <text:p>-1,587.5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0">
            <text:p>20/04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80.1">
            <text:p>1,580.10 </text:p>
          </table:table-cell>
          <table:table-cell table:style-name="ce27" office:value-type="float" office:value="4.74">
            <text:p>4.74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3">
            <text:p>1.93 </text:p>
          </table:table-cell>
          <table:table-cell table:style-name="ce32" table:formula="of:=IF(([.F639]*[.G639]&gt;0);-([.I639]+[.J639]+[.K639]+[.L639]+[.M639]+[.N639]);([.I639]-[.J639]-[.K639]-[.L639]-[.M639]-[.N639]))" office:value-type="float" office:value="-1587.48">
            <text:p>-1,587.4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1">
            <text:p>21/04/2010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70.1">
            <text:p>1,570.10 </text:p>
          </table:table-cell>
          <table:table-cell table:style-name="ce27" office:value-type="float" office:value="4.72">
            <text:p>4.72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1.97">
            <text:p>1.97 </text:p>
          </table:table-cell>
          <table:table-cell table:style-name="ce32" table:formula="of:=IF(([.F640]*[.G640]&gt;0);-([.I640]+[.J640]+[.K640]+[.L640]+[.M640]+[.N640]);([.I640]-[.J640]-[.K640]-[.L640]-[.M640]-[.N640]))" office:value-type="float" office:value="-1577.5">
            <text:p>-1,577.5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9">
            <text:p>29/04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60.05">
            <text:p>760.05 </text:p>
          </table:table-cell>
          <table:table-cell table:style-name="ce27" office:value-type="float" office:value="2.28">
            <text:p>2.28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0.95">
            <text:p>0.95 </text:p>
          </table:table-cell>
          <table:table-cell table:style-name="ce32" office:value-type="float" office:value="-763.63">
            <text:p>-763.6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9">
            <text:p>19/05/2010 </text:p>
          </table:table-cell>
          <table:table-cell table:style-name="ce16" office:value-type="string">
            <text:p>b18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40.1">
            <text:p>1,440.10 </text:p>
          </table:table-cell>
          <table:table-cell table:style-name="ce27" office:value-type="float" office:value="4.32">
            <text:p>4.32 </text:p>
          </table:table-cell>
          <table:table-cell table:style-name="ce27" office:value-type="float" office:value="0.45">
            <text:p>0.45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9">
            <text:p>1.79 </text:p>
          </table:table-cell>
          <table:table-cell table:style-name="ce32" table:formula="of:=IF(([.F642]*[.G642]&gt;0);-([.I642]+[.J642]+[.K642]+[.L642]+[.M642]+[.N642]);([.I642]-[.J642]-[.K642]-[.L642]-[.M642]-[.N642]))" office:value-type="float" office:value="-1446.84">
            <text:p>-1,446.8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13">
            <text:p>13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0.2">
            <text:p>1,550.20 </text:p>
          </table:table-cell>
          <table:table-cell table:style-name="ce27" office:value-type="float" office:value="4.66">
            <text:p>4.66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1">
            <text:p>2.01 </text:p>
          </table:table-cell>
          <table:table-cell table:style-name="ce32" table:formula="of:=IF(([.F643]*[.G643]&gt;0);-([.I643]+[.J643]+[.K643]+[.L643]+[.M643]+[.N643]);([.I643]-[.J643]-[.K643]-[.L643]-[.M643]-[.N643]))" office:value-type="float" office:value="-1557.55">
            <text:p>-1,557.5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115">
            <text:p>1,115.00 </text:p>
          </table:table-cell>
          <table:table-cell table:style-name="ce27" office:value-type="float" office:value="3.35">
            <text:p>3.35 </text:p>
          </table:table-cell>
          <table:table-cell table:style-name="ce27" office:value-type="float" office:value="0.35">
            <text:p>0.35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">
            <text:p>1.40 </text:p>
          </table:table-cell>
          <table:table-cell table:style-name="ce32" table:formula="of:=IF(([.F644]*[.G644]&gt;0);-([.I644]+[.J644]+[.K644]+[.L644]+[.M644]+[.N644]);([.I644]-[.J644]-[.K644]-[.L644]-[.M644]-[.N644]))" office:value-type="float" office:value="-1120.24">
            <text:p>-1,120.2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0">
            <text:p>20/06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080.8">
            <text:p>1,080.80 </text:p>
          </table:table-cell>
          <table:table-cell table:style-name="ce27" office:value-type="float" office:value="3.24">
            <text:p>3.24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6">
            <text:p>1.36 </text:p>
          </table:table-cell>
          <table:table-cell table:style-name="ce32" table:formula="of:=IF(([.F645]*[.G645]&gt;0);-([.I645]+[.J645]+[.K645]+[.L645]+[.M645]+[.N645]);([.I645]-[.J645]-[.K645]-[.L645]-[.M645]-[.N645]))" office:value-type="float" office:value="-1085.87">
            <text:p>-1,085.8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8">
            <text:p>08/08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001.4">
            <text:p>1,001.40 </text:p>
          </table:table-cell>
          <table:table-cell table:style-name="ce27" office:value-type="float" office:value="3">
            <text:p>3.00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2">
            <text:p>1.22 </text:p>
          </table:table-cell>
          <table:table-cell table:style-name="ce32" table:formula="of:=IF(([.F646]*[.G646]&gt;0);-([.I646]+[.J646]+[.K646]+[.L646]+[.M646]+[.N646]);([.I646]-[.J646]-[.K646]-[.L646]-[.M646]-[.N646]))" office:value-type="float" office:value="-1006.06">
            <text:p>-1,006.0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9">
            <text:p>09/08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929.6">
            <text:p>1,929.60 </text:p>
          </table:table-cell>
          <table:table-cell table:style-name="ce27" office:value-type="float" office:value="5.78">
            <text:p>5.78 </text:p>
          </table:table-cell>
          <table:table-cell table:style-name="ce27" office:value-type="float" office:value="0.6">
            <text:p>0.60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35">
            <text:p>2.35 </text:p>
          </table:table-cell>
          <table:table-cell table:style-name="ce32" table:formula="of:=IF(([.F647]*[.G647]&gt;0);-([.I647]+[.J647]+[.K647]+[.L647]+[.M647]+[.N647]);([.I647]-[.J647]-[.K647]-[.L647]-[.M647]-[.N647]))" office:value-type="float" office:value="-1938.58">
            <text:p>-1,938.5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2">
            <text:p>12/08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C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85.5">
            <text:p>1,885.50 </text:p>
          </table:table-cell>
          <table:table-cell table:style-name="ce27" office:value-type="float" office:value="5.66">
            <text:p>5.66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32">
            <text:p>2.32 </text:p>
          </table:table-cell>
          <table:table-cell table:style-name="ce32" table:formula="of:=IF(([.F648]*[.G648]&gt;0);-([.I648]+[.J648]+[.K648]+[.L648]+[.M648]+[.N648]);([.I648]-[.J648]-[.K648]-[.L648]-[.M648]-[.N648]))" office:value-type="float" office:value="-1894.3">
            <text:p>-1,894.3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921.65">
            <text:p>921.65 </text:p>
          </table:table-cell>
          <table:table-cell table:style-name="ce27" office:value-type="float" office:value="2.76">
            <text:p>2.76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2">
            <text:p>1.12 </text:p>
          </table:table-cell>
          <table:table-cell table:style-name="ce32" table:formula="of:=IF(([.F649]*[.G649]&gt;0);-([.I649]+[.J649]+[.K649]+[.L649]+[.M649]+[.N649]);([.I649]-[.J649]-[.K649]-[.L649]-[.M649]-[.N649]))" office:value-type="float" office:value="-925.93">
            <text:p>-925.9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995">
            <text:p>995.00 </text:p>
          </table:table-cell>
          <table:table-cell table:style-name="ce27" office:value-type="float" office:value="2.99">
            <text:p>2.99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3">
            <text:p>1.23 </text:p>
          </table:table-cell>
          <table:table-cell table:style-name="ce32" table:formula="of:=IF(([.F650]*[.G650]&gt;0);-([.I650]+[.J650]+[.K650]+[.L650]+[.M650]+[.N650]);([.I650]-[.J650]-[.K650]-[.L650]-[.M650]-[.N650]))" office:value-type="float" office:value="-999.66">
            <text:p>-999.6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3">
            <text:p>03/11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093.45">
            <text:p>1,093.45 </text:p>
          </table:table-cell>
          <table:table-cell table:style-name="ce27" office:value-type="float" office:value="3.28">
            <text:p>3.28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1">
            <text:p>1.31 </text:p>
          </table:table-cell>
          <table:table-cell table:style-name="ce32" table:formula="of:=IF(([.F651]*[.G651]&gt;0);-([.I651]+[.J651]+[.K651]+[.L651]+[.M651]+[.N651]);([.I651]-[.J651]-[.K651]-[.L651]-[.M651]-[.N651]))" office:value-type="float" office:value="-1098.52">
            <text:p>-1,098.5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2">
            <text:p>12/01/2012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082.1">
            <text:p>1,082.10 </text:p>
          </table:table-cell>
          <table:table-cell table:style-name="ce27" office:value-type="float" office:value="3.25">
            <text:p>3.25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">
            <text:p>1.30 </text:p>
          </table:table-cell>
          <table:table-cell table:style-name="ce32" table:formula="of:=IF(([.F652]*[.G652]&gt;0);-([.I652]+[.J652]+[.K652]+[.L652]+[.M652]+[.N652]);([.I652]-[.J652]-[.K652]-[.L652]-[.M652]-[.N652]))" office:value-type="float" office:value="-1087.12">
            <text:p>-1,087.1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3">
            <text:p>13/01/2012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C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075">
            <text:p>1,075.00 </text:p>
          </table:table-cell>
          <table:table-cell table:style-name="ce27" office:value-type="float" office:value="3.23">
            <text:p>3.23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31">
            <text:p>1.31 </text:p>
          </table:table-cell>
          <table:table-cell table:style-name="ce32" table:formula="of:=IF(([.F653]*[.G653]&gt;0);-([.I653]+[.J653]+[.K653]+[.L653]+[.M653]+[.N653]);([.I653]-[.J653]-[.K653]-[.L653]-[.M653]-[.N653]))" office:value-type="float" office:value="-1080.02">
            <text:p>-1,080.02 </text:p>
          </table:table-cell>
          <table:table-cell table:style-name="ce27" office:value-type="float" office:value="885.26">
            <text:p>885.26 </text:p>
          </table:table-cell>
          <table:table-cell table:style-name="ce21" office:value-type="float" office:value="41">
            <text:p>41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CS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/>
          <table:table-cell table:style-name="ce3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2-25">
            <text:p>25/02/2010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9.8">
            <text:p>1,169.8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45">
            <text:p>1.45 </text:p>
          </table:table-cell>
          <table:table-cell table:style-name="ce32" table:formula="of:=IF(([.F655]*[.G655]&gt;0);-([.I655]+[.J655]+[.K655]+[.L655]+[.M655]+[.N655]);([.I655]-[.J655]-[.K655]-[.L655]-[.M655]-[.N655]))" office:value-type="float" office:value="-1175.27">
            <text:p>-1,175.2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3-16">
            <text:p>16/03/2010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51.1">
            <text:p>1,351.10 </text:p>
          </table:table-cell>
          <table:table-cell table:style-name="ce27" office:value-type="float" office:value="4.06">
            <text:p>4.06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7">
            <text:p>1.70 </text:p>
          </table:table-cell>
          <table:table-cell table:style-name="ce32" table:formula="of:=IF(([.F656]*[.G656]&gt;0);-([.I656]+[.J656]+[.K656]+[.L656]+[.M656]+[.N656]);([.I656]-[.J656]-[.K656]-[.L656]-[.M656]-[.N656]))" office:value-type="float" office:value="-1357.47">
            <text:p>-1,357.4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9">
            <text:p>29/04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THERMAX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711.05">
            <text:p>711.05 </text:p>
          </table:table-cell>
          <table:table-cell table:style-name="ce27" office:value-type="float" office:value="2.13">
            <text:p>2.13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0.89">
            <text:p>0.89 </text:p>
          </table:table-cell>
          <table:table-cell table:style-name="ce32" office:value-type="float" office:value="-714.39">
            <text:p>-714.3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4">
            <text:p>04/05/2010 </text:p>
          </table:table-cell>
          <table:table-cell table:style-name="ce16" office:value-type="string">
            <text:p>b12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10.05">
            <text:p>1,410.05 </text:p>
          </table:table-cell>
          <table:table-cell table:style-name="ce27" office:value-type="float" office:value="4.24">
            <text:p>4.24 </text:p>
          </table:table-cell>
          <table:table-cell table:style-name="ce27" office:value-type="float" office:value="0.44">
            <text:p>0.4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77">
            <text:p>1.77 </text:p>
          </table:table-cell>
          <table:table-cell table:style-name="ce32" table:formula="of:=IF(([.F658]*[.G658]&gt;0);-([.I658]+[.J658]+[.K658]+[.L658]+[.M658]+[.N658]);([.I658]-[.J658]-[.K658]-[.L658]-[.M658]-[.N658]))" office:value-type="float" office:value="-1416.69">
            <text:p>-1,416.6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5">
            <text:p>05/05/2010 </text:p>
          </table:table-cell>
          <table:table-cell table:style-name="ce16" office:value-type="string">
            <text:p>b13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70.1">
            <text:p>1,370.10 </text:p>
          </table:table-cell>
          <table:table-cell table:style-name="ce27" office:value-type="float" office:value="4.12">
            <text:p>4.12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1.72">
            <text:p>1.72 </text:p>
          </table:table-cell>
          <table:table-cell table:style-name="ce32" office:value-type="float" office:value="-1376.55">
            <text:p>-1,376.5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7">
            <text:p>07/05/2010 </text:p>
          </table:table-cell>
          <table:table-cell table:style-name="ce16" office:value-type="string">
            <text:p>b21</text:p>
          </table:table-cell>
          <table:table-cell table:style-name="ce2" office:value-type="string">
            <text:p>THERMAX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990.3">
            <text:p>3,990.30 </text:p>
          </table:table-cell>
          <table:table-cell table:style-name="ce27" office:value-type="float" office:value="12">
            <text:p>12.00 </text:p>
          </table:table-cell>
          <table:table-cell table:style-name="ce27" office:value-type="float" office:value="1.24">
            <text:p>1.24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4.92">
            <text:p>4.92 </text:p>
          </table:table-cell>
          <table:table-cell table:style-name="ce32" table:formula="of:=IF(([.F660]*[.G660]&gt;0);-([.I660]+[.J660]+[.K660]+[.L660]+[.M660]+[.N660]);([.I660]-[.J660]-[.K660]-[.L660]-[.M660]-[.N660]))" office:value-type="float" office:value="-4009.01">
            <text:p>-4,009.0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2">
            <text:p>12/05/2010 </text:p>
          </table:table-cell>
          <table:table-cell table:style-name="ce16" office:value-type="string">
            <text:p>b07</text:p>
          </table:table-cell>
          <table:table-cell table:style-name="ce2" office:value-type="string">
            <text:p>THERMAX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660.2">
            <text:p>2,660.20 </text:p>
          </table:table-cell>
          <table:table-cell table:style-name="ce27" office:value-type="float" office:value="7.98">
            <text:p>7.98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3.37">
            <text:p>3.37 </text:p>
          </table:table-cell>
          <table:table-cell table:style-name="ce32" table:formula="of:=IF(([.F661]*[.G661]&gt;0);-([.I661]+[.J661]+[.K661]+[.L661]+[.M661]+[.N661]);([.I661]-[.J661]-[.K661]-[.L661]-[.M661]-[.N661]))" office:value-type="float" office:value="-2672.75">
            <text:p>-2,672.7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3">
            <text:p>23/07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55.9">
            <text:p>1,555.90 </text:p>
          </table:table-cell>
          <table:table-cell table:style-name="ce27" office:value-type="float" office:value="4.66">
            <text:p>4.66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6">
            <text:p>1.96 </text:p>
          </table:table-cell>
          <table:table-cell table:style-name="ce32" table:formula="of:=IF(([.F662]*[.G662]&gt;0);-([.I662]+[.J662]+[.K662]+[.L662]+[.M662]+[.N662]);([.I662]-[.J662]-[.K662]-[.L662]-[.M662]-[.N662]))" office:value-type="float" office:value="-1563.21">
            <text:p>-1,563.2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6">
            <text:p>26/07/2010 </text:p>
          </table:table-cell>
          <table:table-cell table:style-name="ce16" office:value-type="string">
            <text:p>b11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540">
            <text:p>1,540.00 </text:p>
          </table:table-cell>
          <table:table-cell table:style-name="ce27" office:value-type="float" office:value="4.62">
            <text:p>4.62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3">
            <text:p>1.93 </text:p>
          </table:table-cell>
          <table:table-cell table:style-name="ce32" table:formula="of:=IF(([.F663]*[.G663]&gt;0);-([.I663]+[.J663]+[.K663]+[.L663]+[.M663]+[.N663]);([.I663]-[.J663]-[.K663]-[.L663]-[.M663]-[.N663]))" office:value-type="float" office:value="-1547.22">
            <text:p>-1,547.2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7-29">
            <text:p>29/07/2010 </text:p>
          </table:table-cell>
          <table:table-cell table:style-name="ce16" office:value-type="string">
            <text:p>b03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470.2">
            <text:p>1,470.20 </text:p>
          </table:table-cell>
          <table:table-cell table:style-name="ce27" office:value-type="float" office:value="4.42">
            <text:p>4.42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83">
            <text:p>1.83 </text:p>
          </table:table-cell>
          <table:table-cell table:style-name="ce32" table:formula="of:=IF(([.F664]*[.G664]&gt;0);-([.I664]+[.J664]+[.K664]+[.L664]+[.M664]+[.N664]);([.I664]-[.J664]-[.K664]-[.L664]-[.M664]-[.N664]))" office:value-type="float" office:value="-1477.1">
            <text:p>-1,477.1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1-10">
            <text:p>10/11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HERMAX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251">
            <text:p>4,251.00 </text:p>
          </table:table-cell>
          <table:table-cell table:style-name="ce27" office:value-type="float" office:value="12.75">
            <text:p>12.75 </text:p>
          </table:table-cell>
          <table:table-cell table:style-name="ce27" office:value-type="float" office:value="1.32">
            <text:p>1.32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41">
            <text:p>5.41 </text:p>
          </table:table-cell>
          <table:table-cell table:style-name="ce32" table:formula="of:=IF(([.F665]*[.G665]&gt;0);-([.I665]+[.J665]+[.K665]+[.L665]+[.M665]+[.N665]);([.I665]-[.J665]-[.K665]-[.L665]-[.M665]-[.N665]))" office:value-type="float" office:value="-4271.01">
            <text:p>-4,271.0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HERMAX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400">
            <text:p>5,400.00 </text:p>
          </table:table-cell>
          <table:table-cell table:style-name="ce27" office:value-type="float" office:value="16.2">
            <text:p>16.20 </text:p>
          </table:table-cell>
          <table:table-cell table:style-name="ce27" office:value-type="float" office:value="1.68">
            <text:p>1.68 </text:p>
          </table:table-cell>
          <table:table-cell table:style-name="ce27" office:value-type="float" office:value="0.54">
            <text:p>0.54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6.81">
            <text:p>6.81 </text:p>
          </table:table-cell>
          <table:table-cell table:style-name="ce32" table:formula="of:=IF(([.F666]*[.G666]&gt;0);-([.I666]+[.J666]+[.K666]+[.L666]+[.M666]+[.N666]);([.I666]-[.J666]-[.K666]-[.L666]-[.M666]-[.N666]))" office:value-type="float" office:value="-5425.37">
            <text:p>-5,425.3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3">
            <text:p>03/02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HERMAX</text:p>
          </table:table-cell>
          <table:table-cell table:style-name="ce21" office:value-type="float" office:value="6">
            <text:p>6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960.6">
            <text:p>3,960.60 </text:p>
          </table:table-cell>
          <table:table-cell table:style-name="ce27" office:value-type="float" office:value="11.9">
            <text:p>11.90 </text:p>
          </table:table-cell>
          <table:table-cell table:style-name="ce27" office:value-type="float" office:value="1.23">
            <text:p>1.23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5.22">
            <text:p>5.22 </text:p>
          </table:table-cell>
          <table:table-cell table:style-name="ce32" table:formula="of:=IF(([.F667]*[.G667]&gt;0);-([.I667]+[.J667]+[.K667]+[.L667]+[.M667]+[.N667]);([.I667]-[.J667]-[.K667]-[.L667]-[.M667]-[.N667]))" office:value-type="float" office:value="-3979.45">
            <text:p>-3,979.4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72">
            <text:p>1,272.00 </text:p>
          </table:table-cell>
          <table:table-cell table:style-name="ce27" office:value-type="float" office:value="3.82">
            <text:p>3.82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2">
            <text:p>1.62 </text:p>
          </table:table-cell>
          <table:table-cell table:style-name="ce32" table:formula="of:=IF(([.F668]*[.G668]&gt;0);-([.I668]+[.J668]+[.K668]+[.L668]+[.M668]+[.N668]);([.I668]-[.J668]-[.K668]-[.L668]-[.M668]-[.N668]))" office:value-type="float" office:value="-1277.99">
            <text:p>-1,277.9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30.2">
            <text:p>1,230.20 </text:p>
          </table:table-cell>
          <table:table-cell table:style-name="ce27" office:value-type="float" office:value="3.7">
            <text:p>3.70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">
            <text:p>1.60 </text:p>
          </table:table-cell>
          <table:table-cell table:style-name="ce32" table:formula="of:=IF(([.F669]*[.G669]&gt;0);-([.I669]+[.J669]+[.K669]+[.L669]+[.M669]+[.N669]);([.I669]-[.J669]-[.K669]-[.L669]-[.M669]-[.N669]))" office:value-type="float" office:value="-1236.03">
            <text:p>-1,236.0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11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2">
            <text:p>1,200.2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8">
            <text:p>1.48 </text:p>
          </table:table-cell>
          <table:table-cell table:style-name="ce32" table:formula="of:=IF(([.F670]*[.G670]&gt;0);-([.I670]+[.J670]+[.K670]+[.L670]+[.M670]+[.N670]);([.I670]-[.J670]-[.K670]-[.L670]-[.M670]-[.N670]))" office:value-type="float" office:value="-1205.8">
            <text:p>-1,205.8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0">
            <text:p>10/0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HERMAX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593.85">
            <text:p>593.85 </text:p>
          </table:table-cell>
          <table:table-cell table:style-name="ce27" office:value-type="float" office:value="1.78">
            <text:p>1.78 </text:p>
          </table:table-cell>
          <table:table-cell table:style-name="ce27" office:value-type="float" office:value="0.19">
            <text:p>0.19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1">
            <text:p>0.01 </text:p>
          </table:table-cell>
          <table:table-cell table:style-name="ce27" office:value-type="float" office:value="0.72">
            <text:p>0.72 </text:p>
          </table:table-cell>
          <table:table-cell table:style-name="ce32" table:formula="of:=IF(([.F671]*[.G671]&gt;0);-([.I671]+[.J671]+[.K671]+[.L671]+[.M671]+[.N671]);([.I671]-[.J671]-[.K671]-[.L671]-[.M671]-[.N671]))" office:value-type="float" office:value="-596.61">
            <text:p>-596.6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11">
            <text:p>11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4">
            <text:p>1,164.00 </text:p>
          </table:table-cell>
          <table:table-cell table:style-name="ce27" office:value-type="float" office:value="3.5">
            <text:p>3.50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672]*[.G672]&gt;0);-([.I672]+[.J672]+[.K672]+[.L672]+[.M672]+[.N672]);([.I672]-[.J672]-[.K672]-[.L672]-[.M672]-[.N672]))" office:value-type="float" office:value="-1169.51">
            <text:p>-1,169.5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22">
            <text:p>22/02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HERMAX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30.3">
            <text:p>2,430.30 </text:p>
          </table:table-cell>
          <table:table-cell table:style-name="ce27" office:value-type="float" office:value="7.3">
            <text:p>7.30 </text:p>
          </table:table-cell>
          <table:table-cell table:style-name="ce27" office:value-type="float" office:value="0.75">
            <text:p>0.75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93">
            <text:p>2.93 </text:p>
          </table:table-cell>
          <table:table-cell table:style-name="ce32" table:formula="of:=IF(([.F673]*[.G673]&gt;0);-([.I673]+[.J673]+[.K673]+[.L673]+[.M673]+[.N673]);([.I673]-[.J673]-[.K673]-[.L673]-[.M673]-[.N673]))" office:value-type="float" office:value="-2441.59">
            <text:p>-2,441.5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3-16">
            <text:p>16/03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HERMAX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30.3">
            <text:p>2,330.3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3">
            <text:p>0.73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74">
            <text:p>2.74 </text:p>
          </table:table-cell>
          <table:table-cell table:style-name="ce32" table:formula="of:=IF(([.F674]*[.G674]&gt;0);-([.I674]+[.J674]+[.K674]+[.L674]+[.M674]+[.N674]);([.I674]-[.J674]-[.K674]-[.L674]-[.M674]-[.N674]))" office:value-type="float" office:value="-2341.05">
            <text:p>-2,341.0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4">
            <text:p>04/05/2011 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THERMAX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468.9">
            <text:p>2,468.90 </text:p>
          </table:table-cell>
          <table:table-cell table:style-name="ce27" office:value-type="float" office:value="7.42">
            <text:p>7.42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7">
            <text:p>3.17 </text:p>
          </table:table-cell>
          <table:table-cell table:style-name="ce32" table:formula="of:=IF(([.F675]*[.G675]&gt;0);-([.I675]+[.J675]+[.K675]+[.L675]+[.M675]+[.N675]);([.I675]-[.J675]-[.K675]-[.L675]-[.M675]-[.N675]))" office:value-type="float" office:value="-2480.57">
            <text:p>-2,480.57 </text:p>
          </table:table-cell>
          <table:table-cell table:style-name="ce27"/>
          <table:table-cell table:style-name="ce21"/>
          <table:table-cell table:style-name="ce36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5">
            <text:p>05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13.2">
            <text:p>1,213.20 </text:p>
          </table:table-cell>
          <table:table-cell table:style-name="ce27" office:value-type="float" office:value="3.64">
            <text:p>3.64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676]*[.G676]&gt;0);-([.I676]+[.J676]+[.K676]+[.L676]+[.M676]+[.N676]);([.I676]-[.J676]-[.K676]-[.L676]-[.M676]-[.N676]))" office:value-type="float" office:value="-1218.91">
            <text:p>-1,218.91 </text:p>
          </table:table-cell>
          <table:table-cell table:style-name="ce27"/>
          <table:table-cell table:style-name="ce21"/>
          <table:table-cell table:style-name="ce36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2">
            <text:p>12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90">
            <text:p>1,190.00 </text:p>
          </table:table-cell>
          <table:table-cell table:style-name="ce27" office:value-type="float" office:value="3.58">
            <text:p>3.58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6">
            <text:p>1.56 </text:p>
          </table:table-cell>
          <table:table-cell table:style-name="ce32" table:formula="of:=IF(([.F677]*[.G677]&gt;0);-([.I677]+[.J677]+[.K677]+[.L677]+[.M677]+[.N677]);([.I677]-[.J677]-[.K677]-[.L677]-[.M677]-[.N677]))" office:value-type="float" office:value="-1195.66">
            <text:p>-1,195.66 </text:p>
          </table:table-cell>
          <table:table-cell table:style-name="ce27"/>
          <table:table-cell table:style-name="ce21"/>
          <table:table-cell table:style-name="ce4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70.1">
            <text:p>1,170.10 </text:p>
          </table:table-cell>
          <table:table-cell table:style-name="ce27" office:value-type="float" office:value="3.52">
            <text:p>3.52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4">
            <text:p>1.44 </text:p>
          </table:table-cell>
          <table:table-cell table:style-name="ce32" table:formula="of:=IF(([.F678]*[.G678]&gt;0);-([.I678]+[.J678]+[.K678]+[.L678]+[.M678]+[.N678]);([.I678]-[.J678]-[.K678]-[.L678]-[.M678]-[.N678]))" office:value-type="float" office:value="-1175.57">
            <text:p>-1,175.57 </text:p>
          </table:table-cell>
          <table:table-cell table:style-name="ce27"/>
          <table:table-cell table:style-name="ce21"/>
          <table:table-cell table:style-name="ce4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9">
            <text:p>19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60.2">
            <text:p>1,160.20 </text:p>
          </table:table-cell>
          <table:table-cell table:style-name="ce27" office:value-type="float" office:value="3.48">
            <text:p>3.48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2">
            <text:p>1.52 </text:p>
          </table:table-cell>
          <table:table-cell table:style-name="ce32" table:formula="of:=IF(([.F679]*[.G679]&gt;0);-([.I679]+[.J679]+[.K679]+[.L679]+[.M679]+[.N679]);([.I679]-[.J679]-[.K679]-[.L679]-[.M679]-[.N679]))" office:value-type="float" office:value="-1165.71">
            <text:p>-1,165.71 </text:p>
          </table:table-cell>
          <table:table-cell table:style-name="ce27"/>
          <table:table-cell table:style-name="ce21"/>
          <table:table-cell table:style-name="ce36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3">
            <text:p>03/08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HERMAX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064.7">
            <text:p>2,064.70 </text:p>
          </table:table-cell>
          <table:table-cell table:style-name="ce27" office:value-type="float" office:value="6.2">
            <text:p>6.20 </text:p>
          </table:table-cell>
          <table:table-cell table:style-name="ce27" office:value-type="float" office:value="0.64">
            <text:p>0.64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57">
            <text:p>2.57 </text:p>
          </table:table-cell>
          <table:table-cell table:style-name="ce32" table:formula="of:=IF(([.F680]*[.G680]&gt;0);-([.I680]+[.J680]+[.K680]+[.L680]+[.M680]+[.N680]);([.I680]-[.J680]-[.K680]-[.L680]-[.M680]-[.N680]))" office:value-type="float" office:value="-2074.37">
            <text:p>-2,074.3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9">
            <text:p>29/09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14.8">
            <text:p>914.80 </text:p>
          </table:table-cell>
          <table:table-cell table:style-name="ce27" office:value-type="float" office:value="2.74">
            <text:p>2.74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7">
            <text:p>1.07 </text:p>
          </table:table-cell>
          <table:table-cell table:style-name="ce32" table:formula="of:=IF(([.F681]*[.G681]&gt;0);-([.I681]+[.J681]+[.K681]+[.L681]+[.M681]+[.N681]);([.I681]-[.J681]-[.K681]-[.L681]-[.M681]-[.N681]))" office:value-type="float" office:value="-919.01">
            <text:p>-919.0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HERMAX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24">
            <text:p>824.00 </text:p>
          </table:table-cell>
          <table:table-cell table:style-name="ce27" office:value-type="float" office:value="2.48">
            <text:p>2.4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07">
            <text:p>1.07 </text:p>
          </table:table-cell>
          <table:table-cell table:style-name="ce32" table:formula="of:=IF(([.F682]*[.G682]&gt;0);-([.I682]+[.J682]+[.K682]+[.L682]+[.M682]+[.N682]);([.I682]-[.J682]-[.K682]-[.L682]-[.M682]-[.N682]))" office:value-type="float" office:value="-827.9">
            <text:p>-827.90 </text:p>
          </table:table-cell>
          <table:table-cell table:style-name="ce27" office:value-type="float" office:value="645.83">
            <text:p>645.83 </text:p>
          </table:table-cell>
          <table:table-cell table:style-name="ce21" office:value-type="float" office:value="81">
            <text:p>81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HERMAX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09">
            <text:p>09/08/2010 </text:p>
          </table:table-cell>
          <table:table-cell table:style-name="ce16" office:value-type="string">
            <text:p>b05</text:p>
          </table:table-cell>
          <table:table-cell table:style-name="ce2" office:value-type="string">
            <text:p>TITAN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8436.05">
            <text:p>8,436.05 </text:p>
          </table:table-cell>
          <table:table-cell table:style-name="ce27" office:value-type="float" office:value="25.31">
            <text:p>25.31 </text:p>
          </table:table-cell>
          <table:table-cell table:style-name="ce27" office:value-type="float" office:value="2.62">
            <text:p>2.62 </text:p>
          </table:table-cell>
          <table:table-cell table:style-name="ce27" office:value-type="float" office:value="0.84">
            <text:p>0.84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10.58">
            <text:p>10.58 </text:p>
          </table:table-cell>
          <table:table-cell table:style-name="ce32" table:formula="of:=IF(([.F684]*[.G684]&gt;0);-([.I684]+[.J684]+[.K684]+[.L684]+[.M684]+[.N684]);([.I684]-[.J684]-[.K684]-[.L684]-[.M684]-[.N684]))" office:value-type="float" office:value="-8475.61">
            <text:p>-8,475.6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1">
            <text:p>11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ITAN</text:p>
          </table:table-cell>
          <table:table-cell table:style-name="ce21" office:value-type="float" office:value="20">
            <text:p>2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525.2">
            <text:p>5,525.20 </text:p>
          </table:table-cell>
          <table:table-cell table:style-name="ce27" office:value-type="float" office:value="16.58">
            <text:p>16.58 </text:p>
          </table:table-cell>
          <table:table-cell table:style-name="ce27" office:value-type="float" office:value="1.7">
            <text:p>1.70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6.88">
            <text:p>6.88 </text:p>
          </table:table-cell>
          <table:table-cell table:style-name="ce32" table:formula="of:=IF(([.F685]*[.G685]&gt;0);-([.I685]+[.J685]+[.K685]+[.L685]+[.M685]+[.N685]);([.I685]-[.J685]-[.K685]-[.L685]-[.M685]-[.N685]))" office:value-type="float" office:value="-5551.03">
            <text:p>-5,551.0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8">
            <text:p>18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850.1">
            <text:p>2,850.10 </text:p>
          </table:table-cell>
          <table:table-cell table:style-name="ce27" office:value-type="float" office:value="8.55">
            <text:p>8.55 </text:p>
          </table:table-cell>
          <table:table-cell table:style-name="ce27" office:value-type="float" office:value="0.89">
            <text:p>0.89 </text:p>
          </table:table-cell>
          <table:table-cell table:style-name="ce27" office:value-type="float" office:value="0.29">
            <text:p>0.29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6">
            <text:p>3.60 </text:p>
          </table:table-cell>
          <table:table-cell table:style-name="ce32" table:formula="of:=IF(([.F686]*[.G686]&gt;0);-([.I686]+[.J686]+[.K686]+[.L686]+[.M686]+[.N686]);([.I686]-[.J686]-[.K686]-[.L686]-[.M686]-[.N686]))" office:value-type="float" office:value="-2863.5">
            <text:p>-2,863.5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09">
            <text:p>09/12/2010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400.05">
            <text:p>3,400.05 </text:p>
          </table:table-cell>
          <table:table-cell table:style-name="ce27" office:value-type="float" office:value="10.2">
            <text:p>10.20 </text:p>
          </table:table-cell>
          <table:table-cell table:style-name="ce27" office:value-type="float" office:value="1.06">
            <text:p>1.06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4.24">
            <text:p>4.24 </text:p>
          </table:table-cell>
          <table:table-cell table:style-name="ce32" table:formula="of:=IF(([.F687]*[.G687]&gt;0);-([.I687]+[.J687]+[.K687]+[.L687]+[.M687]+[.N687]);([.I687]-[.J687]-[.K687]-[.L687]-[.M687]-[.N687]))" office:value-type="float" office:value="-3415.97">
            <text:p>-3,415.9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5">
            <text:p>15/12/2010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420">
            <text:p>3,420.00 </text:p>
          </table:table-cell>
          <table:table-cell table:style-name="ce27" office:value-type="float" office:value="10.26">
            <text:p>10.26 </text:p>
          </table:table-cell>
          <table:table-cell table:style-name="ce27" office:value-type="float" office:value="1.06">
            <text:p>1.06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36">
            <text:p>4.36 </text:p>
          </table:table-cell>
          <table:table-cell table:style-name="ce32" table:formula="of:=IF(([.F688]*[.G688]&gt;0);-([.I688]+[.J688]+[.K688]+[.L688]+[.M688]+[.N688]);([.I688]-[.J688]-[.K688]-[.L688]-[.M688]-[.N688]))" office:value-type="float" office:value="-3436.11">
            <text:p>-3,436.1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2-16">
            <text:p>16/12/2010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300.1">
            <text:p>3,300.10 </text:p>
          </table:table-cell>
          <table:table-cell table:style-name="ce27" office:value-type="float" office:value="9.9">
            <text:p>9.90 </text:p>
          </table:table-cell>
          <table:table-cell table:style-name="ce27" office:value-type="float" office:value="1.03">
            <text:p>1.03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93">
            <text:p>3.93 </text:p>
          </table:table-cell>
          <table:table-cell table:style-name="ce32" table:formula="of:=IF(([.F689]*[.G689]&gt;0);-([.I689]+[.J689]+[.K689]+[.L689]+[.M689]+[.N689]);([.I689]-[.J689]-[.K689]-[.L689]-[.M689]-[.N689]))" office:value-type="float" office:value="-3315.36">
            <text:p>-3,315.3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22">
            <text:p>22/06/2011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277">
            <text:p>4,277.00 </text:p>
          </table:table-cell>
          <table:table-cell table:style-name="ce27" office:value-type="float" office:value="12.83">
            <text:p>12.83 </text:p>
          </table:table-cell>
          <table:table-cell table:style-name="ce27" office:value-type="float" office:value="1.33">
            <text:p>1.33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5.29">
            <text:p>5.29 </text:p>
          </table:table-cell>
          <table:table-cell table:style-name="ce32" table:formula="of:=IF(([.F690]*[.G690]&gt;0);-([.I690]+[.J690]+[.K690]+[.L690]+[.M690]+[.N690]);([.I690]-[.J690]-[.K690]-[.L690]-[.M690]-[.N690]))" office:value-type="float" office:value="-4297">
            <text:p>-4,297.00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/>
          <table:table-cell table:style-name="ce7"/>
          <table:table-cell table:style-name="ce14" office:value-type="date" office:date-value="2011-06-23">
            <text:p>23/06/2011 </text:p>
          </table:table-cell>
          <table:table-cell table:style-name="ce19" office:value-type="string">
            <text:p>bonus</text:p>
          </table:table-cell>
          <table:table-cell table:style-name="ce19" office:value-type="string">
            <text:p>TITAN</text:p>
          </table:table-cell>
          <table:table-cell table:style-name="ce25" office:value-type="float" office:value="100">
            <text:p>100 </text:p>
          </table:table-cell>
          <table:table-cell table:number-columns-repeated="2" table:style-name="ce25" office:value-type="float" office:value="1">
            <text:p>1 </text:p>
          </table:table-cell>
          <table:table-cell table:style-name="ce31" office:value-type="float" office:value="0">
            <text:p><text:s/>0.00 </text:p>
          </table:table-cell>
          <table:table-cell table:number-columns-repeated="5" table:style-name="ce28"/>
          <table:table-cell table:style-name="ce32" table:formula="of:=IF(([.F691]*[.G691]&gt;0);-([.I691]+[.J691]+[.K691]+[.L691]+[.M691]+[.N691]);([.I691]-[.J691]-[.K691]-[.L691]-[.M691]-[.N691]))" office:value-type="float" office:value="-0">
            <text:p><text:s/>0.00 </text:p>
          </table:table-cell>
          <table:table-cell table:style-name="ce28"/>
          <table:table-cell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ITA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977.25">
            <text:p>977.25 </text:p>
          </table:table-cell>
          <table:table-cell table:style-name="ce27" office:value-type="float" office:value="2.95">
            <text:p>2.95 </text:p>
          </table:table-cell>
          <table:table-cell table:style-name="ce27" office:value-type="float" office:value="0.31">
            <text:p>0.31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1.19">
            <text:p>1.19 </text:p>
          </table:table-cell>
          <table:table-cell table:style-name="ce32" table:formula="of:=IF(([.F692]*[.G692]&gt;0);-([.I692]+[.J692]+[.K692]+[.L692]+[.M692]+[.N692]);([.I692]-[.J692]-[.K692]-[.L692]-[.M692]-[.N692]))" office:value-type="float" office:value="-981.82">
            <text:p>-981.8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ITA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42.5">
            <text:p>1,042.50 </text:p>
          </table:table-cell>
          <table:table-cell table:style-name="ce27" office:value-type="float" office:value="3.15">
            <text:p>3.15 </text:p>
          </table:table-cell>
          <table:table-cell table:style-name="ce27" office:value-type="float" office:value="0.33">
            <text:p>0.33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5">
            <text:p>1.25 </text:p>
          </table:table-cell>
          <table:table-cell table:style-name="ce32" table:formula="of:=IF(([.F693]*[.G693]&gt;0);-([.I693]+[.J693]+[.K693]+[.L693]+[.M693]+[.N693]);([.I693]-[.J693]-[.K693]-[.L693]-[.M693]-[.N693]))" office:value-type="float" office:value="-1047.36">
            <text:p>-1,047.3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6">
            <text:p>26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ITAN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88.75">
            <text:p>1,088.75 </text:p>
          </table:table-cell>
          <table:table-cell table:style-name="ce27" office:value-type="float" office:value="3.25">
            <text:p>3.25 </text:p>
          </table:table-cell>
          <table:table-cell table:style-name="ce27" office:value-type="float" office:value="0.34">
            <text:p>0.34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1">
            <text:p>1.41 </text:p>
          </table:table-cell>
          <table:table-cell table:style-name="ce32" table:formula="of:=IF(([.F694]*[.G694]&gt;0);-([.I694]+[.J694]+[.K694]+[.L694]+[.M694]+[.N694]);([.I694]-[.J694]-[.K694]-[.L694]-[.M694]-[.N694]))" office:value-type="float" office:value="-1093.89">
            <text:p>-1,093.8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2">
            <text:p>22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ITAN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49.5">
            <text:p>1,849.50 </text:p>
          </table:table-cell>
          <table:table-cell table:style-name="ce27" office:value-type="float" office:value="5.5">
            <text:p>5.50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41">
            <text:p>2.41 </text:p>
          </table:table-cell>
          <table:table-cell table:style-name="ce32" table:formula="of:=IF(([.F695]*[.G695]&gt;0);-([.I695]+[.J695]+[.K695]+[.L695]+[.M695]+[.N695]);([.I695]-[.J695]-[.K695]-[.L695]-[.M695]-[.N695]))" office:value-type="float" office:value="-1858.22">
            <text:p>-1,858.22 </text:p>
          </table:table-cell>
          <table:table-cell table:style-name="ce27" office:value-type="float" office:value="161.49">
            <text:p>161.49 </text:p>
          </table:table-cell>
          <table:table-cell table:style-name="ce21" office:value-type="float" office:value="225">
            <text:p>225 </text:p>
          </table:table-cell>
          <table:table-cell table:style-name="ce2" table:number-columns-repeated="1007"/>
        </table:table-row>
        <table:table-row table:style-name="ro1">
          <table:table-cell/>
          <table:table-cell table:style-name="ce7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ITAN</text:p>
          </table:table-cell>
          <table:table-cell table:style-name="ce25" table:number-columns-repeated="3"/>
          <table:table-cell table:style-name="ce31"/>
          <table:table-cell table:style-name="ce28" table:number-columns-repeated="5"/>
          <table:table-cell table:style-name="ce32"/>
          <table:table-cell table:style-name="ce28"/>
          <table:table-cell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4-28">
            <text:p>28/04/2010 </text:p>
          </table:table-cell>
          <table:table-cell table:style-name="ce16" office:value-type="string">
            <text:p>b13split</text:p>
          </table:table-cell>
          <table:table-cell table:style-name="ce2" office:value-type="string">
            <text:p>TTKPRES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147.55">
            <text:p>3,147.55 </text:p>
          </table:table-cell>
          <table:table-cell table:style-name="ce27" office:value-type="float" office:value="9.44">
            <text:p>9.44 </text:p>
          </table:table-cell>
          <table:table-cell table:style-name="ce27" office:value-type="float" office:value="0.98">
            <text:p>0.98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3.94">
            <text:p>3.94 </text:p>
          </table:table-cell>
          <table:table-cell table:style-name="ce32" table:formula="of:=IF(([.F697]*[.G697]&gt;0);-([.I697]+[.J697]+[.K697]+[.L697]+[.M697]+[.N697]);([.I697]-[.J697]-[.K697]-[.L697]-[.M697]-[.N697]))" office:value-type="float" office:value="-3162.34">
            <text:p>-3,162.34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4">
            <text:p>04/05/2010 </text:p>
          </table:table-cell>
          <table:table-cell table:style-name="ce16" office:value-type="string">
            <text:p>b14</text:p>
          </table:table-cell>
          <table:table-cell table:style-name="ce2" office:value-type="string">
            <text:p>TTKPRES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6159.3">
            <text:p>6,159.30 </text:p>
          </table:table-cell>
          <table:table-cell table:style-name="ce27" office:value-type="float" office:value="18.5">
            <text:p>18.50 </text:p>
          </table:table-cell>
          <table:table-cell table:style-name="ce27" office:value-type="float" office:value="1.91">
            <text:p>1.91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7.74">
            <text:p>7.74 </text:p>
          </table:table-cell>
          <table:table-cell table:style-name="ce32" table:formula="of:=IF(([.F698]*[.G698]&gt;0);-([.I698]+[.J698]+[.K698]+[.L698]+[.M698]+[.N698]);([.I698]-[.J698]-[.K698]-[.L698]-[.M698]-[.N698]))" office:value-type="float" office:value="-6188.3">
            <text:p>-6,188.30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05">
            <text:p>05/05/2010 </text:p>
          </table:table-cell>
          <table:table-cell table:style-name="ce16" office:value-type="string">
            <text:p>b15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1.7">
            <text:p>1,201.7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1">
            <text:p>1.51 </text:p>
          </table:table-cell>
          <table:table-cell table:style-name="ce32" office:value-type="float" office:value="-1207.34">
            <text:p>-1,207.34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2">
            <text:p>12/05/2010 </text:p>
          </table:table-cell>
          <table:table-cell table:style-name="ce16" office:value-type="string">
            <text:p>b08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10.1">
            <text:p>1,210.10 </text:p>
          </table:table-cell>
          <table:table-cell table:style-name="ce27" office:value-type="float" office:value="3.64">
            <text:p>3.64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53">
            <text:p>1.53 </text:p>
          </table:table-cell>
          <table:table-cell table:style-name="ce32" table:formula="of:=IF(([.F700]*[.G700]&gt;0);-([.I700]+[.J700]+[.K700]+[.L700]+[.M700]+[.N700]);([.I700]-[.J700]-[.K700]-[.L700]-[.M700]-[.N700]))" office:value-type="float" office:value="-1215.81">
            <text:p>-1,215.81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4">
            <text:p>14/05/2010 </text:p>
          </table:table-cell>
          <table:table-cell table:style-name="ce16" office:value-type="string">
            <text:p>b13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0.1">
            <text:p>1,200.1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">
            <text:p><text:s/>0.00 </text:p>
          </table:table-cell>
          <table:table-cell table:style-name="ce27" office:value-type="float" office:value="1.5">
            <text:p>1.50 </text:p>
          </table:table-cell>
          <table:table-cell table:style-name="ce32" table:formula="of:=IF(([.F701]*[.G701]&gt;0);-([.I701]+[.J701]+[.K701]+[.L701]+[.M701]+[.N701]);([.I701]-[.J701]-[.K701]-[.L701]-[.M701]-[.N701]))" office:value-type="float" office:value="-1205.69">
            <text:p>-1,205.69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17">
            <text:p>17/05/2010 </text:p>
          </table:table-cell>
          <table:table-cell table:style-name="ce16" office:value-type="string">
            <text:p>b14</text:p>
          </table:table-cell>
          <table:table-cell table:style-name="ce2" office:value-type="string">
            <text:p>TTKPRES</text:p>
          </table:table-cell>
          <table:table-cell table:style-name="ce21" office:value-type="float" office:value="8">
            <text:p>8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710.4">
            <text:p>4,710.40 </text:p>
          </table:table-cell>
          <table:table-cell table:style-name="ce27" office:value-type="float" office:value="14.16">
            <text:p>14.16 </text:p>
          </table:table-cell>
          <table:table-cell table:style-name="ce27" office:value-type="float" office:value="1.47">
            <text:p>1.47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1">
            <text:p>0.11 </text:p>
          </table:table-cell>
          <table:table-cell table:style-name="ce27" office:value-type="float" office:value="5.88">
            <text:p>5.88 </text:p>
          </table:table-cell>
          <table:table-cell table:style-name="ce32" table:formula="of:=IF(([.F702]*[.G702]&gt;0);-([.I702]+[.J702]+[.K702]+[.L702]+[.M702]+[.N702]);([.I702]-[.J702]-[.K702]-[.L702]-[.M702]-[.N702]))" office:value-type="float" office:value="-4732.48">
            <text:p>-4,732.48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4">
            <text:p>24/05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180.2">
            <text:p>1,180.20 </text:p>
          </table:table-cell>
          <table:table-cell table:style-name="ce27" office:value-type="float" office:value="3.54">
            <text:p>3.54 </text:p>
          </table:table-cell>
          <table:table-cell table:style-name="ce27" office:value-type="float" office:value="0.37">
            <text:p>0.37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46">
            <text:p>1.46 </text:p>
          </table:table-cell>
          <table:table-cell table:style-name="ce32" table:formula="of:=IF(([.F703]*[.G703]&gt;0);-([.I703]+[.J703]+[.K703]+[.L703]+[.M703]+[.N703]);([.I703]-[.J703]-[.K703]-[.L703]-[.M703]-[.N703]))" office:value-type="float" office:value="-1185.72">
            <text:p>-1,185.72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5-25">
            <text:p>25/05/2010 </text:p>
          </table:table-cell>
          <table:table-cell table:style-name="ce16" office:value-type="string">
            <text:p>b15</text:p>
          </table:table-cell>
          <table:table-cell table:style-name="ce2" office:value-type="string">
            <text:p>TTKPRES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330.4">
            <text:p>2,330.40 </text:p>
          </table:table-cell>
          <table:table-cell table:style-name="ce27" office:value-type="float" office:value="7">
            <text:p>7.00 </text:p>
          </table:table-cell>
          <table:table-cell table:style-name="ce27" office:value-type="float" office:value="0.73">
            <text:p>0.73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89">
            <text:p>2.89 </text:p>
          </table:table-cell>
          <table:table-cell table:style-name="ce32" table:formula="of:=IF(([.F704]*[.G704]&gt;0);-([.I704]+[.J704]+[.K704]+[.L704]+[.M704]+[.N704]);([.I704]-[.J704]-[.K704]-[.L704]-[.M704]-[.N704]))" office:value-type="float" office:value="-2341.3">
            <text:p>-2,341.30 </text:p>
          </table:table-cell>
          <table:table-cell table:style-name="ce28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6-29">
            <text:p>29/06/2010 </text:p>
          </table:table-cell>
          <table:table-cell table:style-name="ce16" office:value-type="string">
            <text:p>b08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768">
            <text:p>1,768.00 </text:p>
          </table:table-cell>
          <table:table-cell table:style-name="ce27" office:value-type="float" office:value="5.3">
            <text:p>5.30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22">
            <text:p>2.22 </text:p>
          </table:table-cell>
          <table:table-cell table:style-name="ce32" office:value-type="float" office:value="-1776.29">
            <text:p>-1,776.2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3">
            <text:p>13/08/2010 </text:p>
          </table:table-cell>
          <table:table-cell table:style-name="ce16" office:value-type="string">
            <text:p>b04</text:p>
          </table:table-cell>
          <table:table-cell table:style-name="ce2" office:value-type="string">
            <text:p>TTKPRES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645">
            <text:p>4,645.00 </text:p>
          </table:table-cell>
          <table:table-cell table:style-name="ce27" office:value-type="float" office:value="13.95">
            <text:p>13.95 </text:p>
          </table:table-cell>
          <table:table-cell table:style-name="ce27" office:value-type="float" office:value="1.44">
            <text:p>1.44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5.85">
            <text:p>5.85 </text:p>
          </table:table-cell>
          <table:table-cell table:style-name="ce32" table:formula="of:=IF(([.F706]*[.G706]&gt;0);-([.I706]+[.J706]+[.K706]+[.L706]+[.M706]+[.N706]);([.I706]-[.J706]-[.K706]-[.L706]-[.M706]-[.N706]))" office:value-type="float" office:value="-4666.83">
            <text:p>-4,666.8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08-17">
            <text:p>17/08/2010 </text:p>
          </table:table-cell>
          <table:table-cell table:style-name="ce16" office:value-type="string">
            <text:p>b06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840.2">
            <text:p>1,840.20 </text:p>
          </table:table-cell>
          <table:table-cell table:style-name="ce27" office:value-type="float" office:value="5.52">
            <text:p>5.52 </text:p>
          </table:table-cell>
          <table:table-cell table:style-name="ce27" office:value-type="float" office:value="0.58">
            <text:p>0.58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5">
            <text:p>0.05 </text:p>
          </table:table-cell>
          <table:table-cell table:style-name="ce27" office:value-type="float" office:value="2.19">
            <text:p>2.19 </text:p>
          </table:table-cell>
          <table:table-cell table:style-name="ce32" table:formula="of:=IF(([.F707]*[.G707]&gt;0);-([.I707]+[.J707]+[.K707]+[.L707]+[.M707]+[.N707]);([.I707]-[.J707]-[.K707]-[.L707]-[.M707]-[.N707]))" office:value-type="float" office:value="-1848.72">
            <text:p>-1,848.7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0-10-29">
            <text:p>29/10/2010 </text:p>
          </table:table-cell>
          <table:table-cell table:style-name="ce2" office:value-type="string">
            <text:p>b09</text:p>
          </table:table-cell>
          <table:table-cell table:style-name="ce2" office:value-type="string">
            <text:p>TTKPRES</text:p>
          </table:table-cell>
          <table:table-cell table:style-name="ce21" office:value-type="float" office:value="4">
            <text:p>4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200.2">
            <text:p>5,200.20 </text:p>
          </table:table-cell>
          <table:table-cell table:style-name="ce27" office:value-type="float" office:value="15.6">
            <text:p>15.60 </text:p>
          </table:table-cell>
          <table:table-cell table:style-name="ce27" office:value-type="float" office:value="1.61">
            <text:p>1.61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6.44">
            <text:p>6.44 </text:p>
          </table:table-cell>
          <table:table-cell table:style-name="ce32" table:formula="of:=IF(([.F708]*[.G708]&gt;0);-([.I708]+[.J708]+[.K708]+[.L708]+[.M708]+[.N708]);([.I708]-[.J708]-[.K708]-[.L708]-[.M708]-[.N708]))" office:value-type="float" office:value="-5224.51">
            <text:p>-5,224.5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0">
            <text:p>20/01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460">
            <text:p>1,460.00 </text:p>
          </table:table-cell>
          <table:table-cell table:style-name="ce27" office:value-type="float" office:value="6.58">
            <text:p>6.58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15">
            <text:p>0.15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8">
            <text:p>1.98 </text:p>
          </table:table-cell>
          <table:table-cell table:style-name="ce32" table:formula="of:=IF(([.F709]*[.G709]&gt;0);-([.I709]+[.J709]+[.K709]+[.L709]+[.M709]+[.N709]);([.I709]-[.J709]-[.K709]-[.L709]-[.M709]-[.N709]))" office:value-type="float" office:value="-1469.43">
            <text:p>-1,469.4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7">
            <text:p>27/0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800">
            <text:p>1,800.00 </text:p>
          </table:table-cell>
          <table:table-cell table:style-name="ce27" office:value-type="float" office:value="5.4">
            <text:p>5.40 </text:p>
          </table:table-cell>
          <table:table-cell table:style-name="ce27" office:value-type="float" office:value="0.56">
            <text:p>0.56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18">
            <text:p>2.18 </text:p>
          </table:table-cell>
          <table:table-cell table:style-name="ce32" table:formula="of:=IF(([.F710]*[.G710]&gt;0);-([.I710]+[.J710]+[.K710]+[.L710]+[.M710]+[.N710]);([.I710]-[.J710]-[.K710]-[.L710]-[.M710]-[.N710]))" office:value-type="float" office:value="-1808.36">
            <text:p>-1,808.3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1-28">
            <text:p>28/01/2011 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750">
            <text:p>1,750.00 </text:p>
          </table:table-cell>
          <table:table-cell table:style-name="ce27" office:value-type="float" office:value="5.25">
            <text:p>5.25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21">
            <text:p>2.21 </text:p>
          </table:table-cell>
          <table:table-cell table:style-name="ce32" table:formula="of:=IF(([.F711]*[.G711]&gt;0);-([.I711]+[.J711]+[.K711]+[.L711]+[.M711]+[.N711]);([.I711]-[.J711]-[.K711]-[.L711]-[.M711]-[.N711]))" office:value-type="float" office:value="-1758.23">
            <text:p>-1,758.2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4">
            <text:p>04/02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700.1">
            <text:p>1,700.10 </text:p>
          </table:table-cell>
          <table:table-cell table:style-name="ce27" office:value-type="float" office:value="5.95">
            <text:p>5.95 </text:p>
          </table:table-cell>
          <table:table-cell table:style-name="ce27" office:value-type="float" office:value="0.62">
            <text:p>0.62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9">
            <text:p>2.09 </text:p>
          </table:table-cell>
          <table:table-cell table:style-name="ce32" table:formula="of:=IF(([.F712]*[.G712]&gt;0);-([.I712]+[.J712]+[.K712]+[.L712]+[.M712]+[.N712]);([.I712]-[.J712]-[.K712]-[.L712]-[.M712]-[.N712]))" office:value-type="float" office:value="-1708.96">
            <text:p>-1,708.9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7">
            <text:p>07/02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650.1">
            <text:p>1,650.10 </text:p>
          </table:table-cell>
          <table:table-cell table:style-name="ce27" office:value-type="float" office:value="4.95">
            <text:p>4.95 </text:p>
          </table:table-cell>
          <table:table-cell table:style-name="ce27" office:value-type="float" office:value="0.52">
            <text:p>0.52 </text:p>
          </table:table-cell>
          <table:table-cell table:style-name="ce27" office:value-type="float" office:value="0.17">
            <text:p>0.17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9">
            <text:p>2.09 </text:p>
          </table:table-cell>
          <table:table-cell table:style-name="ce32" table:formula="of:=IF(([.F713]*[.G713]&gt;0);-([.I713]+[.J713]+[.K713]+[.L713]+[.M713]+[.N713]);([.I713]-[.J713]-[.K713]-[.L713]-[.M713]-[.N713]))" office:value-type="float" office:value="-1657.87">
            <text:p>-1,657.8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8">
            <text:p>08/02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600.1">
            <text:p>1,600.10 </text:p>
          </table:table-cell>
          <table:table-cell table:style-name="ce27" office:value-type="float" office:value="4.8">
            <text:p>4.80 </text:p>
          </table:table-cell>
          <table:table-cell table:style-name="ce27" office:value-type="float" office:value="0.49">
            <text:p>0.49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2.09">
            <text:p>2.09 </text:p>
          </table:table-cell>
          <table:table-cell table:style-name="ce32" table:formula="of:=IF(([.F714]*[.G714]&gt;0);-([.I714]+[.J714]+[.K714]+[.L714]+[.M714]+[.N714]);([.I714]-[.J714]-[.K714]-[.L714]-[.M714]-[.N714]))" office:value-type="float" office:value="-1607.68">
            <text:p>-1,607.6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 office:value-type="string">
            <text:p>L</text:p>
          </table:table-cell>
          <table:table-cell table:style-name="ce10" office:value-type="date" office:date-value="2011-02-09">
            <text:p>09/02/2011 </text:p>
          </table:table-cell>
          <table:table-cell table:style-name="ce2" office:value-type="string">
            <text:p>b12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1550.1">
            <text:p>1,550.10 </text:p>
          </table:table-cell>
          <table:table-cell table:style-name="ce27" office:value-type="float" office:value="4.65">
            <text:p>4.65 </text:p>
          </table:table-cell>
          <table:table-cell table:style-name="ce27" office:value-type="float" office:value="0.48">
            <text:p>0.48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92">
            <text:p>1.92 </text:p>
          </table:table-cell>
          <table:table-cell table:style-name="ce32" table:formula="of:=IF(([.F715]*[.G715]&gt;0);-([.I715]+[.J715]+[.K715]+[.L715]+[.M715]+[.N715]);([.I715]-[.J715]-[.K715]-[.L715]-[.M715]-[.N715]))" office:value-type="float" office:value="-1557.35">
            <text:p>-1,557.3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4-11">
            <text:p>11/04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305.1">
            <text:p>2,305.10 </text:p>
          </table:table-cell>
          <table:table-cell table:style-name="ce27" office:value-type="float" office:value="6.92">
            <text:p>6.92 </text:p>
          </table:table-cell>
          <table:table-cell table:style-name="ce27" office:value-type="float" office:value="0.71">
            <text:p>0.71 </text:p>
          </table:table-cell>
          <table:table-cell table:style-name="ce27" office:value-type="float" office:value="0.23">
            <text:p>0.23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2.75">
            <text:p>2.75 </text:p>
          </table:table-cell>
          <table:table-cell table:style-name="ce32" table:formula="of:=IF(([.F716]*[.G716]&gt;0);-([.I716]+[.J716]+[.K716]+[.L716]+[.M716]+[.N716]);([.I716]-[.J716]-[.K716]-[.L716]-[.M716]-[.N716]))" office:value-type="float" office:value="-2315.78">
            <text:p>-2,315.7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05">
            <text:p>05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200.55">
            <text:p>2,200.55 </text:p>
          </table:table-cell>
          <table:table-cell table:style-name="ce27" office:value-type="float" office:value="6.6">
            <text:p>6.60 </text:p>
          </table:table-cell>
          <table:table-cell table:style-name="ce27" office:value-type="float" office:value="0.68">
            <text:p>0.68 </text:p>
          </table:table-cell>
          <table:table-cell table:style-name="ce27" office:value-type="float" office:value="0.22">
            <text:p>0.22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78">
            <text:p>2.78 </text:p>
          </table:table-cell>
          <table:table-cell table:style-name="ce32" table:formula="of:=IF(([.F717]*[.G717]&gt;0);-([.I717]+[.J717]+[.K717]+[.L717]+[.M717]+[.N717]);([.I717]-[.J717]-[.K717]-[.L717]-[.M717]-[.N717]))" office:value-type="float" office:value="-2210.89">
            <text:p>-2,210.8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6">
            <text:p>16/06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675.1">
            <text:p>2,675.10 </text:p>
          </table:table-cell>
          <table:table-cell table:style-name="ce27" office:value-type="float" office:value="8.03">
            <text:p>8.03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3">
            <text:p>3.30 </text:p>
          </table:table-cell>
          <table:table-cell table:style-name="ce32" table:formula="of:=IF(([.F718]*[.G718]&gt;0);-([.I718]+[.J718]+[.K718]+[.L718]+[.M718]+[.N718]);([.I718]-[.J718]-[.K718]-[.L718]-[.M718]-[.N718]))" office:value-type="float" office:value="-2687.61">
            <text:p>-2,687.6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6-17">
            <text:p>17/06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500">
            <text:p>2,500.00 </text:p>
          </table:table-cell>
          <table:table-cell table:style-name="ce27" office:value-type="float" office:value="7.5">
            <text:p>7.50 </text:p>
          </table:table-cell>
          <table:table-cell table:style-name="ce27" office:value-type="float" office:value="0.77">
            <text:p>0.77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6">
            <text:p>3.16 </text:p>
          </table:table-cell>
          <table:table-cell table:style-name="ce32" table:formula="of:=IF(([.F719]*[.G719]&gt;0);-([.I719]+[.J719]+[.K719]+[.L719]+[.M719]+[.N719]);([.I719]-[.J719]-[.K719]-[.L719]-[.M719]-[.N719]))" office:value-type="float" office:value="-2511.74">
            <text:p>-2,511.7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/>
          <table:table-cell table:style-name="ce7"/>
          <table:table-cell table:style-name="ce11" office:value-type="date" office:date-value="2011-08-02">
            <text:p>02/08/2011 </text:p>
          </table:table-cell>
          <table:table-cell table:style-name="ce16" office:value-type="string">
            <text:p>b02</text:p>
          </table:table-cell>
          <table:table-cell office:value-type="string">
            <text:p>TTKPRES</text:p>
          </table:table-cell>
          <table:table-cell table:number-columns-repeated="3" table:style-name="ce22" office:value-type="float" office:value="1">
            <text:p>1 </text:p>
          </table:table-cell>
          <table:table-cell table:style-name="ce28" office:value-type="float" office:value="2784">
            <text:p>2,784.00 </text:p>
          </table:table-cell>
          <table:table-cell table:style-name="ce28" office:value-type="float" office:value="8.35">
            <text:p>8.35 </text:p>
          </table:table-cell>
          <table:table-cell table:style-name="ce28" office:value-type="float" office:value="0.86">
            <text:p>0.86 </text:p>
          </table:table-cell>
          <table:table-cell table:style-name="ce28" office:value-type="float" office:value="0.28">
            <text:p>0.28 </text:p>
          </table:table-cell>
          <table:table-cell table:style-name="ce28" office:value-type="float" office:value="0.09">
            <text:p>0.09 </text:p>
          </table:table-cell>
          <table:table-cell table:style-name="ce28" office:value-type="float" office:value="3.43">
            <text:p>3.43 </text:p>
          </table:table-cell>
          <table:table-cell table:style-name="ce32" table:formula="of:=IF(([.F720]*[.G720]&gt;0);-([.I720]+[.J720]+[.K720]+[.L720]+[.M720]+[.N720]);([.I720]-[.J720]-[.K720]-[.L720]-[.M720]-[.N720]))" office:value-type="float" office:value="-2797.01">
            <text:p>-2,797.01 </text:p>
          </table:table-cell>
          <table:table-cell table:style-name="ce28"/>
          <table:table-cell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3">
            <text:p>03/08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675.1">
            <text:p>2,675.10 </text:p>
          </table:table-cell>
          <table:table-cell table:style-name="ce27" office:value-type="float" office:value="8.03">
            <text:p>8.03 </text:p>
          </table:table-cell>
          <table:table-cell table:style-name="ce27" office:value-type="float" office:value="0.83">
            <text:p>0.83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33">
            <text:p>3.33 </text:p>
          </table:table-cell>
          <table:table-cell table:style-name="ce32" table:formula="of:=IF(([.F721]*[.G721]&gt;0);-([.I721]+[.J721]+[.K721]+[.L721]+[.M721]+[.N721]);([.I721]-[.J721]-[.K721]-[.L721]-[.M721]-[.N721]))" office:value-type="float" office:value="-2687.62">
            <text:p>-2,687.6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768.15">
            <text:p>2,768.15 </text:p>
          </table:table-cell>
          <table:table-cell table:style-name="ce27" office:value-type="float" office:value="8.3">
            <text:p>8.30 </text:p>
          </table:table-cell>
          <table:table-cell table:style-name="ce27" office:value-type="float" office:value="0.86">
            <text:p>0.86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37">
            <text:p>3.37 </text:p>
          </table:table-cell>
          <table:table-cell table:style-name="ce32" table:formula="of:=IF(([.F722]*[.G722]&gt;0);-([.I722]+[.J722]+[.K722]+[.L722]+[.M722]+[.N722]);([.I722]-[.J722]-[.K722]-[.L722]-[.M722]-[.N722]))" office:value-type="float" office:value="-2781.02">
            <text:p>-2,781.0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12">
            <text:p>12/09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680.2">
            <text:p>5,680.20 </text:p>
          </table:table-cell>
          <table:table-cell table:style-name="ce27" office:value-type="float" office:value="17.05">
            <text:p>17.05 </text:p>
          </table:table-cell>
          <table:table-cell table:style-name="ce27" office:value-type="float" office:value="1.76">
            <text:p>1.76 </text:p>
          </table:table-cell>
          <table:table-cell table:style-name="ce27" office:value-type="float" office:value="0.57">
            <text:p>0.57 </text:p>
          </table:table-cell>
          <table:table-cell table:style-name="ce27" office:value-type="float" office:value="0.16">
            <text:p>0.16 </text:p>
          </table:table-cell>
          <table:table-cell table:style-name="ce27" office:value-type="float" office:value="7.08">
            <text:p>7.08 </text:p>
          </table:table-cell>
          <table:table-cell table:style-name="ce32" table:formula="of:=IF(([.F723]*[.G723]&gt;0);-([.I723]+[.J723]+[.K723]+[.L723]+[.M723]+[.N723]);([.I723]-[.J723]-[.K723]-[.L723]-[.M723]-[.N723]))" office:value-type="float" office:value="-5706.82">
            <text:p>-5,706.8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2">
            <text:p>22/09/2011 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725.1">
            <text:p>2,725.10 </text:p>
          </table:table-cell>
          <table:table-cell table:style-name="ce27" office:value-type="float" office:value="8.18">
            <text:p>8.18 </text:p>
          </table:table-cell>
          <table:table-cell table:style-name="ce27" office:value-type="float" office:value="0.84">
            <text:p>0.84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39">
            <text:p>3.39 </text:p>
          </table:table-cell>
          <table:table-cell table:style-name="ce32" table:formula="of:=IF(([.F724]*[.G724]&gt;0);-([.I724]+[.J724]+[.K724]+[.L724]+[.M724]+[.N724]);([.I724]-[.J724]-[.K724]-[.L724]-[.M724]-[.N724]))" office:value-type="float" office:value="-2737.86">
            <text:p>-2,737.8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3">
            <text:p>23/09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632.5">
            <text:p>2,632.50 </text:p>
          </table:table-cell>
          <table:table-cell table:style-name="ce27" office:value-type="float" office:value="7.9">
            <text:p>7.90 </text:p>
          </table:table-cell>
          <table:table-cell table:style-name="ce27" office:value-type="float" office:value="0.82">
            <text:p>0.82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7">
            <text:p>0.07 </text:p>
          </table:table-cell>
          <table:table-cell table:style-name="ce27" office:value-type="float" office:value="3.47">
            <text:p>3.47 </text:p>
          </table:table-cell>
          <table:table-cell table:style-name="ce32" table:formula="of:=IF(([.F725]*[.G725]&gt;0);-([.I725]+[.J725]+[.K725]+[.L725]+[.M725]+[.N725]);([.I725]-[.J725]-[.K725]-[.L725]-[.M725]-[.N725]))" office:value-type="float" office:value="-2645.03">
            <text:p>-2,645.0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525.1">
            <text:p>2,525.10 </text:p>
          </table:table-cell>
          <table:table-cell table:style-name="ce27" office:value-type="float" office:value="7.58">
            <text:p>7.58 </text:p>
          </table:table-cell>
          <table:table-cell table:style-name="ce27" office:value-type="float" office:value="0.78">
            <text:p>0.78 </text:p>
          </table:table-cell>
          <table:table-cell table:style-name="ce27" office:value-type="float" office:value="0.25">
            <text:p>0.25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05">
            <text:p>3.05 </text:p>
          </table:table-cell>
          <table:table-cell table:style-name="ce32" table:formula="of:=IF(([.F726]*[.G726]&gt;0);-([.I726]+[.J726]+[.K726]+[.L726]+[.M726]+[.N726]);([.I726]-[.J726]-[.K726]-[.L726]-[.M726]-[.N726]))" office:value-type="float" office:value="-2536.82">
            <text:p>-2,536.8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5">
            <text:p>05/10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375.95">
            <text:p>2,375.95 </text:p>
          </table:table-cell>
          <table:table-cell table:style-name="ce27" office:value-type="float" office:value="7.13">
            <text:p>7.13 </text:p>
          </table:table-cell>
          <table:table-cell table:style-name="ce27" office:value-type="float" office:value="0.74">
            <text:p>0.74 </text:p>
          </table:table-cell>
          <table:table-cell table:style-name="ce27" office:value-type="float" office:value="0.24">
            <text:p>0.24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">
            <text:p>3.00 </text:p>
          </table:table-cell>
          <table:table-cell table:style-name="ce32" table:formula="of:=IF(([.F727]*[.G727]&gt;0);-([.I727]+[.J727]+[.K727]+[.L727]+[.M727]+[.N727]);([.I727]-[.J727]-[.K727]-[.L727]-[.M727]-[.N727]))" office:value-type="float" office:value="-2387.12">
            <text:p>-2,387.1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28">
            <text:p>28/10/2011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715">
            <text:p>2,715.00 </text:p>
          </table:table-cell>
          <table:table-cell table:style-name="ce27" office:value-type="float" office:value="8.15">
            <text:p>8.15 </text:p>
          </table:table-cell>
          <table:table-cell table:style-name="ce27" office:value-type="float" office:value="0.84">
            <text:p>0.84 </text:p>
          </table:table-cell>
          <table:table-cell table:style-name="ce27" office:value-type="float" office:value="0.27">
            <text:p>0.27 </text:p>
          </table:table-cell>
          <table:table-cell table:style-name="ce27" office:value-type="float" office:value="0.08">
            <text:p>0.08 </text:p>
          </table:table-cell>
          <table:table-cell table:style-name="ce27" office:value-type="float" office:value="3.44">
            <text:p>3.44 </text:p>
          </table:table-cell>
          <table:table-cell table:style-name="ce32" table:formula="of:=IF(([.F728]*[.G728]&gt;0);-([.I728]+[.J728]+[.K728]+[.L728]+[.M728]+[.N728]);([.I728]-[.J728]-[.K728]-[.L728]-[.M728]-[.N728]))" office:value-type="float" office:value="-2727.78">
            <text:p>-2,727.7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4"/>
          <table:table-cell table:style-name="ce8"/>
          <table:table-cell table:style-name="ce13" office:value-type="date" office:date-value="2011-10-31">
            <text:p>31/10/2011 </text:p>
          </table:table-cell>
          <table:table-cell table:style-name="ce4" office:value-type="string">
            <text:p>b03</text:p>
          </table:table-cell>
          <table:table-cell table:style-name="ce4" office:value-type="string">
            <text:p>TTKPRES</text:p>
          </table:table-cell>
          <table:table-cell table:number-columns-repeated="3" table:style-name="ce24" office:value-type="float" office:value="1">
            <text:p>1 </text:p>
          </table:table-cell>
          <table:table-cell table:style-name="ce30" office:value-type="float" office:value="2655.15">
            <text:p>2,655.15 </text:p>
          </table:table-cell>
          <table:table-cell table:style-name="ce30" office:value-type="float" office:value="7.97">
            <text:p>7.97 </text:p>
          </table:table-cell>
          <table:table-cell table:style-name="ce30" office:value-type="float" office:value="0.82">
            <text:p>0.82 </text:p>
          </table:table-cell>
          <table:table-cell table:style-name="ce30" office:value-type="float" office:value="0.27">
            <text:p>0.27 </text:p>
          </table:table-cell>
          <table:table-cell table:style-name="ce30" office:value-type="float" office:value="0.08">
            <text:p>0.08 </text:p>
          </table:table-cell>
          <table:table-cell table:style-name="ce30" office:value-type="float" office:value="3.35">
            <text:p>3.35 </text:p>
          </table:table-cell>
          <table:table-cell table:style-name="ce34" table:formula="of:=IF(([.F729]*[.G729]&gt;0);-([.I729]+[.J729]+[.K729]+[.L729]+[.M729]+[.N729]);([.I729]-[.J729]-[.K729]-[.L729]-[.M729]-[.N729]))" office:value-type="float" office:value="-2667.64">
            <text:p>-2,667.64 </text:p>
          </table:table-cell>
          <table:table-cell table:style-name="ce30"/>
          <table:table-cell table:style-name="ce24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1">
            <text:p>11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TKPRES</text:p>
          </table:table-cell>
          <table:table-cell table:number-columns-repeated="3" table:style-name="ce21" office:value-type="float" office:value="1">
            <text:p>1 </text:p>
          </table:table-cell>
          <table:table-cell table:style-name="ce27" office:value-type="float" office:value="2608">
            <text:p>2,608.00 </text:p>
          </table:table-cell>
          <table:table-cell table:style-name="ce27" office:value-type="float" office:value="7.82">
            <text:p>7.82 </text:p>
          </table:table-cell>
          <table:table-cell table:style-name="ce27" office:value-type="float" office:value="0.81">
            <text:p>0.81 </text:p>
          </table:table-cell>
          <table:table-cell table:style-name="ce27" office:value-type="float" office:value="0.26">
            <text:p>0.26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3.11">
            <text:p>3.11 </text:p>
          </table:table-cell>
          <table:table-cell table:style-name="ce32" table:formula="of:=IF(([.F730]*[.G730]&gt;0);-([.I730]+[.J730]+[.K730]+[.L730]+[.M730]+[.N730]);([.I730]-[.J730]-[.K730]-[.L730]-[.M730]-[.N730]))" office:value-type="float" office:value="-2620.06">
            <text:p>-2,620.06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1-12">
            <text:p>12/01/2012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4577.6">
            <text:p>4,577.60 </text:p>
          </table:table-cell>
          <table:table-cell table:style-name="ce27" office:value-type="float" office:value="13.74">
            <text:p>13.74 </text:p>
          </table:table-cell>
          <table:table-cell table:style-name="ce27" office:value-type="float" office:value="1.42">
            <text:p>1.42 </text:p>
          </table:table-cell>
          <table:table-cell table:style-name="ce27" office:value-type="float" office:value="0.46">
            <text:p>0.46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5.54">
            <text:p>5.54 </text:p>
          </table:table-cell>
          <table:table-cell table:style-name="ce32" table:formula="of:=IF(([.F731]*[.G731]&gt;0);-([.I731]+[.J731]+[.K731]+[.L731]+[.M731]+[.N731]);([.I731]-[.J731]-[.K731]-[.L731]-[.M731]-[.N731]))" office:value-type="float" office:value="-4598.88">
            <text:p>-4,598.8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2-02-27">
            <text:p>27/02/2012 </text:p>
          </table:table-cell>
          <table:table-cell table:style-name="ce2" office:value-type="string">
            <text:p>b02</text:p>
          </table:table-cell>
          <table:table-cell table:style-name="ce2" office:value-type="string">
            <text:p>TTKPRES</text:p>
          </table:table-cell>
          <table:table-cell table:style-name="ce21" office:value-type="float" office:value="2">
            <text:p>2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500">
            <text:p>5,500.00 </text:p>
          </table:table-cell>
          <table:table-cell table:style-name="ce27" office:value-type="float" office:value="16.5">
            <text:p>16.50 </text:p>
          </table:table-cell>
          <table:table-cell table:style-name="ce27" office:value-type="float" office:value="1.71">
            <text:p>1.71 </text:p>
          </table:table-cell>
          <table:table-cell table:style-name="ce27" office:value-type="float" office:value="0.55">
            <text:p>0.55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7.15">
            <text:p>7.15 </text:p>
          </table:table-cell>
          <table:table-cell table:style-name="ce32" table:formula="of:=IF(([.F732]*[.G732]&gt;0);-([.I732]+[.J732]+[.K732]+[.L732]+[.M732]+[.N732]);([.I732]-[.J732]-[.K732]-[.L732]-[.M732]-[.N732]))" office:value-type="float" office:value="-5526.04">
            <text:p>-5,526.04 </text:p>
          </table:table-cell>
          <table:table-cell table:style-name="ce27" office:value-type="float" office:value="1312.92">
            <text:p>1,312.92 </text:p>
          </table:table-cell>
          <table:table-cell table:style-name="ce21" office:value-type="float" office:value="75">
            <text:p>75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table:style-name="ce2" office:value-type="string">
            <text:p>TTKPRES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/>
          <table:table-cell table:style-name="ce3"/>
          <table:table-cell table:style-name="ce2" table:number-columns-repeated="1007"/>
        </table:table-row>
        <table:table-row table:style-name="ro1">
          <table:table-cell/>
          <table:table-cell table:style-name="ce7"/>
          <table:table-cell table:style-name="ce11" office:value-type="date" office:date-value="2011-05-11">
            <text:p>11/05/2011 </text:p>
          </table:table-cell>
          <table:table-cell table:style-name="ce16" office:value-type="string">
            <text:p>b01</text:p>
          </table:table-cell>
          <table:table-cell office:value-type="string">
            <text:p>TUBEINVEST</text:p>
          </table:table-cell>
          <table:table-cell table:style-name="ce22" office:value-type="float" office:value="50">
            <text:p>50 </text:p>
          </table:table-cell>
          <table:table-cell table:number-columns-repeated="2" table:style-name="ce22" office:value-type="float" office:value="1">
            <text:p>1 </text:p>
          </table:table-cell>
          <table:table-cell table:style-name="ce28" office:value-type="float" office:value="6900">
            <text:p>6,900.00 </text:p>
          </table:table-cell>
          <table:table-cell table:style-name="ce28" office:value-type="float" office:value="20.5">
            <text:p>20.50 </text:p>
          </table:table-cell>
          <table:table-cell table:style-name="ce28" office:value-type="float" office:value="2.11">
            <text:p>2.11 </text:p>
          </table:table-cell>
          <table:table-cell table:style-name="ce28" office:value-type="float" office:value="0.69">
            <text:p>0.69 </text:p>
          </table:table-cell>
          <table:table-cell table:style-name="ce28" office:value-type="float" office:value="0.17">
            <text:p>0.17 </text:p>
          </table:table-cell>
          <table:table-cell table:style-name="ce28" office:value-type="float" office:value="9">
            <text:p>9.00 </text:p>
          </table:table-cell>
          <table:table-cell table:style-name="ce32" table:formula="of:=IF(([.F734]*[.G734]&gt;0);-([.I734]+[.J734]+[.K734]+[.L734]+[.M734]+[.N734]);([.I734]-[.J734]-[.K734]-[.L734]-[.M734]-[.N734]))" office:value-type="float" office:value="-6932.47">
            <text:p>-6,932.47 </text:p>
          </table:table-cell>
          <table:table-cell table:style-name="ce28"/>
          <table:table-cell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2">
            <text:p>12/05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65.5">
            <text:p>1,365.50 </text:p>
          </table:table-cell>
          <table:table-cell table:style-name="ce27" office:value-type="float" office:value="4.1">
            <text:p>4.10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79">
            <text:p>1.79 </text:p>
          </table:table-cell>
          <table:table-cell table:style-name="ce32" table:formula="of:=IF(([.F735]*[.G735]&gt;0);-([.I735]+[.J735]+[.K735]+[.L735]+[.M735]+[.N735]);([.I735]-[.J735]-[.K735]-[.L735]-[.M735]-[.N735]))" office:value-type="float" office:value="-1371.98">
            <text:p>-1,371.9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3">
            <text:p>13/05/2011 </text:p>
          </table:table-cell>
          <table:table-cell table:style-name="ce2" office:value-type="string">
            <text:p>b03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51">
            <text:p>1,351.00 </text:p>
          </table:table-cell>
          <table:table-cell table:style-name="ce27" office:value-type="float" office:value="4.1">
            <text:p>4.10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5">
            <text:p>1.65 </text:p>
          </table:table-cell>
          <table:table-cell table:style-name="ce32" table:formula="of:=IF(([.F736]*[.G736]&gt;0);-([.I736]+[.J736]+[.K736]+[.L736]+[.M736]+[.N736]);([.I736]-[.J736]-[.K736]-[.L736]-[.M736]-[.N736]))" office:value-type="float" office:value="-1357.35">
            <text:p>-1,357.35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7">
            <text:p>17/05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31">
            <text:p>1,331.0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1">
            <text:p>0.41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4">
            <text:p>1.64 </text:p>
          </table:table-cell>
          <table:table-cell table:style-name="ce32" table:formula="of:=IF(([.F737]*[.G737]&gt;0);-([.I737]+[.J737]+[.K737]+[.L737]+[.M737]+[.N737]);([.I737]-[.J737]-[.K737]-[.L737]-[.M737]-[.N737]))" office:value-type="float" office:value="-1337.22">
            <text:p>-1,337.2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19">
            <text:p>19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21">
            <text:p>1,321.00 </text:p>
          </table:table-cell>
          <table:table-cell table:style-name="ce27" office:value-type="float" office:value="4">
            <text:p>4.00 </text:p>
          </table:table-cell>
          <table:table-cell table:style-name="ce27" office:value-type="float" office:value="0.42">
            <text:p>0.42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73">
            <text:p>1.73 </text:p>
          </table:table-cell>
          <table:table-cell table:style-name="ce32" table:formula="of:=IF(([.F738]*[.G738]&gt;0);-([.I738]+[.J738]+[.K738]+[.L738]+[.M738]+[.N738]);([.I738]-[.J738]-[.K738]-[.L738]-[.M738]-[.N738]))" office:value-type="float" office:value="-1327.32">
            <text:p>-1,327.3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4">
            <text:p>24/05/2011 </text:p>
          </table:table-cell>
          <table:table-cell table:style-name="ce2" office:value-type="string">
            <text:p>b04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11">
            <text:p>1,311.0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4">
            <text:p>1.64 </text:p>
          </table:table-cell>
          <table:table-cell table:style-name="ce32" table:formula="of:=IF(([.F739]*[.G739]&gt;0);-([.I739]+[.J739]+[.K739]+[.L739]+[.M739]+[.N739]);([.I739]-[.J739]-[.K739]-[.L739]-[.M739]-[.N739]))" office:value-type="float" office:value="-1317.11">
            <text:p>-1,317.11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5">
            <text:p>25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01">
            <text:p>1,301.0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740]*[.G740]&gt;0);-([.I740]+[.J740]+[.K740]+[.L740]+[.M740]+[.N740]);([.I740]-[.J740]-[.K740]-[.L740]-[.M740]-[.N740]))" office:value-type="float" office:value="-1307.09">
            <text:p>-1,307.0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5-27">
            <text:p>27/05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91">
            <text:p>1,291.0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1">
            <text:p>1.61 </text:p>
          </table:table-cell>
          <table:table-cell table:style-name="ce32" table:formula="of:=IF(([.F741]*[.G741]&gt;0);-([.I741]+[.J741]+[.K741]+[.L741]+[.M741]+[.N741]);([.I741]-[.J741]-[.K741]-[.L741]-[.M741]-[.N741]))" office:value-type="float" office:value="-1297.08">
            <text:p>-1,297.08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09">
            <text:p>09/08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5">
            <text:p>1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2129">
            <text:p>2,129.00 </text:p>
          </table:table-cell>
          <table:table-cell table:style-name="ce27" office:value-type="float" office:value="6.45">
            <text:p>6.45 </text:p>
          </table:table-cell>
          <table:table-cell table:style-name="ce27" office:value-type="float" office:value="0.67">
            <text:p>0.67 </text:p>
          </table:table-cell>
          <table:table-cell table:style-name="ce27" office:value-type="float" office:value="0.21">
            <text:p>0.21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2.6">
            <text:p>2.60 </text:p>
          </table:table-cell>
          <table:table-cell table:style-name="ce32" table:formula="of:=IF(([.F742]*[.G742]&gt;0);-([.I742]+[.J742]+[.K742]+[.L742]+[.M742]+[.N742]);([.I742]-[.J742]-[.K742]-[.L742]-[.M742]-[.N742]))" office:value-type="float" office:value="-2138.99">
            <text:p>-2,138.9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8-19">
            <text:p>19/08/2011 </text:p>
          </table:table-cell>
          <table:table-cell table:style-name="ce2" office:value-type="string">
            <text:p>b08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60.5">
            <text:p>1,260.50 </text:p>
          </table:table-cell>
          <table:table-cell table:style-name="ce27" office:value-type="float" office:value="3.8">
            <text:p>3.80 </text:p>
          </table:table-cell>
          <table:table-cell table:style-name="ce27" office:value-type="float" office:value="0.39">
            <text:p>0.39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4">
            <text:p>1.54 </text:p>
          </table:table-cell>
          <table:table-cell table:style-name="ce32" table:formula="of:=IF(([.F743]*[.G743]&gt;0);-([.I743]+[.J743]+[.K743]+[.L743]+[.M743]+[.N743]);([.I743]-[.J743]-[.K743]-[.L743]-[.M743]-[.N743]))" office:value-type="float" office:value="-1266.39">
            <text:p>-1,266.39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09-26">
            <text:p>26/09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54">
            <text:p>1,354.00 </text:p>
          </table:table-cell>
          <table:table-cell table:style-name="ce27" office:value-type="float" office:value="4.1">
            <text:p>4.10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3">
            <text:p>1.63 </text:p>
          </table:table-cell>
          <table:table-cell table:style-name="ce32" table:formula="of:=IF(([.F744]*[.G744]&gt;0);-([.I744]+[.J744]+[.K744]+[.L744]+[.M744]+[.N744]);([.I744]-[.J744]-[.K744]-[.L744]-[.M744]-[.N744]))" office:value-type="float" office:value="-1360.33">
            <text:p>-1,360.33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0-03">
            <text:p>03/10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88.5">
            <text:p>1,288.50 </text:p>
          </table:table-cell>
          <table:table-cell table:style-name="ce27" office:value-type="float" office:value="3.9">
            <text:p>3.90 </text:p>
          </table:table-cell>
          <table:table-cell table:style-name="ce27" office:value-type="float" office:value="0.4">
            <text:p>0.40 </text:p>
          </table:table-cell>
          <table:table-cell table:style-name="ce27" office:value-type="float" office:value="0.13">
            <text:p>0.13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68">
            <text:p>1.68 </text:p>
          </table:table-cell>
          <table:table-cell table:style-name="ce32" table:formula="of:=IF(([.F745]*[.G745]&gt;0);-([.I745]+[.J745]+[.K745]+[.L745]+[.M745]+[.N745]);([.I745]-[.J745]-[.K745]-[.L745]-[.M745]-[.N745]))" office:value-type="float" office:value="-1294.64">
            <text:p>-1,294.6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03">
            <text:p>03/11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390.5">
            <text:p>1,390.50 </text:p>
          </table:table-cell>
          <table:table-cell table:style-name="ce27" office:value-type="float" office:value="4.2">
            <text:p>4.20 </text:p>
          </table:table-cell>
          <table:table-cell table:style-name="ce27" office:value-type="float" office:value="0.43">
            <text:p>0.43 </text:p>
          </table:table-cell>
          <table:table-cell table:style-name="ce27" office:value-type="float" office:value="0.14">
            <text:p>0.14 </text:p>
          </table:table-cell>
          <table:table-cell table:style-name="ce27" office:value-type="float" office:value="0.04">
            <text:p>0.04 </text:p>
          </table:table-cell>
          <table:table-cell table:style-name="ce27" office:value-type="float" office:value="1.66">
            <text:p>1.66 </text:p>
          </table:table-cell>
          <table:table-cell table:style-name="ce32" table:formula="of:=IF(([.F746]*[.G746]&gt;0);-([.I746]+[.J746]+[.K746]+[.L746]+[.M746]+[.N746]);([.I746]-[.J746]-[.K746]-[.L746]-[.M746]-[.N746]))" office:value-type="float" office:value="-1396.97">
            <text:p>-1,396.97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18">
            <text:p>18/11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30">
            <text:p>3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3639">
            <text:p>3,639.00 </text:p>
          </table:table-cell>
          <table:table-cell table:style-name="ce27" office:value-type="float" office:value="11">
            <text:p>11.00 </text:p>
          </table:table-cell>
          <table:table-cell table:style-name="ce27" office:value-type="float" office:value="1.15">
            <text:p>1.15 </text:p>
          </table:table-cell>
          <table:table-cell table:style-name="ce27" office:value-type="float" office:value="0.36">
            <text:p>0.36 </text:p>
          </table:table-cell>
          <table:table-cell table:style-name="ce27" office:value-type="float" office:value="0.09">
            <text:p>0.09 </text:p>
          </table:table-cell>
          <table:table-cell table:style-name="ce27" office:value-type="float" office:value="4.52">
            <text:p>4.52 </text:p>
          </table:table-cell>
          <table:table-cell table:style-name="ce32" table:formula="of:=IF(([.F747]*[.G747]&gt;0);-([.I747]+[.J747]+[.K747]+[.L747]+[.M747]+[.N747]);([.I747]-[.J747]-[.K747]-[.L747]-[.M747]-[.N747]))" office:value-type="float" office:value="-3656.12">
            <text:p>-3,656.12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1-21">
            <text:p>21/11/2011 </text:p>
          </table:table-cell>
          <table:table-cell table:style-name="ce2" office:value-type="string">
            <text:p>b07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201">
            <text:p>1,201.00 </text:p>
          </table:table-cell>
          <table:table-cell table:style-name="ce27" office:value-type="float" office:value="3.6">
            <text:p>3.60 </text:p>
          </table:table-cell>
          <table:table-cell table:style-name="ce27" office:value-type="float" office:value="0.38">
            <text:p>0.38 </text:p>
          </table:table-cell>
          <table:table-cell table:style-name="ce27" office:value-type="float" office:value="0.12">
            <text:p>0.12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51">
            <text:p>1.51 </text:p>
          </table:table-cell>
          <table:table-cell table:style-name="ce32" table:formula="of:=IF(([.F748]*[.G748]&gt;0);-([.I748]+[.J748]+[.K748]+[.L748]+[.M748]+[.N748]);([.I748]-[.J748]-[.K748]-[.L748]-[.M748]-[.N748]))" office:value-type="float" office:value="-1206.64">
            <text:p>-1,206.6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16">
            <text:p>16/12/2011 </text:p>
          </table:table-cell>
          <table:table-cell table:style-name="ce2" office:value-type="string">
            <text:p>b05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5">
            <text:p>5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565.25">
            <text:p>565.25 </text:p>
          </table:table-cell>
          <table:table-cell table:style-name="ce27" office:value-type="float" office:value="1.7">
            <text:p>1.70 </text:p>
          </table:table-cell>
          <table:table-cell table:style-name="ce27" office:value-type="float" office:value="0.18">
            <text:p>0.18 </text:p>
          </table:table-cell>
          <table:table-cell table:style-name="ce27" office:value-type="float" office:value="0.06">
            <text:p>0.06 </text:p>
          </table:table-cell>
          <table:table-cell table:style-name="ce27" office:value-type="float" office:value="0.02">
            <text:p>0.02 </text:p>
          </table:table-cell>
          <table:table-cell table:style-name="ce27" office:value-type="float" office:value="0.73">
            <text:p>0.73 </text:p>
          </table:table-cell>
          <table:table-cell table:style-name="ce32" table:formula="of:=IF(([.F749]*[.G749]&gt;0);-([.I749]+[.J749]+[.K749]+[.L749]+[.M749]+[.N749]);([.I749]-[.J749]-[.K749]-[.L749]-[.M749]-[.N749]))" office:value-type="float" office:value="-567.94">
            <text:p>-567.94 </text:p>
          </table:table-cell>
          <table:table-cell table:style-name="ce27"/>
          <table:table-cell table:style-name="ce21"/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11-12-21">
            <text:p>21/12/2011 </text:p>
          </table:table-cell>
          <table:table-cell table:style-name="ce2" office:value-type="string">
            <text:p>b06</text:p>
          </table:table-cell>
          <table:table-cell table:style-name="ce2" office:value-type="string">
            <text:p>TUBEINVEST</text:p>
          </table:table-cell>
          <table:table-cell table:style-name="ce21" office:value-type="float" office:value="10">
            <text:p>10 </text:p>
          </table:table-cell>
          <table:table-cell table:number-columns-repeated="2" table:style-name="ce21" office:value-type="float" office:value="1">
            <text:p>1 </text:p>
          </table:table-cell>
          <table:table-cell table:style-name="ce27" office:value-type="float" office:value="1023.5">
            <text:p>1,023.50 </text:p>
          </table:table-cell>
          <table:table-cell table:style-name="ce27" office:value-type="float" office:value="3.1">
            <text:p>3.10 </text:p>
          </table:table-cell>
          <table:table-cell table:style-name="ce27" office:value-type="float" office:value="0.32">
            <text:p>0.32 </text:p>
          </table:table-cell>
          <table:table-cell table:style-name="ce27" office:value-type="float" office:value="0.1">
            <text:p>0.10 </text:p>
          </table:table-cell>
          <table:table-cell table:style-name="ce27" office:value-type="float" office:value="0.03">
            <text:p>0.03 </text:p>
          </table:table-cell>
          <table:table-cell table:style-name="ce27" office:value-type="float" office:value="1.24">
            <text:p>1.24 </text:p>
          </table:table-cell>
          <table:table-cell table:style-name="ce32" table:formula="of:=IF(([.F750]*[.G750]&gt;0);-([.I750]+[.J750]+[.K750]+[.L750]+[.M750]+[.N750]);([.I750]-[.J750]-[.K750]-[.L750]-[.M750]-[.N750]))" office:value-type="float" office:value="-1028.29">
            <text:p>-1,028.29 </text:p>
          </table:table-cell>
          <table:table-cell table:style-name="ce27" office:value-type="float" office:value="131.15">
            <text:p>131.15 </text:p>
          </table:table-cell>
          <table:table-cell table:style-name="ce21" office:value-type="float" office:value="230">
            <text:p>230 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99-01-01">
            <text:p>01/01/2099 </text:p>
          </table:table-cell>
          <table:table-cell table:style-name="ce8" office:value-type="string">
            <text:p>**</text:p>
          </table:table-cell>
          <table:table-cell office:value-type="string">
            <text:p>TUBEINVEST</text:p>
          </table:table-cell>
          <table:table-cell table:style-name="ce21" table:number-columns-repeated="3"/>
          <table:table-cell table:style-name="ce27" table:number-columns-repeated="6"/>
          <table:table-cell table:style-name="ce32"/>
          <table:table-cell table:style-name="ce27"/>
          <table:table-cell table:style-name="ce21"/>
          <table:table-cell table:style-name="ce2" table:number-columns-repeated="1007"/>
        </table:table-row>
        <table:table-row table:style-name="ro1" table:number-rows-repeated="64249">
          <table:table-cell/>
          <table:table-cell table:style-name="ce7"/>
          <table:table-cell table:style-name="ce11"/>
          <table:table-cell table:style-name="ce16"/>
          <table:table-cell/>
          <table:table-cell table:style-name="ce22" table:number-columns-repeated="3"/>
          <table:table-cell table:style-name="ce28" table:number-columns-repeated="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1"/>
          <table:table-cell table:style-name="ce16"/>
          <table:table-cell/>
          <table:table-cell table:style-name="ce22" table:number-columns-repeated="3"/>
          <table:table-cell table:style-name="ce28" table:number-columns-repeated="7"/>
          <table:table-cell table:number-columns-repeated="1009"/>
        </table:table-row>
        <table:table-row table:style-name="ro1" table:number-rows-repeated="983040">
          <table:table-cell table:number-columns-repeated="1024"/>
        </table:table-row>
        <table:table-row table:style-name="ro2" table:number-rows-repeated="163">
          <table:table-cell table:number-columns-repeated="1024"/>
        </table:table-row>
        <table:table-row table:style-name="ro3" table:number-rows-repeated="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0.00</number:text>
      <number:number number:decimal-places="0" number:min-integer-digits="0"/>
      <number:text> </number:text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0</number:text>
      <number:number number:decimal-places="0" number:min-integer-digits="0"/>
      <number:text> </number:text>
    </number:number-style>
    <number:text-style style:name="N118">
      <number:text-conten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</number:date-style>
    <number:number-style style:name="N111">
      <number:number number:decimal-places="2" number:min-integer-digits="1" number:grouping="true"/>
      <number:text> </number:text>
    </number:number-style>
    <number:number-style style:name="N115">
      <number:number number:decimal-places="0" number:min-integer-digits="1" number:grouping="true"/>
      <number:text> </number:text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style:text-properties fo:color="#ff0000"/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0</number:text>
      <number:number number:decimal-places="0" number:min-integer-digits="0"/>
      <number:text>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31P0"/>
    </number:currency-style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£</number:text>
      <number:number number:decimal-places="0" number:min-integer-digits="1" number:grouping="true"/>
      <number:text> </number:text>
    </number:number-style>
    <number:number-style style:name="N147P1" style:volatile="true">
      <number:text>-£</number:text>
      <number:number number:decimal-places="0" number:min-integer-digits="1" number:grouping="true"/>
      <number:text> </number:text>
    </number:number-style>
    <number:number-style style:name="N147P2" style:volatile="true">
      <number:text> £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9P0" style:volatile="true">
      <number:day/>
      <number:text>/</number:text>
      <number:month/>
      <number:text>/</number:text>
      <number:year/>
    </number:date-style>
    <number:text-style style:name="N159">
      <number:text-content/>
      <style:map style:condition="value()&gt;=0" style:apply-style-name="N159P0"/>
    </number:text-style>
    <number:date-style style:name="N16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0">
      <number:text-content/>
      <style:map style:condition="value()&gt;=0" style:apply-style-name="N160P0"/>
    </number:text-style>
    <number:percentage-style style:name="N161">
      <number:number number:decimal-places="3" number:min-integer-digits="1"/>
      <number:text>%</number:text>
    </number:percentage-style>
    <number:number-style style:name="N162">
      <number:number number:decimal-places="3" number:min-integer-digits="1" number:grouping="true"/>
    </number:number-style>
    <number:number-style style:name="N163P0" style:volatile="true">
      <number:number number:decimal-places="3" number:min-integer-digits="1" number:grouping="true"/>
    </number:number-style>
    <number:text-style style:name="N163">
      <number:text-content/>
      <style:map style:condition="value()&gt;=0" style:apply-style-name="N163P0"/>
    </number:text-style>
    <number:number-style style:name="N164">
      <number:number number:decimal-places="3" number:min-integer-digits="1" number:grouping="true"/>
      <number:text> </number:text>
    </number:number-style>
    <number:number-style style:name="N165P0" style:volatile="true">
      <number:number number:decimal-places="3" number:min-integer-digits="1" number:grouping="true"/>
      <number:text> </number:text>
    </number:number-style>
    <number:text-style style:name="N165">
      <number:text-content/>
      <style:map style:condition="value()&gt;=0" style:apply-style-name="N165P0"/>
    </number:text-style>
    <number:number-style style:name="N167P0" style:volatile="true">
      <number:number number:decimal-places="0" number:min-integer-digits="3"/>
      <number:text> </number:text>
    </number:number-style>
    <number:text-style style:name="N167">
      <number:text-content/>
      <style:map style:condition="value()&gt;=0" style:apply-style-name="N167P0"/>
    </number:text-style>
    <number:date-style style:name="N168P0" style:volatile="true">
      <number:day number:style="long"/>
      <number:text>/</number:text>
      <number:month number:style="long"/>
      <number:text>/</number:text>
      <number:year number:style="long"/>
      <number:text> </number:text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0" number:min-integer-digits="1"/>
      <number:text> </number:text>
    </number:number-style>
    <number:number-style style:name="N170P0" style:volatile="true">
      <number:number number:decimal-places="0" number:min-integer-digits="1"/>
      <number:text> </number:text>
    </number:number-style>
    <number:text-style style:name="N170">
      <number:text-content/>
      <style:map style:condition="value()&gt;=0" style:apply-style-name="N170P0"/>
    </number:text-style>
    <number:number-style style:name="N171P0" style:volatile="true">
      <number:number number:decimal-places="2" number:min-integer-digits="1" number:grouping="true"/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</number:text-style>
    <number:number-style style:name="N172P0" style:volatile="true">
      <number:number number:decimal-places="0" number:min-integer-digits="1" number:grouping="true"/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text-style style:name="N172">
      <number:text-content/>
      <style:map style:condition="value()&gt;0" style:apply-style-name="N172P0"/>
      <style:map style:condition="value()&lt;0" style:apply-style-name="N172P1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integer-digits="1" number:grouping="true"/>
      <number:text>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</number:text-style>
    <number:number-style style:name="N175P0" style:volatile="true">
      <number:number number:decimal-places="2" number:min-integer-digits="1" number:grouping="true"/>
      <number:text> </number:text>
    </number:number-style>
    <number:text-style style:name="N175">
      <number:text-content/>
      <style:map style:condition="value()&gt;=0" style:apply-style-name="N175P0"/>
    </number:text-style>
    <number:number-style style:name="N176">
      <number:number number:decimal-places="2" number:min-integer-digits="0" number:grouping="true"/>
      <number:text> </number:text>
    </number:number-style>
    <number:number-style style:name="N177P0" style:volatile="true">
      <number:number number:decimal-places="2" number:min-integer-digits="0" number:grouping="true"/>
      <number:text> </number:text>
    </number:number-style>
    <number:text-style style:name="N177">
      <number:text-content/>
      <style:map style:condition="value()&gt;=0" style:apply-style-name="N177P0"/>
    </number:text-style>
    <number:number-style style:name="N178P0" style:volatile="true">
      <number:number number:decimal-places="0" number:min-integer-digits="1" number:grouping="true"/>
      <number:text> </number:text>
    </number:number-style>
    <number:text-style style:name="N178">
      <number:text-content/>
      <style:map style:condition="value()&gt;=0" style:apply-style-name="N178P0"/>
    </number:text-style>
    <number:number-style style:name="N181P0" style:volatile="true">
      <number:number number:decimal-places="1" number:min-integer-digits="1" number:grouping="true"/>
      <number:text> </number:text>
    </number:number-style>
    <number:number-style style:name="N181P1" style:volatile="true">
      <number:text>-</number:text>
      <number:number number:decimal-places="1" number:min-integer-digits="1" number:grouping="true"/>
      <number:text> </number:text>
    </number:number-style>
    <number:text-style style:name="N181">
      <number:text-content/>
      <style:map style:condition="value()&gt;0" style:apply-style-name="N181P0"/>
      <style:map style:condition="value()&lt;0" style:apply-style-name="N181P1"/>
    </number:text-style>
    <number:number-style style:name="N183P0" style:volatile="true">
      <number:number number:decimal-places="0" number:min-integer-digits="1" number:grouping="true"/>
    </number:number-style>
    <number:number-style style:name="N183P1" style:volatile="true">
      <number:text>-</number:text>
      <number:number number:decimal-places="0" number:min-integer-digits="1" number:grouping="true"/>
    </number:number-style>
    <number:text-style style:name="N183">
      <number:text-content/>
      <style:map style:condition="value()&gt;0" style:apply-style-name="N183P0"/>
      <style:map style:condition="value()&lt;0" style:apply-style-name="N183P1"/>
    </number:text-style>
    <number:number-style style:name="N185P0" style:volatile="true">
      <number:number number:decimal-places="1" number:min-integer-digits="3"/>
      <number:text> </number:text>
    </number:number-style>
    <number:text-style style:name="N185">
      <number:text-content/>
      <style:map style:condition="value()&gt;=0" style:apply-style-name="N185P0"/>
    </number:text-style>
    <number:number-style style:name="N186P0" style:volatile="true">
      <number:number number:decimal-places="0" number:min-integer-digits="1"/>
    </number:number-style>
    <number:text-style style:name="N186">
      <number:text-content/>
      <style:map style:condition="value()&gt;=0" style:apply-style-name="N186P0"/>
    </number:text-style>
    <number:currency-style style:name="N188P0" style:volatile="true">
      <number:currency-symbol number:language="en" number:country="GB">£</number:currency-symbol>
      <number:number number:decimal-places="2" number:min-integer-digits="0" number:grouping="true"/>
    </number:currency-style>
    <number:currency-style style:name="N18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88P0"/>
    </number:currency-style>
    <number:percentage-style style:name="N189">
      <number:number number:decimal-places="1" number:min-integer-digits="1"/>
      <number:text>%</number:text>
    </number:percentage-style>
    <number:number-style style:name="N193P0" style:volatile="true">
      <number:text> Rs.</number:text>
      <number:number number:decimal-places="0" number:min-integer-digits="1" number:grouping="true"/>
      <number:text> </number:text>
    </number:number-style>
    <number:number-style style:name="N193P1" style:volatile="true">
      <number:text>-Rs.</number:text>
      <number:number number:decimal-places="0" number:min-integer-digits="1" number:grouping="true"/>
      <number:text> </number:text>
    </number:number-style>
    <number:number-style style:name="N193P2" style:volatile="true">
      <number:text> Rs.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scientific-number number:decimal-places="4" number:min-integer-digits="1" number:min-exponent-digits="2"/>
    </number:number-style>
    <number:number-style style:name="N195">
      <number:scientific-number number:decimal-places="3" number:min-integer-digits="1" number:min-exponent-digits="2"/>
    </number:number-style>
    <number:number-style style:name="N196">
      <number:scientific-number number:decimal-places="1" number:min-integer-digits="1" number:min-exponent-digits="2"/>
    </number:number-style>
    <number:number-style style:name="N197">
      <number:scientific-number number:decimal-places="0" number:min-integer-digits="1" number:min-exponent-digits="2"/>
    </number:number-style>
    <number:percentage-style style:name="N198">
      <number:number number:decimal-places="4" number:min-integer-digits="1"/>
      <number:text>%</number:text>
    </number:percentage-style>
    <number:percentage-style style:name="N199">
      <number:number number:decimal-places="5" number:min-integer-digits="1"/>
      <number:text>%</number:text>
    </number:percentage-style>
    <number:percentage-style style:name="N200">
      <number:number number:decimal-places="6" number:min-integer-digits="1"/>
      <number:text>%</number:text>
    </number:percentage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date-style style:name="N208P0" style:volatile="true">
      <number:month number:textual="true"/>
      <number:text>-</number:text>
      <number:year/>
    </number:date-style>
    <number:text-style style:name="N208">
      <number:text-content/>
      <style:map style:condition="value()&gt;=0" style:apply-style-name="N208P0"/>
    </number:text-style>
    <number:date-style style:name="N209">
      <number:month number:style="long" number:textual="true"/>
      <number:text>-</number:text>
      <number:year/>
    </number:date-style>
    <number:date-style style:name="N210P0" style:volatile="true">
      <number:month number:style="long" number:textual="true"/>
      <number:text>-</number:text>
      <number:year/>
    </number:date-style>
    <number:text-style style:name="N210">
      <number:text-content/>
      <style:map style:condition="value()&gt;=0" style:apply-style-name="N210P0"/>
    </number:text-style>
    <number:date-style style:name="N211">
      <number:month number:style="long"/>
      <number:text> </number:text>
      <number:month/>
      <number:text>-</number:text>
      <number:day number:style="long"/>
    </number:date-style>
    <number:date-style style:name="N212">
      <number:day number:style="long"/>
      <number:text> </number:text>
      <number:month number:textual="true"/>
    </number:date-style>
    <number:date-style style:name="N213">
      <number:day-of-week/>
      <number:text> </number:text>
      <number:day/>
      <number:text> </number:text>
      <number:month number:textual="true"/>
    </number:date-style>
    <number:date-style style:name="N214">
      <number:day-of-week/>
      <number:text> </number:text>
      <number:day number:style="long"/>
      <number:text> </number:text>
      <number:month number:textual="true"/>
    </number:date-style>
    <number:date-style style:name="N215">
      <number:text>N </number:text>
      <number:day number:style="long"/>
      <number:text> </number:text>
      <number:month number:textual="true"/>
    </number:date-style>
    <number:date-style style:name="N216">
      <number:day number:style="long"/>
      <number:text> </number:text>
      <number:month/>
    </number:date-style>
    <number:date-style style:name="N217">
      <number:day number:style="long"/>
      <number:text> </number:text>
      <number:month number:style="long"/>
    </number:date-style>
    <number:date-style style:name="N218">
      <number:day number:style="long"/>
      <number:text>/</number:text>
      <number:month number:style="long"/>
      <number:text>/</number:text>
      <number:year/>
      <number:text> </number:text>
    </number:date-style>
    <number:date-style style:name="N219">
      <number:month number:textual="true"/>
      <number:text>/</number:text>
      <number:year number:style="long"/>
    </number:date-style>
    <number:date-style style:name="N220">
      <number:month number:textual="true"/>
      <number:text>-</number:text>
      <number:year number:style="long"/>
    </number:date-style>
    <number:date-style style:name="N221">
      <number:seconds/>
      <number:text>y</number:text>
      <number:month/>
      <number:text>bol</number:text>
    </number:date-style>
    <number:number-style style:name="N222P0" style:volatile="true">
      <number:number number:decimal-places="0" number:min-integer-digits="1" number:grouping="true"/>
    </number:number-style>
    <number:number-style style:name="N222">
      <number:text>-</number:text>
      <number:number number:decimal-places="0" number:min-integer-digits="1" number:grouping="true"/>
      <style:map style:condition="value()&gt;=0" style:apply-style-name="N222P0"/>
    </number:number-style>
    <number:number-style style:name="N223P0" style:volatile="true">
      <number:number number:decimal-places="2" number:min-integer-digits="1" number:grouping="true"/>
    </number:number-style>
    <number:number-style style:name="N223">
      <number:text>-</number:text>
      <number:number number:decimal-places="2" number:min-integer-digits="1" number:grouping="true"/>
      <style:map style:condition="value()&gt;=0" style:apply-style-name="N223P0"/>
    </number:number-style>
    <number:number-style style:name="N225P0" style:volatile="true">
      <number:text>£</number:text>
      <number:number number:decimal-places="0" number:min-integer-digits="1" number:grouping="true"/>
    </number:number-style>
    <number:number-style style:name="N225">
      <number:text>-£</number:text>
      <number:number number: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number:min-integer-digits="1" number:grouping="true"/>
    </number:number-style>
    <number:number-style style:name="N227">
      <number:text>-£</number:text>
      <number:number number:decimal-places="2" number:min-integer-digits="1" number:grouping="true"/>
      <style:map style:condition="value()&gt;=0" style:apply-style-name="N227P0"/>
    </number:number-style>
    <number:number-style style:name="N229P0" style:volatile="true">
      <number:number number:decimal-places="2" number:min-integer-digits="1" number:grouping="true"/>
      <number:text> </number:text>
    </number:number-style>
    <number:number-style style:name="N229P1" style:volatile="true">
      <number:text>-</number:text>
      <number:number number:decimal-places="2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£</number:text>
      <number:number number:decimal-places="2" number:min-integer-digits="1" number:grouping="true"/>
      <number:text> </number:text>
    </number:number-style>
    <number:number-style style:name="N233P1" style:volatile="true">
      <number:text>-£</number:text>
      <number:number number:decimal-places="2" number:min-integer-digits="1" number:grouping="true"/>
      <number:text> </number:text>
    </number:number-style>
    <number:number-style style:name="N233P2" style:volatile="true">
      <number:text> £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$</number:text>
      <number:number number:decimal-places="0" number:min-integer-digits="1" number:grouping="true"/>
      <number:text> </number:text>
    </number:number-style>
    <number:number-style style:name="N235">
      <number:text>($</number:text>
      <number:number number:decimal-places="0" number:min-integer-digits="1" number:grouping="true"/>
      <number:text>)</number:text>
      <style:map style:condition="value()&gt;=0" style:apply-style-name="N235P0"/>
    </number:number-style>
    <number:number-style style:name="N237P0" style:volatile="true">
      <number:text>$</number:text>
      <number:number number:decimal-places="2" number:min-integer-digits="1" number:grouping="true"/>
      <number:text> </number:text>
    </number:number-style>
    <number:number-style style:name="N237">
      <number:text>($</number:text>
      <number:number number:decimal-places="2" number:min-integer-digits="1" number:grouping="true"/>
      <number:text>)</number:text>
      <style:map style:condition="value()&gt;=0" style:apply-style-name="N237P0"/>
    </number:number-style>
    <number:number-style style:name="N241P0" style:volatile="true">
      <number:text> $</number:text>
      <number:number number:decimal-places="2" number:min-integer-digits="1" number:grouping="true"/>
      <number:text> </number:text>
    </number:number-style>
    <number:number-style style:name="N241P1" style:volatile="true">
      <number:text> $(</number:text>
      <number:number number:decimal-places="2" number:min-integer-digits="1" number:grouping="true"/>
      <number:text>)</number:text>
    </number:number-style>
    <number:number-style style:name="N241P2" style:volatile="true">
      <number:text> $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number number:decimal-places="2" number:min-integer-digits="1" number:grouping="true"/>
      <number:text> </number:text>
    </number:number-style>
    <number:number-style style:name="N243P1" style:volatile="true">
      <number:text> (</number:text>
      <number:number number:decimal-places="2" number:min-integer-digits="1" number:grouping="true"/>
      <number:text>)</number:text>
    </number:number-style>
    <number:number-style style:name="N243P2" style:volatile="true">
      <number:text> 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4" number:min-integer-digits="1" number:grouping="true"/>
      <number:text> </number:text>
    </number:number-style>
    <number:number-style style:name="N246P1" style:volatile="true">
      <number:text> (</number:text>
      <number:number number:decimal-places="4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3" number:min-integer-digits="1" number:grouping="true"/>
      <number:text> </number:text>
    </number:number-style>
    <number:number-style style:name="N248P1" style:volatile="true">
      <number:text> (</number:text>
      <number:number number:decimal-places="3" number:min-integer-digits="1" number:grouping="true"/>
      <number:text>)</number:text>
    </number:number-style>
    <number:number-style style:name="N248P2" style:volatile="true">
      <number:text> -</number:text>
      <number:number number: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0" number:min-integer-digits="6"/>
    </number:number-style>
    <number:number-style style:name="N250">
      <number:number number:decimal-places="4" number:min-integer-digits="1" number:grouping="true"/>
    </number:number-style>
    <number:number-style style:name="N252P0" style:volatile="true">
      <number:number number:decimal-places="4" number:min-integer-digits="1" number:grouping="true"/>
      <number:text> </number:text>
    </number:number-style>
    <number:number-style style:name="N252P1" style:volatile="true">
      <number:text>-</number:text>
      <number:number number:decimal-places="4" number:min-integer-digits="1" number:grouping="true"/>
      <number:text> </number:text>
    </number:number-style>
    <number:number-style style:name="N252P2" style:volatile="true">
      <number:text> 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3" number:min-integer-digits="1" number:grouping="true"/>
      <number:text> </number:text>
    </number:number-style>
    <number:number-style style:name="N254P1" style:volatile="true">
      <number:text>-</number:text>
      <number:number number:decimal-places="3" number:min-integer-digits="1" number:grouping="true"/>
      <number:text> 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0" number:min-integer-digits="3"/>
    </number:number-style>
    <number:number-style style:name="N256">
      <number:number number:decimal-places="2" number:min-integer-digits="1"/>
      <number:text> </number:text>
    </number:number-style>
    <number:number-style style:name="N257P0" style:volatile="true">
      <number:number number:decimal-places="2" number:min-integer-digits="1" number:grouping="true"/>
    </number:number-style>
    <number:number-style style:name="N257">
      <number:text>-</number:text>
      <number:number number:decimal-places="2" number:min-integer-digits="1" number:grouping="true"/>
      <number:text> </number:text>
      <style:map style:condition="value()&gt;=0" style:apply-style-name="N257P0"/>
    </number:number-style>
    <number:number-style style:name="N258P0" style:volatile="true">
      <number:number number:decimal-places="0" number:min-integer-digits="1" number:grouping="true"/>
      <number:text> </number:text>
    </number:number-style>
    <number:number-style style:name="N258P1" style:volatile="true">
      <number:text>-</number:text>
      <number:number number:decimal-places="0" number:min-integer-digits="1" number:grouping="true"/>
      <number:text> </number:text>
    </number:number-style>
    <number:number-style style:name="N258P2" style:volatile="true">
      <number:text> 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4" number:min-integer-digits="0" number:grouping="true"/>
    </number:number-style>
    <number:number-style style:name="N261P0" style:volatile="true">
      <number:number number:decimal-places="4" number:min-integer-digits="1" number:grouping="true"/>
      <number:text> </number:text>
    </number:number-style>
    <number:number-style style:name="N261P1" style:volatile="true">
      <number:text> (</number:text>
      <number:number number:decimal-places="4" number:min-integer-digits="1" number:grouping="true"/>
      <number:text>) </number:text>
    </number:number-style>
    <number:number-style style:name="N261P2" style:volatile="true">
      <number:text> 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">
      <number:number number:decimal-places="5" number:min-integer-digits="1" number:grouping="true"/>
    </number:number-style>
    <number:number-style style:name="N263">
      <number:number number:decimal-places="4" number:min-integer-digits="1"/>
    </number:number-style>
    <number:number-style style:name="N264">
      <number:number number:decimal-places="4" number:min-integer-digits="1" number:decimal-replacement="" number:grouping="true"/>
    </number:number-style>
    <number:number-style style:name="N265">
      <number:number number:decimal-places="4" number:min-integer-digits="1" number:decimal-replacement="" number:grouping="true"/>
      <number:text> </number:text>
    </number:number-style>
    <number:number-style style:name="N266">
      <number:number number:decimal-places="4" number:min-integer-digits="0" number:decimal-replacement=""/>
      <number:text> </number:text>
    </number:number-style>
    <number:number-style style:name="N267">
      <number:number number:decimal-places="3" number:min-integer-digits="0" number:decimal-replacement=""/>
      <number:text> </number:text>
    </number:number-style>
    <number:number-style style:name="N268P0" style:volatile="true">
      <number:number number:decimal-places="2" number:min-integer-digits="1" number:grouping="true"/>
      <number:text> </number:text>
    </number:number-style>
    <number:number-style style:name="N268">
      <number:text>-</number:text>
      <number:number number:decimal-places="2" number:min-integer-digits="1" number:grouping="true"/>
      <number:text> </number:text>
      <style:map style:condition="value()&gt;=0" style:apply-style-name="N268P0"/>
    </number:number-style>
    <number:number-style style:name="N269P0" style:volatile="true">
      <number:number number:decimal-places="0" number:min-integer-digits="1" number:grouping="true"/>
    </number:number-style>
    <number:number-style style:name="N26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69P0"/>
    </number:number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70P0"/>
    </number:number-style>
    <number:number-style style:name="N271">
      <number:number number:decimal-places="0" number:min-integer-digits="22"/>
    </number:number-style>
    <number:number-style style:name="N272">
      <number:number number:decimal-places="2" number:min-integer-digits="0"/>
    </number:number-style>
    <number:number-style style:name="N273">
      <number:number number:decimal-places="0" number:min-integer-digits="20"/>
    </number:number-style>
    <number:number-style style:name="N274">
      <number:number number:decimal-places="1" number:min-integer-digits="1"/>
    </number:number-style>
    <number:number-style style:name="N275">
      <number:number number:decimal-places="3" number:min-integer-digits="1"/>
    </number:number-style>
    <number:number-style style:name="N276">
      <number:number number:decimal-places="5" number:min-integer-digits="1"/>
    </number:number-style>
    <number:number-style style:name="N278P0" style:volatile="true">
      <number:text>Rs.</number:text>
      <number:number number:decimal-places="0" number:min-integer-digits="1" number:grouping="true"/>
    </number:number-style>
    <number:number-style style:name="N278">
      <number:text>-Rs.</number:text>
      <number:number number:decimal-places="0" number:min-integer-digits="1" number:grouping="true"/>
      <style:map style:condition="value()&gt;=0" style:apply-style-name="N278P0"/>
    </number:number-style>
    <number:number-style style:name="N280P0" style:volatile="true">
      <number:text>Rs.</number:text>
      <number:number number:decimal-places="2" number:min-integer-digits="1" number:grouping="true"/>
    </number:number-style>
    <number:number-style style:name="N280">
      <number:text>-Rs.</number:text>
      <number:number number:decimal-places="2" number:min-integer-digits="1" number:grouping="true"/>
      <style:map style:condition="value()&gt;=0" style:apply-style-name="N280P0"/>
    </number:number-style>
    <number:number-style style:name="N284P0" style:volatile="true">
      <number:text> Rs.</number:text>
      <number:number number:decimal-places="2" number:min-integer-digits="1" number:grouping="true"/>
      <number:text> </number:text>
    </number:number-style>
    <number:number-style style:name="N284P1" style:volatile="true">
      <number:text>-Rs.</number:text>
      <number:number number:decimal-places="2" number:min-integer-digits="1" number:grouping="true"/>
      <number:text> </number:text>
    </number:number-style>
    <number:number-style style:name="N284P2" style:volatile="true">
      <number:text> Rs.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2" number:min-integer-digits="1"/>
    </number:number-style>
    <number:number-style style:name="N285">
      <style:text-properties fo:color="#ff0000"/>
      <number:number number:decimal-places="2" number:min-integer-digits="1"/>
      <style:map style:condition="value()&gt;=0" style:apply-style-name="N285P0"/>
    </number:number-style>
    <number:number-style style:name="N286">
      <number:number number:decimal-places="6" number:min-integer-digits="1"/>
    </number:number-style>
    <number:number-style style:name="N287">
      <number:number number:decimal-places="7" number:min-integer-digits="1"/>
    </number:number-style>
    <number:number-style style:name="N288">
      <number:number number:decimal-places="8" number:min-integer-digits="1"/>
    </number:number-style>
    <number:number-style style:name="N289">
      <number:number number:decimal-places="9" number:min-integer-digits="1"/>
    </number:number-style>
    <number:number-style style:name="N290">
      <number:number number:decimal-places="10" number:min-integer-digits="1"/>
    </number:number-style>
    <number:number-style style:name="N291">
      <number:number number:decimal-places="0" number:min-integer-digits="5"/>
    </number:number-style>
    <number:number-style style:name="N292P0" style:volatile="true">
      <number:number number:decimal-places="3" number:min-integer-digits="1"/>
    </number:number-style>
    <number:number-style style:name="N292">
      <style:text-properties fo:color="#ff0000"/>
      <number:number number:decimal-places="3" number:min-integer-digits="1"/>
      <style:map style:condition="value()&gt;=0" style:apply-style-name="N292P0"/>
    </number:number-style>
    <number:number-style style:name="N293P0" style:volatile="true">
      <number:number number:decimal-places="4" number:min-integer-digits="1"/>
    </number:number-style>
    <number:number-style style:name="N293">
      <style:text-properties fo:color="#ff0000"/>
      <number:number number:decimal-places="4" number:min-integer-digits="1"/>
      <style:map style:condition="value()&gt;=0" style:apply-style-name="N293P0"/>
    </number:number-style>
    <number:number-style style:name="N294P0" style:volatile="true">
      <number:number number:decimal-places="5" number:min-integer-digits="1"/>
    </number:number-style>
    <number:number-style style:name="N294">
      <style:text-properties fo:color="#ff0000"/>
      <number:number number:decimal-places="5" number:min-integer-digits="1"/>
      <style:map style:condition="value()&gt;=0" style:apply-style-name="N294P0"/>
    </number:number-style>
    <number:number-style style:name="N295">
      <number:number number:decimal-places="12" number:min-integer-digits="1"/>
    </number:number-style>
    <number:number-style style:name="N296">
      <number:number number:decimal-places="16" number:min-integer-digits="1"/>
    </number:number-style>
    <number:number-style style:name="N297">
      <number:number number:decimal-places="15" number:min-integer-digits="1"/>
    </number:number-style>
    <number:number-style style:name="N298">
      <number:number number:decimal-places="14" number:min-integer-digits="1"/>
    </number:number-style>
    <number:number-style style:name="N299">
      <number:number number:decimal-places="13" number:min-integer-digits="1"/>
    </number:number-style>
    <number:number-style style:name="N300">
      <number:number number:decimal-places="11" number:min-integer-digits="1"/>
    </number:number-style>
    <number:number-style style:name="N302P0" style:volatile="true">
      <number:number number:decimal-places="1" number:min-integer-digits="1" number:grouping="true"/>
      <number:text> </number:text>
    </number:number-style>
    <number:number-style style:name="N302P1" style:volatile="true">
      <number:text> (</number:text>
      <number:number number:decimal-places="1" number:min-integer-digits="1" number:grouping="true"/>
      <number:text>)</number:text>
    </number:number-style>
    <number:number-style style:name="N302P2" style:volatile="true">
      <number:text> -</number:text>
      <number:number number: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(</number:text>
      <number:number number:decimal-places="0" number:min-integer-digits="1" number:grouping="true"/>
      <number:text>)</number:text>
    </number:number-style>
    <number:number-style style:name="N303P2" style:volatile="true">
      <number:text> -</number:text>
      <number:number number: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">
      <number:number number:decimal-places="1" number:min-integer-digits="1" number:grouping="true"/>
    </number:number-style>
    <number:number-style style:name="N305">
      <number:number number:decimal-places="6" number:min-integer-digits="1" number:grouping="true"/>
    </number:number-style>
    <number:number-style style:name="N306">
      <number:number number:decimal-places="0" number:min-integer-digits="16"/>
    </number:number-style>
    <number:number-style style:name="N307">
      <number:number number:decimal-places="0" number:min-integer-digits="17"/>
    </number:number-style>
    <number:number-style style:name="N308P0" style:volatile="true">
      <number:number number:decimal-places="2" number:min-integer-digits="1" number:grouping="true"/>
    </number:number-style>
    <number:number-style style:name="N308">
      <style:text-properties fo:color="#ff0000"/>
      <number:text>-</number:text>
      <number:number number:decimal-places="2" number:min-integer-digits="1" number:grouping="true"/>
      <style:map style:condition="value()&gt;=0" style:apply-style-name="N308P0"/>
    </number:number-style>
    <number:currency-style style:name="N31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10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10P0"/>
    </number:currency-style>
    <number:currency-style style:name="N311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311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311P0"/>
    </number:currency-style>
    <number:number-style style:name="N312P0" style:volatile="true">
      <number:number number:decimal-places="0" number:min-integer-digits="1" number:grouping="true"/>
      <number:text> </number:text>
    </number:number-style>
    <number:number-style style:name="N312">
      <number:text>(</number:text>
      <number:number number:decimal-places="0" number:min-integer-digits="1" number:grouping="true"/>
      <number:text>)</number:text>
      <style:map style:condition="value()&gt;=0" style:apply-style-name="N312P0"/>
    </number:number-style>
    <number:number-style style:name="N313P0" style:volatile="true">
      <number:number number:decimal-places="2" number:min-integer-digits="1" number:grouping="true"/>
      <number:text> </number:text>
    </number:number-style>
    <number:number-style style:name="N313">
      <number:text>(</number:text>
      <number:number number:decimal-places="2" number:min-integer-digits="1" number:grouping="true"/>
      <number:text>)</number:text>
      <style:map style:condition="value()&gt;=0" style:apply-style-name="N313P0"/>
    </number:number-style>
    <number:number-style style:name="N314P0" style:volatile="true">
      <number:number number:decimal-places="0" number:min-integer-digits="1" number:grouping="true"/>
    </number:number-style>
    <number:number-style style:name="N314">
      <number:text>-</number:text>
      <number:number number:decimal-places="0" number:min-integer-digits="1" number:grouping="true"/>
      <number:text> </number:text>
      <style:map style:condition="value()&gt;=0" style:apply-style-name="N314P0"/>
    </number:number-style>
    <number:number-style style:name="N315P0" style:volatile="true">
      <number:number number:decimal-places="0" number:min-integer-digits="1" number:grouping="true"/>
      <number:text> </number:text>
    </number:number-style>
    <number:number-style style:name="N315">
      <number:text>-</number:text>
      <number:number number:decimal-places="0" number:min-integer-digits="1" number:grouping="true"/>
      <number:text> </number:text>
      <style:map style:condition="value()&gt;=0" style:apply-style-name="N315P0"/>
    </number:number-style>
    <number:currency-style style:name="N316P0" style:volatile="true">
      <number:currency-symbol number:language="en" number:country="GB">£</number:currency-symbol>
      <number:number number:decimal-places="2" number:min-integer-digits="0" number:grouping="true"/>
    </number:currency-style>
    <number:currency-style style:name="N316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16P0"/>
    </number:currency-style>
    <number:number-style style:name="N317P0" style:volatile="true">
      <number:number number:decimal-places="2" number:min-integer-digits="1"/>
    </number:number-style>
    <number:number-style style:name="N317">
      <number:number number:decimal-places="2" number:min-integer-digits="1"/>
      <style:map style:condition="value()&gt;=0" style:apply-style-name="N317P0"/>
    </number:number-style>
    <number:number-style style:name="N318P0" style:volatile="true">
      <number:number number:decimal-places="3" number:min-integer-digits="1"/>
    </number:number-style>
    <number:number-style style:name="N318">
      <number:number number:decimal-places="3" number:min-integer-digits="1"/>
      <style:map style:condition="value()&gt;=0" style:apply-style-name="N318P0"/>
    </number:number-style>
    <number:number-style style:name="N319P0" style:volatile="true">
      <number:number number:decimal-places="4" number:min-integer-digits="1"/>
    </number:number-style>
    <number:number-style style:name="N319">
      <number:number number:decimal-places="4" number:min-integer-digits="1"/>
      <style:map style:condition="value()&gt;=0" style:apply-style-name="N319P0"/>
    </number:number-style>
    <number:number-style style:name="N320P0" style:volatile="true">
      <number:number number:decimal-places="5" number:min-integer-digits="1"/>
    </number:number-style>
    <number:number-style style:name="N320">
      <number:number number:decimal-places="5" number:min-integer-digits="1"/>
      <style:map style:condition="value()&gt;=0" style:apply-style-name="N320P0"/>
    </number:number-style>
    <number:number-style style:name="N322P0" style:volatile="true">
      <number:number number:decimal-places="2" number:min-integer-digits="1" number:grouping="true"/>
      <number:text> </number:text>
    </number:number-style>
    <number:number-style style:name="N322P1" style:volatile="true">
      <style:text-properties fo:color="#ff0000"/>
      <number:text>-</number:text>
      <number:number number:decimal-places="2" number:min-integer-digits="1" number:grouping="true"/>
      <number:text> </number:text>
    </number:number-style>
    <number:number-style style:name="N322P2" style:volatile="true">
      <number:text> 0.00</number:text>
      <number:number number:decimal-places="0" number:min-integer-digits="0"/>
      <number:text> </number:text>
    </number:number-style>
    <number:text-style style:name="N322">
      <number:text-content/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currency-style style:name="N3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23P0"/>
    </number:currency-style>
    <number:number-style style:name="N324P0" style:volatile="true">
      <number:text>£</number:text>
      <number:number number:decimal-places="0" number:min-integer-digits="1" number:grouping="true"/>
    </number:number-style>
    <number:number-style style:name="N324">
      <style:text-properties fo:color="#ff0000"/>
      <number:text>-£</number:text>
      <number:number number:decimal-places="0" number:min-integer-digits="1" number:grouping="true"/>
      <style:map style:condition="value()&gt;=0" style:apply-style-name="N324P0"/>
    </number:number-style>
    <number:number-style style:name="N325P0" style:volatile="true">
      <number:text>£</number:text>
      <number:number number:decimal-places="2" number:min-integer-digits="1" number:grouping="true"/>
    </number:number-style>
    <number:number-style style:name="N325">
      <style:text-properties fo:color="#ff0000"/>
      <number:text>-£</number:text>
      <number:number number:decimal-places="2" number:min-integer-digits="1" number:grouping="true"/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</number:number-style>
    <number:number-style style:name="N326">
      <style:text-properties fo:color="#ff0000"/>
      <number:text>-</number:text>
      <number:number number:decimal-places="0" number:min-integer-digits="1" number:grouping="true"/>
      <style:map style:condition="value()&gt;=0" style:apply-style-name="N326P0"/>
    </number:number-style>
    <number:number-style style:name="N327P0" style:volatile="true">
      <number:text>$</number:text>
      <number:number number:decimal-places="0" number:min-integer-digits="1" number:grouping="true"/>
      <number:text> </number:text>
    </number:number-style>
    <number:number-style style:name="N3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$</number:text>
      <number:number number:decimal-places="2" number:min-integer-digits="1" number:grouping="true"/>
      <number:text> </number:text>
    </number:number-style>
    <number:number-style style:name="N3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28P0"/>
    </number:number-style>
    <number:number-style style:name="N329P0" style:volatile="true">
      <number:number number:decimal-places="0" number:min-integer-digits="1" number:grouping="true"/>
    </number:number-style>
    <number:number-style style:name="N329P1" style:volatile="true">
      <style:text-properties fo:color="#ff0000"/>
      <number:text>-</number:text>
      <number:number number:decimal-places="0" number:min-integer-digits="1" number:grouping="true"/>
      <number:text> </number:text>
    </number:number-style>
    <number:text-style style:name="N329">
      <number:text-content/>
      <style:map style:condition="value()&gt;0" style:apply-style-name="N329P0"/>
      <style:map style:condition="value()&lt;0" style:apply-style-name="N329P1"/>
    </number:text-style>
    <number:number-style style:name="N330P0" style:volatile="true">
      <number:number number:decimal-places="0" number:min-integer-digits="1" number:grouping="true"/>
      <number:text> </number:text>
    </number:number-style>
    <number:number-style style:name="N330P1" style:volatile="true">
      <style:text-properties fo:color="#ff0000"/>
      <number:text>-</number:text>
      <number:number number:decimal-places="0" number:min-integer-digits="1" number:grouping="true"/>
      <number:text> </number:text>
    </number:number-style>
    <number:text-style style:name="N330">
      <number:text-content/>
      <style:map style:condition="value()&gt;0" style:apply-style-name="N330P0"/>
      <style:map style:condition="value()&lt;0" style:apply-style-name="N330P1"/>
    </number:text-style>
    <number:number-style style:name="N331P0" style:volatile="true">
      <number:number number:decimal-places="2" number:min-integer-digits="1" number:grouping="true"/>
    </number:number-style>
    <number:number-style style:name="N331P1" style:volatile="true">
      <style:text-properties fo:color="#ff0000"/>
      <number:text>-</number:text>
      <number:number number:decimal-places="2" number:min-integer-digits="1" number:grouping="true"/>
      <number:text> </number:text>
    </number:number-style>
    <number:text-style style:name="N331">
      <number:text-content/>
      <style:map style:condition="value()&gt;0" style:apply-style-name="N331P0"/>
      <style:map style:condition="value()&lt;0" style:apply-style-name="N331P1"/>
    </number:text-style>
    <number:number-style style:name="N332P0" style:volatile="true">
      <number:number number:decimal-places="2" number:min-integer-digits="1" number:grouping="true"/>
      <number:text> </number:text>
    </number:number-style>
    <number:number-style style:name="N332P1" style:volatile="true">
      <style:text-properties fo:color="#ff0000"/>
      <number:text>-</number:text>
      <number:number number:decimal-places="2" number:min-integer-digits="1" number:grouping="true"/>
      <number:text> </number:text>
    </number:number-style>
    <number:text-style style:name="N332">
      <number:text-content/>
      <style:map style:condition="value()&gt;0" style:apply-style-name="N332P0"/>
      <style:map style:condition="value()&lt;0" style:apply-style-name="N332P1"/>
    </number:text-style>
    <number:number-style style:name="N334P0" style:volatile="true">
      <number:number number:decimal-places="1" number:min-integer-digits="1" number:grouping="true"/>
      <number:text> </number:text>
    </number:number-style>
    <number:number-style style:name="N334P1" style:volatile="true">
      <style:text-properties fo:color="#ff0000"/>
      <number:text>-</number:text>
      <number:number number:decimal-places="1" number:min-integer-digits="1" number:grouping="true"/>
      <number:text> </number:text>
    </number:number-style>
    <number:text-style style:name="N334">
      <number:text-content/>
      <style:map style:condition="value()&gt;0" style:apply-style-name="N334P0"/>
      <style:map style:condition="value()&lt;0" style:apply-style-name="N334P1"/>
    </number:text-style>
    <number:number-style style:name="N336P0" style:volatile="true">
      <number:number number:decimal-places="0" number:min-integer-digits="1" number:grouping="true"/>
    </number:number-style>
    <number:number-style style:name="N336P1" style:volatile="true">
      <style:text-properties fo:color="#ff0000"/>
      <number:text>-</number:text>
      <number:number number:decimal-places="0" number:min-integer-digits="1" number:grouping="true"/>
    </number:number-style>
    <number:text-style style:name="N336">
      <number:text-content/>
      <style:map style:condition="value()&gt;0" style:apply-style-name="N336P0"/>
      <style:map style:condition="value()&lt;0" style:apply-style-name="N336P1"/>
    </number:text-style>
    <number:number-style style:name="N338P0" style:volatile="true">
      <style:text-properties fo:color="#00ff00"/>
      <number:number number:decimal-places="0" number:min-integer-digits="1" number:grouping="true"/>
      <number:text> </number:text>
    </number:number-style>
    <number:number-style style:name="N338P1" style:volatile="true">
      <style:text-properties fo:color="#ff0000"/>
      <number:text>-</number:text>
      <number:number number:decimal-places="0" number:min-integer-digits="1" number:grouping="true"/>
      <number:text> </number:text>
    </number:number-style>
    <number:text-style style:name="N338">
      <number:text-content/>
      <style:map style:condition="value()&gt;0" style:apply-style-name="N338P0"/>
      <style:map style:condition="value()&lt;0" style:apply-style-name="N338P1"/>
    </number:text-style>
    <number:number-style style:name="N340P0" style:volatile="true">
      <style:text-properties fo:color="#00ff00"/>
      <number:number number:decimal-places="2" number:min-integer-digits="1" number:grouping="true"/>
      <number:text> </number:text>
    </number:number-style>
    <number:number-style style:name="N340P1" style:volatile="true">
      <style:text-properties fo:color="#ff0000"/>
      <number:text>-</number:text>
      <number:number number:decimal-places="2" number:min-integer-digits="1" number:grouping="true"/>
      <number:text> </number:text>
    </number:number-style>
    <number:text-style style:name="N340">
      <number:text-content/>
      <style:map style:condition="value()&gt;0" style:apply-style-name="N340P0"/>
      <style:map style:condition="value()&lt;0" style:apply-style-name="N340P1"/>
    </number:text-style>
    <number:number-style style:name="N341P0" style:volatile="true">
      <number:text>Rs.</number:text>
      <number:number number:decimal-places="0" number:min-integer-digits="1" number:grouping="true"/>
    </number:number-style>
    <number:number-style style:name="N341">
      <style:text-properties fo:color="#ff0000"/>
      <number:text>-Rs.</number:text>
      <number:number number:decimal-places="0" number:min-integer-digits="1" number:grouping="true"/>
      <style:map style:condition="value()&gt;=0" style:apply-style-name="N341P0"/>
    </number:number-style>
    <number:number-style style:name="N342P0" style:volatile="true">
      <number:text>Rs.</number:text>
      <number:number number:decimal-places="2" number:min-integer-digits="1" number:grouping="true"/>
    </number:number-style>
    <number:number-style style:name="N342">
      <style:text-properties fo:color="#ff0000"/>
      <number:text>-Rs.</number:text>
      <number:number number: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43P0"/>
    </number:number-style>
    <number:date-style style:name="N344">
      <number:month number:style="long"/>
      <number:text>/</number:text>
      <number:day number:style="long"/>
      <number:text>/</number:text>
      <number:year/>
    </number:date-style>
    <number:date-style style:name="N34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5120" number:language="en" number:country="US">
      <number:number number:decimal-places="4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" number:language="en" number:country="GB">
      <number:number number:decimal-places="4" number:min-integer-digits="1"/>
    </number:number-style>
    <number:number-style style:name="N10117" number:language="en" number:country="GB">
      <number:number number:decimal-places="3" number:min-integer-digits="1"/>
    </number:number-style>
    <number:date-style style:name="N10119P0" style:volatile="true" number:language="en" number:country="GB">
      <number:day number:style="long"/>
      <number:text>/</number:text>
      <number:month number:style="long"/>
      <number:text>/</number:text>
      <number:year number:style="long"/>
      <number:text> </number:text>
    </number:date-style>
    <number:text-style style:name="N10119" number:language="en" number:country="GB">
      <number:text-content/>
      <style:map style:condition="value()&gt;=0" style:apply-style-name="N10119P0"/>
    </number:text-style>
    <number:number-style style:name="N10120" number:language="en" number:country="GB">
      <number:number number:decimal-places="2" number:min-integer-digits="1" number:grouping="true"/>
      <number:text> </number:text>
    </number:number-style>
    <number:number-style style:name="N10121" number:language="en" number:country="GB">
      <number:number number:decimal-places="2" number:min-integer-digits="0" number:grouping="true"/>
      <number:text> </number:text>
    </number:number-style>
    <number:date-style style:name="N15110P0" style:volatile="true" number:language="en" number:country="IN">
      <number:day number:style="long"/>
      <number:text>/</number:text>
      <number:month number:style="long"/>
      <number:text>/</number:text>
      <number:year number:style="long"/>
    </number:date-style>
    <number:number-style style:name="N15110" number:language="en" number:country="IN">
      <number:text/>
      <style:map style:condition="value()&gt;=0" style:apply-style-name="N15110P0"/>
    </number:number-style>
    <number:date-style style:name="N15111" number:language="en" number:country="IN">
      <number:day number:style="long"/>
      <number:text>/</number:text>
      <number:month number:style="long"/>
      <number:text>/</number:text>
      <number:year number:style="long"/>
      <number:text> </number:text>
    </number:date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e" style:family="table-cell" style:parent-style-name="Default" style:data-style-name="N119"/>
    <style:style style:name="Integer" style:family="table-cell" style:parent-style-name="Default" style:data-style-name="N118"/>
    <style:style style:name="TwoDecimal" style:family="table-cell" style:parent-style-name="Default" style:data-style-name="N114"/>
    <style:style style:name="Decimal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5T16:44:47</meta:creation-date>
    <dc:date>2012-05-05T17:21:49</dc:date>
    <meta:editing-duration>P0D</meta:editing-duration>
    <meta:editing-cycles>2</meta:editing-cycles>
    <meta:generator>LibreOffice/3.5$Linux_x86 LibreOffice_project/235ab8a-3802056-4a8fed3-2d66ea8-e241b80</meta:generator>
    <meta:document-statistic meta:table-count="1" meta:cell-count="10011" meta:object-count="0"/>
  </office:meta>
</office:document-meta>
</file>